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a1" style:family="table">
      <style:table-properties style:width="14.672cm" fo:margin-left="1.164cm" table:align="left"/>
    </style:style>
    <style:style style:name="Tabla1.A" style:family="table-column">
      <style:table-column-properties style:column-width="3.138cm"/>
    </style:style>
    <style:style style:name="Tabla1.B" style:family="table-column">
      <style:table-column-properties style:column-width="5.727cm"/>
    </style:style>
    <style:style style:name="Tabla1.C" style:family="table-column">
      <style:table-column-properties style:column-width="5.807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" style:family="table">
      <style:table-properties style:width="14.672cm" fo:margin-left="1.164cm" table:align="left"/>
    </style:style>
    <style:style style:name="Tabla2.A" style:family="table-column">
      <style:table-column-properties style:column-width="3.565cm"/>
    </style:style>
    <style:style style:name="Tabla2.B" style:family="table-column">
      <style:table-column-properties style:column-width="5.475cm"/>
    </style:style>
    <style:style style:name="Tabla2.C" style:family="table-column">
      <style:table-column-properties style:column-width="5.632cm"/>
    </style:style>
    <style:style style:name="Tab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3" style:family="table">
      <style:table-properties style:width="14.672cm" fo:margin-left="1.164cm" table:align="left"/>
    </style:style>
    <style:style style:name="Tabla3.A" style:family="table-column">
      <style:table-column-properties style:column-width="4.128cm"/>
    </style:style>
    <style:style style:name="Tabla3.B" style:family="table-column">
      <style:table-column-properties style:column-width="3.244cm"/>
    </style:style>
    <style:style style:name="Tabla3.C" style:family="table-column">
      <style:table-column-properties style:column-width="7.301cm"/>
    </style:style>
    <style:style style:name="Tabla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4" style:family="table">
      <style:table-properties style:width="14.672cm" fo:margin-left="1.164cm" table:align="left"/>
    </style:style>
    <style:style style:name="Tabla4.A" style:family="table-column">
      <style:table-column-properties style:column-width="1.961cm"/>
    </style:style>
    <style:style style:name="Tabla4.B" style:family="table-column">
      <style:table-column-properties style:column-width="5.151cm"/>
    </style:style>
    <style:style style:name="Tabla4.C" style:family="table-column">
      <style:table-column-properties style:column-width="3.403cm"/>
    </style:style>
    <style:style style:name="Tabla4.D" style:family="table-column">
      <style:table-column-properties style:column-width="4.157cm"/>
    </style:style>
    <style:style style:name="Tabl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5" style:family="table">
      <style:table-properties style:width="14.672cm" fo:margin-left="1.164cm" table:align="left"/>
    </style:style>
    <style:style style:name="Tabla5.A" style:family="table-column">
      <style:table-column-properties style:column-width="2.551cm"/>
    </style:style>
    <style:style style:name="Tabla5.B" style:family="table-column">
      <style:table-column-properties style:column-width="1.909cm"/>
    </style:style>
    <style:style style:name="Tabla5.C" style:family="table-column">
      <style:table-column-properties style:column-width="10.213cm"/>
    </style:style>
    <style:style style:name="Tabla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6" style:family="table">
      <style:table-properties style:width="14.672cm" fo:margin-left="1.164cm" table:align="left"/>
    </style:style>
    <style:style style:name="Tabla6.A" style:family="table-column">
      <style:table-column-properties style:column-width="4.549cm"/>
    </style:style>
    <style:style style:name="Tabla6.B" style:family="table-column">
      <style:table-column-properties style:column-width="4.934cm"/>
    </style:style>
    <style:style style:name="Tabla6.C" style:family="table-column">
      <style:table-column-properties style:column-width="5.189cm"/>
    </style:style>
    <style:style style:name="Tabla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7" style:family="table">
      <style:table-properties style:width="14.672cm" fo:margin-left="1.164cm" table:align="left"/>
    </style:style>
    <style:style style:name="Tabla7.A" style:family="table-column">
      <style:table-column-properties style:column-width="3.665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006cm"/>
    </style:style>
    <style:style style:name="Tabla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8" style:family="table">
      <style:table-properties style:width="14.672cm" fo:margin-left="1.164cm" table:align="left"/>
    </style:style>
    <style:style style:name="Tabla8.A" style:family="table-column">
      <style:table-column-properties style:column-width="4.501cm"/>
    </style:style>
    <style:style style:name="Tabla8.C" style:family="table-column">
      <style:table-column-properties style:column-width="5.669cm"/>
    </style:style>
    <style:style style:name="Tabla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9" style:family="table">
      <style:table-properties style:width="14.672cm" fo:margin-left="1.164cm" table:align="left"/>
    </style:style>
    <style:style style:name="Tabla9.A" style:family="table-column">
      <style:table-column-properties style:column-width="3.156cm"/>
    </style:style>
    <style:style style:name="Tabla9.B" style:family="table-column">
      <style:table-column-properties style:column-width="7.973cm"/>
    </style:style>
    <style:style style:name="Tabla9.C" style:family="table-column">
      <style:table-column-properties style:column-width="3.544cm"/>
    </style:style>
    <style:style style:name="Tabla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0" style:family="table">
      <style:table-properties style:width="14.672cm" fo:margin-left="1.164cm" table:align="left"/>
    </style:style>
    <style:style style:name="Tabla10.A" style:family="table-column">
      <style:table-column-properties style:column-width="3.699cm"/>
    </style:style>
    <style:style style:name="Tabla10.B" style:family="table-column">
      <style:table-column-properties style:column-width="5.71cm"/>
    </style:style>
    <style:style style:name="Tabla10.C" style:family="table-column">
      <style:table-column-properties style:column-width="2.741cm"/>
    </style:style>
    <style:style style:name="Tabla10.D" style:family="table-column">
      <style:table-column-properties style:column-width="2.522cm"/>
    </style:style>
    <style:style style:name="Tabla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1" style:family="table">
      <style:table-properties style:width="14.672cm" fo:margin-left="1.164cm" table:align="left"/>
    </style:style>
    <style:style style:name="Tabla11.A" style:family="table-column">
      <style:table-column-properties style:column-width="5.087cm"/>
    </style:style>
    <style:style style:name="Tabla11.B" style:family="table-column">
      <style:table-column-properties style:column-width="4.029cm"/>
    </style:style>
    <style:style style:name="Tabla11.C" style:family="table-column">
      <style:table-column-properties style:column-width="5.556cm"/>
    </style:style>
    <style:style style:name="Tabla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2" style:family="table">
      <style:table-properties style:width="13.51cm" fo:margin-left="1.164cm" table:align="left"/>
    </style:style>
    <style:style style:name="Tabla12.A" style:family="table-column">
      <style:table-column-properties style:column-width="2.618cm"/>
    </style:style>
    <style:style style:name="Tabla12.B" style:family="table-column">
      <style:table-column-properties style:column-width="8.46cm"/>
    </style:style>
    <style:style style:name="Tabla12.C" style:family="table-column">
      <style:table-column-properties style:column-width="2.432cm"/>
    </style:style>
    <style:style style:name="Tabla1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3" style:family="table">
      <style:table-properties style:width="14.672cm" fo:margin-left="1.164cm" table:align="left"/>
    </style:style>
    <style:style style:name="Tabla13.A" style:family="table-column">
      <style:table-column-properties style:column-width="6.059cm"/>
    </style:style>
    <style:style style:name="Tabla13.B" style:family="table-column">
      <style:table-column-properties style:column-width="3.715cm"/>
    </style:style>
    <style:style style:name="Tabla13.C" style:family="table-column">
      <style:table-column-properties style:column-width="4.898cm"/>
    </style:style>
    <style:style style:name="Tabla1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4" style:family="table">
      <style:table-properties style:width="14.672cm" fo:margin-left="1.164cm" table:align="left"/>
    </style:style>
    <style:style style:name="Tabla14.A" style:family="table-column">
      <style:table-column-properties style:column-width="4.069cm"/>
    </style:style>
    <style:style style:name="Tabla14.B" style:family="table-column">
      <style:table-column-properties style:column-width="4.276cm"/>
    </style:style>
    <style:style style:name="Tabla14.C" style:family="table-column">
      <style:table-column-properties style:column-width="6.327cm"/>
    </style:style>
    <style:style style:name="Tabla1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5" style:family="table">
      <style:table-properties style:width="14.672cm" fo:margin-left="1.164cm" table:align="left"/>
    </style:style>
    <style:style style:name="Tabla15.A" style:family="table-column">
      <style:table-column-properties style:column-width="2.753cm"/>
    </style:style>
    <style:style style:name="Tabla15.B" style:family="table-column">
      <style:table-column-properties style:column-width="7.549cm"/>
    </style:style>
    <style:style style:name="Tabla15.C" style:family="table-column">
      <style:table-column-properties style:column-width="4.369cm"/>
    </style:style>
    <style:style style:name="Tabla1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6" style:family="table">
      <style:table-properties style:width="12.619cm" fo:margin-left="1.164cm" table:align="left"/>
    </style:style>
    <style:style style:name="Tabla16.A" style:family="table-column">
      <style:table-column-properties style:column-width="2.062cm"/>
    </style:style>
    <style:style style:name="Tabla16.B" style:family="table-column">
      <style:table-column-properties style:column-width="10.557cm"/>
    </style:style>
    <style:style style:name="Tabla1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7" style:family="table">
      <style:table-properties style:width="14.672cm" fo:margin-left="1.164cm" table:align="left"/>
    </style:style>
    <style:style style:name="Tabla17.A" style:family="table-column">
      <style:table-column-properties style:column-width="4.808cm"/>
    </style:style>
    <style:style style:name="Tabla17.B" style:family="table-column">
      <style:table-column-properties style:column-width="3.634cm"/>
    </style:style>
    <style:style style:name="Tabla17.C" style:family="table-column">
      <style:table-column-properties style:column-width="6.23cm"/>
    </style:style>
    <style:style style:name="Tabla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8" style:family="table">
      <style:table-properties style:width="14.672cm" fo:margin-left="1.164cm" table:align="left"/>
    </style:style>
    <style:style style:name="Tabla18.A" style:family="table-column">
      <style:table-column-properties style:column-width="4.946cm"/>
    </style:style>
    <style:style style:name="Tabla18.B" style:family="table-column">
      <style:table-column-properties style:column-width="4.101cm"/>
    </style:style>
    <style:style style:name="Tabla18.C" style:family="table-column">
      <style:table-column-properties style:column-width="5.625cm"/>
    </style:style>
    <style:style style:name="Tabla1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9" style:family="table">
      <style:table-properties style:width="14.672cm" fo:margin-left="1.164cm" table:align="left"/>
    </style:style>
    <style:style style:name="Tabla19.A" style:family="table-column">
      <style:table-column-properties style:column-width="3.076cm"/>
    </style:style>
    <style:style style:name="Tabla19.B" style:family="table-column">
      <style:table-column-properties style:column-width="6.802cm"/>
    </style:style>
    <style:style style:name="Tabla19.C" style:family="table-column">
      <style:table-column-properties style:column-width="4.794cm"/>
    </style:style>
    <style:style style:name="Tabla1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0" style:family="table">
      <style:table-properties style:width="14.672cm" fo:margin-left="1.164cm" table:align="left"/>
    </style:style>
    <style:style style:name="Tabla20.A" style:family="table-column">
      <style:table-column-properties style:column-width="5.025cm"/>
    </style:style>
    <style:style style:name="Tabla20.B" style:family="table-column">
      <style:table-column-properties style:column-width="4.951cm"/>
    </style:style>
    <style:style style:name="Tabla20.C" style:family="table-column">
      <style:table-column-properties style:column-width="4.695cm"/>
    </style:style>
    <style:style style:name="Tabla2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1" style:family="table">
      <style:table-properties style:width="14.672cm" fo:margin-left="1.164cm" table:align="left"/>
    </style:style>
    <style:style style:name="Tabla21.A" style:family="table-column">
      <style:table-column-properties style:column-width="4.867cm"/>
    </style:style>
    <style:style style:name="Tabla21.B" style:family="table-column">
      <style:table-column-properties style:column-width="4.628cm"/>
    </style:style>
    <style:style style:name="Tabla21.C" style:family="table-column">
      <style:table-column-properties style:column-width="5.177cm"/>
    </style:style>
    <style:style style:name="Tabla2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2" style:family="table">
      <style:table-properties style:width="14.672cm" fo:margin-left="1.164cm" table:align="left"/>
    </style:style>
    <style:style style:name="Tabla22.A" style:family="table-column">
      <style:table-column-properties style:column-width="3.896cm"/>
    </style:style>
    <style:style style:name="Tabla22.B" style:family="table-column">
      <style:table-column-properties style:column-width="3.951cm"/>
    </style:style>
    <style:style style:name="Tabla22.C" style:family="table-column">
      <style:table-column-properties style:column-width="6.824cm"/>
    </style:style>
    <style:style style:name="Tabla2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3" style:family="table">
      <style:table-properties style:width="14.672cm" fo:margin-left="1.164cm" table:align="left"/>
    </style:style>
    <style:style style:name="Tabla23.A" style:family="table-column">
      <style:table-column-properties style:column-width="5.232cm"/>
    </style:style>
    <style:style style:name="Tabla23.B" style:family="table-column">
      <style:table-column-properties style:column-width="1.251cm"/>
    </style:style>
    <style:style style:name="Tabla23.C" style:family="table-column">
      <style:table-column-properties style:column-width="8.19cm"/>
    </style:style>
    <style:style style:name="Tabla2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list-style-name="L6"/>
    <style:style style:name="P2" style:family="paragraph" style:list-style-name="L11"/>
    <style:style style:name="P3" style:family="paragraph" style:list-style-name="L19"/>
    <style:style style:name="P4" style:family="paragraph" style:list-style-name="L20"/>
    <style:style style:name="P5" style:family="paragraph" style:list-style-name="L26"/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list-style-name="L1"/>
    <style:style style:name="P9" style:family="paragraph" style:list-style-name="L2"/>
    <style:style style:name="P10" style:family="paragraph" style:list-style-name="L3"/>
    <style:style style:name="P11" style:family="paragraph" style:list-style-name="L4"/>
    <style:style style:name="P12" style:family="paragraph" style:list-style-name="L5"/>
    <style:style style:name="P13" style:family="paragraph" style:list-style-name="L6"/>
    <style:style style:name="P14" style:family="paragraph" style:list-style-name="L7"/>
    <style:style style:name="P15" style:family="paragraph" style:list-style-name="L8"/>
    <style:style style:name="P16" style:family="paragraph" style:list-style-name="L9"/>
    <style:style style:name="P17" style:family="paragraph" style:list-style-name="L10"/>
    <style:style style:name="P18" style:family="paragraph" style:list-style-name="L11"/>
    <style:style style:name="P19" style:family="paragraph" style:list-style-name="L12"/>
    <style:style style:name="P20" style:family="paragraph" style:list-style-name="L13"/>
    <style:style style:name="P21" style:family="paragraph" style:list-style-name="L14"/>
    <style:style style:name="P22" style:family="paragraph" style:list-style-name="L15"/>
    <style:style style:name="P23" style:family="paragraph" style:list-style-name="L16"/>
    <style:style style:name="P24" style:family="paragraph" style:list-style-name="L17"/>
    <style:style style:name="P25" style:family="paragraph" style:list-style-name="L18"/>
    <style:style style:name="P26" style:family="paragraph" style:list-style-name="L19"/>
    <style:style style:name="P27" style:family="paragraph" style:list-style-name="L20"/>
    <style:style style:name="P28" style:family="paragraph" style:list-style-name="L21"/>
    <style:style style:name="P29" style:family="paragraph" style:list-style-name="L22"/>
    <style:style style:name="P30" style:family="paragraph" style:list-style-name="L23"/>
    <style:style style:name="P31" style:family="paragraph" style:list-style-name="L24"/>
    <style:style style:name="P32" style:family="paragraph" style:list-style-name="L25"/>
    <style:style style:name="P33" style:family="paragraph" style:list-style-name="L26"/>
    <style:style style:name="P34" style:family="paragraph" style:list-style-name="L27"/>
    <style:style style:name="P35" style:family="paragraph" style:list-style-name="L28"/>
    <style:style style:name="P36" style:family="paragraph" style:list-style-name="L29"/>
    <style:style style:name="P37" style:family="paragraph" style:list-style-name="L30"/>
    <style:style style:name="P38" style:family="paragraph" style:list-style-name="L31"/>
    <style:style style:name="P39" style:family="paragraph" style:list-style-name="L32"/>
    <style:style style:name="P40" style:family="paragraph" style:list-style-name="L33"/>
    <style:style style:name="P41" style:family="paragraph" style:list-style-name="L34"/>
    <style:style style:name="P42" style:family="paragraph" style:list-style-name="L35"/>
    <style:style style:name="P43" style:family="paragraph" style:list-style-name="L36"/>
    <style:style style:name="P44" style:family="paragraph" style:list-style-name="L37"/>
    <style:style style:name="P45" style:family="paragraph" style:list-style-name="L38"/>
    <style:style style:name="P46" style:family="paragraph" style:list-style-name="L39"/>
    <style:style style:name="P47" style:family="paragraph" style:list-style-name="L40"/>
    <style:style style:name="P48" style:family="paragraph" style:list-style-name="L41"/>
    <style:style style:name="P49" style:family="paragraph" style:list-style-name="L42"/>
    <style:style style:name="P50" style:family="paragraph" style:list-style-name="L43"/>
    <style:style style:name="P51" style:family="paragraph" style:list-style-name="L44"/>
    <style:style style:name="P52" style:family="paragraph" style:list-style-name="L45"/>
    <style:style style:name="P53" style:family="paragraph" style:list-style-name="L46"/>
    <style:style style:name="P54" style:family="paragraph" style:list-style-name="L47"/>
    <style:style style:name="P55" style:family="paragraph" style:list-style-name="L48"/>
    <style:style style:name="P56" style:family="paragraph" style:list-style-name="L49"/>
    <style:style style:name="P57" style:family="paragraph" style:list-style-name="L50"/>
    <style:style style:name="P58" style:family="paragraph" style:list-style-name="L51"/>
    <style:style style:name="P59" style:family="paragraph" style:list-style-name="L52"/>
    <style:style style:name="P60" style:family="paragraph" style:list-style-name="L53"/>
    <style:style style:name="P61" style:family="paragraph" style:list-style-name="L54"/>
    <style:style style:name="P62" style:family="paragraph" style:list-style-name="L55"/>
    <style:style style:name="P63" style:family="paragraph" style:list-style-name="L56"/>
    <style:style style:name="P64" style:family="paragraph" style:list-style-name="L57"/>
    <style:style style:name="P65" style:family="paragraph" style:list-style-name="L58"/>
    <style:style style:name="P66" style:family="paragraph" style:list-style-name="L59"/>
    <style:style style:name="P67" style:family="paragraph" style:list-style-name="L60"/>
    <style:style style:name="P68" style:family="paragraph" style:list-style-name="L61"/>
    <style:style style:name="P69" style:family="paragraph" style:list-style-name="L62"/>
    <style:style style:name="P70" style:family="paragraph" style:list-style-name="L63"/>
    <style:style style:name="P71" style:family="paragraph" style:list-style-name="L64"/>
    <style:style style:name="P72" style:family="paragraph" style:list-style-name="L65"/>
    <style:style style:name="P73" style:family="paragraph" style:list-style-name="L66"/>
    <style:style style:name="P74" style:family="paragraph" style:list-style-name="L67"/>
    <style:style style:name="P75" style:family="paragraph" style:list-style-name="L68"/>
    <style:style style:name="P76" style:family="paragraph" style:list-style-name="L69"/>
    <style:style style:name="P77" style:family="paragraph" style:list-style-name="L70"/>
    <style:style style:name="P78" style:family="paragraph" style:list-style-name="L71"/>
    <style:style style:name="P79" style:family="paragraph" style:list-style-name="L72"/>
    <style:style style:name="P80" style:family="paragraph" style:list-style-name="L73"/>
    <style:style style:name="P81" style:family="paragraph" style:list-style-name="L74"/>
    <style:style style:name="P82" style:family="paragraph" style:list-style-name="L75"/>
    <style:style style:name="P83" style:family="paragraph" style:list-style-name="L76"/>
    <style:style style:name="P84" style:family="paragraph" style:list-style-name="L77"/>
    <style:style style:name="P85" style:family="paragraph" style:list-style-name="L78"/>
    <style:style style:name="P86" style:family="paragraph" style:list-style-name="L79"/>
    <style:style style:name="P87" style:family="paragraph" style:list-style-name="L80"/>
    <style:style style:name="P88" style:family="paragraph" style:list-style-name="L81"/>
    <style:style style:name="P89" style:family="paragraph" style:list-style-name="L82"/>
    <style:style style:name="P90" style:family="paragraph" style:list-style-name="L83"/>
    <style:style style:name="P91" style:family="paragraph" style:list-style-name="L84"/>
    <style:style style:name="T1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2c2c2e" loext:char-shading-value="0" loext:padding="0cm" loext:border="none"/>
    </style:style>
    <style:style style:name="T4" style:family="text">
      <style:text-properties fo:font-variant="normal" fo:text-transform="none" style:font-name="quote-cjk-patch" fo:font-size="11.25pt" fo:font-style="normal" fo:font-weight="normal"/>
    </style:style>
    <style:style style:name="T5" style:family="text">
      <style:text-properties fo:font-variant="normal" fo:text-transform="none" style:font-name="quote-cjk-patch" fo:font-size="11.25pt" fo:font-style="normal" fo:font-weight="bold"/>
    </style:style>
    <style:style style:name="T6" style:family="text">
      <style:text-properties fo:font-variant="normal" fo:text-transform="none" style:font-name="Menlo" fo:font-size="9.75pt" fo:font-style="normal" fo:font-weight="normal" fo:background-color="#2c2c2e" loext:char-shading-value="0" loext:padding="0cm" loext:border="none"/>
    </style:style>
    <style:style style:name="T7" style:family="text">
      <style:text-properties style:font-name="Menlo" fo:font-size="9.75pt" fo:font-style="normal" fo:font-weight="normal"/>
    </style:style>
    <style:style style:name="T8" style:family="text">
      <style:text-properties fo:color="#e9ae7e" loext:opacity="100%"/>
    </style:style>
    <style:style style:name="T9" style:family="text">
      <style:text-properties fo:color="#e9ae7e" loext:opacity="100%" style:font-name="Menlo" fo:font-size="9.75pt" fo:font-style="normal" fo:font-weight="normal"/>
    </style:style>
    <style:style style:name="T10" style:family="text">
      <style:text-properties fo:color="#e3eaf2" loext:opacity="100%"/>
    </style:style>
    <style:style style:name="T11" style:family="text">
      <style:text-properties fo:color="#e3eaf2" loext:opacity="100%" style:font-name="Menlo" fo:font-size="9.75pt" fo:font-style="normal" fo:font-weight="normal"/>
    </style:style>
    <style:style style:name="T12" style:family="text">
      <style:text-properties fo:color="#e6d37a" loext:opacity="100%"/>
    </style:style>
    <style:style style:name="T13" style:family="text">
      <style:text-properties fo:color="#e6d37a" loext:opacity="100%" style:font-name="Menlo" fo:font-size="9.75pt" fo:font-style="normal" fo:font-weight="normal"/>
    </style:style>
    <style:style style:name="T14" style:family="text">
      <style:text-properties fo:color="#91d076" loext:opacity="100%"/>
    </style:style>
    <style:style style:name="T15" style:family="text">
      <style:text-properties fo:color="#91d076" loext:opacity="100%" style:font-name="Menlo" fo:font-size="9.75pt" fo:font-style="normal" fo:font-weight="normal"/>
    </style:style>
    <style:style style:name="T16" style:family="text">
      <style:text-properties fo:color="#8da1b9" loext:opacity="100%"/>
    </style:style>
    <style:style style:name="T17" style:family="text">
      <style:text-properties fo:color="#8da1b9" loext:opacity="100%" style:font-name="Menlo" fo:font-size="9.75pt" fo:font-style="normal" fo:font-weight="normal"/>
    </style:style>
    <style:style style:name="T18" style:family="text">
      <style:text-properties fo:color="#c699e3" loext:opacity="100%"/>
    </style:style>
    <style:style style:name="T19" style:family="text">
      <style:text-properties fo:color="#c699e3" loext:opacity="100%" style:font-name="Menlo" fo:font-size="9.75pt" fo:font-style="normal" fo:font-weight="normal"/>
    </style:style>
    <style:style style:name="T20" style:family="text">
      <style:text-properties fo:color="#6cb8e6" loext:opacity="100%"/>
    </style:style>
    <style:style style:name="T21" style:family="text">
      <style:text-properties fo:color="#6cb8e6" loext:opacity="100%" style:font-name="Menlo" fo:font-size="9.75pt" fo:font-style="normal" fo:font-weight="normal"/>
    </style:style>
    <style:style style:name="T22" style:family="text">
      <style:text-properties fo:color="#f4adf4" loext:opacity="100%"/>
    </style:style>
    <style:style style:name="T23" style:family="text">
      <style:text-properties fo:color="#f4adf4" loext:opacity="100%" style:font-name="Menlo" fo:font-size="9.75pt" fo:font-style="normal" fo:font-weight="normal"/>
    </style:style>
    <style:style style:name="T24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53" text:anchor-type="page" text:anchor-page-number="1" svg:x="0.45cm" svg:y="0.45cm" svg:width="0.9cm" draw:z-index="52">
        <draw:text-box fo:min-height="0.9cm">
          <text:p text:style-name="Text_20_body"/>
        </draw:text-box>
      </draw:frame>
      <draw:frame draw:style-name="fr1" draw:name="Marco51" text:anchor-type="page" text:anchor-page-number="1" svg:x="0.37cm" svg:y="0.37cm" svg:width="0.741cm" draw:z-index="50">
        <draw:text-box fo:min-height="0.741cm">
          <text:p text:style-name="Text_20_body"/>
        </draw:text-box>
      </draw:frame>
      <draw:frame draw:style-name="fr1" draw:name="Marco50" text:anchor-type="page" text:anchor-page-number="1" svg:x="0.37cm" svg:y="0.37cm" svg:width="0.741cm" draw:z-index="49">
        <draw:text-box fo:min-height="0.741cm">
          <text:p text:style-name="Text_20_body"/>
        </draw:text-box>
      </draw:frame>
      <draw:frame draw:style-name="fr1" draw:name="Marco49" text:anchor-type="page" text:anchor-page-number="1" svg:x="0.37cm" svg:y="0.37cm" svg:width="0.741cm" draw:z-index="48">
        <draw:text-box fo:min-height="0.741cm">
          <text:p text:style-name="Text_20_body"/>
        </draw:text-box>
      </draw:frame>
      <draw:frame draw:style-name="fr1" draw:name="Marco48" text:anchor-type="page" text:anchor-page-number="1" svg:x="0.37cm" svg:y="0.37cm" svg:width="0.741cm" draw:z-index="47">
        <draw:text-box fo:min-height="0.741cm">
          <text:p text:style-name="Text_20_body"/>
        </draw:text-box>
      </draw:frame>
      <draw:frame draw:style-name="fr1" draw:name="Marco47" text:anchor-type="page" text:anchor-page-number="1" svg:x="0.37cm" svg:y="0.37cm" svg:width="0.741cm" draw:z-index="46">
        <draw:text-box fo:min-height="0.741cm">
          <text:p text:style-name="Text_20_body"/>
        </draw:text-box>
      </draw:frame>
      <draw:frame draw:style-name="fr1" draw:name="Marco46" text:anchor-type="page" text:anchor-page-number="1" svg:x="0.37cm" svg:y="0.37cm" svg:width="0.741cm" draw:z-index="45">
        <draw:text-box fo:min-height="0.741cm">
          <text:p text:style-name="Text_20_body"/>
        </draw:text-box>
      </draw:frame>
      <draw:frame draw:style-name="fr1" draw:name="Marco45" text:anchor-type="page" text:anchor-page-number="1" svg:x="0.37cm" svg:y="0.37cm" svg:width="0.741cm" draw:z-index="44">
        <draw:text-box fo:min-height="0.741cm">
          <text:p text:style-name="Text_20_body"/>
        </draw:text-box>
      </draw:frame>
      <draw:frame draw:style-name="fr1" draw:name="Marco44" text:anchor-type="page" text:anchor-page-number="1" svg:x="0.37cm" svg:y="0.37cm" svg:width="0.741cm" draw:z-index="43">
        <draw:text-box fo:min-height="0.741cm">
          <text:p text:style-name="Text_20_body"/>
        </draw:text-box>
      </draw:frame>
      <draw:frame draw:style-name="fr1" draw:name="Marco43" text:anchor-type="page" text:anchor-page-number="1" svg:x="0.37cm" svg:y="0.37cm" svg:width="0.741cm" draw:z-index="42">
        <draw:text-box fo:min-height="0.741cm">
          <text:p text:style-name="Text_20_body"/>
        </draw:text-box>
      </draw:frame>
      <draw:frame draw:style-name="fr1" draw:name="Marco42" text:anchor-type="page" text:anchor-page-number="1" svg:x="0.37cm" svg:y="0.37cm" svg:width="0.741cm" draw:z-index="41">
        <draw:text-box fo:min-height="0.741cm">
          <text:p text:style-name="Text_20_body"/>
        </draw:text-box>
      </draw:frame>
      <draw:frame draw:style-name="fr1" draw:name="Marco41" text:anchor-type="page" text:anchor-page-number="1" svg:x="0.37cm" svg:y="0.37cm" svg:width="0.741cm" draw:z-index="40">
        <draw:text-box fo:min-height="0.741cm">
          <text:p text:style-name="Text_20_body"/>
        </draw:text-box>
      </draw:frame>
      <draw:frame draw:style-name="fr1" draw:name="Marco40" text:anchor-type="page" text:anchor-page-number="1" svg:x="0.37cm" svg:y="0.37cm" svg:width="0.741cm" draw:z-index="39">
        <draw:text-box fo:min-height="0.741cm">
          <text:p text:style-name="Text_20_body"/>
        </draw:text-box>
      </draw:frame>
      <draw:frame draw:style-name="fr1" draw:name="Marco39" text:anchor-type="page" text:anchor-page-number="1" svg:x="0.37cm" svg:y="0.37cm" svg:width="0.741cm" draw:z-index="38">
        <draw:text-box fo:min-height="0.741cm">
          <text:p text:style-name="Text_20_body"/>
        </draw:text-box>
      </draw:frame>
      <draw:frame draw:style-name="fr1" draw:name="Marco38" text:anchor-type="page" text:anchor-page-number="1" svg:x="0.37cm" svg:y="0.37cm" svg:width="0.741cm" draw:z-index="37">
        <draw:text-box fo:min-height="0.741cm">
          <text:p text:style-name="Text_20_body"/>
        </draw:text-box>
      </draw:frame>
      <draw:frame draw:style-name="fr1" draw:name="Marco37" text:anchor-type="page" text:anchor-page-number="1" svg:x="0.37cm" svg:y="0.37cm" svg:width="0.741cm" draw:z-index="36">
        <draw:text-box fo:min-height="0.741cm">
          <text:p text:style-name="Text_20_body"/>
        </draw:text-box>
      </draw:frame>
      <draw:frame draw:style-name="fr1" draw:name="Marco36" text:anchor-type="page" text:anchor-page-number="1" svg:x="0.37cm" svg:y="0.37cm" svg:width="0.741cm" draw:z-index="35">
        <draw:text-box fo:min-height="0.741cm">
          <text:p text:style-name="Text_20_body"/>
        </draw:text-box>
      </draw:frame>
      <draw:frame draw:style-name="fr1" draw:name="Marco35" text:anchor-type="page" text:anchor-page-number="1" svg:x="0.37cm" svg:y="0.37cm" svg:width="0.741cm" draw:z-index="34">
        <draw:text-box fo:min-height="0.741cm">
          <text:p text:style-name="Text_20_body"/>
        </draw:text-box>
      </draw:frame>
      <draw:frame draw:style-name="fr1" draw:name="Marco34" text:anchor-type="page" text:anchor-page-number="1" svg:x="0.37cm" svg:y="0.37cm" svg:width="0.741cm" draw:z-index="33">
        <draw:text-box fo:min-height="0.741cm">
          <text:p text:style-name="Text_20_body"/>
        </draw:text-box>
      </draw:frame>
      <draw:frame draw:style-name="fr1" draw:name="Marco33" text:anchor-type="page" text:anchor-page-number="1" svg:x="0.37cm" svg:y="0.37cm" svg:width="0.741cm" draw:z-index="32">
        <draw:text-box fo:min-height="0.741cm">
          <text:p text:style-name="Text_20_body"/>
        </draw:text-box>
      </draw:frame>
      <draw:frame draw:style-name="fr1" draw:name="Marco32" text:anchor-type="page" text:anchor-page-number="1" svg:x="0.37cm" svg:y="0.37cm" svg:width="0.741cm" draw:z-index="31">
        <draw:text-box fo:min-height="0.741cm">
          <text:p text:style-name="Text_20_body"/>
        </draw:text-box>
      </draw:frame>
      <draw:frame draw:style-name="fr1" draw:name="Marco31" text:anchor-type="page" text:anchor-page-number="1" svg:x="0.37cm" svg:y="0.37cm" svg:width="0.741cm" draw:z-index="30">
        <draw:text-box fo:min-height="0.741cm">
          <text:p text:style-name="Text_20_body"/>
        </draw:text-box>
      </draw:frame>
      <draw:frame draw:style-name="fr1" draw:name="Marco30" text:anchor-type="page" text:anchor-page-number="1" svg:x="0.37cm" svg:y="0.37cm" svg:width="0.741cm" draw:z-index="29">
        <draw:text-box fo:min-height="0.741cm">
          <text:p text:style-name="Text_20_body"/>
        </draw:text-box>
      </draw:frame>
      <draw:frame draw:style-name="fr1" draw:name="Marco29" text:anchor-type="page" text:anchor-page-number="1" svg:x="0.37cm" svg:y="0.37cm" svg:width="0.741cm" draw:z-index="28">
        <draw:text-box fo:min-height="0.741cm">
          <text:p text:style-name="Text_20_body"/>
        </draw:text-box>
      </draw:frame>
      <draw:frame draw:style-name="fr1" draw:name="Marco28" text:anchor-type="page" text:anchor-page-number="1" svg:x="0.37cm" svg:y="0.37cm" svg:width="0.741cm" draw:z-index="27">
        <draw:text-box fo:min-height="0.741cm">
          <text:p text:style-name="Text_20_body"/>
        </draw:text-box>
      </draw:frame>
      <draw:frame draw:style-name="fr1" draw:name="Marco27" text:anchor-type="page" text:anchor-page-number="1" svg:x="0.37cm" svg:y="0.37cm" svg:width="0.741cm" draw:z-index="26">
        <draw:text-box fo:min-height="0.741cm">
          <text:p text:style-name="Text_20_body"/>
        </draw:text-box>
      </draw:frame>
      <draw:frame draw:style-name="fr1" draw:name="Marco26" text:anchor-type="page" text:anchor-page-number="1" svg:x="0.37cm" svg:y="0.37cm" svg:width="0.741cm" draw:z-index="25">
        <draw:text-box fo:min-height="0.741cm">
          <text:p text:style-name="Text_20_body"/>
        </draw:text-box>
      </draw:frame>
      <draw:frame draw:style-name="fr1" draw:name="Marco25" text:anchor-type="page" text:anchor-page-number="1" svg:x="0.37cm" svg:y="0.37cm" svg:width="0.741cm" draw:z-index="24">
        <draw:text-box fo:min-height="0.741cm">
          <text:p text:style-name="Text_20_body"/>
        </draw:text-box>
      </draw:frame>
      <draw:frame draw:style-name="fr1" draw:name="Marco24" text:anchor-type="page" text:anchor-page-number="1" svg:x="0.37cm" svg:y="0.37cm" svg:width="0.741cm" draw:z-index="23">
        <draw:text-box fo:min-height="0.741cm">
          <text:p text:style-name="Text_20_body"/>
        </draw:text-box>
      </draw:frame>
      <draw:frame draw:style-name="fr1" draw:name="Marco23" text:anchor-type="page" text:anchor-page-number="1" svg:x="0.37cm" svg:y="0.37cm" svg:width="0.741cm" draw:z-index="22">
        <draw:text-box fo:min-height="0.741cm">
          <text:p text:style-name="Text_20_body"/>
        </draw:text-box>
      </draw:frame>
      <draw:frame draw:style-name="fr1" draw:name="Marco22" text:anchor-type="page" text:anchor-page-number="1" svg:x="0.37cm" svg:y="0.37cm" svg:width="0.741cm" draw:z-index="21">
        <draw:text-box fo:min-height="0.741cm">
          <text:p text:style-name="Text_20_body"/>
        </draw:text-box>
      </draw:frame>
      <draw:frame draw:style-name="fr1" draw:name="Marco21" text:anchor-type="page" text:anchor-page-number="1" svg:x="0.37cm" svg:y="0.37cm" svg:width="0.741cm" draw:z-index="20">
        <draw:text-box fo:min-height="0.741cm">
          <text:p text:style-name="Text_20_body"/>
        </draw:text-box>
      </draw:frame>
      <draw:frame draw:style-name="fr1" draw:name="Marco20" text:anchor-type="page" text:anchor-page-number="1" svg:x="0.37cm" svg:y="0.37cm" svg:width="0.741cm" draw:z-index="19">
        <draw:text-box fo:min-height="0.741cm">
          <text:p text:style-name="Text_20_body"/>
        </draw:text-box>
      </draw:frame>
      <draw:frame draw:style-name="fr1" draw:name="Marco19" text:anchor-type="page" text:anchor-page-number="1" svg:x="0.37cm" svg:y="0.37cm" svg:width="0.741cm" draw:z-index="18">
        <draw:text-box fo:min-height="0.741cm">
          <text:p text:style-name="Text_20_body"/>
        </draw:text-box>
      </draw:frame>
      <draw:frame draw:style-name="fr1" draw:name="Marco18" text:anchor-type="page" text:anchor-page-number="1" svg:x="0.37cm" svg:y="0.37cm" svg:width="0.741cm" draw:z-index="17">
        <draw:text-box fo:min-height="0.741cm">
          <text:p text:style-name="Text_20_body"/>
        </draw:text-box>
      </draw:frame>
      <draw:frame draw:style-name="fr1" draw:name="Marco17" text:anchor-type="page" text:anchor-page-number="1" svg:x="0.37cm" svg:y="0.37cm" svg:width="0.741cm" draw:z-index="16">
        <draw:text-box fo:min-height="0.741cm">
          <text:p text:style-name="Text_20_body"/>
        </draw:text-box>
      </draw:frame>
      <draw:frame draw:style-name="fr1" draw:name="Marco16" text:anchor-type="page" text:anchor-page-number="1" svg:x="0.37cm" svg:y="0.37cm" svg:width="0.741cm" draw:z-index="15">
        <draw:text-box fo:min-height="0.741cm">
          <text:p text:style-name="Text_20_body"/>
        </draw:text-box>
      </draw:frame>
      <draw:frame draw:style-name="fr1" draw:name="Marco15" text:anchor-type="page" text:anchor-page-number="1" svg:x="0.37cm" svg:y="0.37cm" svg:width="0.741cm" draw:z-index="14">
        <draw:text-box fo:min-height="0.741cm">
          <text:p text:style-name="Text_20_body"/>
        </draw:text-box>
      </draw:frame>
      <draw:frame draw:style-name="fr1" draw:name="Marco14" text:anchor-type="page" text:anchor-page-number="1" svg:x="0.37cm" svg:y="0.37cm" svg:width="0.741cm" draw:z-index="13">
        <draw:text-box fo:min-height="0.741cm">
          <text:p text:style-name="Text_20_body"/>
        </draw:text-box>
      </draw:frame>
      <draw:frame draw:style-name="fr1" draw:name="Marco13" text:anchor-type="page" text:anchor-page-number="1" svg:x="0.37cm" svg:y="0.37cm" svg:width="0.741cm" draw:z-index="12">
        <draw:text-box fo:min-height="0.741cm">
          <text:p text:style-name="Text_20_body"/>
        </draw:text-box>
      </draw:frame>
      <draw:frame draw:style-name="fr1" draw:name="Marco12" text:anchor-type="page" text:anchor-page-number="1" svg:x="0.37cm" svg:y="0.37cm" svg:width="0.741cm" draw:z-index="11">
        <draw:text-box fo:min-height="0.741cm">
          <text:p text:style-name="Text_20_body"/>
        </draw:text-box>
      </draw:frame>
      <draw:frame draw:style-name="fr1" draw:name="Marco11" text:anchor-type="page" text:anchor-page-number="1" svg:x="0.37cm" svg:y="0.37cm" svg:width="0.741cm" draw:z-index="10">
        <draw:text-box fo:min-height="0.741cm">
          <text:p text:style-name="Text_20_body"/>
        </draw:text-box>
      </draw:frame>
      <draw:frame draw:style-name="fr1" draw:name="Marco10" text:anchor-type="page" text:anchor-page-number="1" svg:x="0.37cm" svg:y="0.37cm" svg:width="0.741cm" draw:z-index="9">
        <draw:text-box fo:min-height="0.741cm">
          <text:p text:style-name="Text_20_body"/>
        </draw:text-box>
      </draw:frame>
      <draw:frame draw:style-name="fr1" draw:name="Marco9" text:anchor-type="page" text:anchor-page-number="1" svg:x="0.37cm" svg:y="0.37cm" svg:width="0.741cm" draw:z-index="8">
        <draw:text-box fo:min-height="0.741cm">
          <text:p text:style-name="Text_20_body"/>
        </draw:text-box>
      </draw:frame>
      <draw:frame draw:style-name="fr1" draw:name="Marco8" text:anchor-type="page" text:anchor-page-number="1" svg:x="0.37cm" svg:y="0.37cm" svg:width="0.741cm" draw:z-index="7">
        <draw:text-box fo:min-height="0.741cm">
          <text:p text:style-name="Text_20_body"/>
        </draw:text-box>
      </draw:frame>
      <draw:frame draw:style-name="fr1" draw:name="Marco7" text:anchor-type="page" text:anchor-page-number="1" svg:x="0.37cm" svg:y="0.37cm" svg:width="0.741cm" draw:z-index="6">
        <draw:text-box fo:min-height="0.741cm">
          <text:p text:style-name="Text_20_body"/>
        </draw:text-box>
      </draw:frame>
      <draw:frame draw:style-name="fr1" draw:name="Marco6" text:anchor-type="page" text:anchor-page-number="1" svg:x="0.37cm" svg:y="0.37cm" svg:width="0.741cm" draw:z-index="5">
        <draw:text-box fo:min-height="0.741cm">
          <text:p text:style-name="Text_20_body"/>
        </draw:text-box>
      </draw:frame>
      <draw:frame draw:style-name="fr1" draw:name="Marco5" text:anchor-type="page" text:anchor-page-number="1" svg:x="0.37cm" svg:y="0.37cm" svg:width="0.741cm" draw:z-index="4">
        <draw:text-box fo:min-height="0.741cm">
          <text:p text:style-name="Text_20_body"/>
        </draw:text-box>
      </draw:frame>
      <draw:frame draw:style-name="fr1" draw:name="Marco4" text:anchor-type="page" text:anchor-page-number="1" svg:x="0.37cm" svg:y="0.37cm" svg:width="0.741cm" draw:z-index="3">
        <draw:text-box fo:min-height="0.741cm">
          <text:p text:style-name="Text_20_body"/>
        </draw:text-box>
      </draw:frame>
      <draw:frame draw:style-name="fr1" draw:name="Marco3" text:anchor-type="page" text:anchor-page-number="1" svg:x="0.37cm" svg:y="0.37cm" svg:width="0.741cm" draw:z-index="2">
        <draw:text-box fo:min-height="0.741cm">
          <text:p text:style-name="Text_20_body"/>
        </draw:text-box>
      </draw:frame>
      <draw:frame draw:style-name="fr1" draw:name="Marco2" text:anchor-type="page" text:anchor-page-number="1" svg:x="0.45cm" svg:y="0.45cm" svg:width="0.9cm" draw:z-index="1">
        <draw:text-box fo:min-height="0.9cm">
          <text:p text:style-name="Text_20_body"/>
        </draw:text-box>
      </draw:frame>
      <draw:frame draw:style-name="fr1" draw:name="Marco1" text:anchor-type="page" text:anchor-page-number="1" svg:x="0.45cm" svg:y="0.45cm" svg:width="0.9cm" draw:z-index="0">
        <draw:text-box fo:min-height="0.9cm">
          <text:p text:style-name="Text_20_body"/>
        </draw:text-box>
      </draw:frame>
      <text:p text:style-name="Standard"/>
      <text:section text:style-name="Sect1" text:name="root">
        <text:p text:style-name="P7">Curso PostgreSQL 18 arquitectura monitoreo</text:p>
        <text:p text:style-name="Standard">create un curso de postgresql 18 de arquitectura, monitoreo y optimizacion</text:p>
        <text:p text:style-name="Standard">Leer 9 páginas web</text:p>
        <text:p text:style-name="Text_20_body">PostgreSQL 18 ha llegado con cambios fundamentales en su arquitectura de I/O y capacidades de monitoreo. He estructurado este curso para que puedas pasar de entender las nuevas bases teóricas a aplicar técnicas concretas de optimización y usar las métricas avanzadas que ahora están disponibles.</text:p>
        <text:p text:style-name="Horizontal_20_Line"/>
        <text:h text:style-name="Heading_20_1" text:outline-level="1">Curso: PostgreSQL 18 - Arquitectura, Monitoreo y Optimización</text:h>
        <text:h text:style-name="Heading_20_2" text:outline-level="2">Audiencia Objetivo</text:h>
        <text:list xml:id="list3404277012" text:style-name="L1">
          <text:list-item>
            <text:p text:style-name="Text_20_body"><text:span text:style-name="Strong_20_Emphasis">Administradores de Bases de Datos (DBAs)</text:span> que planean migrar o actualizar a PostgreSQL 18.</text:p>
          </text:list-item>
          <text:list-item>
            <text:p text:style-name="Text_20_body"><text:span text:style-name="Strong_20_Emphasis">DevOps/SREs</text:span> encargados de desplegar y mantener bases de datos en producción (especialmente en Kubernetes).</text:p>
          </text:list-item>
          <text:list-item>
            <text:p text:style-name="Text_20_body"><text:span text:style-name="Strong_20_Emphasis">Desarrolladores Backend</text:span> que desean exprimir el rendimiento de la nueva versión.</text:p>
          </text:list-item>
        </text:list>
        <text:h text:style-name="Heading_20_2" text:outline-level="2">Modalidad</text:h>
        <text:list xml:id="list315640117" text:style-name="L2">
          <text:list-item>
            <text:p text:style-name="Text_20_body"><text:span text:style-name="Strong_20_Emphasis">Teórico-Práctico</text:span>: 60% teoría (arquitectura interna), 40% práctica (consultas SQL, comandos <text:span text:style-name="Source_20_Text">psql</text:span>, configuración).</text:p>
          </text:list-item>
          <text:list-item>
            <text:p text:style-name="Text_20_body"><text:span text:style-name="Strong_20_Emphasis">Nivel</text:span>: Avanzado.</text:p>
          </text:list-item>
        </text:list>
        <text:p text:style-name="Horizontal_20_Line"/>
        <text:h text:style-name="Heading_20_2" text:outline-level="2">Módulo 1: Arquitectura Interna y Nuevos Fundamentos de I/O</text:h>
        <text:p text:style-name="Text_20_body"><text:span text:style-name="Strong_20_Emphasis">Objetivo</text:span>: Comprender los cambios estructurales de PostgreSQL 18, centrándose en el nuevo subsistema de I/O Asíncrono (AIO) y su impacto en la gestión de memoria y procesos.</text:p>
        <text:h text:style-name="Heading_20_3" text:outline-level="3">1.1. Evolución de la Arquitectura de I/O</text:h>
        <text:list xml:id="list876979533" text:style-name="L3">
          <text:list-item>
            <text:p text:style-name="Text_20_body"><text:span text:style-name="Strong_20_Emphasis">Contexto</text:span>: En versiones anteriores, PostgreSQL usaba I/O síncrono (<text:span text:style-name="Source_20_Text">read</text:span>/<text:span text:style-name="Source_20_Text">write</text:span>) dependiendo del <text:span text:style-name="Emphasis">readahead</text:span> del sistema operativo.</text:p>
          </text:list-item>
          <text:list-item>
            <text:p text:style-name="Text_20_body"><text:span text:style-name="Strong_20_Emphasis">Limitación</text:span>: El SO no entiende los patrones de acceso interno de la BD (ej. índices vs secuenciales) .</text:p>
          </text:list-item>
        </text:list>
        <text:h text:style-name="Heading_20_3" text:outline-level="3"><text:soft-page-break/>1.2. Async I/O (AIO) en Profundidad</text:h>
        <text:list xml:id="list552842447" text:style-name="L4">
          <text:list-item>
            <text:p text:style-name="Text_20_body"><text:span text:style-name="Strong_20_Emphasis">Concepto</text:span>: Capacidad de lanzar múltiples solicitudes de I/O en paralelo sin esperar a que cada una termine secuencialmente.</text:p>
          </text:list-item>
          <text:list-item>
            <text:p text:style-name="Text_20_body"><text:span text:style-name="Strong_20_Emphasis">Mecanismo</text:span>: Uso de <text:span text:style-name="Source_20_Text">io_uring</text:span> en Linux para DMA (Direct Memory Access), liberando la CPU mientras se espera el disco .</text:p>
          </text:list-item>
          <text:list-item>
            <text:p text:style-name="Text_20_body"><text:span text:style-name="Strong_20_Emphasis">Configuración Clave</text:span>: Nuevo parámetro <text:span text:style-name="Source_20_Text">io_method</text:span> (<text:span text:style-name="Source_20_Text">worker</text:span>, <text:span text:style-name="Source_20_Text">io_uring</text:span>, <text:span text:style-name="Source_20_Text">sync</text:span>).</text:p>
          </text:list-item>
          <text:list-item>
            <text:p text:style-name="Text_20_body"><text:span text:style-name="Strong_20_Emphasis">Casos de Uso</text:span>:</text:p>
            <text:list>
              <text:list-item>
                <text:p text:style-name="Text_20_body">*Secuenciales (2x-3x mejora)*: <text:span text:style-name="Source_20_Text">pg_dump</text:span>, <text:span text:style-name="Source_20_Text">ANALYZE</text:span>, <text:span text:style-name="Source_20_Text">VACUUM</text:span>.</text:p>
              </text:list-item>
              <text:list-item>
                <text:p text:style-name="Text_20_body"><text:span text:style-name="Emphasis">Limitaciones actuales</text:span>: Todavía no implementado para <text:span text:style-name="Emphasis">Index Scans</text:span> en esta versión .</text:p>
              </text:list-item>
            </text:list>
          </text:list-item>
        </text:list>
        <text:h text:style-name="Heading_20_3" text:outline-level="3">1.3. Planificador y Estadísticas</text:h>
        <text:list xml:id="list3332337226" text:style-name="L5">
          <text:list-item>
            <text:p text:style-name="Text_20_body"><text:span text:style-name="Strong_20_Emphasis">Retención de Estadísticas</text:span>: <text:span text:style-name="Source_20_Text">pg_upgrade</text:span> ahora preserva las estadísticas del planificador, eliminando el "periodo de frio" post-actualización .</text:p>
          </text:list-item>
          <text:list-item>
            <text:p text:style-name="Text_20_body"><text:span text:style-name="Strong_20_Emphasis">Skip Scan</text:span>: Optimización para índices B-Tree multi-columna cuando se omite la columna prefijo .</text:p>
          </text:list-item>
        </text:list>
        <text:h text:style-name="Heading_20_3" text:outline-level="3">1.4. Caso Práctico: Verificando AIO</text:h>
        <text:list xml:id="list1457229448" text:style-name="L6">
          <text:list-item>
            <text:p text:style-name="Text_20_body">Configurar <text:span text:style-name="Source_20_Text">postgresql.conf</text:span>:</text:p>
            <text:p text:style-name="Text_20_body">conf</text:p>
            <text:p text:style-name="Preformatted_20_Text">io_method = 'io_uring' <text:s text:c="9"/># Linux 5.1+</text:p>
            <text:p text:style-name="Preformatted_20_Text">shared_buffers = 25% <text:s text:c="11"/># Ajustar según RAM total</text:p>
            <text:p text:style-name="Preformatted_20_Text">effective_io_concurrency = 200 <text:s/># Valores altos para AIO</text:p>
          </text:list-item>
          <text:list-item>
            <text:p text:style-name="Text_20_body">Ejecutar un <text:span text:style-name="Source_20_Text">EXPLAIN (ANALYZE, BUFFERS)</text:span> en un <text:span text:style-name="Source_20_Text">SELECT</text:span> masivo vs un <text:span text:style-name="Source_20_Text">UPDATE</text:span> para ver la diferencia en la gestión de buffers.</text:p>
          </text:list-item>
        </text:list>
        <text:p text:style-name="Horizontal_20_Line"/>
        <text:h text:style-name="Heading_20_2" text:outline-level="2">Módulo 2: Monitoreo Avanzado y Observabilidad</text:h>
        <text:p text:style-name="Text_20_body"><text:span text:style-name="Strong_20_Emphasis">Objetivo</text:span>: Utilizar las nuevas vistas y herramientas de estadísticas para diagnosticar cuellos de botella en I/O, WAL y concurrencia.</text:p>
        <text:h text:style-name="Heading_20_3" text:outline-level="3">2.1. Estadísticas por Proceso (Per-Backend)</text:h>
        <text:list xml:id="list4268641048" text:style-name="L7">
          <text:list-item>
            <text:p text:style-name="Text_20_body"><text:span text:style-name="Strong_20_Emphasis">Novedad</text:span>: Posibilidad de aislar el rendimiento de una conexión específica.</text:p>
          </text:list-item>
          <text:list-item>
            <text:p text:style-name="Text_20_body"><text:span text:style-name="Strong_20_Emphasis">Funciones Nuevas</text:span>:</text:p>
            <text:list>
              <text:list-item>
                <text:p text:style-name="Text_20_body"><text:span text:style-name="Source_20_Text">pg_stat_get_backend_io(pid)</text:span>: I/O del proceso (bytes vs páginas).</text:p>
              </text:list-item>
              <text:list-item>
                <text:p text:style-name="Text_20_body"><text:span text:style-name="Source_20_Text">pg_stat_get_backend_wal(pid)</text:span>: Cantidad de WAL generado por sesión.</text:p>
              </text:list-item>
              <text:list-item>
                <text:p text:style-name="Text_20_body"><text:span text:style-name="Source_20_Text">pg_backend_memory_contexts</text:span>: Nuevas columnas <text:span text:style-name="Source_20_Text">path</text:span> y <text:span text:style-name="Source_20_Text">type</text:span> (Slab, Generation) para depurar fugas de memoria .</text:p>
              </text:list-item>
            </text:list>
          </text:list-item>
        </text:list>
        <text:h text:style-name="Heading_20_3" text:outline-level="3"><text:soft-page-break/>2.2. Estadísticas Acumuladas (pg_stat_*)</text:h>
        <text:list xml:id="list1432958779" text:style-name="L8">
          <text:list-item>
            <text:p text:style-name="Text_20_body"><text:span text:style-name="Strong_20_Emphasis">pg_stat_io</text:span>: Ahora reporta en <text:span text:style-name="Strong_20_Emphasis">bytes</text:span> (no páginas), más intuitivo. Incluye stats de WAL.</text:p>
          </text:list-item>
          <text:list-item>
            <text:p text:style-name="Text_20_body"><text:span text:style-name="Strong_20_Emphasis">pg_stat_all_tables</text:span>: Nuevas columnas de tiempo total empleado en VACUUM y ANALYZE (autovacuum manual).</text:p>
          </text:list-item>
          <text:list-item>
            <text:p text:style-name="Text_20_body"><text:span text:style-name="Strong_20_Emphasis">pg_stat_subscription_stats</text:span>: Nuevos contadores para conflictos lógicos (ej. <text:span text:style-name="Source_20_Text">confl_insert_exists</text:span>, <text:span text:style-name="Source_20_Text">confl_update_missing</text:span>) .</text:p>
          </text:list-item>
        </text:list>
        <text:h text:style-name="Heading_20_3" text:outline-level="3">2.3. EXPLAIN de Próxima Generación</text:h>
        <text:list xml:id="list187232556" text:style-name="L9">
          <text:list-item>
            <text:p text:style-name="Text_20_body"><text:span text:style-name="Strong_20_Emphasis">Auto-Buffers</text:span>: <text:span text:style-name="Source_20_Text">EXPLAIN (ANALYZE)</text:span> muestra <text:span text:style-name="Source_20_Text">Buffers:</text:span> por defecto.</text:p>
          </text:list-item>
          <text:list-item>
            <text:p text:style-name="Text_20_body"><text:span text:style-name="Strong_20_Emphasis">Estadísticas de I/O</text:span>: <text:span text:style-name="Source_20_Text">EXPLAIN (ANALYZE, VERBOSE)</text:span> ahora muestra tiempos de lectura promedio y WAL generado.</text:p>
          </text:list-item>
        </text:list>
        <text:h text:style-name="Heading_20_3" text:outline-level="3">2.4. Laboratorio: Diagnóstico</text:h>
        <text:list xml:id="list632419043" text:style-name="L10">
          <text:list-item>
            <text:p text:style-name="Text_20_body">Identificar consultas que hacen más I/O usando <text:span text:style-name="Source_20_Text">pg_stat_statements</text:span> (actualizado para agrupar mejor consultas con <text:span text:style-name="Source_20_Text">IN</text:span>).</text:p>
          </text:list-item>
          <text:list-item>
            <text:p text:style-name="Text_20_body">Usar <text:span text:style-name="Source_20_Text">pg_stat_get_backend_io()</text:span> para encontrar procesos bloqueados en I/O.</text:p>
          </text:list-item>
        </text:list>
        <text:p text:style-name="Horizontal_20_Line"/>
        <text:h text:style-name="Heading_20_2" text:outline-level="2">Módulo 3: Optimización del Motor y Ajuste de Índices</text:h>
        <text:p text:style-name="Text_20_body"><text:span text:style-name="Strong_20_Emphasis">Objetivo</text:span>: Aplicar técnicas de optimización específicas de PG 18, incluyendo nuevos tipos de datos y estrategias de indexación.</text:p>
        <text:h text:style-name="Heading_20_3" text:outline-level="3">3.1. Optimización de Tipos de Datos</text:h>
        <text:list xml:id="list2779912211" text:style-name="L11">
          <text:list-item>
            <text:p text:style-name="Text_20_body"><text:span text:style-name="Strong_20_Emphasis">UUIDv7 vs UUIDv4</text:span>:</text:p>
            <text:list>
              <text:list-item>
                <text:p text:style-name="Text_20_body"><text:span text:style-name="Emphasis">Problema v4</text:span>: Aleatorio -&gt; Fragmentación de índices.</text:p>
              </text:list-item>
              <text:list-item>
                <text:p text:style-name="Text_20_body"><text:span text:style-name="Emphasis">Solución v7</text:span>: Basado en timestamp (monotónico) -&gt; Mejor localidad y compresión .</text:p>
              </text:list-item>
              <text:list-item>
                <text:p text:style-name="Text_20_body"><text:span text:style-name="Emphasis">Práctica</text:span>:</text:p>
                <text:p text:style-name="Text_20_body">sql</text:p>
                <text:p text:style-name="Preformatted_20_Text">CREATE TABLE users (id UUID PRIMARY KEY DEFAULT uuidv7(), name TEXT);</text:p>
              </text:list-item>
            </text:list>
          </text:list-item>
          <text:list-item>
            <text:p text:style-name="Text_20_body"><text:span text:style-name="Strong_20_Emphasis">Columnas Virtuales</text:span>: Uso de <text:span text:style-name="Source_20_Text">GENERATED VIRTUAL</text:span> (por defecto) para ahorrar almacenamiento vs <text:span text:style-name="Source_20_Text">STORED</text:span> .</text:p>
          </text:list-item>
        </text:list>
        <text:h text:style-name="Heading_20_3" text:outline-level="3">3.2. Nuevas Estrategias de Indexación</text:h>
        <text:list xml:id="list3575952798" text:style-name="L12">
          <text:list-item>
            <text:p text:style-name="Text_20_body"><text:span text:style-name="Strong_20_Emphasis">Skip Scan</text:span>:</text:p>
            <text:list>
              <text:list-item>
                <text:p text:style-name="Text_20_body"><text:span text:style-name="Emphasis">Escenario</text:span>: Índice <text:span text:style-name="Source_20_Text">(status, created_at)</text:span>.</text:p>
              </text:list-item>
              <text:list-item>
                <text:p text:style-name="Text_20_body"><text:span text:style-name="Emphasis">Query</text:span>: <text:span text:style-name="Source_20_Text">SELECT * FROM orders WHERE created_at &gt; '2025-01-01'</text:span>.</text:p>
              </text:list-item>
              <text:list-item>
                <text:p text:style-name="Text_20_body"><text:soft-page-break/><text:span text:style-name="Emphasis">Explicación</text:span>: PG 18 puede saltarse <text:span text:style-name="Source_20_Text">status</text:span> si hay pocos valores distintos .</text:p>
              </text:list-item>
            </text:list>
          </text:list-item>
          <text:list-item>
            <text:p text:style-name="Text_20_body"><text:span text:style-name="Strong_20_Emphasis">Paralelismo en GIN</text:span>: <text:span text:style-name="Source_20_Text">CREATE INDEX CONCURRENTLY ... WITH (parallel_workers = 4)</text:span>; mejora la creación de índices para JSONB y Full-Text Search .</text:p>
          </text:list-item>
        </text:list>
        <text:h text:style-name="Heading_20_3" text:outline-level="3">3.3. Optimización de DDL y Migraciones</text:h>
        <text:list xml:id="list634798126" text:style-name="L13">
          <text:list-item>
            <text:p text:style-name="Text_20_body"><text:span text:style-name="Strong_20_Emphasis">NOT NULL con NOT VALID</text:span>:</text:p>
            <text:list>
              <text:list-item>
                <text:p text:style-name="Text_20_body"><text:span text:style-name="Source_20_Text">ALTER TABLE t ALTER COLUMN c SET NOT NULL NOT VALID;</text:span> (instantáneo).</text:p>
              </text:list-item>
              <text:list-item>
                <text:p text:style-name="Text_20_body">Rellenar datos null.</text:p>
              </text:list-item>
              <text:list-item>
                <text:p text:style-name="Text_20_body"><text:span text:style-name="Source_20_Text">ALTER TABLE t VALIDATE CONSTRAINT ...;</text:span> (sin lock pesado) .</text:p>
              </text:list-item>
            </text:list>
          </text:list-item>
          <text:list-item>
            <text:p text:style-name="Text_20_body"><text:span text:style-name="Strong_20_Emphasis">Foreign Keys en Particionadas</text:span>: Ahora soportan <text:span text:style-name="Source_20_Text">NOT VALID</text:span> y validación por partición .</text:p>
          </text:list-item>
        </text:list>
        <text:h text:style-name="Heading_20_3" text:outline-level="3">3.4. Taller: Refactorización</text:h>
        <text:list xml:id="list1198212186" text:style-name="L14">
          <text:list-item>
            <text:p text:style-name="Text_20_body">Migrar una tabla con PK UUIDv4 a UUIDv7.</text:p>
          </text:list-item>
          <text:list-item>
            <text:p text:style-name="Text_20_body">Revisar el tamaño del índice antes/después usando <text:span text:style-name="Source_20_Text">pg_stat_all_indexes</text:span>.</text:p>
          </text:list-item>
        </text:list>
        <text:p text:style-name="Horizontal_20_Line"/>
        <text:h text:style-name="Heading_20_2" text:outline-level="2">Módulo 4: Seguridad, Autenticación y Mantenimiento</text:h>
        <text:p text:style-name="Text_20_body"><text:span text:style-name="Strong_20_Emphasis">Objetivo</text:span>: Configurar entornos seguros usando OAuth 2.0 y gestionar el nuevo comportamiento de mantenimiento.</text:p>
        <text:h text:style-name="Heading_20_3" text:outline-level="3">4.1. Autenticación Moderna</text:h>
        <text:list xml:id="list816651924" text:style-name="L15">
          <text:list-item>
            <text:p text:style-name="Text_20_body"><text:span text:style-name="Strong_20_Emphasis">OAuth 2.0 / SSO</text:span>: Nueva capacidad nativa (<text:span text:style-name="Source_20_Text">pg_hba.conf</text:span> método <text:span text:style-name="Source_20_Text">oauth</text:span>). Permite tokens JWT y flujos interactivos .</text:p>
          </text:list-item>
          <text:list-item>
            <text:p text:style-name="Text_20_body"><text:span text:style-name="Strong_20_Emphasis">Deprecación de MD5</text:span>: Postgres 18 deshabilita MD5 por defecto; forzar <text:span text:style-name="Strong_20_Emphasis">SCRAM-SHA-256</text:span>.</text:p>
          </text:list-item>
          <text:list-item>
            <text:p text:style-name="Text_20_body"><text:span text:style-name="Strong_20_Emphasis">FIPS Mode</text:span>: Nuevo parámetro <text:span text:style-name="Source_20_Text">ssl_tls13_ciphers</text:span> para cumplimiento gubernamental .</text:p>
          </text:list-item>
        </text:list>
        <text:h text:style-name="Heading_20_3" text:outline-level="3">4.2. VACUUM y Transacciones</text:h>
        <text:list xml:id="list3228408456" text:style-name="L16">
          <text:list-item>
            <text:p text:style-name="Text_20_body"><text:span text:style-name="Strong_20_Emphasis">Freeze Proactivo</text:span>: El <text:span text:style-name="Source_20_Text">VACUUM</text:span> ahora congela páginas de forma más agresiva para prevenir <text:span text:style-name="Emphasis">transaction wraparound</text:span>.</text:p>
          </text:list-item>
          <text:list-item>
            <text:p text:style-name="Text_20_body"><text:span text:style-name="Strong_20_Emphasis">Monitoreo Wraparound</text:span>: Uso de <text:span text:style-name="Source_20_Text">pg_datasentinel</text:span> o las nuevas métricas en <text:span text:style-name="Source_20_Text">pg_stat_progress_vacuum</text:span> para estimar ETAs de riesgo .</text:p>
          </text:list-item>
        </text:list>
        <text:h text:style-name="Heading_20_3" text:outline-level="3">4.3. Upgrades sin Downtime</text:h>
        <text:list xml:id="list328147828" text:style-name="L17">
          <text:list-item>
            <text:p text:style-name="Text_20_body"><text:span text:style-name="Strong_20_Emphasis">pg_upgrade --swap</text:span>: Cambia los directorios en lugar de copiar archivos, reduciendo drásticamente el tiempo de inactividad .</text:p>
          </text:list-item>
        </text:list>
        <text:h text:style-name="Heading_20_3" text:outline-level="3"><text:soft-page-break/>4.4. Configuración de Producción</text:h>
        <text:list xml:id="list1246342273" text:style-name="L18">
          <text:list-item>
            <text:p text:style-name="Text_20_body">Activar <text:span text:style-name="Source_20_Text">track_cost_delay_timing</text:span> con precaución (alto overhead en sistemas lentos) .</text:p>
          </text:list-item>
          <text:list-item>
            <text:p text:style-name="Text_20_body">Data Checksums activados por defecto en <text:span text:style-name="Source_20_Text">initdb</text:span> .</text:p>
          </text:list-item>
        </text:list>
        <text:p text:style-name="Horizontal_20_Line"/>
        <text:h text:style-name="Heading_20_2" text:outline-level="2">Módulo 5: SQL Avanzado y Temporal DB</text:h>
        <text:p text:style-name="Text_20_body"><text:span text:style-name="Strong_20_Emphasis">Objetivo</text:span>: Explotar las nuevas extensiones SQL para modelado de datos complejos y series temporales.</text:p>
        <text:h text:style-name="Heading_20_3" text:outline-level="3">5.1. Nuevas Cláusulas SQL</text:h>
        <text:list xml:id="list2509986087" text:style-name="L19">
          <text:list-item>
            <text:p text:style-name="Text_20_body"><text:span text:style-name="Strong_20_Emphasis">RETURNING con OLD/NEW</text:span>:</text:p>
            <text:p text:style-name="Text_20_body">sql</text:p>
            <text:p text:style-name="Preformatted_20_Text">UPDATE employees SET salary = salary * 1.1 WHERE id = 10</text:p>
            <text:p text:style-name="Preformatted_20_Text">RETURNING OLD.salary AS before, NEW.salary AS after;</text:p>
            <text:p text:style-name="Preformatted_20_Text">``` [citation:1]</text:p>
          </text:list-item>
          <text:list-item>
            <text:p text:style-name="Text_20_body"><text:span text:style-name="Strong_20_Emphasis">MERGE</text:span> (Upsert mejorado): Ahora más integrado con el nuevo planificador.</text:p>
          </text:list-item>
        </text:list>
        <text:h text:style-name="Heading_20_3" text:outline-level="3">5.2. Restricciones Temporales</text:h>
        <text:list xml:id="list15809502" text:style-name="L20">
          <text:list-item>
            <text:p text:style-name="Text_20_body"><text:span text:style-name="Strong_20_Emphasis">Periodos sin Overlap</text:span>:</text:p>
            <text:p text:style-name="Text_20_body">sql</text:p>
            <text:p text:style-name="Preformatted_20_Text">CREATE TABLE reservation (</text:p>
            <text:p text:style-name="Preformatted_20_Text"><text:s text:c="4"/>room INT,</text:p>
            <text:p text:style-name="Preformatted_20_Text"><text:s text:c="4"/>during daterange,</text:p>
            <text:p text:style-name="Preformatted_20_Text"><text:s text:c="4"/>PRIMARY KEY (room, during WITHOUT OVERLAPS)</text:p>
            <text:p text:style-name="Preformatted_20_Text">);</text:p>
            <text:p text:style-name="Text_20_body"><text:span text:style-name="Emphasis">Garantiza que no se reserve la misma sala al mismo tiempo</text:span> .</text:p>
          </text:list-item>
        </text:list>
        <text:h text:style-name="Heading_20_3" text:outline-level="3">5.3. Full-Text Search y JSONB</text:h>
        <text:list xml:id="list4046325937" text:style-name="L21">
          <text:list-item>
            <text:p text:style-name="Text_20_body">Uso de <text:span text:style-name="Source_20_Text">GIN</text:span> indexes con parallel build.</text:p>
          </text:list-item>
          <text:list-item>
            <text:p text:style-name="Text_20_body">Nueva collation <text:span text:style-name="Source_20_Text">PG_UNICODE_FAST</text:span> para comparaciones de texto más rápidas .</text:p>
          </text:list-item>
        </text:list>
        <text:h text:style-name="Heading_20_3" text:outline-level="3">5.4. Proyecto Final</text:h>
        <text:list xml:id="list178925972" text:style-name="L22">
          <text:list-item>
            <text:p text:style-name="Text_20_body">Diseñar un sistema de <text:span text:style-name="Emphasis">Auditoría Temporal</text:span> usando <text:span text:style-name="Source_20_Text">WITHOUT OVERLAPS</text:span> y <text:span text:style-name="Source_20_Text">RETURNING OLD/NEW</text:span> para trackear cambios de estado.</text:p>
          </text:list-item>
        </text:list>
        <text:p text:style-name="Horizontal_20_Line"/>
        <text:h text:style-name="Heading_20_2" text:outline-level="2">Recursos y Herramientas Complementarias</text:h>
        <text:list xml:id="list1699394262" text:style-name="L23">
          <text:list-item>
            <text:p text:style-name="Text_20_body"><text:span text:style-name="Strong_20_Emphasis">pg_datasentinel v1.0</text:span>: Extensión para monitoreo en contenedores (cgroups, memoria por backend) .</text:p>
          </text:list-item>
          <text:list-item>
            <text:p text:style-name="Text_20_body"><text:span text:style-name="Strong_20_Emphasis">pg_stat_monitor 2.3.1</text:span>: Compatible con PG 18 para métricas de WAL y workers paralelos .</text:p>
          </text:list-item>
          <text:list-item>
            <text:p text:style-name="Text_20_body"><text:soft-page-break/><text:span text:style-name="Strong_20_Emphasis">Repositorio de Referencia</text:span>: "Formation PostgreSQL 18" (21 capítulos) para profundizar en teoría .</text:p>
          </text:list-item>
        </text:list>
        <text:p text:style-name="Horizontal_20_Line"/>
        <text:h text:style-name="Heading_20_3" text:outline-level="3">Resumen de Novedades Técnicas (Cheat Sheet)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Table_20_Heading">Área</text:p>
              </table:table-cell>
              <table:table-cell table:style-name="Tabla1.A1" office:value-type="string">
                <text:p text:style-name="Table_20_Heading">Feature Clave</text:p>
              </table:table-cell>
              <table:table-cell table:style-name="Tabla1.A1" office:value-type="string">
                <text:p text:style-name="Table_20_Heading">Impacto</text:p>
              </table:table-cell>
            </table:table-row>
          </table:table-header-rows>
          <table:table-row>
            <table:table-cell table:style-name="Tabla1.A1" office:value-type="string">
              <text:p text:style-name="Table_20_Contents"><text:span text:style-name="Strong_20_Emphasis">Arquitectura</text:span></text:p>
            </table:table-cell>
            <table:table-cell table:style-name="Tabla1.A1" office:value-type="string">
              <text:p text:style-name="Table_20_Contents">Async I/O (<text:span text:style-name="Source_20_Text">io_uring</text:span>)</text:p>
            </table:table-cell>
            <table:table-cell table:style-name="Tabla1.A1" office:value-type="string">
              <text:p text:style-name="Table_20_Contents">2x-3x en sequential scans</text:p>
            </table:table-cell>
          </table:table-row>
          <table:table-row>
            <table:table-cell table:style-name="Tabla1.A1" office:value-type="string">
              <text:p text:style-name="Table_20_Contents"><text:span text:style-name="Strong_20_Emphasis">Monitoreo</text:span></text:p>
            </table:table-cell>
            <table:table-cell table:style-name="Tabla1.A1" office:value-type="string">
              <text:p text:style-name="Table_20_Contents">Stats por backend (I/O y WAL)</text:p>
            </table:table-cell>
            <table:table-cell table:style-name="Tabla1.A1" office:value-type="string">
              <text:p text:style-name="Table_20_Contents">Diagnóstico de fugas</text:p>
            </table:table-cell>
          </table:table-row>
          <table:table-row>
            <table:table-cell table:style-name="Tabla1.A1" office:value-type="string">
              <text:p text:style-name="Table_20_Contents"><text:span text:style-name="Strong_20_Emphasis">Optimización</text:span></text:p>
            </table:table-cell>
            <table:table-cell table:style-name="Tabla1.A1" office:value-type="string">
              <text:p text:style-name="Table_20_Contents">Skip Scan &amp; UUIDv7</text:p>
            </table:table-cell>
            <table:table-cell table:style-name="Tabla1.A1" office:value-type="string">
              <text:p text:style-name="Table_20_Contents">Mejor performance de índices</text:p>
            </table:table-cell>
          </table:table-row>
          <table:table-row>
            <table:table-cell table:style-name="Tabla1.A1" office:value-type="string">
              <text:p text:style-name="Table_20_Contents"><text:span text:style-name="Strong_20_Emphasis">Operaciones</text:span></text:p>
            </table:table-cell>
            <table:table-cell table:style-name="Tabla1.A1" office:value-type="string">
              <text:p text:style-name="Table_20_Contents"><text:span text:style-name="Source_20_Text">pg_upgrade --swap</text:span></text:p>
            </table:table-cell>
            <table:table-cell table:style-name="Tabla1.A1" office:value-type="string">
              <text:p text:style-name="Table_20_Contents">Downtime casi nulo</text:p>
            </table:table-cell>
          </table:table-row>
          <table:table-row>
            <table:table-cell table:style-name="Tabla1.A1" office:value-type="string">
              <text:p text:style-name="Table_20_Contents"><text:span text:style-name="Strong_20_Emphasis">SQL</text:span></text:p>
            </table:table-cell>
            <table:table-cell table:style-name="Tabla1.A1" office:value-type="string">
              <text:p text:style-name="Table_20_Contents"><text:span text:style-name="Source_20_Text">RETURNING OLD/NEW</text:span></text:p>
            </table:table-cell>
            <table:table-cell table:style-name="Tabla1.A1" office:value-type="string">
              <text:p text:style-name="Table_20_Contents">Simplifica audit logs</text:p>
            </table:table-cell>
          </table:table-row>
          <table:table-row>
            <table:table-cell table:style-name="Tabla1.A1" office:value-type="string">
              <text:p text:style-name="Table_20_Contents"><text:span text:style-name="Strong_20_Emphasis">Seguridad</text:span></text:p>
            </table:table-cell>
            <table:table-cell table:style-name="Tabla1.A1" office:value-type="string">
              <text:p text:style-name="Table_20_Contents">OAuth 2.0 nativo</text:p>
            </table:table-cell>
            <table:table-cell table:style-name="Tabla1.A1" office:value-type="string">
              <text:p text:style-name="Table_20_Contents">Integración SSO directa</text:p>
            </table:table-cell>
          </table:table-row>
        </table:table>
        <text:p text:style-name="Text_20_body">desarrollame el modulo 1 y con todo esto que te paso, para postgresql 18:Módulo 1: Arquitectura de PostgreSQL (6 horas) 1.1. Introducción a la arquitectura Modelo cliente/servidor Procesos postmaster, background writer, WAL writer, autovacuum, stats collector Memoria compartida: shared buffers, wal buffers, work_mem, maintenance_work_mem 1.2. Estructura de almacenamiento Tablespaces físicos y lógicos Estructura de una base de datos: OID, pg_class, pg_attribute Segmentos, extensiones, bloques (8 KB por defecto) TOAST (The Oversized-Attribute Storage Technique) 1.3. Índices internos B-Tree, Hash, GIN, GiST, BRIN, SP-GiST Cuando usar cada tipo (ejemplos prácticos) 1.4. MVCC (Multiversion Concurrency Control) Cómo PostgreSQL maneja concurrencia sin bloqueos de lectura xmin, xmax, cid, ctid Visibilidad y limpieza de tuplas muertas (dead tuples) Ejercicio: Identificar procesos del sistema, ver configuración de memoria y crear un tablespace</text:p>
        <text:p text:style-name="Text_20_body">Excelente. A continuación desarrollaré el <text:span text:style-name="Strong_20_Emphasis">Módulo 1 completo</text:span> para PostgreSQL 18, integrando las novedades arquitectónicas que mencioné anteriormente (especialmente AIO y las nuevas capacidades de monitoreo por proceso) con los conceptos clásicos que solicitaste.</text:p>
        <text:p text:style-name="Horizontal_20_Line"/>
        <text:h text:style-name="Heading_20_1" text:outline-level="1">Módulo 1: Arquitectura de PostgreSQL 18 (6 horas)</text:h>
        <text:h text:style-name="Heading_20_2" text:outline-level="2">Objetivos del Módulo</text:h>
        <text:list xml:id="list3273590151" text:style-name="L24">
          <text:list-item>
            <text:p text:style-name="Text_20_body">Comprender el modelo de procesos y memoria de PostgreSQL 18.</text:p>
          </text:list-item>
          <text:list-item>
            <text:p text:style-name="Text_20_body">Identificar los nuevos componentes introducidos en esta versión (Async I/O, estadísticas por backend).</text:p>
          </text:list-item>
          <text:list-item>
            <text:p text:style-name="Text_20_body">Analizar la estructura de almacenamiento físico y lógico.</text:p>
          </text:list-item>
          <text:list-item>
            <text:p text:style-name="Text_20_body">Entender MVCC y su impacto en rendimiento.</text:p>
          </text:list-item>
          <text:list-item>
            <text:p text:style-name="Text_20_body"><text:soft-page-break/>Aplicar conceptos mediante ejercicios prácticos.</text:p>
          </text:list-item>
        </text:list>
        <text:p text:style-name="Horizontal_20_Line"/>
        <text:h text:style-name="Heading_20_2" text:outline-level="2">1.1. Introducción a la Arquitectura (1.5 horas)</text:h>
        <text:h text:style-name="Heading_20_3" text:outline-level="3">Modelo Cliente/Servidor en PG 18</text:h>
        <text:p text:style-name="Text_20_body">PostgreSQL utiliza una arquitectura <text:span text:style-name="Strong_20_Emphasis">proceso por conexión</text:span> (fork-based):</text:p>
        <text:list xml:id="list1377047933" text:style-name="L25">
          <text:list-item>
            <text:p text:style-name="Text_20_body">Cada cliente se conecta a un <text:span text:style-name="Strong_20_Emphasis">proceso backend dedicado</text:span>.</text:p>
          </text:list-item>
          <text:list-item>
            <text:p text:style-name="Text_20_body">No utiliza hilos ligeros (threads), lo que proporciona aislamiento pero mayor consumo de recursos.</text:p>
          </text:list-item>
        </text:list>
        <text:p text:style-name="Text_20_body"><text:span text:style-name="Strong_20_Emphasis">Flujo de conexión típico:</text:span></text:p>
        <text:p text:style-name="Text_20_body">text</text:p>
        <text:p text:style-name="Preformatted_20_Text">Cliente → Puerto 5432 → Postmaster → Fork nuevo backend → Atiende consultas</text:p>
        <text:h text:style-name="Heading_20_3" text:outline-level="3">Procesos Fundamentales de PG 18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>
              <table:table-cell table:style-name="Tabla2.A1" office:value-type="string">
                <text:p text:style-name="Table_20_Heading">Proceso</text:p>
              </table:table-cell>
              <table:table-cell table:style-name="Tabla2.A1" office:value-type="string">
                <text:p text:style-name="Table_20_Heading">Función en PG 18</text:p>
              </table:table-cell>
              <table:table-cell table:style-name="Tabla2.A1" office:value-type="string">
                <text:p text:style-name="Table_20_Heading">Novedad</text:p>
              </table:table-cell>
            </table:table-row>
          </table:table-header-rows>
          <table:table-row>
            <table:table-cell table:style-name="Tabla2.A1" office:value-type="string">
              <text:p text:style-name="Table_20_Contents"><text:span text:style-name="Strong_20_Emphasis">Postmaster</text:span></text:p>
            </table:table-cell>
            <table:table-cell table:style-name="Tabla2.A1" office:value-type="string">
              <text:p text:style-name="Table_20_Contents">Proceso padre que escucha conexiones y lanza backends</text:p>
            </table:table-cell>
            <table:table-cell table:style-name="Tabla2.A1" office:value-type="string">
              <text:p text:style-name="Table_20_Contents">Sin cambios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Background Writer</text:span></text:p>
            </table:table-cell>
            <table:table-cell table:style-name="Tabla2.A1" office:value-type="string">
              <text:p text:style-name="Table_20_Contents">Escribe buffers sucios a disco de forma periódica</text:p>
            </table:table-cell>
            <table:table-cell table:style-name="Tabla2.A1" office:value-type="string">
              <text:p text:style-name="Table_20_Contents">Ahora puede usar AIO para writes asíncronos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WAL Writer</text:span></text:p>
            </table:table-cell>
            <table:table-cell table:style-name="Tabla2.A1" office:value-type="string">
              <text:p text:style-name="Table_20_Contents">Escribe registros WAL desde el buffer WAL a disco</text:p>
            </table:table-cell>
            <table:table-cell table:style-name="Tabla2.A1" office:value-type="string">
              <text:p text:style-name="Table_20_Contents">Mejoras en compresión y agrupamiento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Autovacuum</text:span></text:p>
            </table:table-cell>
            <table:table-cell table:style-name="Tabla2.A1" office:value-type="string">
              <text:p text:style-name="Table_20_Contents">Limpia tuplas muertas y actualiza estadísticas</text:p>
            </table:table-cell>
            <table:table-cell table:style-name="Tabla2.A1" office:value-type="string">
              <text:p text:style-name="Table_20_Contents">Integración con <text:span text:style-name="Source_20_Text">pg_stat_progress_vacuum</text:span> mejorada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Stats Collector</text:span></text:p>
            </table:table-cell>
            <table:table-cell table:style-name="Tabla2.A1" office:value-type="string">
              <text:p text:style-name="Table_20_Contents">Recolecta estadísticas de actividad</text:p>
            </table:table-cell>
            <table:table-cell table:style-name="Tabla2.A1" office:value-type="string">
              <text:p text:style-name="Table_20_Contents"><text:span text:style-name="Strong_20_Emphasis">NUEVO</text:span>: Recolecta por backend individual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Checkpointer</text:span></text:p>
            </table:table-cell>
            <table:table-cell table:style-name="Tabla2.A1" office:value-type="string">
              <text:p text:style-name="Table_20_Contents">Realiza puntos de control (checkpoints)</text:p>
            </table:table-cell>
            <table:table-cell table:style-name="Tabla2.A1" office:value-type="string">
              <text:p text:style-name="Table_20_Contents">Coordinación mejorada con AIO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Logger</text:span></text:p>
            </table:table-cell>
            <table:table-cell table:style-name="Tabla2.A1" office:value-type="string">
              <text:p text:style-name="Table_20_Contents">Maneja logs del sistema</text:p>
            </table:table-cell>
            <table:table-cell table:style-name="Tabla2.A1" office:value-type="string">
              <text:p text:style-name="Table_20_Contents">Ahora puede rotar logs sin reiniciar</text:p>
            </table:table-cell>
          </table:table-row>
        </table:table>
        <text:h text:style-name="Heading_20_3" text:outline-level="3">Memoria Compartida en PG 18</text:h>
        <text:h text:style-name="Heading_20_4" text:outline-level="4">Shared Buffers (Configuración crítica)</text:h>
        <text:list xml:id="list2818890855" text:style-name="L26">
          <text:list-item>
            <text:p text:style-name="Text_20_body"><text:span text:style-name="Strong_20_Emphasis">Propósito</text:span>: Caché de páginas de datos (tablas e índices).</text:p>
          </text:list-item>
          <text:list-item>
            <text:p text:style-name="Text_20_body"><text:span text:style-name="Strong_20_Emphasis">Recomendación PG 18</text:span>: 25% de RAM total (versiones anteriores sugerían 15-25%).</text:p>
          </text:list-item>
          <text:list-item>
            <text:p text:style-name="Text_20_body"><text:span text:style-name="Strong_20_Emphasis">Monitoreo nuevo</text:span>:</text:p>
            <text:p text:style-name="Text_20_body">sql</text:p>
            <text:p text:style-name="Preformatted_20_Text"><text:soft-page-break/>-- Ver uso de buffers por tipo de operación (nueva columna en pg_stat_io)</text:p>
            <text:p text:style-name="Preformatted_20_Text">SELECT backend_type, reads, writes, read_bytes, write_bytes </text:p>
            <text:p text:style-name="Preformatted_20_Text">FROM pg_stat_io </text:p>
            <text:p text:style-name="Preformatted_20_Text">WHERE io_object = 'relation';</text:p>
          </text:list-item>
        </text:list>
        <text:h text:style-name="Heading_20_4" text:outline-level="4">WAL Buffers</text:h>
        <text:list xml:id="list851714572" text:style-name="L27">
          <text:list-item>
            <text:p text:style-name="Text_20_body"><text:span text:style-name="Strong_20_Emphasis">Tamaño</text:span>: 16 MB por defecto (aumentado desde 8 MB en PG 15).</text:p>
          </text:list-item>
          <text:list-item>
            <text:p text:style-name="Text_20_body"><text:span text:style-name="Strong_20_Emphasis">Función</text:span>: Buffer circular para registros WAL antes de escribir a disco.</text:p>
          </text:list-item>
          <text:list-item>
            <text:p text:style-name="Text_20_body"><text:span text:style-name="Strong_20_Emphasis">Novedad</text:span>: PG 18 permite <text:span text:style-name="Source_20_Text">wal_buffers = auto</text:span> (ajusta hasta 64 MB).</text:p>
          </text:list-item>
        </text:list>
        <text:h text:style-name="Heading_20_4" text:outline-level="4">Work_mem (Por operación)</text:h>
        <text:list xml:id="list2055202170" text:style-name="L28">
          <text:list-item>
            <text:p text:style-name="Text_20_body"><text:span text:style-name="Strong_20_Emphasis">Uso</text:span>: Ordenamientos, hash joins, bitmap scans.</text:p>
          </text:list-item>
          <text:list-item>
            <text:p text:style-name="Text_20_body"><text:span text:style-name="Strong_20_Emphasis">Peligro</text:span>: Si es muy alto → consumo excesivo de RAM.</text:p>
          </text:list-item>
          <text:list-item>
            <text:p text:style-name="Text_20_body"><text:span text:style-name="Strong_20_Emphasis">Monitoreo</text:span>: <text:span text:style-name="Source_20_Text">pg_stat_get_backend_memory(pid)</text:span> para ver uso real.</text:p>
          </text:list-item>
        </text:list>
        <text:h text:style-name="Heading_20_4" text:outline-level="4">Maintenance_work_mem</text:h>
        <text:list xml:id="list1073606610" text:style-name="L29">
          <text:list-item>
            <text:p text:style-name="Text_20_body"><text:span text:style-name="Strong_20_Emphasis">Uso</text:span>: VACUUM, CREATE INDEX, ADD FOREIGN KEY.</text:p>
          </text:list-item>
          <text:list-item>
            <text:p text:style-name="Text_20_body"><text:span text:style-name="Strong_20_Emphasis">PG 18 mejora</text:span>: Ahora el autovacuum puede usar hasta el 10% de esto para trabajos en paralelo.</text:p>
          </text:list-item>
        </text:list>
        <text:h text:style-name="Heading_20_3" text:outline-level="3">Ejemplo Práctico 1.1: Ver procesos y memoria</text:h>
        <text:p text:style-name="Text_20_body">sql</text:p>
        <text:p text:style-name="Preformatted_20_Text">-- Ver todos los procesos de PostgreSQL (desde el sistema operativo)</text:p>
        <text:p text:style-name="Preformatted_20_Text">SELECT pid, usename, application_name, state, query </text:p>
        <text:p text:style-name="Preformatted_20_Text">FROM pg_stat_activity;</text:p>
        <text:p text:style-name="Preformatted_20_Text"/>
        <text:p text:style-name="Preformatted_20_Text">-- Ver configuración actual de memoria (en bytes)</text:p>
        <text:p text:style-name="Preformatted_20_Text">SHOW shared_buffers;</text:p>
        <text:p text:style-name="Preformatted_20_Text">SHOW work_mem;</text:p>
        <text:p text:style-name="Preformatted_20_Text">SHOW maintenance_work_mem;</text:p>
        <text:p text:style-name="Preformatted_20_Text"/>
        <text:p text:style-name="Preformatted_20_Text">-- Ver estadísticas de I/O por backend (nuevo en PG 18)</text:p>
        <text:p text:style-name="Preformatted_20_Text">SELECT </text:p>
        <text:p text:style-name="Preformatted_20_Text"><text:s text:c="4"/>b.pid,</text:p>
        <text:p text:style-name="Preformatted_20_Text"><text:s text:c="4"/>b.usename,</text:p>
        <text:p text:style-name="Preformatted_20_Text"><text:s text:c="4"/>io.read_bytes,</text:p>
        <text:p text:style-name="Preformatted_20_Text"><text:s text:c="4"/>io.write_bytes,</text:p>
        <text:p text:style-name="Preformatted_20_Text"><text:s text:c="4"/>io.reads,</text:p>
        <text:p text:style-name="Preformatted_20_Text"><text:s text:c="4"/>io.writes</text:p>
        <text:p text:style-name="Preformatted_20_Text">FROM pg_stat_activity b</text:p>
        <text:p text:style-name="Preformatted_20_Text">JOIN pg_stat_get_backend_io(b.pid) io ON true</text:p>
        <text:p text:style-name="Preformatted_20_Text">WHERE b.state = 'active';</text:p>
        <text:p text:style-name="Horizontal_20_Line"/>
        <text:h text:style-name="Heading_20_2" text:outline-level="2">1.2. Estructura de Almacenamiento (1.5 horas)</text:h>
        <text:h text:style-name="Heading_20_3" text:outline-level="3">Tablespaces: Físicos vs Lógicos</text:h>
        <text:p text:style-name="Text_20_body"><text:span text:style-name="Strong_20_Emphasis">Concepto</text:span>:</text:p>
        <text:list xml:id="list2600232244" text:style-name="L30">
          <text:list-item>
            <text:p text:style-name="Text_20_body"><text:soft-page-break/><text:span text:style-name="Strong_20_Emphasis">Tablespace lógico</text:span>: Nombre simbólico definido en PostgreSQL.</text:p>
          </text:list-item>
          <text:list-item>
            <text:p text:style-name="Text_20_body"><text:span text:style-name="Strong_20_Emphasis">Tablespace físico</text:span>: Directorio en el sistema de archivos.</text:p>
          </text:list-item>
        </text:list>
        <text:p text:style-name="Text_20_body"><text:span text:style-name="Strong_20_Emphasis">Estrategias comunes en PG 18</text:span>:</text:p>
        <text:list xml:id="list3192196538" text:style-name="L31">
          <text:list-item>
            <text:p text:style-name="Text_20_body">Separar índices en discos SSD rápidos.</text:p>
          </text:list-item>
          <text:list-item>
            <text:p text:style-name="Text_20_body">Ubicar tablas grandes (logs, auditoría) en discos lentos y baratos.</text:p>
          </text:list-item>
          <text:list-item>
            <text:p text:style-name="Text_20_body">Usar <text:span text:style-name="Source_20_Text">pg_upgrade --swap</text:span> para migrar tablespaces sin downtime.</text:p>
          </text:list-item>
        </text:list>
        <text:p text:style-name="Text_20_body"><text:span text:style-name="Strong_20_Emphasis">Creación y uso</text:span>:</text:p>
        <text:p text:style-name="Text_20_body">sql</text:p>
        <text:p text:style-name="Preformatted_20_Text">-- Crear tablespace en un directorio específico</text:p>
        <text:p text:style-name="Preformatted_20_Text">CREATE TABLESPACE fast_ssd LOCATION '/mnt/ssd/postgres/data';</text:p>
        <text:p text:style-name="Preformatted_20_Text"/>
        <text:p text:style-name="Preformatted_20_Text">-- Crear tabla usando ese tablespace</text:p>
        <text:p text:style-name="Preformatted_20_Text">CREATE TABLE logs_rapidas (id serial, data text) TABLESPACE fast_ssd;</text:p>
        <text:p text:style-name="Preformatted_20_Text"/>
        <text:p text:style-name="Preformatted_20_Text">-- Mover una tabla existente</text:p>
        <text:p text:style-name="Preformatted_20_Text">ALTER TABLE usuarios SET TABLESPACE fast_ssd;</text:p>
        <text:h text:style-name="Heading_20_3" text:outline-level="3">Estructura Interna: OID, pg_class, pg_attribute</text:h>
        <text:p text:style-name="Text_20_body"><text:span text:style-name="Strong_20_Emphasis">OID (Object Identifier)</text:span>:</text:p>
        <text:list xml:id="list1456422597" text:style-name="L32">
          <text:list-item>
            <text:p text:style-name="Text_20_body">Identificador único de 32 bits para cada objeto (tabla, índice, función).</text:p>
          </text:list-item>
          <text:list-item>
            <text:p text:style-name="Text_20_body">PG 18 mantiene OIDs solo para system catalogs por defecto (ahorro de espacio).</text:p>
          </text:list-item>
        </text:list>
        <text:p text:style-name="Text_20_body"><text:span text:style-name="Strong_20_Emphasis">pg_class</text:span>: Catálogo maestro de todas las tablas e índices.</text:p>
        <text:p text:style-name="Text_20_body">sql</text:p>
        <text:p text:style-name="Preformatted_20_Text">-- Ver información de una tabla</text:p>
        <text:p text:style-name="Preformatted_20_Text">SELECT relname, relowner, reltuples, relpages, reltoastrelid</text:p>
        <text:p text:style-name="Preformatted_20_Text">FROM pg_class</text:p>
        <text:p text:style-name="Preformatted_20_Text">WHERE relname = 'nombre_tabla';</text:p>
        <text:p text:style-name="Text_20_body"><text:span text:style-name="Strong_20_Emphasis">pg_attribute</text:span>: Define las columnas de cada tabla.</text:p>
        <text:p text:style-name="Text_20_body">sql</text:p>
        <text:p text:style-name="Preformatted_20_Text">-- Ver columnas de una tabla con su tipo</text:p>
        <text:p text:style-name="Preformatted_20_Text">SELECT attname, atttypid::regtype, atttypmod, attnotnull</text:p>
        <text:p text:style-name="Preformatted_20_Text">FROM pg_attribute</text:p>
        <text:p text:style-name="Preformatted_20_Text">WHERE attrelid = 'usuarios'::regclass</text:p>
        <text:p text:style-name="Preformatted_20_Text"><text:s text:c="2"/>AND attnum &gt; 0; <text:s/>-- excluir system columns</text:p>
        <text:h text:style-name="Heading_20_3" text:outline-level="3">Segmentos, Extensiones y Bloques</text:h>
        <text:p text:style-name="Text_20_body"><text:span text:style-name="Strong_20_Emphasis">Jerarquía física</text:span>:</text:p>
        <text:p text:style-name="Text_20_body">text</text:p>
        <text:p text:style-name="Preformatted_20_Text">Base de datos → Tabla → Segmento → Extensión → Bloque (8 KB)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header-rows>
            <table:table-row>
              <table:table-cell table:style-name="Tabla3.A1" office:value-type="string">
                <text:p text:style-name="Table_20_Heading">Componente</text:p>
              </table:table-cell>
              <table:table-cell table:style-name="Tabla3.A1" office:value-type="string">
                <text:p text:style-name="Table_20_Heading">Tamaño</text:p>
              </table:table-cell>
              <table:table-cell table:style-name="Tabla3.A1" office:value-type="string">
                <text:p text:style-name="Table_20_Heading">Descripción</text:p>
              </table:table-cell>
            </table:table-row>
          </table:table-header-rows>
          <table:table-row>
            <table:table-cell table:style-name="Tabla3.A1" office:value-type="string">
              <text:p text:style-name="Table_20_Contents"><text:span text:style-name="Strong_20_Emphasis">Bloque (Block)</text:span></text:p>
            </table:table-cell>
            <table:table-cell table:style-name="Tabla3.A1" office:value-type="string">
              <text:p text:style-name="Table_20_Contents">8 KB</text:p>
            </table:table-cell>
            <table:table-cell table:style-name="Tabla3.A1" office:value-type="string">
              <text:p text:style-name="Table_20_Contents">Unidad mínima de I/O (configurable en <text:soft-page-break/>compilación)</text:p>
            </table:table-cell>
          </table:table-row>
          <table:table-row>
            <table:table-cell table:style-name="Tabla3.A1" office:value-type="string">
              <text:p text:style-name="Table_20_Contents"><text:span text:style-name="Strong_20_Emphasis">Extensión (Extent)</text:span></text:p>
            </table:table-cell>
            <table:table-cell table:style-name="Tabla3.A1" office:value-type="string">
              <text:p text:style-name="Table_20_Contents">128 KB (16 bloques)</text:p>
            </table:table-cell>
            <table:table-cell table:style-name="Tabla3.A1" office:value-type="string">
              <text:p text:style-name="Table_20_Contents">Crecimiento incremental de tablas</text:p>
            </table:table-cell>
          </table:table-row>
          <table:table-row>
            <table:table-cell table:style-name="Tabla3.A1" office:value-type="string">
              <text:p text:style-name="Table_20_Contents"><text:span text:style-name="Strong_20_Emphasis">Segmento (Segment)</text:span></text:p>
            </table:table-cell>
            <table:table-cell table:style-name="Tabla3.A1" office:value-type="string">
              <text:p text:style-name="Table_20_Contents">1 GB (máx 32 GB)</text:p>
            </table:table-cell>
            <table:table-cell table:style-name="Tabla3.A1" office:value-type="string">
              <text:p text:style-name="Table_20_Contents">Archivo físico (relfilenode)</text:p>
            </table:table-cell>
          </table:table-row>
        </table:table>
        <text:p text:style-name="Text_20_body"><text:span text:style-name="Strong_20_Emphasis">PG 18 novedad</text:span>: Mejor manejo de extensiones con AIO para crecimiento rápido.</text:p>
        <text:p text:style-name="Text_20_body"><text:span text:style-name="Strong_20_Emphasis">Ver archivos físicos</text:span>:</text:p>
        <text:p text:style-name="Text_20_body">sql</text:p>
        <text:p text:style-name="Preformatted_20_Text">-- Obtener el relfilenode actual de una tabla</text:p>
        <text:p text:style-name="Preformatted_20_Text">SELECT relname, relfilenode, reltablespace </text:p>
        <text:p text:style-name="Preformatted_20_Text">FROM pg_class </text:p>
        <text:p text:style-name="Preformatted_20_Text">WHERE relname = 'mi_tabla';</text:p>
        <text:p text:style-name="Preformatted_20_Text"/>
        <text:p text:style-name="Preformatted_20_Text">-- En el sistema operativo:</text:p>
        <text:p text:style-name="Preformatted_20_Text">-- ls -la $PGDATA/base/16384/relfilenode_num</text:p>
        <text:h text:style-name="Heading_20_3" text:outline-level="3">TOAST (The Oversized-Attribute Storage Technique)</text:h>
        <text:p text:style-name="Text_20_body"><text:span text:style-name="Strong_20_Emphasis">Propósito</text:span>: Almacenar valores grandes (&gt;2 KB) fuera de la fila principal.</text:p>
        <text:p text:style-name="Text_20_body"><text:span text:style-name="Strong_20_Emphasis">Estrategias TOAST en PG 18</text:span>:</text:p>
        <text:list xml:id="list2304897405" text:style-name="L33">
          <text:list-item>
            <text:p text:style-name="Text_20_body"><text:span text:style-name="Strong_20_Emphasis">PLAIN</text:span>: No comprimir ni externalizar (solo para tipos fijos).</text:p>
          </text:list-item>
          <text:list-item>
            <text:p text:style-name="Text_20_body"><text:span text:style-name="Strong_20_Emphasis">EXTENDED</text:span>: Comprimir primero, externalizar si sigue siendo grande.</text:p>
          </text:list-item>
          <text:list-item>
            <text:p text:style-name="Text_20_body"><text:span text:style-name="Strong_20_Emphasis">EXTERNAL</text:span>: Externalizar sin comprimir (mejor para acceso parcial).</text:p>
          </text:list-item>
          <text:list-item>
            <text:p text:style-name="Text_20_body"><text:span text:style-name="Strong_20_Emphasis">MAIN</text:span>: Comprimir pero no externalizar (raro).</text:p>
          </text:list-item>
        </text:list>
        <text:p text:style-name="Text_20_body"><text:span text:style-name="Strong_20_Emphasis">Configuración por columna</text:span>:</text:p>
        <text:p text:style-name="Text_20_body">sql</text:p>
        <text:p text:style-name="Preformatted_20_Text">ALTER TABLE productos </text:p>
        <text:p text:style-name="Preformatted_20_Text">ALTER COLUMN descripcion SET STORAGE EXTENDED;</text:p>
        <text:p text:style-name="Text_20_body"><text:span text:style-name="Strong_20_Emphasis">Monitoreo TOAST</text:span> (nuevo en PG 18):</text:p>
        <text:p text:style-name="Text_20_body">sql</text:p>
        <text:p text:style-name="Preformatted_20_Text">-- Ver tablas TOAST y su tamaño</text:p>
        <text:p text:style-name="Preformatted_20_Text">SELECT </text:p>
        <text:p text:style-name="Preformatted_20_Text"><text:s text:c="4"/>t.relname AS tabla_principal,</text:p>
        <text:p text:style-name="Preformatted_20_Text"><text:s text:c="4"/>toast.relname AS tabla_toast,</text:p>
        <text:p text:style-name="Preformatted_20_Text"><text:s text:c="4"/>pg_table_size(toast.oid) AS toast_tamaño</text:p>
        <text:p text:style-name="Preformatted_20_Text">FROM pg_class t</text:p>
        <text:p text:style-name="Preformatted_20_Text">JOIN pg_class toast ON t.reltoastrelid = toast.oid</text:p>
        <text:p text:style-name="Preformatted_20_Text">WHERE t.relkind = 'r';</text:p>
        <text:p text:style-name="Horizontal_20_Line"/>
        <text:h text:style-name="Heading_20_2" text:outline-level="2"><text:soft-page-break/>1.3. Índices Internos (1.5 horas)</text:h>
        <text:h text:style-name="Heading_20_3" text:outline-level="3">Tipos de Índices en PG 18</text:h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header-rows>
            <table:table-row>
              <table:table-cell table:style-name="Tabla4.A1" office:value-type="string">
                <text:p text:style-name="Table_20_Heading">Tipo</text:p>
              </table:table-cell>
              <table:table-cell table:style-name="Tabla4.A1" office:value-type="string">
                <text:p text:style-name="Table_20_Heading">Mejor para</text:p>
              </table:table-cell>
              <table:table-cell table:style-name="Tabla4.A1" office:value-type="string">
                <text:p text:style-name="Table_20_Heading">Tamaño típico</text:p>
              </table:table-cell>
              <table:table-cell table:style-name="Tabla4.A1" office:value-type="string">
                <text:p text:style-name="Table_20_Heading">Novedad PG 18</text:p>
              </table:table-cell>
            </table:table-row>
          </table:table-header-rows>
          <table:table-row>
            <table:table-cell table:style-name="Tabla4.A1" office:value-type="string">
              <text:p text:style-name="Table_20_Contents"><text:span text:style-name="Strong_20_Emphasis">B-Tree</text:span></text:p>
            </table:table-cell>
            <table:table-cell table:style-name="Tabla4.A1" office:value-type="string">
              <text:p text:style-name="Table_20_Contents">Igualdad, rango, ordenamiento</text:p>
            </table:table-cell>
            <table:table-cell table:style-name="Tabla4.A1" office:value-type="string">
              <text:p text:style-name="Table_20_Contents">2-4x datos</text:p>
            </table:table-cell>
            <table:table-cell table:style-name="Tabla4.A1" office:value-type="string">
              <text:p text:style-name="Table_20_Contents">Skip scan nativo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Hash</text:span></text:p>
            </table:table-cell>
            <table:table-cell table:style-name="Tabla4.A1" office:value-type="string">
              <text:p text:style-name="Table_20_Contents">Igualdad exacta</text:p>
            </table:table-cell>
            <table:table-cell table:style-name="Tabla4.A1" office:value-type="string">
              <text:p text:style-name="Table_20_Contents">Similar a B-Tree</text:p>
            </table:table-cell>
            <table:table-cell table:style-name="Tabla4.A1" office:value-type="string">
              <text:p text:style-name="Table_20_Contents">Soporte para valores NULL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GIN</text:span></text:p>
            </table:table-cell>
            <table:table-cell table:style-name="Tabla4.A1" office:value-type="string">
              <text:p text:style-name="Table_20_Contents">Arrays, JSONB, texto completo</text:p>
            </table:table-cell>
            <table:table-cell table:style-name="Tabla4.A1" office:value-type="string">
              <text:p text:style-name="Table_20_Contents">Grande (10x+)</text:p>
            </table:table-cell>
            <table:table-cell table:style-name="Tabla4.A1" office:value-type="string">
              <text:p text:style-name="Table_20_Contents">Construcción paralela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GiST</text:span></text:p>
            </table:table-cell>
            <table:table-cell table:style-name="Tabla4.A1" office:value-type="string">
              <text:p text:style-name="Table_20_Contents">Datos geométricos, rangos</text:p>
            </table:table-cell>
            <table:table-cell table:style-name="Tabla4.A1" office:value-type="string">
              <text:p text:style-name="Table_20_Contents">Mediano</text:p>
            </table:table-cell>
            <table:table-cell table:style-name="Tabla4.A1" office:value-type="string">
              <text:p text:style-name="Table_20_Contents">Mejoras en kNN search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BRIN</text:span></text:p>
            </table:table-cell>
            <table:table-cell table:style-name="Tabla4.A1" office:value-type="string">
              <text:p text:style-name="Table_20_Contents">Tablas muy grandes, correlación temporal</text:p>
            </table:table-cell>
            <table:table-cell table:style-name="Tabla4.A1" office:value-type="string">
              <text:p text:style-name="Table_20_Contents">Muy pequeño (1% de tabla)</text:p>
            </table:table-cell>
            <table:table-cell table:style-name="Tabla4.A1" office:value-type="string">
              <text:p text:style-name="Table_20_Contents">Soporte para más operadores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SP-GiST</text:span></text:p>
            </table:table-cell>
            <table:table-cell table:style-name="Tabla4.A1" office:value-type="string">
              <text:p text:style-name="Table_20_Contents">Datos con agrupamiento natural</text:p>
            </table:table-cell>
            <table:table-cell table:style-name="Tabla4.A1" office:value-type="string">
              <text:p text:style-name="Table_20_Contents">Mediano</text:p>
            </table:table-cell>
            <table:table-cell table:style-name="Tabla4.A1" office:value-type="string">
              <text:p text:style-name="Table_20_Contents">Sin cambios mayores</text:p>
            </table:table-cell>
          </table:table-row>
        </table:table>
        <text:h text:style-name="Heading_20_3" text:outline-level="3">Guía de selección (casos prácticos)</text:h>
        <text:p text:style-name="Text_20_body"><text:span text:style-name="Strong_20_Emphasis">Caso 1: Búsqueda por rango de fechas en logs</text:span></text:p>
        <text:p text:style-name="Text_20_body">sql</text:p>
        <text:p text:style-name="Preformatted_20_Text">-- Opción 1: BRIN (si los datos están ordenados por fecha)</text:p>
        <text:p text:style-name="Preformatted_20_Text">CREATE INDEX logs_fecha_brin ON logs USING brin (fecha_registro);</text:p>
        <text:p text:style-name="Preformatted_20_Text">-- Tamaño: ~128 KB por 1 GB de datos</text:p>
        <text:p text:style-name="Preformatted_20_Text"/>
        <text:p text:style-name="Preformatted_20_Text">-- Opción 2: B-Tree tradicional</text:p>
        <text:p text:style-name="Preformatted_20_Text">CREATE INDEX logs_fecha_btree ON logs (fecha_registro);</text:p>
        <text:p text:style-name="Preformatted_20_Text">-- Tamaño: ~200 MB por 1 GB de datos</text:p>
        <text:p text:style-name="Text_20_body"><text:span text:style-name="Strong_20_Emphasis">Caso 2: Búsqueda en JSONB con muchos campos</text:span></text:p>
        <text:p text:style-name="Text_20_body">sql</text:p>
        <text:p text:style-name="Preformatted_20_Text">-- GIN index para acceso rápido a campos internos</text:p>
        <text:p text:style-name="Preformatted_20_Text">CREATE INDEX productos_datos_gin ON productos USING gin (datos_jsonb);</text:p>
        <text:p text:style-name="Text_20_body"><text:span text:style-name="Strong_20_Emphasis">Caso 3: Búsqueda geoespacial</text:span></text:p>
        <text:p text:style-name="Text_20_body">sql</text:p>
        <text:p text:style-name="Preformatted_20_Text">CREATE INDEX ubicaciones_gist ON ubicaciones USING gist (geom);</text:p>
        <text:h text:style-name="Heading_20_3" text:outline-level="3">Skip Scan (Nuevo en PG 18)</text:h>
        <text:p text:style-name="Text_20_body"><text:span text:style-name="Strong_20_Emphasis">Problema resuelto</text:span>: Antes, un índice <text:span text:style-name="Source_20_Text">(status, created_at)</text:span> no ayudaba a <text:span text:style-name="Source_20_Text">WHERE created_at &gt; '2025-01-01'</text:span> sin filtrar <text:span text:style-name="Source_20_Text">status</text:span>.</text:p>
        <text:p text:style-name="Text_20_body"><text:span text:style-name="Strong_20_Emphasis">Solución</text:span>: PG 18 puede "saltarse" la primera columna si tiene pocos valores únicos.</text:p>
        <text:p text:style-name="Text_20_body">sql</text:p>
        <text:p text:style-name="Preformatted_20_Text">-- Índice multicolumna</text:p>
        <text:p text:style-name="Preformatted_20_Text">CREATE INDEX pedidos_estado_fecha ON pedidos (estado, fecha_pedido);</text:p>
        <text:p text:style-name="Preformatted_20_Text"><text:soft-page-break/></text:p>
        <text:p text:style-name="Preformatted_20_Text">-- Query que ahora usa Skip Scan</text:p>
        <text:p text:style-name="Preformatted_20_Text">EXPLAIN SELECT * FROM pedidos </text:p>
        <text:p text:style-name="Preformatted_20_Text">WHERE fecha_pedido &gt; '2026-01-01';</text:p>
        <text:p text:style-name="Preformatted_20_Text">-- Plan: "Skip Scan using pedidos_estado_fecha"</text:p>
        <text:h text:style-name="Heading_20_3" text:outline-level="3">Ver estadísticas de índices</text:h>
        <text:p text:style-name="Text_20_body">sql</text:p>
        <text:p text:style-name="Preformatted_20_Text">-- Tamaño de índices</text:p>
        <text:p text:style-name="Preformatted_20_Text">SELECT schemaname, tablename, indexname, </text:p>
        <text:p text:style-name="Preformatted_20_Text"><text:s text:c="7"/>pg_size_pretty(pg_indexes_size(schemaname||'.'||tablename)) AS tamaño_total</text:p>
        <text:p text:style-name="Preformatted_20_Text">FROM pg_indexes</text:p>
        <text:p text:style-name="Preformatted_20_Text">WHERE tablename = 'mi_tabla';</text:p>
        <text:p text:style-name="Preformatted_20_Text"/>
        <text:p text:style-name="Preformatted_20_Text">-- Uso de índices (PG 18 mejorado)</text:p>
        <text:p text:style-name="Preformatted_20_Text">SELECT schemaname, tablename, indexname, </text:p>
        <text:p text:style-name="Preformatted_20_Text"><text:s text:c="7"/>idx_scan, idx_tup_read, idx_tup_fetch</text:p>
        <text:p text:style-name="Preformatted_20_Text">FROM pg_stat_user_indexes</text:p>
        <text:p text:style-name="Preformatted_20_Text">WHERE idx_scan = 0; <text:s/>-- Índices no utilizados</text:p>
        <text:p text:style-name="Horizontal_20_Line"/>
        <text:h text:style-name="Heading_20_2" text:outline-level="2">1.4. MVCC (Multiversion Concurrency Control) (1.5 horas)</text:h>
        <text:h text:style-name="Heading_20_3" text:outline-level="3">Cómo PostgreSQL maneja concurrencia sin bloqueos de lectura</text:h>
        <text:p text:style-name="Text_20_body"><text:span text:style-name="Strong_20_Emphasis">Principio fundamental</text:span>: Lectores nunca bloquean escritores, y viceversa.</text:p>
        <text:p text:style-name="Text_20_body"><text:span text:style-name="Strong_20_Emphasis">Mecanismo</text:span>:</text:p>
        <text:list xml:id="list2989443478" text:style-name="L34">
          <text:list-item>
            <text:p text:style-name="Text_20_body">Cada modificación crea una <text:span text:style-name="Strong_20_Emphasis">nueva versión</text:span> de la tupla (fila).</text:p>
          </text:list-item>
          <text:list-item>
            <text:p text:style-name="Text_20_body">Las versiones viejas se marcan como "muertas" pero permanecen físicamente.</text:p>
          </text:list-item>
          <text:list-item>
            <text:p text:style-name="Text_20_body">Las transacciones ven la versión activa en el momento de su inicio (<text:span text:style-name="Source_20_Text">snapshot</text:span>).</text:p>
          </text:list-item>
        </text:list>
        <text:h text:style-name="Heading_20_3" text:outline-level="3">Campos de control de tupla (HeapTupleHeader)</text:h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>
              <table:table-cell table:style-name="Tabla5.A1" office:value-type="string">
                <text:p text:style-name="Table_20_Heading">Campo</text:p>
              </table:table-cell>
              <table:table-cell table:style-name="Tabla5.A1" office:value-type="string">
                <text:p text:style-name="Table_20_Heading">Tamaño</text:p>
              </table:table-cell>
              <table:table-cell table:style-name="Tabla5.A1" office:value-type="string">
                <text:p text:style-name="Table_20_Heading">Descripción</text:p>
              </table:table-cell>
            </table:table-row>
          </table:table-header-rows>
          <table:table-row>
            <table:table-cell table:style-name="Tabla5.A1" office:value-type="string">
              <text:p text:style-name="Table_20_Contents"><text:span text:style-name="Strong_20_Emphasis">xmin</text:span></text:p>
            </table:table-cell>
            <table:table-cell table:style-name="Tabla5.A1" office:value-type="string">
              <text:p text:style-name="Table_20_Contents">4 bytes</text:p>
            </table:table-cell>
            <table:table-cell table:style-name="Tabla5.A1" office:value-type="string">
              <text:p text:style-name="Table_20_Contents">Transacción que creó esta versión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xmax</text:span></text:p>
            </table:table-cell>
            <table:table-cell table:style-name="Tabla5.A1" office:value-type="string">
              <text:p text:style-name="Table_20_Contents">4 bytes</text:p>
            </table:table-cell>
            <table:table-cell table:style-name="Tabla5.A1" office:value-type="string">
              <text:p text:style-name="Table_20_Contents">Transacción que eliminó/marcó esta versión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cmin/cmax</text:span></text:p>
            </table:table-cell>
            <table:table-cell table:style-name="Tabla5.A1" office:value-type="string">
              <text:p text:style-name="Table_20_Contents">4 bytes</text:p>
            </table:table-cell>
            <table:table-cell table:style-name="Tabla5.A1" office:value-type="string">
              <text:p text:style-name="Table_20_Contents">Command ID dentro de la transacción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ctid</text:span></text:p>
            </table:table-cell>
            <table:table-cell table:style-name="Tabla5.A1" office:value-type="string">
              <text:p text:style-name="Table_20_Contents">6 bytes</text:p>
            </table:table-cell>
            <table:table-cell table:style-name="Tabla5.A1" office:value-type="string">
              <text:p text:style-name="Table_20_Contents">Ubicación física (bloque, offset) de la versión actual</text:p>
            </table:table-cell>
          </table:table-row>
        </table:table>
        <text:p text:style-name="Text_20_body"><text:span text:style-name="Strong_20_Emphasis">Ejemplo visual</text:span>:</text:p>
        <text:p text:style-name="Text_20_body">text</text:p>
        <text:p text:style-name="Preformatted_20_Text">Tabla original: <text:s text:c="15"/>Después de UPDATE:</text:p>
        <text:p text:style-name="Preformatted_20_Text">[id=1, name='Ana', xmin=100] <text:s text:c="2"/>[id=1, name='Ana', xmin=100, xmax=102] (muerta)</text:p>
        <text:p text:style-name="Preformatted_20_Text"><text:s text:c="31"/>[id=1, name='Maria', xmin=102, ctid=(0,2)]</text:p>
        <text:h text:style-name="Heading_20_3" text:outline-level="3"><text:soft-page-break/>Visibilidad y tuplas muertas</text:h>
        <text:p text:style-name="Text_20_body"><text:span text:style-name="Strong_20_Emphasis">Proceso de visibilidad</text:span>:</text:p>
        <text:list xml:id="list2225309762" text:style-name="L35">
          <text:list-item>
            <text:p text:style-name="Text_20_body">Si <text:span text:style-name="Source_20_Text">xmin</text:span> está abortada → invisible</text:p>
          </text:list-item>
          <text:list-item>
            <text:p text:style-name="Text_20_body">Si <text:span text:style-name="Source_20_Text">xmin</text:span> está en curso → visible solo para esa transacción</text:p>
          </text:list-item>
          <text:list-item>
            <text:p text:style-name="Text_20_body">Si <text:span text:style-name="Source_20_Text">xmax</text:span> está commit y es anterior al snapshot → invisible</text:p>
          </text:list-item>
          <text:list-item>
            <text:p text:style-name="Text_20_body">Si <text:span text:style-name="Source_20_Text">xmax</text:span> está abortada → visible (fue eliminada sin commit)</text:p>
          </text:list-item>
        </text:list>
        <text:p text:style-name="Text_20_body"><text:span text:style-name="Strong_20_Emphasis">Dead Tuples (tuplas muertas)</text:span>:</text:p>
        <text:list xml:id="list1288295405" text:style-name="L36">
          <text:list-item>
            <text:p text:style-name="Text_20_body">Versiones que ya no son visibles para ninguna transacción.</text:p>
          </text:list-item>
          <text:list-item>
            <text:p text:style-name="Text_20_body">Causan <text:span text:style-name="Strong_20_Emphasis">bloat</text:span> (hinchazón de la tabla).</text:p>
          </text:list-item>
          <text:list-item>
            <text:p text:style-name="Text_20_body">Limpiadas por <text:span text:style-name="Strong_20_Emphasis">VACUUM</text:span> o <text:span text:style-name="Strong_20_Emphasis">Autovacuum</text:span>.</text:p>
          </text:list-item>
        </text:list>
        <text:h text:style-name="Heading_20_3" text:outline-level="3">Monitoreo MVCC en PG 18</text:h>
        <text:p text:style-name="Text_20_body">sql</text:p>
        <text:p text:style-name="Preformatted_20_Text">-- Ver dead tuples por tabla (nuevas columnas en pg_stat_all_tables)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n_live_tup AS tuplas_vivas,</text:p>
        <text:p text:style-name="Preformatted_20_Text"><text:s text:c="4"/>n_dead_tup AS tuplas_muertas,</text:p>
        <text:p text:style-name="Preformatted_20_Text"><text:s text:c="4"/>last_vacuum,</text:p>
        <text:p text:style-name="Preformatted_20_Text"><text:s text:c="4"/>last_autovacuum,</text:p>
        <text:p text:style-name="Preformatted_20_Text"><text:s text:c="4"/>-- Nuevo en PG 18:</text:p>
        <text:p text:style-name="Preformatted_20_Text"><text:s text:c="4"/>vacuum_count AS veces_vacunada,</text:p>
        <text:p text:style-name="Preformatted_20_Text"><text:s text:c="4"/>autovacuum_count AS veces_autovacunada,</text:p>
        <text:p text:style-name="Preformatted_20_Text"><text:s text:c="4"/>vacuum_time AS tiempo_total_vacuum,</text:p>
        <text:p text:style-name="Preformatted_20_Text"><text:s text:c="4"/>autovacuum_time AS tiempo_total_autovacuum</text:p>
        <text:p text:style-name="Preformatted_20_Text">FROM pg_stat_all_tables</text:p>
        <text:p text:style-name="Preformatted_20_Text">WHERE n_dead_tup &gt; 1000</text:p>
        <text:p text:style-name="Preformatted_20_Text">ORDER BY n_dead_tup DESC;</text:p>
        <text:h text:style-name="Heading_20_3" text:outline-level="3">Configuración crítica de Autovacuum</text:h>
        <text:p text:style-name="Text_20_body">sql</text:p>
        <text:p text:style-name="Preformatted_20_Text">-- Ver configuración actual</text:p>
        <text:p text:style-name="Preformatted_20_Text">SHOW autovacuum_vacuum_threshold; <text:s text:c="6"/>-- Default: 50 dead tuples</text:p>
        <text:p text:style-name="Preformatted_20_Text">SHOW autovacuum_vacuum_scale_factor; <text:s text:c="3"/>-- Default: 0.2 (20% de la tabla)</text:p>
        <text:p text:style-name="Preformatted_20_Text">SHOW autovacuum_vacuum_insert_threshold; -- NUEVO PG 18: 1000 inserts</text:p>
        <text:p text:style-name="Preformatted_20_Text"/>
        <text:p text:style-name="Preformatted_20_Text">-- Ajuste para tablas grandes (recomendado)</text:p>
        <text:p text:style-name="Preformatted_20_Text">ALTER TABLE logs SET (</text:p>
        <text:p text:style-name="Preformatted_20_Text"><text:s text:c="4"/>autovacuum_vacuum_scale_factor = 0.05,</text:p>
        <text:p text:style-name="Preformatted_20_Text"><text:s text:c="4"/>autovacuum_vacuum_threshold = 5000,</text:p>
        <text:p text:style-name="Preformatted_20_Text"><text:s text:c="4"/>autovacuum_vacuum_insert_threshold = 10000</text:p>
        <text:p text:style-name="Preformatted_20_Text">);</text:p>
        <text:p text:style-name="Horizontal_20_Line"/>
        <text:h text:style-name="Heading_20_2" text:outline-level="2"><text:soft-page-break/>Ejercicio Práctico Integrador (1 hora)</text:h>
        <text:h text:style-name="Heading_20_3" text:outline-level="3">Objetivo: Identificar procesos, configurar memoria y crear tablespaces</text:h>
        <text:p text:style-name="Text_20_body"><text:span text:style-name="Strong_20_Emphasis">Paso 1: Identificar procesos del sistema</text:span></text:p>
        <text:p text:style-name="Text_20_body">bash</text:p>
        <text:p text:style-name="Preformatted_20_Text"># Desde el terminal (Linux/Unix)</text:p>
        <text:p text:style-name="Preformatted_20_Text">ps aux | grep postgres</text:p>
        <text:p text:style-name="Preformatted_20_Text"/>
        <text:p text:style-name="Preformatted_20_Text"># O desde SQL</text:p>
        <text:p text:style-name="Preformatted_20_Text">psql -d postgres -c "SELECT pid, usename, application_name, backend_type FROM pg_stat_activity;"</text:p>
        <text:p text:style-name="Text_20_body"><text:span text:style-name="Strong_20_Emphasis">Paso 2: Ver y ajustar configuración de memoria</text:span></text:p>
        <text:p text:style-name="Text_20_body">sql</text:p>
        <text:p text:style-name="Preformatted_20_Text">-- Ver valores actuales</text:p>
        <text:p text:style-name="Preformatted_20_Text">SELECT name, setting, unit, context </text:p>
        <text:p text:style-name="Preformatted_20_Text">FROM pg_settings </text:p>
        <text:p text:style-name="Preformatted_20_Text">WHERE name IN ('shared_buffers', 'work_mem', 'maintenance_work_mem');</text:p>
        <text:p text:style-name="Preformatted_20_Text"/>
        <text:p text:style-name="Preformatted_20_Text">-- Ajustar para la sesión actual (prueba)</text:p>
        <text:p text:style-name="Preformatted_20_Text">SET work_mem = '64MB';</text:p>
        <text:p text:style-name="Preformatted_20_Text">SET maintenance_work_mem = '512MB';</text:p>
        <text:p text:style-name="Preformatted_20_Text"/>
        <text:p text:style-name="Preformatted_20_Text">-- Verificar cambio</text:p>
        <text:p text:style-name="Preformatted_20_Text">SHOW work_mem;</text:p>
        <text:p text:style-name="Text_20_body"><text:span text:style-name="Strong_20_Emphasis">Paso 3: Crear y usar tablespaces</text:span></text:p>
        <text:p text:style-name="Text_20_body">sql</text:p>
        <text:p text:style-name="Preformatted_20_Text">-- Crear directorios (desde SQL con función especial)</text:p>
        <text:p text:style-name="Preformatted_20_Text">\! sudo mkdir -p /tmp/pg18_ssd /tmp/pg18_hdd</text:p>
        <text:p text:style-name="Preformatted_20_Text"/>
        <text:p text:style-name="Preformatted_20_Text">-- Crear tablespaces</text:p>
        <text:p text:style-name="Preformatted_20_Text">CREATE TABLESPACE ts_ssd LOCATION '/tmp/pg18_ssd';</text:p>
        <text:p text:style-name="Preformatted_20_Text">CREATE TABLESPACE ts_hdd LOCATION '/tmp/pg18_hdd';</text:p>
        <text:p text:style-name="Preformatted_20_Text"/>
        <text:p text:style-name="Preformatted_20_Text">-- Crear tablas en diferentes tablespaces</text:p>
        <text:p text:style-name="Preformatted_20_Text">CREATE TABLE usuarios_activos (id serial, nombre text) TABLESPACE ts_ssd;</text:p>
        <text:p text:style-name="Preformatted_20_Text">CREATE TABLE logs_historicos (id serial, log text) TABLESPACE ts_hdd;</text:p>
        <text:p text:style-name="Preformatted_20_Text"/>
        <text:p text:style-name="Preformatted_20_Text">-- Ver ubicación de las tablas</text:p>
        <text:p text:style-name="Preformatted_20_Text">SELECT relname, reltablespace,</text:p>
        <text:p text:style-name="Preformatted_20_Text"><text:s text:c="7"/>pg_tablespace_location(reltablespace) AS ubicacion</text:p>
        <text:p text:style-name="Preformatted_20_Text">FROM pg_class </text:p>
        <text:p text:style-name="Preformatted_20_Text">WHERE relname IN ('usuarios_activos', 'logs_historicos');</text:p>
        <text:p text:style-name="Text_20_body"><text:span text:style-name="Strong_20_Emphasis">Paso 4: Simular MVCC y monitorear dead tuples</text:span></text:p>
        <text:p text:style-name="Text_20_body">sql</text:p>
        <text:p text:style-name="Preformatted_20_Text">-- Crear tabla de prueba</text:p>
        <text:p text:style-name="Preformatted_20_Text">CREATE TABLE test_mvcc (id int primary key, valor text) TABLESPACE ts_ssd;</text:p>
        <text:p text:style-name="Preformatted_20_Text"/>
        <text:p text:style-name="Preformatted_20_Text">-- Insertar datos</text:p>
        <text:p text:style-name="Preformatted_20_Text">INSERT INTO test_mvcc SELECT generate_series(1, 1000), 'original';</text:p>
        <text:p text:style-name="Preformatted_20_Text"/>
        <text:p text:style-name="Preformatted_20_Text">-- Ver estado inicial</text:p>
        <text:p text:style-name="Preformatted_20_Text"><text:soft-page-break/>SELECT n_live_tup, n_dead_tup, last_vacuum </text:p>
        <text:p text:style-name="Preformatted_20_Text">FROM pg_stat_all_tables </text:p>
        <text:p text:style-name="Preformatted_20_Text">WHERE relname = 'test_mvcc';</text:p>
        <text:p text:style-name="Preformatted_20_Text"/>
        <text:p text:style-name="Preformatted_20_Text">-- Actualizar muchas veces (crea dead tuples)</text:p>
        <text:p text:style-name="Preformatted_20_Text">DO $$</text:p>
        <text:p text:style-name="Preformatted_20_Text">BEGIN</text:p>
        <text:p text:style-name="Preformatted_20_Text"><text:s text:c="4"/>FOR i IN 1..100 LOOP</text:p>
        <text:p text:style-name="Preformatted_20_Text"><text:s text:c="8"/>UPDATE test_mvcc SET valor = 'actualizado_' || i WHERE id = i;</text:p>
        <text:p text:style-name="Preformatted_20_Text"><text:s text:c="4"/>END LOOP;</text:p>
        <text:p text:style-name="Preformatted_20_Text">END $$;</text:p>
        <text:p text:style-name="Preformatted_20_Text"/>
        <text:p text:style-name="Preformatted_20_Text">-- Ver dead tuples acumulados</text:p>
        <text:p text:style-name="Preformatted_20_Text">SELECT n_live_tup, n_dead_tup, n_mod_since_analyze</text:p>
        <text:p text:style-name="Preformatted_20_Text">FROM pg_stat_all_tables </text:p>
        <text:p text:style-name="Preformatted_20_Text">WHERE relname = 'test_mvcc';</text:p>
        <text:p text:style-name="Preformatted_20_Text"/>
        <text:p text:style-name="Preformatted_20_Text">-- Ejecutar VACUUM manual</text:p>
        <text:p text:style-name="Preformatted_20_Text">VACUUM VERBOSE test_mvcc;</text:p>
        <text:p text:style-name="Preformatted_20_Text"/>
        <text:p text:style-name="Preformatted_20_Text">-- Verificar limpieza</text:p>
        <text:p text:style-name="Preformatted_20_Text">SELECT n_live_tup, n_dead_tup, last_vacuum </text:p>
        <text:p text:style-name="Preformatted_20_Text">FROM pg_stat_all_tables </text:p>
        <text:p text:style-name="Preformatted_20_Text">WHERE relname = 'test_mvcc';</text:p>
        <text:p text:style-name="Text_20_body"><text:span text:style-name="Strong_20_Emphasis">Paso 5: Analizar índices y planes de ejecución</text:span></text:p>
        <text:p text:style-name="Text_20_body">sql</text:p>
        <text:p text:style-name="Preformatted_20_Text">-- Crear índice con nueva funcionalidad de PG 18</text:p>
        <text:p text:style-name="Preformatted_20_Text">CREATE INDEX CONCURRENTLY test_mvcc_idx ON test_mvcc (valor) WITH (parallel_workers = 2);</text:p>
        <text:p text:style-name="Preformatted_20_Text"/>
        <text:p text:style-name="Preformatted_20_Text">-- Ver tamaño de índices</text:p>
        <text:p text:style-name="Preformatted_20_Text">SELECT </text:p>
        <text:p text:style-name="Preformatted_20_Text"><text:s text:c="4"/>indexname,</text:p>
        <text:p text:style-name="Preformatted_20_Text"><text:s text:c="4"/>pg_size_pretty(pg_indexes_size('test_mvcc'::regclass)) AS indice_tamaño</text:p>
        <text:p text:style-name="Preformatted_20_Text">FROM pg_indexes</text:p>
        <text:p text:style-name="Preformatted_20_Text">WHERE tablename = 'test_mvcc';</text:p>
        <text:p text:style-name="Preformatted_20_Text"/>
        <text:p text:style-name="Preformatted_20_Text">-- Usar EXPLAIN para ver plan</text:p>
        <text:p text:style-name="Preformatted_20_Text">EXPLAIN (ANALYZE, BUFFERS) </text:p>
        <text:p text:style-name="Preformatted_20_Text">SELECT * FROM test_mvcc WHERE valor LIKE 'actualizado_%';</text:p>
        <text:h text:style-name="Heading_20_3" text:outline-level="3">Entregables del ejercicio:</text:h>
        <text:list xml:id="list1001501561" text:style-name="L37">
          <text:list-item>
            <text:p text:style-name="Text_20_body">Captura de la salida de <text:span text:style-name="Source_20_Text">ps aux | grep postgres</text:span> identificando al menos 3 procesos diferentes.</text:p>
          </text:list-item>
          <text:list-item>
            <text:p text:style-name="Text_20_body">Comandos SQL utilizados para modificar <text:span text:style-name="Source_20_Text">work_mem</text:span> y verificar el cambio.</text:p>
          </text:list-item>
          <text:list-item>
            <text:p text:style-name="Text_20_body">Lista de archivos creados en <text:span text:style-name="Source_20_Text">/tmp/pg18_ssd/</text:span> después de crear la tabla.</text:p>
          </text:list-item>
          <text:list-item>
            <text:p text:style-name="Text_20_body">Número de dead tuples generados en el paso 4 y tiempo que tardó VACUUM.</text:p>
          </text:list-item>
          <text:list-item>
            <text:p text:style-name="Text_20_body">Plan de ejecución de la última consulta con el costo estimado.</text:p>
          </text:list-item>
        </text:list>
        <text:p text:style-name="Horizontal_20_Line"/>
        <text:h text:style-name="Heading_20_2" text:outline-level="2"><text:soft-page-break/>Resumen del Módulo 1</text:h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>
              <table:table-cell table:style-name="Tabla6.A1" office:value-type="string">
                <text:p text:style-name="Table_20_Heading">Concepto</text:p>
              </table:table-cell>
              <table:table-cell table:style-name="Tabla6.A1" office:value-type="string">
                <text:p text:style-name="Table_20_Heading">Enfoque tradicional</text:p>
              </table:table-cell>
              <table:table-cell table:style-name="Tabla6.A1" office:value-type="string">
                <text:p text:style-name="Table_20_Heading">Novedad PostgreSQL 18</text:p>
              </table:table-cell>
            </table:table-row>
          </table:table-header-rows>
          <table:table-row>
            <table:table-cell table:style-name="Tabla6.A1" office:value-type="string">
              <text:p text:style-name="Table_20_Contents">I/O</text:p>
            </table:table-cell>
            <table:table-cell table:style-name="Tabla6.A1" office:value-type="string">
              <text:p text:style-name="Table_20_Contents">Síncrono</text:p>
            </table:table-cell>
            <table:table-cell table:style-name="Tabla6.A1" office:value-type="string">
              <text:p text:style-name="Table_20_Contents">Async I/O con io_uring</text:p>
            </table:table-cell>
          </table:table-row>
          <table:table-row>
            <table:table-cell table:style-name="Tabla6.A1" office:value-type="string">
              <text:p text:style-name="Table_20_Contents">Estadísticas</text:p>
            </table:table-cell>
            <table:table-cell table:style-name="Tabla6.A1" office:value-type="string">
              <text:p text:style-name="Table_20_Contents">Globales</text:p>
            </table:table-cell>
            <table:table-cell table:style-name="Tabla6.A1" office:value-type="string">
              <text:p text:style-name="Table_20_Contents">Por backend individual</text:p>
            </table:table-cell>
          </table:table-row>
          <table:table-row>
            <table:table-cell table:style-name="Tabla6.A1" office:value-type="string">
              <text:p text:style-name="Table_20_Contents">Índices multicolumna</text:p>
            </table:table-cell>
            <table:table-cell table:style-name="Tabla6.A1" office:value-type="string">
              <text:p text:style-name="Table_20_Contents">Requieren columna prefijo</text:p>
            </table:table-cell>
            <table:table-cell table:style-name="Tabla6.A1" office:value-type="string">
              <text:p text:style-name="Table_20_Contents">Skip Scan automático</text:p>
            </table:table-cell>
          </table:table-row>
          <table:table-row>
            <table:table-cell table:style-name="Tabla6.A1" office:value-type="string">
              <text:p text:style-name="Table_20_Contents">Monitoreo VACUUM</text:p>
            </table:table-cell>
            <table:table-cell table:style-name="Tabla6.A1" office:value-type="string">
              <text:p text:style-name="Table_20_Contents">Solo contadores</text:p>
            </table:table-cell>
            <table:table-cell table:style-name="Tabla6.A1" office:value-type="string">
              <text:p text:style-name="Table_20_Contents">Tiempo total invertido</text:p>
            </table:table-cell>
          </table:table-row>
          <table:table-row>
            <table:table-cell table:style-name="Tabla6.A1" office:value-type="string">
              <text:p text:style-name="Table_20_Contents">Configuración memoria</text:p>
            </table:table-cell>
            <table:table-cell table:style-name="Tabla6.A1" office:value-type="string">
              <text:p text:style-name="Table_20_Contents">Fija</text:p>
            </table:table-cell>
            <table:table-cell table:style-name="Tabla6.A1" office:value-type="string">
              <text:p text:style-name="Table_20_Contents"><text:span text:style-name="Source_20_Text">wal_buffers = auto</text:span></text:p>
            </table:table-cell>
          </table:table-row>
          <table:table-row>
            <table:table-cell table:style-name="Tabla6.A1" office:value-type="string">
              <text:p text:style-name="Table_20_Contents">Tablespaces</text:p>
            </table:table-cell>
            <table:table-cell table:style-name="Tabla6.A1" office:value-type="string">
              <text:p text:style-name="Table_20_Contents">Migración con downtime</text:p>
            </table:table-cell>
            <table:table-cell table:style-name="Tabla6.A1" office:value-type="string">
              <text:p text:style-name="Table_20_Contents"><text:span text:style-name="Source_20_Text">pg_upgrade --swap</text:span></text:p>
            </table:table-cell>
          </table:table-row>
        </table:table>
        <text:p text:style-name="Horizontal_20_Line"/>
        <text:h text:style-name="Heading_20_2" text:outline-level="2">Preparación para el Módulo 2</text:h>
        <text:p text:style-name="Text_20_body"><text:span text:style-name="Strong_20_Emphasis">Temas a explorar antes de la siguiente clase</text:span>:</text:p>
        <text:list xml:id="list2283897297" text:style-name="L38">
          <text:list-item>
            <text:p text:style-name="Text_20_body">Familiarizarse con <text:span text:style-name="Source_20_Text">pg_stat_io</text:span> y sus nuevas columnas (<text:span text:style-name="Source_20_Text">read_bytes</text:span>, <text:span text:style-name="Source_20_Text">write_bytes</text:span>).</text:p>
          </text:list-item>
          <text:list-item>
            <text:p text:style-name="Text_20_body">Practicar con <text:span text:style-name="Source_20_Text">pg_stat_get_backend_io()</text:span> para una sesión específica.</text:p>
          </text:list-item>
          <text:list-item>
            <text:p text:style-name="Text_20_body">Entender la diferencia entre <text:span text:style-name="Source_20_Text">buffers: shared hit</text:span> vs <text:span text:style-name="Source_20_Text">buffers: shared read</text:span> en EXPLAIN.</text:p>
          </text:list-item>
        </text:list>
        <text:p text:style-name="Text_20_body"><text:span text:style-name="Strong_20_Emphasis">Lectura recomendada</text:span>:</text:p>
        <text:list xml:id="list2153175066" text:style-name="L39">
          <text:list-item>
            <text:p text:style-name="Text_20_body">Documentación oficial de PostgreSQL 18: "Chapter 69. System Views"</text:p>
          </text:list-item>
          <text:list-item>
            <text:p text:style-name="Text_20_body">"PostgreSQL 18: What's New in MVCC" (blog oficial)</text:p>
          </text:list-item>
        </text:list>
        <text:p text:style-name="Text_20_body"><text:span text:style-name="Strong_20_Emphasis">¿Listo para continuar?</text:span> El Módulo 2 cubrirá monitoreo avanzado con las nuevas métricas de I/O asíncrono y diagnóstico de cuellos de botella en tiempo real.</text:p>
        <text:p text:style-name="Text_20_body">desarrollame el modulo 2 para postgresql 18 desde basico hasta avanzado.</text:p>
        <text:p text:style-name="Text_20_body">Leer 9 páginas web</text:p>
        <text:h text:style-name="Heading_20_1" text:outline-level="1">Módulo 2: Monitoreo y Diagnóstico en PostgreSQL 18 (6 horas)</text:h>
        <text:h text:style-name="Heading_20_2" text:outline-level="2">Objetivos del Módulo</text:h>
        <text:list xml:id="list1484095192" text:style-name="L40">
          <text:list-item>
            <text:p text:style-name="Text_20_body">Comprender las nuevas capacidades de monitoreo introducidas en PostgreSQL 18.</text:p>
          </text:list-item>
          <text:list-item>
            <text:p text:style-name="Text_20_body">Utilizar las vistas de estadísticas por backend para diagnóstico granular.</text:p>
          </text:list-item>
          <text:list-item>
            <text:p text:style-name="Text_20_body">Dominar EXPLAIN con las nuevas opciones (WAL, SERIALIZE, MEMORY).</text:p>
          </text:list-item>
          <text:list-item>
            <text:p text:style-name="Text_20_body">Configurar y optimizar el subsistema de I/O asíncrono.</text:p>
          </text:list-item>
          <text:list-item>
            <text:p text:style-name="Text_20_body"><text:soft-page-break/>Implementar una estrategia de monitoreo completa para entornos de producción.</text:p>
          </text:list-item>
        </text:list>
        <text:p text:style-name="Horizontal_20_Line"/>
        <text:h text:style-name="Heading_20_2" text:outline-level="2">2.1. Evolución del Subsistema de Estadísticas (1 hora)</text:h>
        <text:h text:style-name="Heading_20_3" text:outline-level="3">Contexto: Limitaciones de Versiones Anteriores</text:h>
        <text:p text:style-name="Text_20_body">Hasta PostgreSQL 17, el monitoreo tenía limitaciones significativas:</text:p>
        <text:list xml:id="list4005299989" text:style-name="L41">
          <text:list-item>
            <text:p text:style-name="Text_20_body">Las estadísticas de I/O eran <text:span text:style-name="Strong_20_Emphasis">agregadas</text:span> a nivel de todo el servidor (<text:span text:style-name="Source_20_Text">pg_stat_io</text:span>).</text:p>
          </text:list-item>
          <text:list-item>
            <text:p text:style-name="Text_20_body">No era posible saber qué conexión específica estaba generando carga de disco.</text:p>
          </text:list-item>
          <text:list-item>
            <text:p text:style-name="Text_20_body">Las métricas se reportaban en <text:span text:style-name="Strong_20_Emphasis">páginas (8KB)</text:span>, no en bytes, dificultando el cálculo.</text:p>
          </text:list-item>
          <text:list-item>
            <text:p text:style-name="Text_20_body">Para identificar consultas problemáticas en ejecución, los DBAs debían usar herramientas del sistema operativo como <text:span text:style-name="Source_20_Text">iotop</text:span> y cruzar PIDs manualmente .</text:p>
          </text:list-item>
        </text:list>
        <text:h text:style-name="Heading_20_3" text:outline-level="3">Novedades Arquitectónicas en PG 18</text:h>
        <text:p text:style-name="Text_20_body">PostgreSQL 18 introduce un rediseño completo del sistema de estadísticas acumulativas :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header-rows>
            <table:table-row>
              <table:table-cell table:style-name="Tabla7.A1" office:value-type="string">
                <text:p text:style-name="Table_20_Heading">Área de mejora</text:p>
              </table:table-cell>
              <table:table-cell table:style-name="Tabla7.A1" office:value-type="string">
                <text:p text:style-name="Table_20_Heading">Descripción</text:p>
              </table:table-cell>
              <table:table-cell table:style-name="Tabla7.A1" office:value-type="string">
                <text:p text:style-name="Table_20_Heading">Impacto práctico</text:p>
              </table:table-cell>
            </table:table-row>
          </table:table-header-rows>
          <table:table-row>
            <table:table-cell table:style-name="Tabla7.A1" office:value-type="string">
              <text:p text:style-name="Table_20_Contents"><text:span text:style-name="Strong_20_Emphasis">Estadísticas por backend</text:span></text:p>
            </table:table-cell>
            <table:table-cell table:style-name="Tabla7.A1" office:value-type="string">
              <text:p text:style-name="Table_20_Contents">Nuevas funciones <text:span text:style-name="Source_20_Text">pg_stat_get_backend_io()</text:span> y <text:span text:style-name="Source_20_Text">pg_stat_get_backend_wal()</text:span></text:p>
            </table:table-cell>
            <table:table-cell table:style-name="Tabla7.A1" office:value-type="string">
              <text:p text:style-name="Table_20_Contents">Identificar la consulta exacta que causa I/O alto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Reporte en bytes</text:span></text:p>
            </table:table-cell>
            <table:table-cell table:style-name="Tabla7.A1" office:value-type="string">
              <text:p text:style-name="Table_20_Contents"><text:span text:style-name="Source_20_Text">pg_stat_io</text:span> ahora muestra <text:span text:style-name="Source_20_Text">read_bytes</text:span> y <text:span text:style-name="Source_20_Text">write_bytes</text:span> en lugar de páginas</text:p>
            </table:table-cell>
            <table:table-cell table:style-name="Tabla7.A1" office:value-type="string">
              <text:p text:style-name="Table_20_Contents">Cálculos directos sin multiplicar por 8192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API C para extensiones</text:span></text:p>
            </table:table-cell>
            <table:table-cell table:style-name="Tabla7.A1" office:value-type="string">
              <text:p text:style-name="Table_20_Contents">Extensiones pueden usar el motor de estadísticas nativo</text:p>
            </table:table-cell>
            <table:table-cell table:style-name="Tabla7.A1" office:value-type="string">
              <text:p text:style-name="Table_20_Contents">Desarrollo de herramientas de monitoreo más potentes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Retención de estadísticas</text:span></text:p>
            </table:table-cell>
            <table:table-cell table:style-name="Tabla7.A1" office:value-type="string">
              <text:p text:style-name="Table_20_Contents"><text:span text:style-name="Source_20_Text">pg_upgrade</text:span> preserva estadísticas del planificador</text:p>
            </table:table-cell>
            <table:table-cell table:style-name="Tabla7.A1" office:value-type="string">
              <text:p text:style-name="Table_20_Contents">Sin "período frío" post-actualización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Límite de tabla hash</text:span></text:p>
            </table:table-cell>
            <table:table-cell table:style-name="Tabla7.A1" office:value-type="string">
              <text:p text:style-name="Table_20_Contents">Aumentado de 1GB para soportar miles de tablas</text:p>
            </table:table-cell>
            <table:table-cell table:style-name="Tabla7.A1" office:value-type="string">
              <text:p text:style-name="Table_20_Contents">Mejor para arquitecturas multi-tenant</text:p>
            </table:table-cell>
          </table:table-row>
        </table:table>
        <text:h text:style-name="Heading_20_3" text:outline-level="3">Estructura de las Nuevas Funciones de Estadísticas</text:h>
        <text:h text:style-name="Heading_20_4" text:outline-level="4">pg_stat_get_backend_io(pid integer)</text:h>
        <text:p text:style-name="Text_20_body">Esta función retorna un conjunto de registros con las siguientes columnas :</text:p>
        <text:p text:style-name="Text_20_body">sql</text:p>
        <text:p text:style-name="Preformatted_20_Text">-- Estructura completa de pg_stat_get_backend_io()</text:p>
        <text:p text:style-name="Preformatted_20_Text">-- OUT backend_type text</text:p>
        <text:p text:style-name="Preformatted_20_Text">-- OUT object text (relation, temp_file, wal, etc.)</text:p>
        <text:p text:style-name="Preformatted_20_Text">-- OUT context text (normal, vacuum, bulkread, bulkwrite)</text:p>
        <text:p text:style-name="Preformatted_20_Text">-- OUT reads bigint</text:p>
        <text:p text:style-name="Preformatted_20_Text"><text:soft-page-break/>-- OUT read_time double precision (ms, si track_io_timing = on)</text:p>
        <text:p text:style-name="Preformatted_20_Text">-- OUT writes bigint</text:p>
        <text:p text:style-name="Preformatted_20_Text">-- OUT write_time double precision</text:p>
        <text:p text:style-name="Preformatted_20_Text">-- OUT writebacks bigint</text:p>
        <text:p text:style-name="Preformatted_20_Text">-- OUT writeback_time double precision</text:p>
        <text:p text:style-name="Preformatted_20_Text">-- OUT extends bigint</text:p>
        <text:p text:style-name="Preformatted_20_Text">-- OUT extend_time double precision</text:p>
        <text:p text:style-name="Preformatted_20_Text">-- OUT op_bytes bigint</text:p>
        <text:p text:style-name="Preformatted_20_Text">-- OUT hits bigint (aciertos en cache)</text:p>
        <text:p text:style-name="Preformatted_20_Text">-- OUT evictions bigint</text:p>
        <text:p text:style-name="Preformatted_20_Text">-- OUT reuses bigint</text:p>
        <text:p text:style-name="Preformatted_20_Text">-- OUT fsyncs bigint</text:p>
        <text:p text:style-name="Preformatted_20_Text">-- OUT fsync_time double precision</text:p>
        <text:p text:style-name="Preformatted_20_Text">-- OUT stats_reset timestamptz</text:p>
        <text:h text:style-name="Heading_20_4" text:outline-level="4">pg_stat_get_backend_wal(pid integer)</text:h>
        <text:p text:style-name="Text_20_body">Proporciona estadísticas de Write-Ahead Log por proceso :</text:p>
        <text:list xml:id="list1498878354" text:style-name="L42">
          <text:list-item>
            <text:p text:style-name="Text_20_body"><text:span text:style-name="Source_20_Text">wal_records</text:span>: Número de registros WAL generados</text:p>
          </text:list-item>
          <text:list-item>
            <text:p text:style-name="Text_20_body"><text:span text:style-name="Source_20_Text">wal_fpi</text:span>: Full Page Images escritas</text:p>
          </text:list-item>
          <text:list-item>
            <text:p text:style-name="Text_20_body"><text:span text:style-name="Source_20_Text">wal_bytes</text:span>: Volumen total en bytes</text:p>
          </text:list-item>
          <text:list-item>
            <text:p text:style-name="Text_20_body"><text:span text:style-name="Source_20_Text">wal_buffers_full</text:span>: Veces que el buffer WAL se llenó (útil para tuning)</text:p>
          </text:list-item>
        </text:list>
        <text:h text:style-name="Heading_20_3" text:outline-level="3">Configuración Necesaria para Monitoreo Avanzado</text:h>
        <text:p text:style-name="Text_20_body">conf</text:p>
        <text:p text:style-name="Preformatted_20_Text"># postgresql.conf - Habilitar timing para estadísticas detalladas</text:p>
        <text:p text:style-name="Preformatted_20_Text">track_io_timing = on <text:s text:c="9"/># Mide tiempos reales de I/O (requiere reinicio)</text:p>
        <text:p text:style-name="Preformatted_20_Text">track_wal_io_timing = on <text:s text:c="5"/># Mide tiempos de WAL</text:p>
        <text:p text:style-name="Preformatted_20_Text">track_activities = on <text:s text:c="8"/># Activo por defecto</text:p>
        <text:p text:style-name="Preformatted_20_Text">track_counts = on <text:s text:c="12"/># Activo por defecto</text:p>
        <text:p text:style-name="Preformatted_20_Text">track_functions = 'pl' <text:s text:c="7"/># Opcional: monitorear funciones PL/pgSQL</text:p>
        <text:p text:style-name="Preformatted_20_Text">compute_query_id = auto <text:s text:c="6"/># Para identificar consultas en estadísticas</text:p>
        <text:p text:style-name="Text_20_body"><text:span text:style-name="Strong_20_Emphasis">Advertencia importante</text:span>: <text:span text:style-name="Source_20_Text">track_io_timing</text:span> añade overhead por llamadas al reloj del sistema. En sistemas con muchas consultas cortas, el impacto puede ser significativo. Use <text:span text:style-name="Source_20_Text">pg_test_timing</text:span> para evaluar su plataforma antes de habilitarlo en producción .</text:p>
        <text:p text:style-name="Horizontal_20_Line"/>
        <text:h text:style-name="Heading_20_2" text:outline-level="2">2.2. Monitoreo de I/O por Backend (1.5 horas)</text:h>
        <text:h text:style-name="Heading_20_3" text:outline-level="3">Diagnóstico en Tiempo Real</text:h>
        <text:p text:style-name="Text_20_body">La combinación de <text:span text:style-name="Source_20_Text">pg_stat_activity</text:span> con las nuevas funciones permite identificar instantáneamente qué conexiones están generando más carga de I/O .</text:p>
        <text:h text:style-name="Heading_20_4" text:outline-level="4">Consulta Fundamental: Top de Consumidores de I/O</text:h>
        <text:p text:style-name="Text_20_body">sql</text:p>
        <text:p text:style-name="Preformatted_20_Text">-- Identificar los procesos con mayor actividad de lectura/escritura</text:p>
        <text:p text:style-name="Preformatted_20_Text">SELECT </text:p>
        <text:p text:style-name="Preformatted_20_Text"><text:soft-page-break/><text:s text:c="4"/>a.pid,</text:p>
        <text:p text:style-name="Preformatted_20_Text"><text:s text:c="4"/>a.usename,</text:p>
        <text:p text:style-name="Preformatted_20_Text"><text:s text:c="4"/>a.application_name,</text:p>
        <text:p text:style-name="Preformatted_20_Text"><text:s text:c="4"/>a.client_addr,</text:p>
        <text:p text:style-name="Preformatted_20_Text"><text:s text:c="4"/>a.state,</text:p>
        <text:p text:style-name="Preformatted_20_Text"><text:s text:c="4"/>LEFT(a.query, 100) AS query_preview,</text:p>
        <text:p text:style-name="Preformatted_20_Text"><text:s text:c="4"/>-- Estadísticas de I/O</text:p>
        <text:p text:style-name="Preformatted_20_Text"><text:s text:c="4"/>COALESCE(SUM(io.reads), 0) AS reads,</text:p>
        <text:p text:style-name="Preformatted_20_Text"><text:s text:c="4"/>COALESCE(pg_size_pretty(SUM(io.read_bytes)), '0 bytes') AS read_bytes,</text:p>
        <text:p text:style-name="Preformatted_20_Text"><text:s text:c="4"/>COALESCE(SUM(io.writes), 0) AS writes,</text:p>
        <text:p text:style-name="Preformatted_20_Text"><text:s text:c="4"/>COALESCE(pg_size_pretty(SUM(io.write_bytes)), '0 bytes') AS write_bytes,</text:p>
        <text:p text:style-name="Preformatted_20_Text"><text:s text:c="4"/>COALESCE(ROUND(SUM(io.read_time + io.write_time) / 1000, 2), 0) AS io_seconds,</text:p>
        <text:p text:style-name="Preformatted_20_Text"><text:s text:c="4"/>-- Estadísticas de WAL</text:p>
        <text:p text:style-name="Preformatted_20_Text"><text:s text:c="4"/>COALESCE(pg_size_pretty(SUM(wal.wal_bytes)), '0 bytes') AS wal_generated,</text:p>
        <text:p text:style-name="Preformatted_20_Text"><text:s text:c="4"/>COALESCE(SUM(wal.wal_records), 0) AS wal_records,</text:p>
        <text:p text:style-name="Preformatted_20_Text"><text:s text:c="4"/>COALESCE(SUM(wal.wal_buffers_full), 0) AS wal_buffers_full</text:p>
        <text:p text:style-name="Preformatted_20_Text">FROM pg_stat_activity a</text:p>
        <text:p text:style-name="Preformatted_20_Text">LEFT JOIN pg_stat_get_backend_io(a.pid) io ON true</text:p>
        <text:p text:style-name="Preformatted_20_Text">LEFT JOIN pg_stat_get_backend_wal(a.pid) wal ON true</text:p>
        <text:p text:style-name="Preformatted_20_Text">WHERE a.backend_type = 'client backend' <text:s/>-- Solo conexiones de clientes</text:p>
        <text:p text:style-name="Preformatted_20_Text"><text:s text:c="2"/>AND a.state != 'idle' <text:s text:c="18"/>-- Consultas activas</text:p>
        <text:p text:style-name="Preformatted_20_Text">GROUP BY a.pid, a.usename, a.application_name, a.client_addr, a.state, a.query</text:p>
        <text:p text:style-name="Preformatted_20_Text">ORDER BY (SUM(io.read_bytes) + SUM(io.write_bytes)) DESC</text:p>
        <text:p text:style-name="Preformatted_20_Text">LIMIT 10;</text:p>
        <text:h text:style-name="Heading_20_4" text:outline-level="4">Análisis Detallado de un Proceso Específico</text:h>
        <text:p text:style-name="Text_20_body">sql</text:p>
        <text:p text:style-name="Preformatted_20_Text">-- Ver desglose por tipo de objeto (tablas vs archivos temporales)</text:p>
        <text:p text:style-name="Preformatted_20_Text">SELECT </text:p>
        <text:p text:style-name="Preformatted_20_Text"><text:s text:c="4"/>object,</text:p>
        <text:p text:style-name="Preformatted_20_Text"><text:s text:c="4"/>context,</text:p>
        <text:p text:style-name="Preformatted_20_Text"><text:s text:c="4"/>reads,</text:p>
        <text:p text:style-name="Preformatted_20_Text"><text:s text:c="4"/>pg_size_pretty(read_bytes) AS read_bytes,</text:p>
        <text:p text:style-name="Preformatted_20_Text"><text:s text:c="4"/>read_time,</text:p>
        <text:p text:style-name="Preformatted_20_Text"><text:s text:c="4"/>writes,</text:p>
        <text:p text:style-name="Preformatted_20_Text"><text:s text:c="4"/>pg_size_pretty(write_bytes) AS write_bytes,</text:p>
        <text:p text:style-name="Preformatted_20_Text"><text:s text:c="4"/>write_time,</text:p>
        <text:p text:style-name="Preformatted_20_Text"><text:s text:c="4"/>extends,</text:p>
        <text:p text:style-name="Preformatted_20_Text"><text:s text:c="4"/>hits,</text:p>
        <text:p text:style-name="Preformatted_20_Text"><text:s text:c="4"/>evictions</text:p>
        <text:p text:style-name="Preformatted_20_Text">FROM pg_stat_get_backend_io(12345) <text:s/>-- Reemplazar con PID real</text:p>
        <text:p text:style-name="Preformatted_20_Text">WHERE read_bytes &gt; 0 OR write_bytes &gt; 0</text:p>
        <text:p text:style-name="Preformatted_20_Text">ORDER BY read_bytes DESC;</text:p>
        <text:h text:style-name="Heading_20_3" text:outline-level="3">Interpretación de Resultados</text:h>
        <table:table table:name="Tabla8" table:style-name="Tabla8">
          <table:table-column table:style-name="Tabla8.A" table:number-columns-repeated="2"/>
          <table:table-column table:style-name="Tabla8.C"/>
          <table:table-header-rows>
            <table:table-row>
              <table:table-cell table:style-name="Tabla8.A1" office:value-type="string">
                <text:p text:style-name="Table_20_Heading">Observación</text:p>
              </table:table-cell>
              <table:table-cell table:style-name="Tabla8.A1" office:value-type="string">
                <text:p text:style-name="Table_20_Heading">Posible Causa</text:p>
              </table:table-cell>
              <table:table-cell table:style-name="Tabla8.A1" office:value-type="string">
                <text:p text:style-name="Table_20_Heading">Acción Recomendada</text:p>
              </table:table-cell>
            </table:table-row>
          </table:table-header-rows>
          <table:table-row>
            <table:table-cell table:style-name="Tabla8.A1" office:value-type="string">
              <text:p text:style-name="Table_20_Contents"><text:span text:style-name="Source_20_Text">reads</text:span> alto, <text:span text:style-name="Source_20_Text">hits</text:span> bajo</text:p>
            </table:table-cell>
            <table:table-cell table:style-name="Tabla8.A1" office:value-type="string">
              <text:p text:style-name="Table_20_Contents">Cache miss, tabla no cabe en shared_buffers</text:p>
            </table:table-cell>
            <table:table-cell table:style-name="Tabla8.A1" office:value-type="string">
              <text:p text:style-name="Table_20_Contents">Aumentar shared_buffers o particionar tabla</text:p>
            </table:table-cell>
          </table:table-row>
          <table:table-row>
            <table:table-cell table:style-name="Tabla8.A1" office:value-type="string">
              <text:p text:style-name="Table_20_Contents"><text:span text:style-name="Source_20_Text">read_time</text:span> alto, pocas lecturas</text:p>
            </table:table-cell>
            <table:table-cell table:style-name="Tabla8.A1" office:value-type="string">
              <text:p text:style-name="Table_20_Contents">Discos lentos o I/O contienda</text:p>
            </table:table-cell>
            <table:table-cell table:style-name="Tabla8.A1" office:value-type="string">
              <text:p text:style-name="Table_20_Contents">Migrar a SSD, separar tablespaces</text:p>
            </table:table-cell>
          </table:table-row>
          <table:table-row>
            <table:table-cell table:style-name="Tabla8.A1" office:value-type="string">
              <text:p text:style-name="Table_20_Contents"><text:span text:style-name="Source_20_Text">extends</text:span> alto</text:p>
            </table:table-cell>
            <table:table-cell table:style-name="Tabla8.A1" office:value-type="string">
              <text:p text:style-name="Table_20_Contents">Crecimiento frecuente de la tabla</text:p>
            </table:table-cell>
            <table:table-cell table:style-name="Tabla8.A1" office:value-type="string">
              <text:p text:style-name="Table_20_Contents">Ajustar <text:span text:style-name="Source_20_Text">autovacuum_vacuum_scale_factor</text:span></text:p>
            </table:table-cell>
          </table:table-row>
          <table:table-row>
            <table:table-cell table:style-name="Tabla8.A1" office:value-type="string">
              <text:p text:style-name="Table_20_Contents"><text:span text:style-name="Source_20_Text">evictions</text:span> alto</text:p>
            </table:table-cell>
            <table:table-cell table:style-name="Tabla8.A1" office:value-type="string">
              <text:p text:style-name="Table_20_Contents">Buffer pressure, muchas <text:soft-page-break/>tablas compitiendo</text:p>
            </table:table-cell>
            <table:table-cell table:style-name="Tabla8.A1" office:value-type="string">
              <text:p text:style-name="Table_20_Contents">Aumentar shared_buffers o <text:soft-page-break/>reducir work_mem</text:p>
            </table:table-cell>
          </table:table-row>
          <table:table-row>
            <table:table-cell table:style-name="Tabla8.A1" office:value-type="string">
              <text:p text:style-name="Table_20_Contents"><text:span text:style-name="Source_20_Text">wal_buffers_full</text:span> &gt; 0</text:p>
            </table:table-cell>
            <table:table-cell table:style-name="Tabla8.A1" office:value-type="string">
              <text:p text:style-name="Table_20_Contents">Buffer WAL insuficiente</text:p>
            </table:table-cell>
            <table:table-cell table:style-name="Tabla8.A1" office:value-type="string">
              <text:p text:style-name="Table_20_Contents">Aumentar <text:span text:style-name="Source_20_Text">wal_buffers</text:span> (mínimo 32MB)</text:p>
            </table:table-cell>
          </table:table-row>
        </table:table>
        <text:h text:style-name="Heading_20_3" text:outline-level="3">Monitoreo de Sesiones con Connection Pooling</text:h>
        <text:p text:style-name="Text_20_body"><text:span text:style-name="Strong_20_Emphasis">Advertencia crítica</text:span>: En entornos con PgBouncer o connection pooling, las estadísticas se acumulan durante toda la vida de la conexión backend. Una misma conexión física puede haber ejecutado múltiples consultas de diferentes clientes .</text:p>
        <text:p text:style-name="Text_20_body"><text:span text:style-name="Strong_20_Emphasis">Estrategia para entornos con pooling</text:span>:</text:p>
        <text:p text:style-name="Text_20_body">sql</text:p>
        <text:p text:style-name="Preformatted_20_Text">-- 1. Primero, identificar conexiones con I/O acumulado alto</text:p>
        <text:p text:style-name="Preformatted_20_Text">-- 2. Luego, verificar si la query actual es responsable o es residual</text:p>
        <text:p text:style-name="Preformatted_20_Text">-- 3. Considerar resetear estadísticas periódicamente</text:p>
        <text:p text:style-name="Preformatted_20_Text"/>
        <text:p text:style-name="Preformatted_20_Text">-- Resetear estadísticas de un backend específico (nuevo en PG 18)</text:p>
        <text:p text:style-name="Preformatted_20_Text">SELECT pg_stat_reset_backend_stats(12345);</text:p>
        <text:p text:style-name="Horizontal_20_Line"/>
        <text:h text:style-name="Heading_20_2" text:outline-level="2">2.3. EXPLAIN en PostgreSQL 18: Opciones Avanzadas (1.5 horas)</text:h>
        <text:h text:style-name="Heading_20_3" text:outline-level="3">Nuevas Opciones en PG 18</text:h>
        <text:p text:style-name="Text_20_body">PostgreSQL 18 introduce varias opciones nuevas para EXPLAIN que permiten un análisis mucho más profundo :</text:p>
        <table:table table:name="Tabla9" table:style-name="Tabla9">
          <table:table-column table:style-name="Tabla9.A"/>
          <table:table-column table:style-name="Tabla9.B"/>
          <table:table-column table:style-name="Tabla9.C"/>
          <table:table-header-rows>
            <table:table-row>
              <table:table-cell table:style-name="Tabla9.A1" office:value-type="string">
                <text:p text:style-name="Table_20_Heading">Opción</text:p>
              </table:table-cell>
              <table:table-cell table:style-name="Tabla9.A1" office:value-type="string">
                <text:p text:style-name="Table_20_Heading">Descripción</text:p>
              </table:table-cell>
              <table:table-cell table:style-name="Tabla9.A1" office:value-type="string">
                <text:p text:style-name="Table_20_Heading">Disponible desde</text:p>
              </table:table-cell>
            </table:table-row>
          </table:table-header-rows>
          <table:table-row>
            <table:table-cell table:style-name="Tabla9.A1" office:value-type="string">
              <text:p text:style-name="Table_20_Contents"><text:span text:style-name="Strong_20_Emphasis">WAL</text:span></text:p>
            </table:table-cell>
            <table:table-cell table:style-name="Tabla9.A1" office:value-type="string">
              <text:p text:style-name="Table_20_Contents">Muestra generación de WAL (registros, FPI, bytes)</text:p>
            </table:table-cell>
            <table:table-cell table:style-name="Tabla9.A1" office:value-type="string">
              <text:p text:style-name="Table_20_Contents">PG 18</text:p>
            </table:table-cell>
          </table:table-row>
          <table:table-row>
            <table:table-cell table:style-name="Tabla9.A1" office:value-type="string">
              <text:p text:style-name="Table_20_Contents"><text:span text:style-name="Strong_20_Emphasis">SERIALIZE</text:span></text:p>
            </table:table-cell>
            <table:table-cell table:style-name="Tabla9.A1" office:value-type="string">
              <text:p text:style-name="Table_20_Contents">Mide costo de serialización a texto/binario</text:p>
            </table:table-cell>
            <table:table-cell table:style-name="Tabla9.A1" office:value-type="string">
              <text:p text:style-name="Table_20_Contents">PG 18</text:p>
            </table:table-cell>
          </table:table-row>
          <table:table-row>
            <table:table-cell table:style-name="Tabla9.A1" office:value-type="string">
              <text:p text:style-name="Table_20_Contents"><text:span text:style-name="Strong_20_Emphasis">MEMORY</text:span></text:p>
            </table:table-cell>
            <table:table-cell table:style-name="Tabla9.A1" office:value-type="string">
              <text:p text:style-name="Table_20_Contents">Muestra consumo de memoria durante planificación</text:p>
            </table:table-cell>
            <table:table-cell table:style-name="Tabla9.A1" office:value-type="string">
              <text:p text:style-name="Table_20_Contents">PG 18</text:p>
            </table:table-cell>
          </table:table-row>
          <table:table-row>
            <table:table-cell table:style-name="Tabla9.A1" office:value-type="string">
              <text:p text:style-name="Table_20_Contents"><text:span text:style-name="Strong_20_Emphasis">BUFFERS</text:span></text:p>
            </table:table-cell>
            <table:table-cell table:style-name="Tabla9.A1" office:value-type="string">
              <text:p text:style-name="Table_20_Contents">Ahora incluido automáticamente con ANALYZE</text:p>
            </table:table-cell>
            <table:table-cell table:style-name="Tabla9.A1" office:value-type="string">
              <text:p text:style-name="Table_20_Contents">PG 18</text:p>
            </table:table-cell>
          </table:table-row>
          <table:table-row>
            <table:table-cell table:style-name="Tabla9.A1" office:value-type="string">
              <text:p text:style-name="Table_20_Contents"><text:span text:style-name="Strong_20_Emphasis">GENERIC_PLAN</text:span></text:p>
            </table:table-cell>
            <table:table-cell table:style-name="Tabla9.A1" office:value-type="string">
              <text:p text:style-name="Table_20_Contents">Genera plan genérico sin valores específicos</text:p>
            </table:table-cell>
            <table:table-cell table:style-name="Tabla9.A1" office:value-type="string">
              <text:p text:style-name="Table_20_Contents">PG 18</text:p>
            </table:table-cell>
          </table:table-row>
        </table:table>
        <text:h text:style-name="Heading_20_3" text:outline-level="3">Sintaxis Completa de EXPLAIN en PG 18</text:h>
        <text:p text:style-name="Text_20_body">sql</text:p>
        <text:p text:style-name="Preformatted_20_Text">EXPLAIN [ ( </text:p>
        <text:p text:style-name="Preformatted_20_Text"><text:s text:c="4"/>ANALYZE [boolean] |</text:p>
        <text:p text:style-name="Preformatted_20_Text"><text:s text:c="4"/>VERBOSE [boolean] |</text:p>
        <text:p text:style-name="Preformatted_20_Text"><text:soft-page-break/><text:s text:c="4"/>COSTS [boolean] |</text:p>
        <text:p text:style-name="Preformatted_20_Text"><text:s text:c="4"/>SETTINGS [boolean] |</text:p>
        <text:p text:style-name="Preformatted_20_Text"><text:s text:c="4"/>GENERIC_PLAN [boolean] |</text:p>
        <text:p text:style-name="Preformatted_20_Text"><text:s text:c="4"/>BUFFERS [boolean] |</text:p>
        <text:p text:style-name="Preformatted_20_Text"><text:s text:c="4"/>SERIALIZE { NONE | TEXT | BINARY } |</text:p>
        <text:p text:style-name="Preformatted_20_Text"><text:s text:c="4"/>WAL [boolean] |</text:p>
        <text:p text:style-name="Preformatted_20_Text"><text:s text:c="4"/>TIMING [boolean] |</text:p>
        <text:p text:style-name="Preformatted_20_Text"><text:s text:c="4"/>SUMMARY [boolean] |</text:p>
        <text:p text:style-name="Preformatted_20_Text"><text:s text:c="4"/>MEMORY [boolean] |</text:p>
        <text:p text:style-name="Preformatted_20_Text"><text:s text:c="4"/>FORMAT { TEXT | XML | JSON | YAML }</text:p>
        <text:p text:style-name="Preformatted_20_Text">) ] statement;</text:p>
        <text:h text:style-name="Heading_20_3" text:outline-level="3">Ejemplos Prácticos por Caso de Uso</text:h>
        <text:h text:style-name="Heading_20_4" text:outline-level="4">Caso 1: Análisis Completo de I/O con BUFFERS</text:h>
        <text:p text:style-name="Text_20_body">sql</text:p>
        <text:p text:style-name="Preformatted_20_Text">-- Analizar consulta con estadísticas completas de buffers</text:p>
        <text:p text:style-name="Preformatted_20_Text">EXPLAIN (ANALYZE, BUFFERS, TIMING ON)</text:p>
        <text:p text:style-name="Preformatted_20_Text">SELECT * FROM orders </text:p>
        <text:p text:style-name="Preformatted_20_Text">WHERE order_date BETWEEN '2026-01-01' AND '2026-01-31'</text:p>
        <text:p text:style-name="Preformatted_20_Text"><text:s text:c="2"/>AND status = 'COMPLETED';</text:p>
        <text:p text:style-name="Preformatted_20_Text"/>
        <text:p text:style-name="Preformatted_20_Text">-- Interpretación de salida:</text:p>
        <text:p text:style-name="Preformatted_20_Text">-- buffers: shared hit=1500 (encontrados en cache)</text:p>
        <text:p text:style-name="Preformatted_20_Text">-- <text:s text:c="9"/>shared read=500 (tuvieron que leerse de disco)</text:p>
        <text:p text:style-name="Preformatted_20_Text">-- <text:s text:c="9"/>temp read/write=200 (uso de disco para ordenamiento)</text:p>
        <text:h text:style-name="Heading_20_4" text:outline-level="4">Caso 2: Medición de WAL Generation (Nuevo en PG 18)</text:h>
        <text:p text:style-name="Text_20_body">sql</text:p>
        <text:p text:style-name="Preformatted_20_Text">-- Medir cuánto WAL genera una operación de actualización masiva</text:p>
        <text:p text:style-name="Preformatted_20_Text">EXPLAIN (ANALYZE, WAL, BUFFERS)</text:p>
        <text:p text:style-name="Preformatted_20_Text">UPDATE orders SET processed = true </text:p>
        <text:p text:style-name="Preformatted_20_Text">WHERE order_date &lt; '2025-01-01';</text:p>
        <text:p text:style-name="Preformatted_20_Text"/>
        <text:p text:style-name="Preformatted_20_Text">-- Salida esperada:</text:p>
        <text:p text:style-name="Preformatted_20_Text">-- WAL: records=1523 fpi=45 bytes=1892352</text:p>
        <text:p text:style-name="Preformatted_20_Text">-- <text:s text:c="5"/>fpi (Full Page Images) indica páginas completas escritas por checkpoint</text:p>
        <text:h text:style-name="Heading_20_4" text:outline-level="4">Caso 3: Serialización y Envío al Cliente</text:h>
        <text:p text:style-name="Text_20_body">sql</text:p>
        <text:p text:style-name="Preformatted_20_Text">-- Medir el costo de convertir datos a formato para el cliente</text:p>
        <text:p text:style-name="Preformatted_20_Text">EXPLAIN (ANALYZE, SERIALIZE TEXT, BUFFERS)</text:p>
        <text:p text:style-name="Preformatted_20_Text">SELECT jsonb_agg(row_to_json(orders)) FROM orders WHERE customer_id = 12345;</text:p>
        <text:p text:style-name="Preformatted_20_Text"/>
        <text:p text:style-name="Preformatted_20_Text">-- Útil para consultas que retornan grandes volúmenes de JSON/JSONB</text:p>
        <text:h text:style-name="Heading_20_4" text:outline-level="4">Caso 4: Memoria Usada en Planificación</text:h>
        <text:p text:style-name="Text_20_body">sql</text:p>
        <text:p text:style-name="Preformatted_20_Text">-- Ver cuánta memoria consumió el planificador</text:p>
        <text:p text:style-name="Preformatted_20_Text">EXPLAIN (MEMORY, FORMAT JSON)</text:p>
        <text:p text:style-name="Preformatted_20_Text">SELECT * FROM customers c</text:p>
        <text:p text:style-name="Preformatted_20_Text">JOIN orders o ON c.id = o.customer_id</text:p>
        <text:p text:style-name="Preformatted_20_Text">JOIN order_items i ON o.id = i.order_id</text:p>
        <text:p text:style-name="Preformatted_20_Text">WHERE c.created_at &gt; '2026-01-01';</text:p>
        <text:h text:style-name="Heading_20_3" text:outline-level="3"><text:soft-page-break/>Mejores Prácticas con EXPLAIN en Producción</text:h>
        <text:p text:style-name="Text_20_body">sql</text:p>
        <text:p text:style-name="Preformatted_20_Text">-- 1. Para consultas DDL peligrosas, usar transacción con rollback</text:p>
        <text:p text:style-name="Preformatted_20_Text">BEGIN;</text:p>
        <text:p text:style-name="Preformatted_20_Text">EXPLAIN (ANALYZE, BUFFERS, WAL) </text:p>
        <text:p text:style-name="Preformatted_20_Text">DELETE FROM logs WHERE created_at &lt; '2025-01-01';</text:p>
        <text:p text:style-name="Preformatted_20_Text">ROLLBACK;</text:p>
        <text:p text:style-name="Preformatted_20_Text"/>
        <text:p text:style-name="Preformatted_20_Text">-- 2. Guardar planes de referencia para comparación</text:p>
        <text:p text:style-name="Preformatted_20_Text">\copy (EXPLAIN (ANALYZE, BUFFERS, FORMAT JSON) SELECT ...) TO 'plan_ref.json';</text:p>
        <text:p text:style-name="Preformatted_20_Text"/>
        <text:p text:style-name="Preformatted_20_Text">-- 3. Usar formato JSON para herramientas automatizadas</text:p>
        <text:p text:style-name="Preformatted_20_Text">EXPLAIN (ANALYZE, BUFFERS, FORMAT JSON) SELECT ...;</text:p>
        <text:p text:style-name="Horizontal_20_Line"/>
        <text:h text:style-name="Heading_20_2" text:outline-level="2">2.4. Monitoreo del Subsistema de I/O Asíncrono (AIO) (1 hora)</text:h>
        <text:h text:style-name="Heading_20_3" text:outline-level="3">Parámetros de Configuración de AIO en PG 18</text:h>
        <text:p text:style-name="Text_20_body">PostgreSQL 18 introduce nuevos GUCs para controlar el comportamiento del I/O asíncrono :</text:p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header-rows>
            <table:table-row>
              <table:table-cell table:style-name="Tabla10.A1" office:value-type="string">
                <text:p text:style-name="Table_20_Heading">Parámetro</text:p>
              </table:table-cell>
              <table:table-cell table:style-name="Tabla10.A1" office:value-type="string">
                <text:p text:style-name="Table_20_Heading">Descripción</text:p>
              </table:table-cell>
              <table:table-cell table:style-name="Tabla10.A1" office:value-type="string">
                <text:p text:style-name="Table_20_Heading">Valor por defecto</text:p>
              </table:table-cell>
              <table:table-cell table:style-name="Tabla10.A1" office:value-type="string">
                <text:p text:style-name="Table_20_Heading">Rango</text:p>
              </table:table-cell>
            </table:table-row>
          </table:table-header-rows>
          <table:table-row>
            <table:table-cell table:style-name="Tabla10.A1" office:value-type="string">
              <text:p text:style-name="Table_20_Contents"><text:span text:style-name="Source_20_Text">io_method</text:span></text:p>
            </table:table-cell>
            <table:table-cell table:style-name="Tabla10.A1" office:value-type="string">
              <text:p text:style-name="Table_20_Contents">Método de I/O (sync, worker, io_uring)</text:p>
            </table:table-cell>
            <table:table-cell table:style-name="Tabla10.A1" office:value-type="string">
              <text:p text:style-name="Table_20_Contents">worker</text:p>
            </table:table-cell>
            <table:table-cell table:style-name="Tabla10.A1" office:value-type="string">
              <text:p text:style-name="Table_20_Contents">-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io_workers</text:span></text:p>
            </table:table-cell>
            <table:table-cell table:style-name="Tabla10.A1" office:value-type="string">
              <text:p text:style-name="Table_20_Contents">Workers para I/O asíncrono</text:p>
            </table:table-cell>
            <table:table-cell table:style-name="Tabla10.A1" office:value-type="string">
              <text:p text:style-name="Table_20_Contents">3</text:p>
            </table:table-cell>
            <table:table-cell table:style-name="Tabla10.A1" office:value-type="string">
              <text:p text:style-name="Table_20_Contents">1-32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io_combine_limit</text:span></text:p>
            </table:table-cell>
            <table:table-cell table:style-name="Tabla10.A1" office:value-type="string">
              <text:p text:style-name="Table_20_Contents">Bloques adyacentes a combinar (unidad: 8KB)</text:p>
            </table:table-cell>
            <table:table-cell table:style-name="Tabla10.A1" office:value-type="string">
              <text:p text:style-name="Table_20_Contents">16 (128KB)</text:p>
            </table:table-cell>
            <table:table-cell table:style-name="Tabla10.A1" office:value-type="string">
              <text:p text:style-name="Table_20_Contents">1-128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io_max_combine_limit</text:span></text:p>
            </table:table-cell>
            <table:table-cell table:style-name="Tabla10.A1" office:value-type="string">
              <text:p text:style-name="Table_20_Contents">Límite global de combinación</text:p>
            </table:table-cell>
            <table:table-cell table:style-name="Tabla10.A1" office:value-type="string">
              <text:p text:style-name="Table_20_Contents">16</text:p>
            </table:table-cell>
            <table:table-cell table:style-name="Tabla10.A1" office:value-type="string">
              <text:p text:style-name="Table_20_Contents">restart required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io_max_concurrency</text:span></text:p>
            </table:table-cell>
            <table:table-cell table:style-name="Tabla10.A1" office:value-type="string">
              <text:p text:style-name="Table_20_Contents">Solicitudes I/O concurrentes por proceso</text:p>
            </table:table-cell>
            <table:table-cell table:style-name="Tabla10.A1" office:value-type="string">
              <text:p text:style-name="Table_20_Contents">-1 (auto)</text:p>
            </table:table-cell>
            <table:table-cell table:style-name="Tabla10.A1" office:value-type="string">
              <text:p text:style-name="Table_20_Contents">-1 a 1024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effective_io_concurrency</text:span></text:p>
            </table:table-cell>
            <table:table-cell table:style-name="Tabla10.A1" office:value-type="string">
              <text:p text:style-name="Table_20_Contents">Para consultas (bitmap scans)</text:p>
            </table:table-cell>
            <table:table-cell table:style-name="Tabla10.A1" office:value-type="string">
              <text:p text:style-name="Table_20_Contents">16</text:p>
            </table:table-cell>
            <table:table-cell table:style-name="Tabla10.A1" office:value-type="string">
              <text:p text:style-name="Table_20_Contents">-</text:p>
            </table:table-cell>
          </table:table-row>
          <table:table-row>
            <table:table-cell table:style-name="Tabla10.A1" office:value-type="string">
              <text:p text:style-name="Table_20_Contents"><text:span text:style-name="Source_20_Text">maintenance_io_concurrency</text:span></text:p>
            </table:table-cell>
            <table:table-cell table:style-name="Tabla10.A1" office:value-type="string">
              <text:p text:style-name="Table_20_Contents">Para VACUUM y mantenimiento</text:p>
            </table:table-cell>
            <table:table-cell table:style-name="Tabla10.A1" office:value-type="string">
              <text:p text:style-name="Table_20_Contents">16</text:p>
            </table:table-cell>
            <table:table-cell table:style-name="Tabla10.A1" office:value-type="string">
              <text:p text:style-name="Table_20_Contents">-</text:p>
            </table:table-cell>
          </table:table-row>
        </table:table>
        <text:h text:style-name="Heading_20_3" text:outline-level="3">Verificación y Monitoreo de AIO</text:h>
        <text:p text:style-name="Text_20_body">sql</text:p>
        <text:p text:style-name="Preformatted_20_Text">-- Ver configuración actual</text:p>
        <text:p text:style-name="Preformatted_20_Text">SELECT name, setting, unit, context </text:p>
        <text:p text:style-name="Preformatted_20_Text">FROM pg_settings </text:p>
        <text:p text:style-name="Preformatted_20_Text">WHERE name LIKE '%io_%' OR name LIKE '%concurrency%';</text:p>
        <text:p text:style-name="Preformatted_20_Text"/>
        <text:p text:style-name="Preformatted_20_Text">-- Ver estadísticas de I/O globales (ahora en bytes)</text:p>
        <text:p text:style-name="Preformatted_20_Text">SELECT </text:p>
        <text:p text:style-name="Preformatted_20_Text"><text:soft-page-break/><text:s text:c="4"/>backend_type,</text:p>
        <text:p text:style-name="Preformatted_20_Text"><text:s text:c="4"/>object,</text:p>
        <text:p text:style-name="Preformatted_20_Text"><text:s text:c="4"/>context,</text:p>
        <text:p text:style-name="Preformatted_20_Text"><text:s text:c="4"/>reads,</text:p>
        <text:p text:style-name="Preformatted_20_Text"><text:s text:c="4"/>pg_size_pretty(read_bytes) AS read_bytes,</text:p>
        <text:p text:style-name="Preformatted_20_Text"><text:s text:c="4"/>read_time,</text:p>
        <text:p text:style-name="Preformatted_20_Text"><text:s text:c="4"/>writes,</text:p>
        <text:p text:style-name="Preformatted_20_Text"><text:s text:c="4"/>pg_size_pretty(write_bytes) AS write_bytes,</text:p>
        <text:p text:style-name="Preformatted_20_Text"><text:s text:c="4"/>write_time,</text:p>
        <text:p text:style-name="Preformatted_20_Text"><text:s text:c="4"/>extends,</text:p>
        <text:p text:style-name="Preformatted_20_Text"><text:s text:c="4"/>hits</text:p>
        <text:p text:style-name="Preformatted_20_Text">FROM pg_stat_io</text:p>
        <text:p text:style-name="Preformatted_20_Text">WHERE reads &gt; 0 OR writes &gt; 0</text:p>
        <text:p text:style-name="Preformatted_20_Text">ORDER BY read_bytes DESC</text:p>
        <text:p text:style-name="Preformatted_20_Text">LIMIT 10;</text:p>
        <text:h text:style-name="Heading_20_3" text:outline-level="3">Evaluación de Rendimiento de AIO</text:h>
        <text:p text:style-name="Text_20_body">sql</text:p>
        <text:p text:style-name="Preformatted_20_Text">-- Crear tabla de prueba</text:p>
        <text:p text:style-name="Preformatted_20_Text">CREATE TABLE test_aio AS </text:p>
        <text:p text:style-name="Preformatted_20_Text">SELECT generate_series(1, 5000000) AS id, </text:p>
        <text:p text:style-name="Preformatted_20_Text"><text:s text:c="7"/>md5(random()::text) AS data;</text:p>
        <text:p text:style-name="Preformatted_20_Text"/>
        <text:p text:style-name="Preformatted_20_Text">-- Prueba con método sync vs async</text:p>
        <text:p text:style-name="Preformatted_20_Text">-- Método 1: sync (reiniciar PostgreSQL con io_method='sync')</text:p>
        <text:p text:style-name="Preformatted_20_Text">EXPLAIN (ANALYZE, BUFFERS, TIMING ON)</text:p>
        <text:p text:style-name="Preformatted_20_Text">SELECT count(*) FROM test_aio WHERE data LIKE '%abc%';</text:p>
        <text:p text:style-name="Preformatted_20_Text"/>
        <text:p text:style-name="Preformatted_20_Text">-- Método 2: async con worker</text:p>
        <text:p text:style-name="Preformatted_20_Text">-- Reiniciar con io_method='worker', luego ejecutar misma consulta</text:p>
        <text:p text:style-name="Preformatted_20_Text"/>
        <text:p text:style-name="Preformatted_20_Text">-- Comparar tiempos de ejecución y lecturas</text:p>
        <text:h text:style-name="Heading_20_3" text:outline-level="3">Monitoreo de Workers de I/O</text:h>
        <text:p text:style-name="Text_20_body">sql</text:p>
        <text:p text:style-name="Preformatted_20_Text">-- Ver workers de I/O activos (nuevo en PG 18)</text:p>
        <text:p text:style-name="Preformatted_20_Text">SELECT pid, backend_type, state, query </text:p>
        <text:p text:style-name="Preformatted_20_Text">FROM pg_stat_activity </text:p>
        <text:p text:style-name="Preformatted_20_Text">WHERE backend_type = 'I/O worker';</text:p>
        <text:p text:style-name="Preformatted_20_Text"/>
        <text:p text:style-name="Preformatted_20_Text">-- Estadísticas por worker</text:p>
        <text:p text:style-name="Preformatted_20_Text">SELECT </text:p>
        <text:p text:style-name="Preformatted_20_Text"><text:s text:c="4"/>io.backend_type,</text:p>
        <text:p text:style-name="Preformatted_20_Text"><text:s text:c="4"/>io.object,</text:p>
        <text:p text:style-name="Preformatted_20_Text"><text:s text:c="4"/>io.reads,</text:p>
        <text:p text:style-name="Preformatted_20_Text"><text:s text:c="4"/>io.read_time,</text:p>
        <text:p text:style-name="Preformatted_20_Text"><text:s text:c="4"/>io.writebacks</text:p>
        <text:p text:style-name="Preformatted_20_Text">FROM pg_stat_io io</text:p>
        <text:p text:style-name="Preformatted_20_Text">WHERE io.backend_type = 'I/O worker';</text:p>
        <text:p text:style-name="Horizontal_20_Line"/>
        <text:h text:style-name="Heading_20_2" text:outline-level="2"><text:soft-page-break/>2.5. Estadísticas de Mantenimiento: VACUUM y ANALYZE (1 hora)</text:h>
        <text:h text:style-name="Heading_20_3" text:outline-level="3">Nuevas Columnas en pg_stat_all_tables</text:h>
        <text:p text:style-name="Text_20_body">PostgreSQL 18 añade información temporal detallada sobre operaciones de mantenimiento :</text:p>
        <text:p text:style-name="Text_20_body">sql</text:p>
        <text:p text:style-name="Preformatted_20_Text">-- Nuevas columnas en pg_stat_all_tables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-- Información de VACUUM</text:p>
        <text:p text:style-name="Preformatted_20_Text"><text:s text:c="4"/>last_vacuum,</text:p>
        <text:p text:style-name="Preformatted_20_Text"><text:s text:c="4"/>last_autovacuum,</text:p>
        <text:p text:style-name="Preformatted_20_Text"><text:s text:c="4"/>vacuum_count,</text:p>
        <text:p text:style-name="Preformatted_20_Text"><text:s text:c="4"/>autovacuum_count,</text:p>
        <text:p text:style-name="Preformatted_20_Text"><text:s text:c="4"/>vacuum_time, <text:s text:c="7"/>-- NUEVO: tiempo total invertido en VACUUM manual</text:p>
        <text:p text:style-name="Preformatted_20_Text"><text:s text:c="4"/>autovacuum_time, <text:s text:c="3"/>-- NUEVO: tiempo total en autovacuum</text:p>
        <text:p text:style-name="Preformatted_20_Text"><text:s text:c="4"/>-- Información de ANALYZE</text:p>
        <text:p text:style-name="Preformatted_20_Text"><text:s text:c="4"/>last_analyze,</text:p>
        <text:p text:style-name="Preformatted_20_Text"><text:s text:c="4"/>last_autoanalyze,</text:p>
        <text:p text:style-name="Preformatted_20_Text"><text:s text:c="4"/>analyze_count,</text:p>
        <text:p text:style-name="Preformatted_20_Text"><text:s text:c="4"/>autoanalyze_count,</text:p>
        <text:p text:style-name="Preformatted_20_Text"><text:s text:c="4"/>analyze_time, <text:s text:c="6"/>-- NUEVO: tiempo total en ANALYZE manual</text:p>
        <text:p text:style-name="Preformatted_20_Text"><text:s text:c="4"/>autoanalyze_time, <text:s text:c="2"/>-- NUEVO: tiempo total en autoanalyze</text:p>
        <text:p text:style-name="Preformatted_20_Text"><text:s text:c="4"/>-- Tuplas</text:p>
        <text:p text:style-name="Preformatted_20_Text"><text:s text:c="4"/>n_live_tup,</text:p>
        <text:p text:style-name="Preformatted_20_Text"><text:s text:c="4"/>n_dead_tup,</text:p>
        <text:p text:style-name="Preformatted_20_Text"><text:s text:c="4"/>n_mod_since_analyze</text:p>
        <text:p text:style-name="Preformatted_20_Text">FROM pg_stat_user_tables</text:p>
        <text:p text:style-name="Preformatted_20_Text">WHERE n_dead_tup &gt; 1000</text:p>
        <text:p text:style-name="Preformatted_20_Text">ORDER BY n_dead_tup DESC;</text:p>
        <text:h text:style-name="Heading_20_3" text:outline-level="3">track_cost_delay_timing (Nuevo GUC)</text:h>
        <text:p text:style-name="Text_20_body">Este parámetro controla la recolección de estadísticas de delay en VACUUM y ANALYZE :</text:p>
        <text:p text:style-name="Text_20_body">conf</text:p>
        <text:p text:style-name="Preformatted_20_Text"># postgresql.conf</text:p>
        <text:p text:style-name="Preformatted_20_Text">track_cost_delay_timing = on <text:s text:c="2"/># Recolecta tiempos de sleep por cost_delay</text:p>
        <text:p text:style-name="Text_20_body"><text:span text:style-name="Strong_20_Emphasis">Importante</text:span>: Al igual que <text:span text:style-name="Source_20_Text">track_io_timing</text:span>, este parámetro añade overhead. Verificar con <text:span text:style-name="Source_20_Text">pg_test_timing</text:span> antes de habilitar en producción.</text:p>
        <text:h text:style-name="Heading_20_3" text:outline-level="3">Monitoreo de Autovacuum en PG 18</text:h>
        <text:p text:style-name="Text_20_body">sql</text:p>
        <text:p text:style-name="Preformatted_20_Text">-- Progreso de VACUUM con más detalles</text:p>
        <text:p text:style-name="Preformatted_20_Text">SELECT </text:p>
        <text:p text:style-name="Preformatted_20_Text"><text:s text:c="4"/>pid,</text:p>
        <text:p text:style-name="Preformatted_20_Text"><text:s text:c="4"/>datname,</text:p>
        <text:p text:style-name="Preformatted_20_Text"><text:s text:c="4"/>relname,</text:p>
        <text:p text:style-name="Preformatted_20_Text"><text:s text:c="4"/>phase,</text:p>
        <text:p text:style-name="Preformatted_20_Text"><text:s text:c="4"/>heap_blks_total,</text:p>
        <text:p text:style-name="Preformatted_20_Text"><text:s text:c="4"/>heap_blks_scanned,</text:p>
        <text:p text:style-name="Preformatted_20_Text"><text:s text:c="4"/>heap_blks_vacuumed,</text:p>
        <text:p text:style-name="Preformatted_20_Text"><text:soft-page-break/><text:s text:c="4"/>index_vacuum_count,</text:p>
        <text:p text:style-name="Preformatted_20_Text"><text:s text:c="4"/>max_dead_tuples,</text:p>
        <text:p text:style-name="Preformatted_20_Text"><text:s text:c="4"/>num_dead_tuples</text:p>
        <text:p text:style-name="Preformatted_20_Text">FROM pg_stat_progress_vacuum;</text:p>
        <text:p text:style-name="Preformatted_20_Text"/>
        <text:p text:style-name="Preformatted_20_Text">-- Identificar tablas que nunca son vacunadas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n_dead_tup,</text:p>
        <text:p text:style-name="Preformatted_20_Text"><text:s text:c="4"/>last_autovacuum,</text:p>
        <text:p text:style-name="Preformatted_20_Text"><text:s text:c="4"/>autovacuum_count,</text:p>
        <text:p text:style-name="Preformatted_20_Text"><text:s text:c="4"/>age(relfrozenxid) AS xid_age</text:p>
        <text:p text:style-name="Preformatted_20_Text">FROM pg_stat_user_tables t</text:p>
        <text:p text:style-name="Preformatted_20_Text">JOIN pg_class c ON t.relname = c.relname</text:p>
        <text:p text:style-name="Preformatted_20_Text">WHERE last_autovacuum IS NULL </text:p>
        <text:p text:style-name="Preformatted_20_Text"><text:s text:c="3"/>OR autovacuum_count = 0</text:p>
        <text:p text:style-name="Preformatted_20_Text">ORDER BY n_dead_tup DESC;</text:p>
        <text:p text:style-name="Horizontal_20_Line"/>
        <text:h text:style-name="Heading_20_2" text:outline-level="2">Ejercicio Práctico Integrador (1 hora)</text:h>
        <text:h text:style-name="Heading_20_3" text:outline-level="3">Objetivo: Implementar un Dashboard de Monitoreo en Tiempo Real</text:h>
        <text:h text:style-name="Heading_20_4" text:outline-level="4">Paso 1: Configurar el Entorno</text:h>
        <text:p text:style-name="Text_20_body">sql</text:p>
        <text:p text:style-name="Preformatted_20_Text">-- Crear extensión para estadísticas de consultas (si no existe)</text:p>
        <text:p text:style-name="Preformatted_20_Text">CREATE EXTENSION IF NOT EXISTS pg_stat_statements;</text:p>
        <text:p text:style-name="Preformatted_20_Text"/>
        <text:p text:style-name="Preformatted_20_Text">-- Verificar configuración de monitoreo</text:p>
        <text:p text:style-name="Preformatted_20_Text">SHOW track_io_timing;</text:p>
        <text:p text:style-name="Preformatted_20_Text">SHOW track_wal_io_timing;</text:p>
        <text:p text:style-name="Preformatted_20_Text">SHOW pg_stat_statements.track;</text:p>
        <text:p text:style-name="Preformatted_20_Text"/>
        <text:p text:style-name="Preformatted_20_Text">-- Si es necesario, habilitar</text:p>
        <text:p text:style-name="Preformatted_20_Text">ALTER SYSTEM SET track_io_timing = on;</text:p>
        <text:p text:style-name="Preformatted_20_Text">ALTER SYSTEM SET track_wal_io_timing = on;</text:p>
        <text:p text:style-name="Preformatted_20_Text">SELECT pg_reload_conf();</text:p>
        <text:h text:style-name="Heading_20_4" text:outline-level="4">Paso 2: Crear Funciones de Monitoreo</text:h>
        <text:p text:style-name="Text_20_body">sql</text:p>
        <text:p text:style-name="Preformatted_20_Text">-- Función para obtener top de consumidores de I/O</text:p>
        <text:p text:style-name="Preformatted_20_Text">CREATE OR REPLACE FUNCTION get_top_io_consumers(limit_n int DEFAULT 10)</text:p>
        <text:p text:style-name="Preformatted_20_Text">RETURNS TABLE (</text:p>
        <text:p text:style-name="Preformatted_20_Text"><text:s text:c="4"/>pid int,</text:p>
        <text:p text:style-name="Preformatted_20_Text"><text:s text:c="4"/>usuario text,</text:p>
        <text:p text:style-name="Preformatted_20_Text"><text:s text:c="4"/>aplicacion text,</text:p>
        <text:p text:style-name="Preformatted_20_Text"><text:s text:c="4"/>consulta text,</text:p>
        <text:p text:style-name="Preformatted_20_Text"><text:s text:c="4"/>lectura_mb numeric,</text:p>
        <text:p text:style-name="Preformatted_20_Text"><text:s text:c="4"/>escritura_mb numeric,</text:p>
        <text:p text:style-name="Preformatted_20_Text"><text:s text:c="4"/>tiempo_io_seg numeric,</text:p>
        <text:p text:style-name="Preformatted_20_Text"><text:s text:c="4"/>wal_mb numeric</text:p>
        <text:p text:style-name="Preformatted_20_Text">) AS $$</text:p>
        <text:p text:style-name="Preformatted_20_Text">BEGIN</text:p>
        <text:p text:style-name="Preformatted_20_Text"><text:s text:c="4"/>RETURN QUERY</text:p>
        <text:p text:style-name="Preformatted_20_Text"><text:s text:c="4"/>SELECT </text:p>
        <text:p text:style-name="Preformatted_20_Text"><text:soft-page-break/><text:s text:c="8"/>a.pid,</text:p>
        <text:p text:style-name="Preformatted_20_Text"><text:s text:c="8"/>a.usename,</text:p>
        <text:p text:style-name="Preformatted_20_Text"><text:s text:c="8"/>COALESCE(a.application_name, 'unknown'),</text:p>
        <text:p text:style-name="Preformatted_20_Text"><text:s text:c="8"/>LEFT(a.query, 200),</text:p>
        <text:p text:style-name="Preformatted_20_Text"><text:s text:c="8"/>ROUND(COALESCE(SUM(io.read_bytes), 0) / 1048576.0, 2),</text:p>
        <text:p text:style-name="Preformatted_20_Text"><text:s text:c="8"/>ROUND(COALESCE(SUM(io.write_bytes), 0) / 1048576.0, 2),</text:p>
        <text:p text:style-name="Preformatted_20_Text"><text:s text:c="8"/>ROUND(COALESCE(SUM(io.read_time + io.write_time), 0) / 1000.0, 2),</text:p>
        <text:p text:style-name="Preformatted_20_Text"><text:s text:c="8"/>ROUND(COALESCE(SUM(wal.wal_bytes), 0) / 1048576.0, 2)</text:p>
        <text:p text:style-name="Preformatted_20_Text"><text:s text:c="4"/>FROM pg_stat_activity a</text:p>
        <text:p text:style-name="Preformatted_20_Text"><text:s text:c="4"/>LEFT JOIN pg_stat_get_backend_io(a.pid) io ON true</text:p>
        <text:p text:style-name="Preformatted_20_Text"><text:s text:c="4"/>LEFT JOIN pg_stat_get_backend_wal(a.pid) wal ON true</text:p>
        <text:p text:style-name="Preformatted_20_Text"><text:s text:c="4"/>WHERE a.backend_type = 'client backend'</text:p>
        <text:p text:style-name="Preformatted_20_Text"><text:s text:c="6"/>AND a.state = 'active'</text:p>
        <text:p text:style-name="Preformatted_20_Text"><text:s text:c="4"/>GROUP BY a.pid, a.usename, a.application_name, a.query</text:p>
        <text:p text:style-name="Preformatted_20_Text"><text:s text:c="4"/>ORDER BY (SUM(io.read_bytes) + SUM(io.write_bytes)) DESC</text:p>
        <text:p text:style-name="Preformatted_20_Text"><text:s text:c="4"/>LIMIT limit_n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Uso:</text:p>
        <text:p text:style-name="Preformatted_20_Text">SELECT * FROM get_top_io_consumers(5);</text:p>
        <text:h text:style-name="Heading_20_4" text:outline-level="4">Paso 3: Monitorear Checkpoints y WAL</text:h>
        <text:p text:style-name="Text_20_body">sql</text:p>
        <text:p text:style-name="Preformatted_20_Text">-- Estadísticas de checkpointer (nuevo en PG 18)</text:p>
        <text:p text:style-name="Preformatted_20_Text">SELECT </text:p>
        <text:p text:style-name="Preformatted_20_Text"><text:s text:c="4"/>checkpoints_timed,</text:p>
        <text:p text:style-name="Preformatted_20_Text"><text:s text:c="4"/>checkpoints_req,</text:p>
        <text:p text:style-name="Preformatted_20_Text"><text:s text:c="4"/>checkpoint_write_time,</text:p>
        <text:p text:style-name="Preformatted_20_Text"><text:s text:c="4"/>checkpoint_sync_time,</text:p>
        <text:p text:style-name="Preformatted_20_Text"><text:s text:c="4"/>buffers_checkpoint,</text:p>
        <text:p text:style-name="Preformatted_20_Text"><text:s text:c="4"/>num_done, <text:s text:c="10"/>-- NUEVO: número de checkpoints completados</text:p>
        <text:p text:style-name="Preformatted_20_Text"><text:s text:c="4"/>slru_written <text:s text:c="7"/>-- NUEVO: buffers SLRU escritos</text:p>
        <text:p text:style-name="Preformatted_20_Text">FROM pg_stat_checkpointer;</text:p>
        <text:p text:style-name="Preformatted_20_Text"/>
        <text:p text:style-name="Preformatted_20_Text">-- Monitoreo de generación WAL</text:p>
        <text:p text:style-name="Preformatted_20_Text">SELECT </text:p>
        <text:p text:style-name="Preformatted_20_Text"><text:s text:c="4"/>pg_current_wal_lsn() AS current_lsn,</text:p>
        <text:p text:style-name="Preformatted_20_Text"><text:s text:c="4"/>pg_wal_lsn_diff(pg_current_wal_lsn(), '0/0') AS wal_bytes_total,</text:p>
        <text:p text:style-name="Preformatted_20_Text"><text:s text:c="4"/>pg_current_wal_insert_lsn() AS insert_lsn;</text:p>
        <text:h text:style-name="Heading_20_4" text:outline-level="4">Paso 4: Análisis de Bloat y Tuplas Muertas</text:h>
        <text:p text:style-name="Text_20_body">sql</text:p>
        <text:p text:style-name="Preformatted_20_Text">-- Identificar tablas con alto bloat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n_live_tup,</text:p>
        <text:p text:style-name="Preformatted_20_Text"><text:s text:c="4"/>n_dead_tup,</text:p>
        <text:p text:style-name="Preformatted_20_Text"><text:s text:c="4"/>ROUND(100.0 * n_dead_tup / NULLIF(n_live_tup + n_dead_tup, 0), 2) AS dead_ratio,</text:p>
        <text:p text:style-name="Preformatted_20_Text"><text:s text:c="4"/>pg_size_pretty(pg_total_relation_size(schemaname||'.'||tablename)) AS total_size,</text:p>
        <text:p text:style-name="Preformatted_20_Text"><text:s text:c="4"/>last_autovacuum,</text:p>
        <text:p text:style-name="Preformatted_20_Text"><text:s text:c="4"/>autovacuum_time AS vacuum_time_ms</text:p>
        <text:p text:style-name="Preformatted_20_Text">FROM pg_stat_user_tables</text:p>
        <text:p text:style-name="Preformatted_20_Text">WHERE n_dead_tup &gt; 1000</text:p>
        <text:p text:style-name="Preformatted_20_Text">ORDER BY n_dead_tup DESC</text:p>
        <text:p text:style-name="Preformatted_20_Text">LIMIT 10;</text:p>
        <text:h text:style-name="Heading_20_4" text:outline-level="4"><text:soft-page-break/>Paso 5: Simular Carga y Analizar con EXPLAIN Avanzado</text:h>
        <text:p text:style-name="Text_20_body">sql</text:p>
        <text:p text:style-name="Preformatted_20_Text">-- 1. Crear datos de prueba</text:p>
        <text:p text:style-name="Preformatted_20_Text">CREATE TABLE orders_test (</text:p>
        <text:p text:style-name="Preformatted_20_Text"><text:s text:c="4"/>id serial PRIMARY KEY,</text:p>
        <text:p text:style-name="Preformatted_20_Text"><text:s text:c="4"/>customer_id int,</text:p>
        <text:p text:style-name="Preformatted_20_Text"><text:s text:c="4"/>order_date date,</text:p>
        <text:p text:style-name="Preformatted_20_Text"><text:s text:c="4"/>total numeric(10,2),</text:p>
        <text:p text:style-name="Preformatted_20_Text"><text:s text:c="4"/>status text,</text:p>
        <text:p text:style-name="Preformatted_20_Text"><text:s text:c="4"/>details jsonb</text:p>
        <text:p text:style-name="Preformatted_20_Text">);</text:p>
        <text:p text:style-name="Preformatted_20_Text"/>
        <text:p text:style-name="Preformatted_20_Text">INSERT INTO orders_test (customer_id, order_date, total, status, details)</text:p>
        <text:p text:style-name="Preformatted_20_Text">SELECT </text:p>
        <text:p text:style-name="Preformatted_20_Text"><text:s text:c="4"/>(random() * 10000)::int,</text:p>
        <text:p text:style-name="Preformatted_20_Text"><text:s text:c="4"/>date '2025-01-01' + (random() * 365)::int,</text:p>
        <text:p text:style-name="Preformatted_20_Text"><text:s text:c="4"/>(random() * 1000)::numeric(10,2),</text:p>
        <text:p text:style-name="Preformatted_20_Text"><text:s text:c="4"/>CASE WHEN random() &gt; 0.7 THEN 'COMPLETED' ELSE 'PENDING' END,</text:p>
        <text:p text:style-name="Preformatted_20_Text"><text:s text:c="4"/>jsonb_build_object('items', (random() * 10)::int, 'notes', md5(random()::text))</text:p>
        <text:p text:style-name="Preformatted_20_Text">FROM generate_series(1, 500000);</text:p>
        <text:p text:style-name="Preformatted_20_Text"/>
        <text:p text:style-name="Preformatted_20_Text">-- 2. Ejecutar análisis completo</text:p>
        <text:p text:style-name="Preformatted_20_Text">EXPLAIN (ANALYZE, BUFFERS, WAL, SERIALIZE TEXT, FORMAT JSON)</text:p>
        <text:p text:style-name="Preformatted_20_Text">SELECT </text:p>
        <text:p text:style-name="Preformatted_20_Text"><text:s text:c="4"/>customer_id,</text:p>
        <text:p text:style-name="Preformatted_20_Text"><text:s text:c="4"/>COUNT(*) as orders,</text:p>
        <text:p text:style-name="Preformatted_20_Text"><text:s text:c="4"/>SUM(total) as total_spent</text:p>
        <text:p text:style-name="Preformatted_20_Text">FROM orders_test</text:p>
        <text:p text:style-name="Preformatted_20_Text">WHERE order_date BETWEEN '2025-06-01' AND '2025-12-31'</text:p>
        <text:p text:style-name="Preformatted_20_Text"><text:s text:c="2"/>AND status = 'COMPLETED'</text:p>
        <text:p text:style-name="Preformatted_20_Text">GROUP BY customer_id</text:p>
        <text:p text:style-name="Preformatted_20_Text">ORDER BY total_spent DESC</text:p>
        <text:p text:style-name="Preformatted_20_Text">LIMIT 100;</text:p>
        <text:p text:style-name="Preformatted_20_Text"/>
        <text:p text:style-name="Preformatted_20_Text">-- 3. Verificar estadísticas de I/O después de la consulta</text:p>
        <text:p text:style-name="Preformatted_20_Text">SELECT * FROM get_top_io_consumers(3);</text:p>
        <text:h text:style-name="Heading_20_4" text:outline-level="4">Paso 6: Interpretación y Reporte</text:h>
        <text:p text:style-name="Text_20_body"><text:span text:style-name="Strong_20_Emphasis">Preguntas a responder en el reporte del ejercicio</text:span>:</text:p>
        <text:list xml:id="list2496547679" text:style-name="L43">
          <text:list-item>
            <text:p text:style-name="Text_20_body">¿Qué PID generó más I/O durante la consulta?</text:p>
          </text:list-item>
          <text:list-item>
            <text:p text:style-name="Text_20_body">¿Cuántos buffers fueron leídos del disco vs encontrados en cache?</text:p>
          </text:list-item>
          <text:list-item>
            <text:p text:style-name="Text_20_body">¿Cuánto WAL se generó (en bytes)?</text:p>
          </text:list-item>
          <text:list-item>
            <text:p text:style-name="Text_20_body">¿Cuál fue el tiempo de serialización para enviar los resultados?</text:p>
          </text:list-item>
          <text:list-item>
            <text:p text:style-name="Text_20_body">¿El planificador usó un Seq Scan o un Index Scan? ¿Por qué?</text:p>
          </text:list-item>
        </text:list>
        <text:p text:style-name="Horizontal_20_Line"/>
        <text:h text:style-name="Heading_20_2" text:outline-level="2"><text:soft-page-break/>Resumen del Módulo 2</text:h>
        <table:table table:name="Tabla11" table:style-name="Tabla11">
          <table:table-column table:style-name="Tabla11.A"/>
          <table:table-column table:style-name="Tabla11.B"/>
          <table:table-column table:style-name="Tabla11.C"/>
          <table:table-header-rows>
            <table:table-row>
              <table:table-cell table:style-name="Tabla11.A1" office:value-type="string">
                <text:p text:style-name="Table_20_Heading">Componente</text:p>
              </table:table-cell>
              <table:table-cell table:style-name="Tabla11.A1" office:value-type="string">
                <text:p text:style-name="Table_20_Heading">Versiones anteriores</text:p>
              </table:table-cell>
              <table:table-cell table:style-name="Tabla11.A1" office:value-type="string">
                <text:p text:style-name="Table_20_Heading">PostgreSQL 18</text:p>
              </table:table-cell>
            </table:table-row>
          </table:table-header-rows>
          <table:table-row>
            <table:table-cell table:style-name="Tabla11.A1" office:value-type="string">
              <text:p text:style-name="Table_20_Contents"><text:span text:style-name="Strong_20_Emphasis">I/O por sesión</text:span></text:p>
            </table:table-cell>
            <table:table-cell table:style-name="Tabla11.A1" office:value-type="string">
              <text:p text:style-name="Table_20_Contents">No disponible</text:p>
            </table:table-cell>
            <table:table-cell table:style-name="Tabla11.A1" office:value-type="string">
              <text:p text:style-name="Table_20_Contents"><text:span text:style-name="Source_20_Text">pg_stat_get_backend_io()</text:span>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Unidades de I/O</text:span></text:p>
            </table:table-cell>
            <table:table-cell table:style-name="Tabla11.A1" office:value-type="string">
              <text:p text:style-name="Table_20_Contents">Páginas (8KB)</text:p>
            </table:table-cell>
            <table:table-cell table:style-name="Tabla11.A1" office:value-type="string">
              <text:p text:style-name="Table_20_Contents">Bytes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EXPLAIN WAL</text:span></text:p>
            </table:table-cell>
            <table:table-cell table:style-name="Tabla11.A1" office:value-type="string">
              <text:p text:style-name="Table_20_Contents">No disponible</text:p>
            </table:table-cell>
            <table:table-cell table:style-name="Tabla11.A1" office:value-type="string">
              <text:p text:style-name="Table_20_Contents"><text:span text:style-name="Source_20_Text">EXPLAIN (WAL)</text:span>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EXPLAIN SERIALIZE</text:span></text:p>
            </table:table-cell>
            <table:table-cell table:style-name="Tabla11.A1" office:value-type="string">
              <text:p text:style-name="Table_20_Contents">No disponible</text:p>
            </table:table-cell>
            <table:table-cell table:style-name="Tabla11.A1" office:value-type="string">
              <text:p text:style-name="Table_20_Contents"><text:span text:style-name="Source_20_Text">EXPLAIN (SERIALIZE)</text:span>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Tiempos de VACUUM</text:span></text:p>
            </table:table-cell>
            <table:table-cell table:style-name="Tabla11.A1" office:value-type="string">
              <text:p text:style-name="Table_20_Contents">Solo contadores</text:p>
            </table:table-cell>
            <table:table-cell table:style-name="Tabla11.A1" office:value-type="string">
              <text:p text:style-name="Table_20_Contents"><text:span text:style-name="Source_20_Text">vacuum_time</text:span>, <text:span text:style-name="Source_20_Text">autovacuum_time</text:span>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Estadísticas post-upgrade</text:span></text:p>
            </table:table-cell>
            <table:table-cell table:style-name="Tabla11.A1" office:value-type="string">
              <text:p text:style-name="Table_20_Contents">Pérdida total</text:p>
            </table:table-cell>
            <table:table-cell table:style-name="Tabla11.A1" office:value-type="string">
              <text:p text:style-name="Table_20_Contents">Retención con <text:span text:style-name="Source_20_Text">pg_upgrade</text:span></text:p>
            </table:table-cell>
          </table:table-row>
          <table:table-row>
            <table:table-cell table:style-name="Tabla11.A1" office:value-type="string">
              <text:p text:style-name="Table_20_Contents"><text:span text:style-name="Strong_20_Emphasis">Checkpoints completados</text:span></text:p>
            </table:table-cell>
            <table:table-cell table:style-name="Tabla11.A1" office:value-type="string">
              <text:p text:style-name="Table_20_Contents">No disponible</text:p>
            </table:table-cell>
            <table:table-cell table:style-name="Tabla11.A1" office:value-type="string">
              <text:p text:style-name="Table_20_Contents"><text:span text:style-name="Source_20_Text">num_done</text:span> en <text:span text:style-name="Source_20_Text">pg_stat_checkpointer</text:span></text:p>
            </table:table-cell>
          </table:table-row>
        </table:table>
        <text:p text:style-name="Horizontal_20_Line"/>
        <text:h text:style-name="Heading_20_2" text:outline-level="2">Preparación para el Módulo 3</text:h>
        <text:p text:style-name="Text_20_body"><text:span text:style-name="Strong_20_Emphasis">Temas a explorar</text:span>:</text:p>
        <text:list xml:id="list3555270812" text:style-name="L44">
          <text:list-item>
            <text:p text:style-name="Text_20_body">Familiarizarse con <text:span text:style-name="Source_20_Text">pg_stat_statements</text:span> y su nuevo agrupamiento de consultas con <text:span text:style-name="Source_20_Text">IN</text:span></text:p>
          </text:list-item>
          <text:list-item>
            <text:p text:style-name="Text_20_body">Practicar con las nuevas columnas de conflictos en replicación lógica: <text:span text:style-name="Source_20_Text">confl_insert_exists</text:span>, <text:span text:style-name="Source_20_Text">confl_update_missing</text:span></text:p>
          </text:list-item>
          <text:list-item>
            <text:p text:style-name="Text_20_body">Entender el impacto de <text:span text:style-name="Source_20_Text">track_cost_delay_timing</text:span> en sistemas de alta concurrencia</text:p>
          </text:list-item>
        </text:list>
        <text:p text:style-name="Text_20_body"><text:span text:style-name="Strong_20_Emphasis">Lectura recomendada</text:span>:</text:p>
        <text:list xml:id="list2457275961" text:style-name="L45">
          <text:list-item>
            <text:p text:style-name="Text_20_body">Documentación oficial: "Chapter 28. Monitoring Database Activity" (PG 18)</text:p>
          </text:list-item>
          <text:list-item>
            <text:p text:style-name="Text_20_body">Blog: "Per-backend IO stats in PostgreSQL 18" de Redgate</text:p>
          </text:list-item>
        </text:list>
        <text:p text:style-name="Text_20_body"><text:span text:style-name="Strong_20_Emphasis">¿Listo para continuar?</text:span> El Módulo 3 cubrirá optimización avanzada de consultas, índices y el nuevo optimizador de PG 18.</text:p>
        <text:p text:style-name="Text_20_body">ok. Desarrollame el module 3 para postgresql 18</text:p>
        <text:p text:style-name="Text_20_body">Leer 8 páginas web</text:p>
        <text:h text:style-name="Heading_20_1" text:outline-level="1">Módulo 3: Optimización Avanzada en PostgreSQL 18 (6 horas)</text:h>
        <text:h text:style-name="Heading_20_2" text:outline-level="2">Objetivos del Módulo</text:h>
        <text:list xml:id="list2187839118" text:style-name="L46">
          <text:list-item>
            <text:p text:style-name="Text_20_body">Dominar las nuevas técnicas de optimización introducidas en PostgreSQL 18.</text:p>
          </text:list-item>
          <text:list-item>
            <text:p text:style-name="Text_20_body"><text:soft-page-break/>Implementar estrategias de indexación avanzadas aprovechando UUIDv7 y Skip Scan.</text:p>
          </text:list-item>
          <text:list-item>
            <text:p text:style-name="Text_20_body">Utilizar estadísticas multivariantes para mejorar estimaciones del planificador.</text:p>
          </text:list-item>
          <text:list-item>
            <text:p text:style-name="Text_20_body">Optimizar consultas con las nuevas capacidades de JOIN y planificación.</text:p>
          </text:list-item>
          <text:list-item>
            <text:p text:style-name="Text_20_body">Aplicar técnicas de particionamiento y optimización de DDL.</text:p>
          </text:list-item>
        </text:list>
        <text:p text:style-name="Horizontal_20_Line"/>
        <text:h text:style-name="Heading_20_2" text:outline-level="2">3.1. Nuevas Técnicas de Indexación en PG 18 (1.5 horas)</text:h>
        <text:h text:style-name="Heading_20_3" text:outline-level="3">Skip Scan: Revolución en Índices Multicolumna</text:h>
        <text:p text:style-name="Text_20_body">PostgreSQL 18 introduce una optimización fundamental en la forma en que utiliza índices B-tree multicolumna .</text:p>
        <text:p text:style-name="Text_20_body"><text:span text:style-name="Strong_20_Emphasis">El problema histórico</text:span>: Cuando tienes un índice <text:span text:style-name="Source_20_Text">(status, created_at)</text:span>, una consulta como <text:span text:style-name="Source_20_Text">WHERE created_at &gt; '2026-01-01'</text:span> no podía usar el índice porque la columna <text:span text:style-name="Source_20_Text">status</text:span> no estaba filtrada. El planificador asumía que necesitaba recorrer todos los valores de <text:span text:style-name="Source_20_Text">status</text:span>.</text:p>
        <text:p text:style-name="Text_20_body"><text:span text:style-name="Strong_20_Emphasis">La solución en PG 18</text:span>: El nuevo <text:span text:style-name="Strong_20_Emphasis">Skip Scan</text:span> permite al planificador "saltarse" la primera columna del índice si tiene pocos valores distintos .</text:p>
        <text:p text:style-name="Text_20_body">sql</text:p>
        <text:p text:style-name="Preformatted_20_Text">-- Crear tabla de ejemplo</text:p>
        <text:p text:style-name="Preformatted_20_Text">CREATE TABLE pedidos (</text:p>
        <text:p text:style-name="Preformatted_20_Text"><text:s text:c="4"/>id SERIAL PRIMARY KEY,</text:p>
        <text:p text:style-name="Preformatted_20_Text"><text:s text:c="4"/>status TEXT,</text:p>
        <text:p text:style-name="Preformatted_20_Text"><text:s text:c="4"/>created_at TIMESTAMPTZ,</text:p>
        <text:p text:style-name="Preformatted_20_Text"><text:s text:c="4"/>total DECIMAL(10,2),</text:p>
        <text:p text:style-name="Preformatted_20_Text"><text:s text:c="4"/>customer_id INT</text:p>
        <text:p text:style-name="Preformatted_20_Text">);</text:p>
        <text:p text:style-name="Preformatted_20_Text"/>
        <text:p text:style-name="Preformatted_20_Text">-- Insertar datos (100,000 registros, status tiene solo 5 valores)</text:p>
        <text:p text:style-name="Preformatted_20_Text">INSERT INTO pedidos (status, created_at, total, customer_id)</text:p>
        <text:p text:style-name="Preformatted_20_Text">SELECT </text:p>
        <text:p text:style-name="Preformatted_20_Text"><text:s text:c="4"/>CASE (random() * 4)::INT </text:p>
        <text:p text:style-name="Preformatted_20_Text"><text:s text:c="8"/>WHEN 0 THEN 'PENDING'</text:p>
        <text:p text:style-name="Preformatted_20_Text"><text:s text:c="8"/>WHEN 1 THEN 'PROCESSING'</text:p>
        <text:p text:style-name="Preformatted_20_Text"><text:s text:c="8"/>WHEN 2 THEN 'COMPLETED'</text:p>
        <text:p text:style-name="Preformatted_20_Text"><text:s text:c="8"/>WHEN 3 THEN 'SHIPPED'</text:p>
        <text:p text:style-name="Preformatted_20_Text"><text:s text:c="8"/>ELSE 'CANCELLED'</text:p>
        <text:p text:style-name="Preformatted_20_Text"><text:s text:c="4"/>END,</text:p>
        <text:p text:style-name="Preformatted_20_Text"><text:s text:c="4"/>NOW() - (random() * INTERVAL '365 days'),</text:p>
        <text:p text:style-name="Preformatted_20_Text"><text:s text:c="4"/>(random() * 1000)::DECIMAL(10,2),</text:p>
        <text:p text:style-name="Preformatted_20_Text"><text:s text:c="4"/>(random() * 10000)::INT</text:p>
        <text:p text:style-name="Preformatted_20_Text">FROM generate_series(1, 100000);</text:p>
        <text:p text:style-name="Preformatted_20_Text"/>
        <text:p text:style-name="Preformatted_20_Text">-- Crear índice multicolumna</text:p>
        <text:p text:style-name="Preformatted_20_Text">CREATE INDEX idx_pedidos_status_fecha ON pedidos (status, created_at);</text:p>
        <text:p text:style-name="Preformatted_20_Text"/>
        <text:p text:style-name="Preformatted_20_Text">-- ANALYZE para actualizar estadísticas</text:p>
        <text:p text:style-name="Preformatted_20_Text">ANALYZE pedidos;</text:p>
        <text:p text:style-name="Text_20_body"><text:span text:style-name="Strong_20_Emphasis">Verificando Skip Scan en acción</text:span>:</text:p>
        <text:p text:style-name="Text_20_body"><text:soft-page-break/>sql</text:p>
        <text:p text:style-name="Preformatted_20_Text">-- Esta consulta ahora puede usar Skip Scan</text:p>
        <text:p text:style-name="Preformatted_20_Text">EXPLAIN (ANALYZE, BUFFERS, TIMING ON)</text:p>
        <text:p text:style-name="Preformatted_20_Text">SELECT * FROM pedidos </text:p>
        <text:p text:style-name="Preformatted_20_Text">WHERE created_at &gt; NOW() - INTERVAL '30 days'</text:p>
        <text:p text:style-name="Preformatted_20_Text">ORDER BY created_at;</text:p>
        <text:p text:style-name="Preformatted_20_Text"/>
        <text:p text:style-name="Preformatted_20_Text">-- El plan mostrará algo similar a:</text:p>
        <text:p text:style-name="Preformatted_20_Text">-- "Index Skip Scan using idx_pedidos_status_fecha"</text:p>
        <text:p text:style-name="Text_20_body"><text:span text:style-name="Strong_20_Emphasis">Cuándo funciona Skip Scan</text:span> :</text:p>
        <text:list xml:id="list393959505" text:style-name="L47">
          <text:list-item>
            <text:p text:style-name="Text_20_body">La columna omitida tiene <text:span text:style-name="Strong_20_Emphasis">pocos valores distintos</text:span> (recomendado &lt; 100)</text:p>
          </text:list-item>
          <text:list-item>
            <text:p text:style-name="Text_20_body">El índice es B-tree</text:p>
          </text:list-item>
          <text:list-item>
            <text:p text:style-name="Text_20_body">La consulta ordena o filtra por la segunda columna</text:p>
          </text:list-item>
        </text:list>
        <text:p text:style-name="Text_20_body"><text:span text:style-name="Strong_20_Emphasis">Limitaciones a conocer</text:span>:</text:p>
        <text:list xml:id="list3637211585" text:style-name="L48">
          <text:list-item>
            <text:p text:style-name="Text_20_body">No funciona con <text:span text:style-name="Source_20_Text">LIKE</text:span> en la columna omitida</text:p>
          </text:list-item>
          <text:list-item>
            <text:p text:style-name="Text_20_body">La estimación de costo puede ser conservadora en tablas muy grandes</text:p>
          </text:list-item>
          <text:list-item>
            <text:p text:style-name="Text_20_body">Monitorear con <text:span text:style-name="Source_20_Text">pg_stats</text:span> la cardinalidad de la primera columna</text:p>
          </text:list-item>
        </text:list>
        <text:h text:style-name="Heading_20_3" text:outline-level="3">UUIDv7: El Fin de la Fragmentación de Índices</text:h>
        <text:p text:style-name="Text_20_body">Uno de los problemas más comunes en PostgreSQL ha sido el uso de UUIDv4 como clave primaria. La aleatoriedad de UUIDv4 causa :</text:p>
        <text:list xml:id="list1833395015" text:style-name="L49">
          <text:list-item>
            <text:p text:style-name="Text_20_body"><text:span text:style-name="Strong_20_Emphasis">Page splits frecuentes</text:span>: Cada inserción puede ir a una página diferente</text:p>
          </text:list-item>
          <text:list-item>
            <text:p text:style-name="Text_20_body"><text:span text:style-name="Strong_20_Emphasis">Fragmentación del índice</text:span>: El índice B-tree pierde localidad</text:p>
          </text:list-item>
          <text:list-item>
            <text:p text:style-name="Text_20_body"><text:span text:style-name="Strong_20_Emphasis">Cache ineficiente</text:span>: Las inserciones no aprovechan el caché</text:p>
          </text:list-item>
        </text:list>
        <text:p text:style-name="Text_20_body"><text:span text:style-name="Strong_20_Emphasis">UUIDv7 resuelve esto</text:span> incorporando un timestamp Unix en los primeros 48 bits, haciendo que los UUIDs sean <text:span text:style-name="Strong_20_Emphasis">monotónicos</text:span> (ordenados cronológicamente) .</text:p>
        <text:p text:style-name="Text_20_body">sql</text:p>
        <text:p text:style-name="Preformatted_20_Text">-- Generar UUIDv7 (nuevo en PG 18)</text:p>
        <text:p text:style-name="Preformatted_20_Text">SELECT uuidv7();</text:p>
        <text:p text:style-name="Preformatted_20_Text">-- Resultado ejemplo: 01980de8-ad3d-715c-b739-faf2bb1a7aad</text:p>
        <text:p text:style-name="Preformatted_20_Text"/>
        <text:p text:style-name="Preformatted_20_Text">-- Extraer timestamp de un UUIDv7</text:p>
        <text:p text:style-name="Preformatted_20_Text">SELECT uuid_extract_timestamp(uuidv7());</text:p>
        <text:p text:style-name="Preformatted_20_Text">-- Resultado: 2025-12-15 10:30:45.123+00</text:p>
        <text:p text:style-name="Preformatted_20_Text"/>
        <text:p text:style-name="Preformatted_20_Text">-- Verificar la versión</text:p>
        <text:p text:style-name="Preformatted_20_Text">SELECT uuid_extract_version(uuidv7()); <text:s/>-- Retorna 7</text:p>
        <text:p text:style-name="Text_20_body"><text:span text:style-name="Strong_20_Emphasis">Creando tablas con UUIDv7 como PK</text:span>:</text:p>
        <text:p text:style-name="Text_20_body">sql</text:p>
        <text:p text:style-name="Preformatted_20_Text">-- Tabla óptima para inserción masiva</text:p>
        <text:p text:style-name="Preformatted_20_Text">CREATE TABLE logs_auditoria (</text:p>
        <text:p text:style-name="Preformatted_20_Text"><text:s text:c="4"/>id UUID PRIMARY KEY DEFAULT uuidv7(),</text:p>
        <text:p text:style-name="Preformatted_20_Text"><text:soft-page-break/><text:s text:c="4"/>evento TEXT NOT NULL,</text:p>
        <text:p text:style-name="Preformatted_20_Text"><text:s text:c="4"/>usuario TEXT,</text:p>
        <text:p text:style-name="Preformatted_20_Text"><text:s text:c="4"/>created_at TIMESTAMPTZ DEFAULT NOW(),</text:p>
        <text:p text:style-name="Preformatted_20_Text"><text:s text:c="4"/>metadata JSONB</text:p>
        <text:p text:style-name="Preformatted_20_Text">);</text:p>
        <text:p text:style-name="Preformatted_20_Text"/>
        <text:p text:style-name="Preformatted_20_Text">-- Insertar datos (las inserciones serán secuenciales)</text:p>
        <text:p text:style-name="Preformatted_20_Text">INSERT INTO logs_auditoria (evento, usuario, metadata)</text:p>
        <text:p text:style-name="Preformatted_20_Text">SELECT </text:p>
        <text:p text:style-name="Preformatted_20_Text"><text:s text:c="4"/>'ACCESO_USUARIO',</text:p>
        <text:p text:style-name="Preformatted_20_Text"><text:s text:c="4"/>'user_' || i,</text:p>
        <text:p text:style-name="Preformatted_20_Text"><text:s text:c="4"/>jsonb_build_object('ip', '192.168.1.' || (i % 255), 'user_agent', 'Mozilla/5.0')</text:p>
        <text:p text:style-name="Preformatted_20_Text">FROM generate_series(1, 10000) i;</text:p>
        <text:p text:style-name="Text_20_body"><text:span text:style-name="Strong_20_Emphasis">Comparativa de rendimiento: UUIDv4 vs UUIDv7</text:span></text:p>
        <text:p text:style-name="Text_20_body">sql</text:p>
        <text:p text:style-name="Preformatted_20_Text">-- Crear tablas de prueba</text:p>
        <text:p text:style-name="Preformatted_20_Text">CREATE TABLE test_uuid_v4 (id UUID PRIMARY KEY DEFAULT gen_random_uuid(), data TEXT);</text:p>
        <text:p text:style-name="Preformatted_20_Text">CREATE TABLE test_uuid_v7 (id UUID PRIMARY KEY DEFAULT uuidv7(), data TEXT);</text:p>
        <text:p text:style-name="Preformatted_20_Text"/>
        <text:p text:style-name="Preformatted_20_Text">-- Insertar 100,000 registros en cada una</text:p>
        <text:p text:style-name="Preformatted_20_Text">INSERT INTO test_uuid_v4 (data) SELECT md5(i::TEXT) FROM generate_series(1, 100000) i;</text:p>
        <text:p text:style-name="Preformatted_20_Text">INSERT INTO test_uuid_v7 (data) SELECT md5(i::TEXT) FROM generate_series(1, 100000) i;</text:p>
        <text:p text:style-name="Preformatted_20_Text"/>
        <text:p text:style-name="Preformatted_20_Text">-- Analizar fragmentación del índice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indexname,</text:p>
        <text:p text:style-name="Preformatted_20_Text"><text:s text:c="4"/>idx_scan,</text:p>
        <text:p text:style-name="Preformatted_20_Text"><text:s text:c="4"/>idx_tup_read,</text:p>
        <text:p text:style-name="Preformatted_20_Text"><text:s text:c="4"/>pg_size_pretty(pg_relation_size(indexname::regclass)) AS index_size</text:p>
        <text:p text:style-name="Preformatted_20_Text">FROM pg_stat_user_indexes</text:p>
        <text:p text:style-name="Preformatted_20_Text">WHERE tablename IN ('test_uuid_v4', 'test_uuid_v7');</text:p>
        <text:p text:style-name="Preformatted_20_Text"/>
        <text:p text:style-name="Preformatted_20_Text">-- Verificar el bloat del índice (más alto en UUIDv4)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pg_size_pretty(pg_total_relation_size(schemaname||'.'||tablename)) AS total_size,</text:p>
        <text:p text:style-name="Preformatted_20_Text"><text:s text:c="4"/>round(100 * pg_stat_get_live_tuples(tablename::regclass) / </text:p>
        <text:p text:style-name="Preformatted_20_Text"><text:s text:c="10"/>nullif(pg_stat_get_dead_tuples(tablename::regclass) + </text:p>
        <text:p text:style-name="Preformatted_20_Text"><text:s text:c="17"/>pg_stat_get_live_tuples(tablename::regclass), 0), 2) AS live_ratio</text:p>
        <text:p text:style-name="Preformatted_20_Text">FROM pg_stat_user_tables</text:p>
        <text:p text:style-name="Preformatted_20_Text">WHERE tablename IN ('test_uuid_v4', 'test_uuid_v7');</text:p>
        <text:p text:style-name="Text_20_body"><text:span text:style-name="Strong_20_Emphasis">Migración de UUIDv4 a UUIDv7 en producción</text:span> :</text:p>
        <text:p text:style-name="Text_20_body">sql</text:p>
        <text:p text:style-name="Preformatted_20_Text">-- 1. Agregar nueva columna con UUIDv7 como default</text:p>
        <text:p text:style-name="Preformatted_20_Text">ALTER TABLE orders ADD COLUMN id_new UUID DEFAULT uuidv7();</text:p>
        <text:p text:style-name="Preformatted_20_Text"/>
        <text:p text:style-name="Preformatted_20_Text">-- 2. Poblar columna existente (puede hacerse en lotes)</text:p>
        <text:p text:style-name="Preformatted_20_Text">UPDATE orders SET id_new = uuidv7() WHERE id_new IS NULL;</text:p>
        <text:p text:style-name="Preformatted_20_Text"><text:soft-page-break/></text:p>
        <text:p text:style-name="Preformatted_20_Text">-- 3. Cambiar el default de la columna original</text:p>
        <text:p text:style-name="Preformatted_20_Text">ALTER TABLE orders ALTER COLUMN id SET DEFAULT uuidv7();</text:p>
        <text:p text:style-name="Preformatted_20_Text"/>
        <text:p text:style-name="Preformatted_20_Text">-- 4. Para nuevas tablas, usar uuidv7() directamente</text:p>
        <text:h text:style-name="Heading_20_3" text:outline-level="3">Índices GIN Paralelos y Nuevas Capacidades</text:h>
        <text:p text:style-name="Text_20_body">PostgreSQL 18 añade <text:span text:style-name="Strong_20_Emphasis">creación paralela de índices GIN</text:span>, igualando la funcionalidad que ya existía para B-tree y BRIN .</text:p>
        <text:p text:style-name="Text_20_body">sql</text:p>
        <text:p text:style-name="Preformatted_20_Text">-- Crear índice GIN en paralelo (para JSONB o texto completo)</text:p>
        <text:p text:style-name="Preformatted_20_Text">CREATE INDEX CONCURRENTLY idx_productos_datos_gin ON productos USING gin (datos_jsonb)</text:p>
        <text:p text:style-name="Preformatted_20_Text">WITH (parallel_workers = 4);</text:p>
        <text:p text:style-name="Preformatted_20_Text"/>
        <text:p text:style-name="Preformatted_20_Text">-- Verificar workers utilizados</text:p>
        <text:p text:style-name="Preformatted_20_Text">EXPLAIN (ANALYZE, BUFFERS)</text:p>
        <text:p text:style-name="Preformatted_20_Text">CREATE INDEX idx_test_gin ON test_table USING gin (jsonb_column);</text:p>
        <text:p text:style-name="Text_20_body"><text:span text:style-name="Strong_20_Emphasis">Mejoras en Full-Text Search</text:span>:</text:p>
        <text:list xml:id="list585818617" text:style-name="L50">
          <text:list-item>
            <text:p text:style-name="Text_20_body">Nueva collation <text:span text:style-name="Source_20_Text">PG_UNICODE_FAST</text:span> para comparaciones más rápidas </text:p>
          </text:list-item>
          <text:list-item>
            <text:p text:style-name="Text_20_body">Transformación de mayúsculas/minúsculas optimizada</text:p>
          </text:list-item>
        </text:list>
        <text:p text:style-name="Text_20_body">sql</text:p>
        <text:p text:style-name="Preformatted_20_Text">-- Usar nueva collation para búsquedas</text:p>
        <text:p text:style-name="Preformatted_20_Text">CREATE INDEX idx_documentos_texto ON documentos USING gin (to_tsvector('spanish', contenido))</text:p>
        <text:p text:style-name="Preformatted_20_Text">WITH (parallel_workers = 2);</text:p>
        <text:p text:style-name="Preformatted_20_Text"/>
        <text:p text:style-name="Preformatted_20_Text">-- Búsqueda optimizada</text:p>
        <text:p text:style-name="Preformatted_20_Text">SELECT * FROM documentos </text:p>
        <text:p text:style-name="Preformatted_20_Text">WHERE to_tsvector('spanish', contenido) @@ to_tsquery('spanish', 'optimización &amp; base &amp; datos');</text:p>
        <text:p text:style-name="Horizontal_20_Line"/>
        <text:h text:style-name="Heading_20_2" text:outline-level="2">3.2. Optimización del Planificador y Estadísticas (1.5 horas)</text:h>
        <text:h text:style-name="Heading_20_3" text:outline-level="3">Estadísticas Multivariantes: Correlaciones y Dependencias</text:h>
        <text:p text:style-name="Text_20_body">El planificador de PostgreSQL asume independencia entre columnas a menos que se le indique lo contrario. Esto puede causar estimaciones terriblemente incorrectas .</text:p>
        <text:p text:style-name="Text_20_body"><text:span text:style-name="Strong_20_Emphasis">Ejemplo del problema</text:span>:</text:p>
        <text:p text:style-name="Text_20_body">sql</text:p>
        <text:p text:style-name="Preformatted_20_Text">-- Tabla con correlación perfecta entre columnas</text:p>
        <text:p text:style-name="Preformatted_20_Text">CREATE TABLE t (a INT, b INT);</text:p>
        <text:p text:style-name="Preformatted_20_Text">INSERT INTO t SELECT i % 100, i % 100 FROM generate_series(1, 10000) s(i);</text:p>
        <text:p text:style-name="Preformatted_20_Text">ANALYZE t;</text:p>
        <text:p text:style-name="Preformatted_20_Text"/>
        <text:p text:style-name="Preformatted_20_Text">-- Sin estadísticas multivariantes, la estimación es catastrófica</text:p>
        <text:p text:style-name="Preformatted_20_Text">EXPLAIN (ANALYZE, TIMING OFF) SELECT * FROM t WHERE a = 1 AND b = 1;</text:p>
        <text:p text:style-name="Preformatted_20_Text">-- El planificador estima 1 fila, pero hay 100 filas reales</text:p>
        <text:p text:style-name="Text_20_body"><text:soft-page-break/><text:span text:style-name="Strong_20_Emphasis">Solución: CREATE STATISTICS</text:span> </text:p>
        <text:p text:style-name="Text_20_body">PostgreSQL permite crear estadísticas que capturan dependencias funcionales, correlaciones y listas de valores más comunes multivariantes.</text:p>
        <text:p text:style-name="Text_20_body">sql</text:p>
        <text:p text:style-name="Preformatted_20_Text">-- 1. Estadísticas de dependencias funcionales</text:p>
        <text:p text:style-name="Preformatted_20_Text">CREATE STATISTICS stts_dependencies (dependencies) ON a, b FROM t;</text:p>
        <text:p text:style-name="Preformatted_20_Text">ANALYZE t;</text:p>
        <text:p text:style-name="Preformatted_20_Text"/>
        <text:p text:style-name="Preformatted_20_Text">-- Ahora la estimación es precisa</text:p>
        <text:p text:style-name="Preformatted_20_Text">EXPLAIN (ANALYZE, TIMING OFF) SELECT * FROM t WHERE a = 1 AND b = 1;</text:p>
        <text:p text:style-name="Preformatted_20_Text">-- rows estimadas: 100 (correcto)</text:p>
        <text:p text:style-name="Preformatted_20_Text"/>
        <text:p text:style-name="Preformatted_20_Text">-- 2. Estadísticas de ndistinct (valores únicos)</text:p>
        <text:p text:style-name="Preformatted_20_Text">CREATE STATISTICS stts_ndistinct (ndistinct) ON a, b FROM t;</text:p>
        <text:p text:style-name="Preformatted_20_Text">ANALYZE t;</text:p>
        <text:p text:style-name="Preformatted_20_Text"/>
        <text:p text:style-name="Preformatted_20_Text">-- Mejora estimaciones de GROUP BY</text:p>
        <text:p text:style-name="Preformatted_20_Text">EXPLAIN (ANALYZE, TIMING OFF) SELECT COUNT(*) FROM t GROUP BY a, b;</text:p>
        <text:p text:style-name="Preformatted_20_Text"/>
        <text:p text:style-name="Preformatted_20_Text">-- 3. Lista MCV (Most Common Values) multivariante</text:p>
        <text:p text:style-name="Preformatted_20_Text">CREATE STATISTICS stts_mcv (mcv) ON a, b FROM t;</text:p>
        <text:p text:style-name="Preformatted_20_Text">ANALYZE t;</text:p>
        <text:p text:style-name="Preformatted_20_Text"/>
        <text:p text:style-name="Preformatted_20_Text">-- Inspeccionar la lista MCV</text:p>
        <text:p text:style-name="Preformatted_20_Text">SELECT m.* FROM pg_statistic_ext </text:p>
        <text:p text:style-name="Preformatted_20_Text">JOIN pg_statistic_ext_data ON (oid = stxoid),</text:p>
        <text:p text:style-name="Preformatted_20_Text">LATERAL pg_mcv_list_items(stxdmcv) m </text:p>
        <text:p text:style-name="Preformatted_20_Text">WHERE stxname = 'stts_mcv';</text:p>
        <text:p text:style-name="Text_20_body"><text:span text:style-name="Strong_20_Emphasis">Tipos de estadísticas multivariantes</text:span> :</text:p>
        <table:table table:name="Tabla12" table:style-name="Tabla12">
          <table:table-column table:style-name="Tabla12.A"/>
          <table:table-column table:style-name="Tabla12.B"/>
          <table:table-column table:style-name="Tabla12.C"/>
          <table:table-header-rows>
            <table:table-row>
              <table:table-cell table:style-name="Tabla12.A1" office:value-type="string">
                <text:p text:style-name="Table_20_Heading">Tipo</text:p>
              </table:table-cell>
              <table:table-cell table:style-name="Tabla12.A1" office:value-type="string">
                <text:p text:style-name="Table_20_Heading">Cuándo usarlo</text:p>
              </table:table-cell>
              <table:table-cell table:style-name="Tabla12.A1" office:value-type="string">
                <text:p text:style-name="Table_20_Heading">Overhead</text:p>
              </table:table-cell>
            </table:table-row>
          </table:table-header-rows>
          <table:table-row>
            <table:table-cell table:style-name="Tabla12.A1" office:value-type="string">
              <text:p text:style-name="Table_20_Contents"><text:span text:style-name="Source_20_Text">dependencies</text:span></text:p>
            </table:table-cell>
            <table:table-cell table:style-name="Tabla12.A1" office:value-type="string">
              <text:p text:style-name="Table_20_Contents">Columnas funcionalmente dependientes</text:p>
            </table:table-cell>
            <table:table-cell table:style-name="Tabla12.A1" office:value-type="string">
              <text:p text:style-name="Table_20_Contents">Bajo</text:p>
            </table:table-cell>
          </table:table-row>
          <table:table-row>
            <table:table-cell table:style-name="Tabla12.A1" office:value-type="string">
              <text:p text:style-name="Table_20_Contents"><text:span text:style-name="Source_20_Text">ndistinct</text:span></text:p>
            </table:table-cell>
            <table:table-cell table:style-name="Tabla12.A1" office:value-type="string">
              <text:p text:style-name="Table_20_Contents">GROUP BY con múltiples columnas</text:p>
            </table:table-cell>
            <table:table-cell table:style-name="Tabla12.A1" office:value-type="string">
              <text:p text:style-name="Table_20_Contents">Medio</text:p>
            </table:table-cell>
          </table:table-row>
          <table:table-row>
            <table:table-cell table:style-name="Tabla12.A1" office:value-type="string">
              <text:p text:style-name="Table_20_Contents"><text:span text:style-name="Source_20_Text">mcv</text:span></text:p>
            </table:table-cell>
            <table:table-cell table:style-name="Tabla12.A1" office:value-type="string">
              <text:p text:style-name="Table_20_Contents">Valores específicos con correlación fuerte</text:p>
            </table:table-cell>
            <table:table-cell table:style-name="Tabla12.A1" office:value-type="string">
              <text:p text:style-name="Table_20_Contents">Alto</text:p>
            </table:table-cell>
          </table:table-row>
        </table:table>
        <text:p text:style-name="Text_20_body"><text:span text:style-name="Strong_20_Emphasis">Ejemplo práctico en sistema real</text:span>:</text:p>
        <text:p text:style-name="Text_20_body">sql</text:p>
        <text:p text:style-name="Preformatted_20_Text">-- Escenario: tabla de ventas con correlación producto-categoría</text:p>
        <text:p text:style-name="Preformatted_20_Text">CREATE TABLE ventas (</text:p>
        <text:p text:style-name="Preformatted_20_Text"><text:s text:c="4"/>id SERIAL PRIMARY KEY,</text:p>
        <text:p text:style-name="Preformatted_20_Text"><text:s text:c="4"/>producto_id INT,</text:p>
        <text:p text:style-name="Preformatted_20_Text"><text:s text:c="4"/>categoria_id INT,</text:p>
        <text:p text:style-name="Preformatted_20_Text"><text:s text:c="4"/>fecha DATE,</text:p>
        <text:p text:style-name="Preformatted_20_Text"><text:s text:c="4"/>monto DECIMAL(10,2)</text:p>
        <text:p text:style-name="Preformatted_20_Text">);</text:p>
        <text:p text:style-name="Preformatted_20_Text"/>
        <text:p text:style-name="Preformatted_20_Text">-- Las categorías determinan productos (dependencia funcional)</text:p>
        <text:p text:style-name="Preformatted_20_Text">-- Pero el planificador no lo sabe</text:p>
        <text:p text:style-name="Preformatted_20_Text"/>
        <text:p text:style-name="Preformatted_20_Text">-- Crear estadísticas</text:p>
        <text:p text:style-name="Preformatted_20_Text">CREATE STATISTICS ventas_prod_cat (dependencies, ndistinct) </text:p>
        <text:p text:style-name="Preformatted_20_Text">ON producto_id, categoria_id FROM ventas;</text:p>
        <text:p text:style-name="Preformatted_20_Text"><text:soft-page-break/></text:p>
        <text:p text:style-name="Preformatted_20_Text">ANALYZE ventas;</text:p>
        <text:p text:style-name="Preformatted_20_Text"/>
        <text:p text:style-name="Preformatted_20_Text">-- Las consultas con ambos filtros ahora estiman correctamente</text:p>
        <text:p text:style-name="Preformatted_20_Text">EXPLAIN SELECT * FROM ventas </text:p>
        <text:p text:style-name="Preformatted_20_Text">WHERE producto_id = 12345 AND categoria_id = 5;</text:p>
        <text:h text:style-name="Heading_20_3" text:outline-level="3">Retención de Estadísticas Post-Upgrade</text:h>
        <text:p text:style-name="Text_20_body">Una mejora crítica en PostgreSQL 18 es la <text:span text:style-name="Strong_20_Emphasis">preservación de estadísticas durante pg_upgrade</text:span> . Anteriormente, después de una actualización mayor, todas las estadísticas se perdían y el planificador operaba "a ciegas" hasta que ANALYZE se ejecutaba.</text:p>
        <text:p text:style-name="Text_20_body"><text:span text:style-name="Strong_20_Emphasis">Impacto de la mejora</text:span>:</text:p>
        <text:list xml:id="list2818973882" text:style-name="L51">
          <text:list-item>
            <text:p text:style-name="Text_20_body">No más "período frío" de rendimiento degradado post-actualización</text:p>
          </text:list-item>
          <text:list-item>
            <text:p text:style-name="Text_20_body">ANALYZE puede ejecutarse en segundo plano sin presión de tiempo</text:p>
          </text:list-item>
          <text:list-item>
            <text:p text:style-name="Text_20_body">Las consultas críticas mantienen planes óptimos inmediatamente</text:p>
          </text:list-item>
        </text:list>
        <text:p text:style-name="Text_20_body"><text:span text:style-name="Strong_20_Emphasis">Verificación de estadísticas retenidas</text:span>:</text:p>
        <text:p text:style-name="Text_20_body">sql</text:p>
        <text:p text:style-name="Preformatted_20_Text">-- Ver cuándo se actualizaron las estadísticas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last_analyze,</text:p>
        <text:p text:style-name="Preformatted_20_Text"><text:s text:c="4"/>last_autoanalyze,</text:p>
        <text:p text:style-name="Preformatted_20_Text"><text:s text:c="4"/>n_mod_since_analyze</text:p>
        <text:p text:style-name="Preformatted_20_Text">FROM pg_stat_user_tables</text:p>
        <text:p text:style-name="Preformatted_20_Text">WHERE last_analyze IS NOT NULL;</text:p>
        <text:p text:style-name="Preformatted_20_Text"/>
        <text:p text:style-name="Preformatted_20_Text">-- Después de pg_upgrade a PG 18, estas fechas se mantienen</text:p>
        <text:h text:style-name="Heading_20_3" text:outline-level="3">Optimización de JOINs en PG 18</text:h>
        <text:p text:style-name="Text_20_body">PostgreSQL 18 incluye mejoras significativas en la planificación y ejecución de joins :</text:p>
        <text:p text:style-name="Text_20_body"><text:span text:style-name="Strong_20_Emphasis">1. Hash Joins más rápidos</text:span>:</text:p>
        <text:list xml:id="list1948006191" text:style-name="L52">
          <text:list-item>
            <text:p text:style-name="Text_20_body">Mejor uso de caché L2/L3</text:p>
          </text:list-item>
          <text:list-item>
            <text:p text:style-name="Text_20_body">Algoritmo optimizado para tablas con skew</text:p>
          </text:list-item>
        </text:list>
        <text:p text:style-name="Text_20_body"><text:span text:style-name="Strong_20_Emphasis">2. Merge Joins con ordenamiento incremental</text:span>:</text:p>
        <text:list xml:id="list1498197796" text:style-name="L53">
          <text:list-item>
            <text:p text:style-name="Text_20_body">Puede usar ordenamientos parciales para reducir trabajo</text:p>
          </text:list-item>
          <text:list-item>
            <text:p text:style-name="Text_20_body">Beneficioso cuando una tabla ya está ordenada por una columna del JOIN</text:p>
          </text:list-item>
        </text:list>
        <text:p text:style-name="Text_20_body"><text:span text:style-name="Strong_20_Emphasis">3. OR-expansion</text:span>:<text:line-break/>Las consultas con condiciones <text:span text:style-name="Source_20_Text">OR</text:span> ahora pueden usar índices de manera más efectiva .</text:p>
        <text:p text:style-name="Text_20_body">sql</text:p>
        <text:p text:style-name="Preformatted_20_Text">-- Antes de PG 18: difícil de optimizar</text:p>
        <text:p text:style-name="Preformatted_20_Text">SELECT * FROM pedidos </text:p>
        <text:p text:style-name="Preformatted_20_Text">WHERE status = 'PENDING' OR created_at &gt; '2026-01-01';</text:p>
        <text:p text:style-name="Preformatted_20_Text"><text:soft-page-break/></text:p>
        <text:p text:style-name="Preformatted_20_Text">-- En PG 18: puede convertir a UNION y usar índices separados</text:p>
        <text:p text:style-name="Preformatted_20_Text">-- Equivalente optimizado (el planificador lo hace automáticamente)</text:p>
        <text:p text:style-name="Preformatted_20_Text">SELECT * FROM pedidos WHERE status = 'PENDING'</text:p>
        <text:p text:style-name="Preformatted_20_Text">UNION ALL</text:p>
        <text:p text:style-name="Preformatted_20_Text">SELECT * FROM pedidos WHERE created_at &gt; '2026-01-01' AND status != 'PENDING';</text:p>
        <text:p text:style-name="Text_20_body"><text:span text:style-name="Strong_20_Emphasis">Verificando mejoras en JOINs</text:span>:</text:p>
        <text:p text:style-name="Text_20_body">sql</text:p>
        <text:p text:style-name="Preformatted_20_Text">-- Tablas de prueba</text:p>
        <text:p text:style-name="Preformatted_20_Text">CREATE TABLE clientes (id SERIAL PRIMARY KEY, nombre TEXT, ciudad TEXT);</text:p>
        <text:p text:style-name="Preformatted_20_Text">CREATE TABLE compras (id SERIAL PRIMARY KEY, cliente_id INT REFERENCES clientes(id), monto DECIMAL(10,2));</text:p>
        <text:p text:style-name="Preformatted_20_Text"/>
        <text:p text:style-name="Preformatted_20_Text">-- Insertar datos</text:p>
        <text:p text:style-name="Preformatted_20_Text">INSERT INTO clientes SELECT i, 'Cliente_' || i, 'Ciudad_' || (i % 50) FROM generate_series(1, 10000) i;</text:p>
        <text:p text:style-name="Preformatted_20_Text">INSERT INTO compras SELECT i, (random() * 9999 + 1)::INT, random() * 1000 FROM generate_series(1, 100000) i;</text:p>
        <text:p text:style-name="Preformatted_20_Text"/>
        <text:p text:style-name="Preformatted_20_Text">ANALYZE;</text:p>
        <text:p text:style-name="Preformatted_20_Text"/>
        <text:p text:style-name="Preformatted_20_Text">-- Analizar plan de Hash Join</text:p>
        <text:p text:style-name="Preformatted_20_Text">EXPLAIN (ANALYZE, BUFFERS, TIMING ON)</text:p>
        <text:p text:style-name="Preformatted_20_Text">SELECT c.nombre, SUM(co.monto) as total</text:p>
        <text:p text:style-name="Preformatted_20_Text">FROM clientes c</text:p>
        <text:p text:style-name="Preformatted_20_Text">JOIN compras co ON c.id = co.cliente_id</text:p>
        <text:p text:style-name="Preformatted_20_Text">WHERE c.ciudad = 'Ciudad_25'</text:p>
        <text:p text:style-name="Preformatted_20_Text">GROUP BY c.nombre;</text:p>
        <text:p text:style-name="Horizontal_20_Line"/>
        <text:h text:style-name="Heading_20_2" text:outline-level="2">3.3. Optimización de DDL y Operaciones de Mantenimiento (1.5 horas)</text:h>
        <text:h text:style-name="Heading_20_3" text:outline-level="3">Columnas Generadas Virtuales</text:h>
        <text:p text:style-name="Text_20_body">PostgreSQL 18 hace que las <text:span text:style-name="Strong_20_Emphasis">columnas generadas virtuales</text:span> sean el valor predeterminado, en lugar de stored .</text:p>
        <text:p text:style-name="Text_20_body"><text:span text:style-name="Strong_20_Emphasis">Diferencia clave</text:span>:</text:p>
        <text:list xml:id="list3815873018" text:style-name="L54">
          <text:list-item>
            <text:p text:style-name="Text_20_body"><text:span text:style-name="Strong_20_Emphasis">VIRTUAL</text:span> (nuevo default): Calcula el valor en tiempo de lectura, <text:span text:style-name="Strong_20_Emphasis">no ocupa espacio en disco</text:span></text:p>
          </text:list-item>
          <text:list-item>
            <text:p text:style-name="Text_20_body"><text:span text:style-name="Strong_20_Emphasis">STORED</text:span>: Calcula y almacena el valor, ocupa espacio pero puede indexarse</text:p>
          </text:list-item>
        </text:list>
        <text:p text:style-name="Text_20_body">sql</text:p>
        <text:p text:style-name="Preformatted_20_Text">-- Columna virtual (default en PG 18)</text:p>
        <text:p text:style-name="Preformatted_20_Text">CREATE TABLE productos (</text:p>
        <text:p text:style-name="Preformatted_20_Text"><text:s text:c="4"/>id SERIAL PRIMARY KEY,</text:p>
        <text:p text:style-name="Preformatted_20_Text"><text:s text:c="4"/>precio_base DECIMAL(10,2) NOT NULL,</text:p>
        <text:p text:style-name="Preformatted_20_Text"><text:s text:c="4"/>iva DECIMAL(4,2) DEFAULT 21.00,</text:p>
        <text:p text:style-name="Preformatted_20_Text"><text:s text:c="4"/>descuento DECIMAL(4,2) DEFAULT 0.00,</text:p>
        <text:p text:style-name="Preformatted_20_Text"><text:s text:c="4"/></text:p>
        <text:p text:style-name="Preformatted_20_Text"><text:s text:c="4"/>-- Virtual: se calcula al leer, no ocupa espacio</text:p>
        <text:p text:style-name="Preformatted_20_Text"><text:s text:c="4"/>precio_final DECIMAL(10,2) GENERATED ALWAYS AS (</text:p>
        <text:p text:style-name="Preformatted_20_Text"><text:s text:c="8"/>precio_base * (1 + iva/100) * (1 - descuento/100)</text:p>
        <text:p text:style-name="Preformatted_20_Text"><text:soft-page-break/><text:s text:c="4"/>) VIRTUAL, <text:s/>-- VIRTUAL es opcional, es el default</text:p>
        <text:p text:style-name="Preformatted_20_Text"><text:s text:c="4"/></text:p>
        <text:p text:style-name="Preformatted_20_Text"><text:s text:c="4"/>-- Stored: ocupa espacio, pero se puede indexar</text:p>
        <text:p text:style-name="Preformatted_20_Text"><text:s text:c="4"/>precio_con_iva DECIMAL(10,2) GENERATED ALWAYS AS (</text:p>
        <text:p text:style-name="Preformatted_20_Text"><text:s text:c="8"/>precio_base * (1 + iva/100)</text:p>
        <text:p text:style-name="Preformatted_20_Text"><text:s text:c="4"/>) STORED</text:p>
        <text:p text:style-name="Preformatted_20_Text">);</text:p>
        <text:p text:style-name="Preformatted_20_Text"/>
        <text:p text:style-name="Preformatted_20_Text">-- Índice solo posible en columnas STORED</text:p>
        <text:p text:style-name="Preformatted_20_Text">CREATE INDEX idx_productos_precio_iva ON productos (precio_con_iva);</text:p>
        <text:p text:style-name="Text_20_body"><text:span text:style-name="Strong_20_Emphasis">Cuándo usar VIRTUAL vs STORED</text:span> :</text:p>
        <table:table table:name="Tabla13" table:style-name="Tabla13">
          <table:table-column table:style-name="Tabla13.A"/>
          <table:table-column table:style-name="Tabla13.B"/>
          <table:table-column table:style-name="Tabla13.C"/>
          <table:table-header-rows>
            <table:table-row>
              <table:table-cell table:style-name="Tabla13.A1" office:value-type="string">
                <text:p text:style-name="Table_20_Heading">Escenario</text:p>
              </table:table-cell>
              <table:table-cell table:style-name="Tabla13.A1" office:value-type="string">
                <text:p text:style-name="Table_20_Heading">Recomendación</text:p>
              </table:table-cell>
              <table:table-cell table:style-name="Tabla13.A1" office:value-type="string">
                <text:p text:style-name="Table_20_Heading">Razón</text:p>
              </table:table-cell>
            </table:table-row>
          </table:table-header-rows>
          <table:table-row>
            <table:table-cell table:style-name="Tabla13.A1" office:value-type="string">
              <text:p text:style-name="Table_20_Contents">Cálculos simples en consultas frecuentes</text:p>
            </table:table-cell>
            <table:table-cell table:style-name="Tabla13.A1" office:value-type="string">
              <text:p text:style-name="Table_20_Contents">VIRTUAL</text:p>
            </table:table-cell>
            <table:table-cell table:style-name="Tabla13.A1" office:value-type="string">
              <text:p text:style-name="Table_20_Contents">Ahorra espacio, CPU barato</text:p>
            </table:table-cell>
          </table:table-row>
          <table:table-row>
            <table:table-cell table:style-name="Tabla13.A1" office:value-type="string">
              <text:p text:style-name="Table_20_Contents">La columna se usa en WHERE/JOIN</text:p>
            </table:table-cell>
            <table:table-cell table:style-name="Tabla13.A1" office:value-type="string">
              <text:p text:style-name="Table_20_Contents">STORED + índice</text:p>
            </table:table-cell>
            <table:table-cell table:style-name="Tabla13.A1" office:value-type="string">
              <text:p text:style-name="Table_20_Contents">Necesita indexación</text:p>
            </table:table-cell>
          </table:table-row>
          <table:table-row>
            <table:table-cell table:style-name="Tabla13.A1" office:value-type="string">
              <text:p text:style-name="Table_20_Contents">Replicación lógica</text:p>
            </table:table-cell>
            <table:table-cell table:style-name="Tabla13.A1" office:value-type="string">
              <text:p text:style-name="Table_20_Contents">STORED</text:p>
            </table:table-cell>
            <table:table-cell table:style-name="Tabla13.A1" office:value-type="string">
              <text:p text:style-name="Table_20_Contents">VIRTUAL no se replica</text:p>
            </table:table-cell>
          </table:table-row>
          <table:table-row>
            <table:table-cell table:style-name="Tabla13.A1" office:value-type="string">
              <text:p text:style-name="Table_20_Contents">La tabla tiene millones de filas</text:p>
            </table:table-cell>
            <table:table-cell table:style-name="Tabla13.A1" office:value-type="string">
              <text:p text:style-name="Table_20_Contents">VIRTUAL</text:p>
            </table:table-cell>
            <table:table-cell table:style-name="Tabla13.A1" office:value-type="string">
              <text:p text:style-name="Table_20_Contents">Ahorro significativo de espacio</text:p>
            </table:table-cell>
          </table:table-row>
        </table:table>
        <text:h text:style-name="Heading_20_3" text:outline-level="3">NOT NULL sin Bloqueos con NOT VALID</text:h>
        <text:p text:style-name="Text_20_body">Una de las operaciones más problemáticas en bases de datos grandes es agregar una restricción <text:span text:style-name="Source_20_Text">NOT NULL</text:span> a una columna existente. PostgreSQL 18 introduce una sintaxis que permite hacerlo <text:span text:style-name="Strong_20_Emphasis">sin bloquear la tabla</text:span> .</text:p>
        <text:p text:style-name="Text_20_body">sql</text:p>
        <text:p text:style-name="Preformatted_20_Text">-- Método tradicional (bloquea la tabla para escritura)</text:p>
        <text:p text:style-name="Preformatted_20_Text">ALTER TABLE usuarios ALTER COLUMN email SET NOT NULL; <text:s/>-- Bloquea hasta validar</text:p>
        <text:p text:style-name="Preformatted_20_Text"/>
        <text:p text:style-name="Preformatted_20_Text">-- Nuevo método en PG 18 (instantáneo, sin bloqueo)</text:p>
        <text:p text:style-name="Preformatted_20_Text">ALTER TABLE usuarios ALTER COLUMN email SET NOT NULL NOT VALID;</text:p>
        <text:p text:style-name="Preformatted_20_Text"/>
        <text:p text:style-name="Preformatted_20_Text">-- Luego, en un momento de baja carga, validar la restricción</text:p>
        <text:p text:style-name="Preformatted_20_Text">ALTER TABLE usuarios VALIDATE CONSTRAINT usuarios_email_not_null;</text:p>
        <text:p text:style-name="Preformatted_20_Text"/>
        <text:p text:style-name="Preformatted_20_Text">-- La validación hace un escaneo completo pero con lock SHARE UPDATE EXCLUSIVE</text:p>
        <text:p text:style-name="Preformatted_20_Text">-- (permite lecturas, bloquea escrituras pero por menos tiempo)</text:p>
        <text:p text:style-name="Text_20_body"><text:span text:style-name="Strong_20_Emphasis">Ventajas del nuevo enfoque</text:span>:</text:p>
        <text:list xml:id="list3417911204" text:style-name="L55">
          <text:list-item>
            <text:p text:style-name="Text_20_body">La restricción es visible inmediatamente para el planificador</text:p>
          </text:list-item>
          <text:list-item>
            <text:p text:style-name="Text_20_body">Nuevas inserciones/actualizaciones validan la restricción</text:p>
          </text:list-item>
          <text:list-item>
            <text:p text:style-name="Text_20_body">La validación final puede ejecutarse en mantenimiento programado</text:p>
          </text:list-item>
        </text:list>
        <text:h text:style-name="Heading_20_3" text:outline-level="3">Mejoras en Particionamiento y Foreign Keys</text:h>
        <text:p text:style-name="Text_20_body"><text:span text:style-name="Strong_20_Emphasis">Foreign Keys en tablas particionadas</text:span>:</text:p>
        <text:p text:style-name="Text_20_body">PostgreSQL 18 ahora soporta <text:span text:style-name="Source_20_Text">NOT VALID</text:span> en foreign keys de tablas particionadas .</text:p>
        <text:p text:style-name="Text_20_body">sql</text:p>
        <text:p text:style-name="Preformatted_20_Text"><text:soft-page-break/>-- Crear tabla particionada</text:p>
        <text:p text:style-name="Preformatted_20_Text">CREATE TABLE eventos (</text:p>
        <text:p text:style-name="Preformatted_20_Text"><text:s text:c="4"/>id SERIAL,</text:p>
        <text:p text:style-name="Preformatted_20_Text"><text:s text:c="4"/>fecha DATE NOT NULL,</text:p>
        <text:p text:style-name="Preformatted_20_Text"><text:s text:c="4"/>datos TEXT</text:p>
        <text:p text:style-name="Preformatted_20_Text">) PARTITION BY RANGE (fecha);</text:p>
        <text:p text:style-name="Preformatted_20_Text"/>
        <text:p text:style-name="Preformatted_20_Text">-- Crear particiones</text:p>
        <text:p text:style-name="Preformatted_20_Text">CREATE TABLE eventos_2025 PARTITION OF eventos FOR VALUES FROM ('2025-01-01') TO ('2026-01-01');</text:p>
        <text:p text:style-name="Preformatted_20_Text">CREATE TABLE eventos_2026 PARTITION OF eventos FOR VALUES FROM ('2026-01-01') TO ('2027-01-01');</text:p>
        <text:p text:style-name="Preformatted_20_Text"/>
        <text:p text:style-name="Preformatted_20_Text">-- Agregar FK sin bloqueo (nuevo)</text:p>
        <text:p text:style-name="Preformatted_20_Text">ALTER TABLE eventos </text:p>
        <text:p text:style-name="Preformatted_20_Text">ADD CONSTRAINT fk_eventos_categorias </text:p>
        <text:p text:style-name="Preformatted_20_Text">FOREIGN KEY (categoria_id) REFERENCES categorias(id) </text:p>
        <text:p text:style-name="Preformatted_20_Text">NOT VALID;</text:p>
        <text:p text:style-name="Preformatted_20_Text"/>
        <text:p text:style-name="Preformatted_20_Text">-- Validar después</text:p>
        <text:p text:style-name="Preformatted_20_Text">ALTER TABLE eventos VALIDATE CONSTRAINT fk_eventos_categorias;</text:p>
        <text:p text:style-name="Text_20_body"><text:span text:style-name="Strong_20_Emphasis">VACUUM más agresivo en PG 18</text:span>:</text:p>
        <text:p text:style-name="Text_20_body">PostgreSQL 18 congela proactivamente más páginas durante VACUUM normales, reduciendo la sobrecarga de transacciones .</text:p>
        <text:p text:style-name="Text_20_body">sql</text:p>
        <text:p text:style-name="Preformatted_20_Text">-- Monitorear edad de transacciones</text:p>
        <text:p text:style-name="Preformatted_20_Text">SELECT </text:p>
        <text:p text:style-name="Preformatted_20_Text"><text:s text:c="4"/>datname,</text:p>
        <text:p text:style-name="Preformatted_20_Text"><text:s text:c="4"/>age(datfrozenxid) AS xid_age,</text:p>
        <text:p text:style-name="Preformatted_20_Text"><text:s text:c="4"/>pg_size_pretty(pg_database_size(datname)) AS size</text:p>
        <text:p text:style-name="Preformatted_20_Text">FROM pg_database</text:p>
        <text:p text:style-name="Preformatted_20_Text">ORDER BY age(datfrozenxid) DESC;</text:p>
        <text:p text:style-name="Preformatted_20_Text"/>
        <text:p text:style-name="Preformatted_20_Text">-- Configuración para tablas muy activas</text:p>
        <text:p text:style-name="Preformatted_20_Text">ALTER TABLE logs_transacciones SET (</text:p>
        <text:p text:style-name="Preformatted_20_Text"><text:s text:c="4"/>autovacuum_vacuum_scale_factor = 0.0,</text:p>
        <text:p text:style-name="Preformatted_20_Text"><text:s text:c="4"/>autovacuum_vacuum_threshold = 5000,</text:p>
        <text:p text:style-name="Preformatted_20_Text"><text:s text:c="4"/>autovacuum_freeze_min_age = 1000000,</text:p>
        <text:p text:style-name="Preformatted_20_Text"><text:s text:c="4"/>autovacuum_freeze_table_age = 10000000</text:p>
        <text:p text:style-name="Preformatted_20_Text">);</text:p>
        <text:h text:style-name="Heading_20_3" text:outline-level="3">pg_upgrade --swap: Migraciones sin Downtime</text:h>
        <text:p text:style-name="Text_20_body">Una mejora operacional crítica: la opción <text:span text:style-name="Source_20_Text">--swap</text:span> en pg_upgrade .</text:p>
        <text:p text:style-name="Text_20_body">bash</text:p>
        <text:p text:style-name="Preformatted_20_Text"># Método tradicional (con downtime)</text:p>
        <text:p text:style-name="Preformatted_20_Text">pg_upgrade --old-datadir /data/pg17 --new-datadir /data/pg18 --old-bindir /usr/pg17/bin --new-bindir /usr/pg18/bin</text:p>
        <text:p text:style-name="Preformatted_20_Text"/>
        <text:p text:style-name="Preformatted_20_Text"># Nuevo método con --swap (downtime reducido al mínimo)</text:p>
        <text:p text:style-name="Preformatted_20_Text">pg_upgrade --swap --old-datadir /data/pg17 --new-datadir /data/pg18 --old-bindir /usr/pg17/bin --new-bindir /usr/pg18/bin</text:p>
        <text:p text:style-name="Preformatted_20_Text"/>
        <text:p text:style-name="Preformatted_20_Text"># Verificación paralela de objetos</text:p>
        <text:p text:style-name="Preformatted_20_Text">pg_upgrade --jobs=4 --check</text:p>
        <text:p text:style-name="Text_20_body"><text:span text:style-name="Strong_20_Emphasis">Flujo de trabajo recomendado</text:span>:</text:p>
        <text:list xml:id="list4075923736" text:style-name="L56">
          <text:list-item>
            <text:p text:style-name="Text_20_body"><text:soft-page-break/>Ejecutar <text:span text:style-name="Source_20_Text">pg_upgrade --check --jobs=4</text:span> (sin downtime)</text:p>
          </text:list-item>
          <text:list-item>
            <text:p text:style-name="Text_20_body">Resolver cualquier incompatibilidad</text:p>
          </text:list-item>
          <text:list-item>
            <text:p text:style-name="Text_20_body">Ejecutar <text:span text:style-name="Source_20_Text">pg_upgrade --swap</text:span> (downtime de segundos)</text:p>
          </text:list-item>
          <text:list-item>
            <text:p text:style-name="Text_20_body">Los directorios se intercambian, no se copian</text:p>
          </text:list-item>
        </text:list>
        <text:p text:style-name="Horizontal_20_Line"/>
        <text:h text:style-name="Heading_20_2" text:outline-level="2">3.4. SQL Avanzado para Optimización (1.5 horas)</text:h>
        <text:h text:style-name="Heading_20_3" text:outline-level="3">RETURNING con OLD/NEW</text:h>
        <text:p text:style-name="Text_20_body">Una adición muy esperada: acceder a los valores antiguos y nuevos en la cláusula <text:span text:style-name="Source_20_Text">RETURNING</text:span> .</text:p>
        <text:p text:style-name="Text_20_body">sql</text:p>
        <text:p text:style-name="Preformatted_20_Text">-- Auditoría simple con OLD y NEW</text:p>
        <text:p text:style-name="Preformatted_20_Text">UPDATE empleados </text:p>
        <text:p text:style-name="Preformatted_20_Text">SET salario = salario * 1.10, </text:p>
        <text:p text:style-name="Preformatted_20_Text"><text:s text:c="4"/>updated_at = NOW()</text:p>
        <text:p text:style-name="Preformatted_20_Text">WHERE departamento = 'VENTAS'</text:p>
        <text:p text:style-name="Preformatted_20_Text">RETURNING </text:p>
        <text:p text:style-name="Preformatted_20_Text"><text:s text:c="4"/>OLD.salario AS salario_anterior,</text:p>
        <text:p text:style-name="Preformatted_20_Text"><text:s text:c="4"/>NEW.salario AS salario_nuevo,</text:p>
        <text:p text:style-name="Preformatted_20_Text"><text:s text:c="4"/>OLD.nombre AS empleado,</text:p>
        <text:p text:style-name="Preformatted_20_Text"><text:s text:c="4"/>NEW.updated_at AS fecha_actualizacion;</text:p>
        <text:p text:style-name="Preformatted_20_Text"/>
        <text:p text:style-name="Preformatted_20_Text">-- DELETE con registro de valores eliminados</text:p>
        <text:p text:style-name="Preformatted_20_Text">DELETE FROM productos </text:p>
        <text:p text:style-name="Preformatted_20_Text">WHERE ultima_venta &lt; NOW() - INTERVAL '2 years'</text:p>
        <text:p text:style-name="Preformatted_20_Text">RETURNING </text:p>
        <text:p text:style-name="Preformatted_20_Text"><text:s text:c="4"/>OLD.id, </text:p>
        <text:p text:style-name="Preformatted_20_Text"><text:s text:c="4"/>OLD.nombre, </text:p>
        <text:p text:style-name="Preformatted_20_Text"><text:s text:c="4"/>OLD.categoria,</text:p>
        <text:p text:style-name="Preformatted_20_Text"><text:s text:c="4"/>'ARCHIVADO_POR_ANTIGUEDAD' AS motivo;</text:p>
        <text:p text:style-name="Preformatted_20_Text"/>
        <text:p text:style-name="Preformatted_20_Text">-- INSERT con validación de valores generados</text:p>
        <text:p text:style-name="Preformatted_20_Text">INSERT INTO logs_sistema (evento, usuario, detalles)</text:p>
        <text:p text:style-name="Preformatted_20_Text">VALUES ('LOGIN_FALLIDO', 'admin', '3 intentos fallidos')</text:p>
        <text:p text:style-name="Preformatted_20_Text">RETURNING </text:p>
        <text:p text:style-name="Preformatted_20_Text"><text:s text:c="4"/>NEW.id, </text:p>
        <text:p text:style-name="Preformatted_20_Text"><text:s text:c="4"/>NEW.created_at,</text:p>
        <text:p text:style-name="Preformatted_20_Text"><text:s text:c="4"/>CASE WHEN NEW.severity = 'CRITICAL' </text:p>
        <text:p text:style-name="Preformatted_20_Text"><text:s text:c="9"/>THEN 'ENVIAR_ALERTA' </text:p>
        <text:p text:style-name="Preformatted_20_Text"><text:s text:c="9"/>ELSE 'SOLO_REGISTRAR' </text:p>
        <text:p text:style-name="Preformatted_20_Text"><text:s text:c="4"/>END AS accion;</text:p>
        <text:h text:style-name="Heading_20_3" text:outline-level="3">Restricciones Temporales: WITHOUT OVERLAPS</text:h>
        <text:p text:style-name="Text_20_body">PostgreSQL 18 introduce restricciones <text:span text:style-name="Source_20_Text">WITHOUT OVERLAPS</text:span> para garantizar que no haya solapamiento en rangos temporales .</text:p>
        <text:p text:style-name="Text_20_body">sql</text:p>
        <text:p text:style-name="Preformatted_20_Text">-- Ejemplo: reservas de salas</text:p>
        <text:p text:style-name="Preformatted_20_Text">CREATE TABLE reservas_salas (</text:p>
        <text:p text:style-name="Preformatted_20_Text"><text:s text:c="4"/>sala_id INT,</text:p>
        <text:p text:style-name="Preformatted_20_Text"><text:soft-page-break/><text:s text:c="4"/>durante TSRANGE, <text:s/>-- rango timestamp</text:p>
        <text:p text:style-name="Preformatted_20_Text"><text:s text:c="4"/>reservado_por TEXT,</text:p>
        <text:p text:style-name="Preformatted_20_Text"><text:s text:c="4"/>PRIMARY KEY (sala_id, durante WITHOUT OVERLAPS)</text:p>
        <text:p text:style-name="Preformatted_20_Text">);</text:p>
        <text:p text:style-name="Preformatted_20_Text"/>
        <text:p text:style-name="Preformatted_20_Text">-- Esto funciona (horarios distintos)</text:p>
        <text:p text:style-name="Preformatted_20_Text">INSERT INTO reservas_salas VALUES (1, '[2026-01-01 09:00, 2026-01-01 10:00)', 'Ana');</text:p>
        <text:p text:style-name="Preformatted_20_Text">INSERT INTO reservas_salas VALUES (1, '[2026-01-01 10:00, 2026-01-01 11:00)', 'Luis');</text:p>
        <text:p text:style-name="Preformatted_20_Text"/>
        <text:p text:style-name="Preformatted_20_Text">-- Esto falla (solapamiento)</text:p>
        <text:p text:style-name="Preformatted_20_Text">INSERT INTO reservas_salas VALUES (1, '[2026-01-01 09:30, 2026-01-01 10:30)', 'Carlos');</text:p>
        <text:p text:style-name="Preformatted_20_Text">-- ERROR: conflicting key value violates exclusion constraint</text:p>
        <text:p text:style-name="Preformatted_20_Text"/>
        <text:p text:style-name="Preformatted_20_Text">-- Con periodos (range con fechas)</text:p>
        <text:p text:style-name="Preformatted_20_Text">CREATE TABLE contratos (</text:p>
        <text:p text:style-name="Preformatted_20_Text"><text:s text:c="4"/>empleado_id INT,</text:p>
        <text:p text:style-name="Preformatted_20_Text"><text:s text:c="4"/>periodo DATERANGE,</text:p>
        <text:p text:style-name="Preformatted_20_Text"><text:s text:c="4"/>puesto TEXT,</text:p>
        <text:p text:style-name="Preformatted_20_Text"><text:s text:c="4"/>PRIMARY KEY (empleado_id, periodo WITHOUT OVERLAPS)</text:p>
        <text:p text:style-name="Preformatted_20_Text">);</text:p>
        <text:p text:style-name="Text_20_body"><text:span text:style-name="Strong_20_Emphasis">Optimización de consultas con rangos</text:span>:</text:p>
        <text:p text:style-name="Text_20_body">sql</text:p>
        <text:p text:style-name="Preformatted_20_Text">-- Encontrar solapamientos potenciales (mucho más rápido con la restricción)</text:p>
        <text:p text:style-name="Preformatted_20_Text">SELECT r1.sala_id, r1.durante, r2.durante</text:p>
        <text:p text:style-name="Preformatted_20_Text">FROM reservas_salas r1</text:p>
        <text:p text:style-name="Preformatted_20_Text">JOIN reservas_salas r2 ON r1.sala_id = r2.sala_id</text:p>
        <text:p text:style-name="Preformatted_20_Text"><text:s text:c="4"/>AND r1.durante &amp;&amp; r2.durante <text:s/>-- operador de solapamiento</text:p>
        <text:p text:style-name="Preformatted_20_Text"><text:s text:c="4"/>AND r1.ctid &lt; r2.ctid;</text:p>
        <text:h text:style-name="Heading_20_3" text:outline-level="3">MERGE Mejorado</text:h>
        <text:p text:style-name="Text_20_body">La sentencia <text:span text:style-name="Source_20_Text">MERGE</text:span> (UPSERT avanzado) tiene mejor integración con el planificador en PG 18.</text:p>
        <text:p text:style-name="Text_20_body">sql</text:p>
        <text:p text:style-name="Preformatted_20_Text">-- Sincronización de tablas</text:p>
        <text:p text:style-name="Preformatted_20_Text">MERGE INTO inventario AS target</text:p>
        <text:p text:style-name="Preformatted_20_Text">USING inventario_temporal AS source</text:p>
        <text:p text:style-name="Preformatted_20_Text">ON target.producto_id = source.producto_id</text:p>
        <text:p text:style-name="Preformatted_20_Text">WHEN MATCHED AND target.stock != source.stock THEN</text:p>
        <text:p text:style-name="Preformatted_20_Text"><text:s text:c="4"/>UPDATE SET stock = source.stock, updated_at = NOW()</text:p>
        <text:p text:style-name="Preformatted_20_Text">WHEN MATCHED AND target.precio != source.precio THEN</text:p>
        <text:p text:style-name="Preformatted_20_Text"><text:s text:c="4"/>UPDATE SET precio = source.precio, updated_at = NOW()</text:p>
        <text:p text:style-name="Preformatted_20_Text">WHEN NOT MATCHED THEN</text:p>
        <text:p text:style-name="Preformatted_20_Text"><text:s text:c="4"/>INSERT (producto_id, stock, precio, created_at)</text:p>
        <text:p text:style-name="Preformatted_20_Text"><text:s text:c="4"/>VALUES (source.producto_id, source.stock, source.precio, NOW())</text:p>
        <text:p text:style-name="Preformatted_20_Text">RETURNING </text:p>
        <text:p text:style-name="Preformatted_20_Text"><text:s text:c="4"/>CASE WHEN OLD IS NULL THEN 'INSERTADO' ELSE 'ACTUALIZADO' END AS operacion,</text:p>
        <text:p text:style-name="Preformatted_20_Text"><text:s text:c="4"/>COALESCE(OLD.producto_id, NEW.producto_id) AS producto_id;</text:p>
        <text:p text:style-name="Horizontal_20_Line"/>
        <text:h text:style-name="Heading_20_2" text:outline-level="2"><text:soft-page-break/>Ejercicio Práctico Integrador (1 hora)</text:h>
        <text:h text:style-name="Heading_20_3" text:outline-level="3">Objetivo: Optimización Completa de una Base de Datos de E-commerce</text:h>
        <text:h text:style-name="Heading_20_4" text:outline-level="4">Escenario</text:h>
        <text:p text:style-name="Text_20_body">Una tienda online con 5 millones de pedidos está experimentando:</text:p>
        <text:list xml:id="list3833952995" text:style-name="L57">
          <text:list-item>
            <text:p text:style-name="Text_20_body">Consultas lentas en el panel de administración</text:p>
          </text:list-item>
          <text:list-item>
            <text:p text:style-name="Text_20_body">Índices fragmentados por uso de UUIDv4</text:p>
          </text:list-item>
          <text:list-item>
            <text:p text:style-name="Text_20_body">Estimaciones incorrectas en JOINs multi-tabla</text:p>
          </text:list-item>
        </text:list>
        <text:h text:style-name="Heading_20_4" text:outline-level="4">Paso 1: Análisis Inicial</text:h>
        <text:p text:style-name="Text_20_body">sql</text:p>
        <text:p text:style-name="Preformatted_20_Text">-- 1. Identificar tablas con bloat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pg_size_pretty(pg_total_relation_size(schemaname||'.'||tablename)) AS total_size,</text:p>
        <text:p text:style-name="Preformatted_20_Text"><text:s text:c="4"/>round(100 * n_dead_tup / nullif(n_live_tup, 0), 2) AS dead_tup_percent</text:p>
        <text:p text:style-name="Preformatted_20_Text">FROM pg_stat_user_tables</text:p>
        <text:p text:style-name="Preformatted_20_Text">WHERE n_dead_tup &gt; 1000</text:p>
        <text:p text:style-name="Preformatted_20_Text">ORDER BY n_dead_tup DESC</text:p>
        <text:p text:style-name="Preformatted_20_Text">LIMIT 5;</text:p>
        <text:p text:style-name="Preformatted_20_Text"/>
        <text:p text:style-name="Preformatted_20_Text">-- 2. Identificar índices no utilizados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indexname,</text:p>
        <text:p text:style-name="Preformatted_20_Text"><text:s text:c="4"/>idx_scan,</text:p>
        <text:p text:style-name="Preformatted_20_Text"><text:s text:c="4"/>pg_size_pretty(pg_relation_size(indexname::regclass)) AS index_size</text:p>
        <text:p text:style-name="Preformatted_20_Text">FROM pg_stat_user_indexes</text:p>
        <text:p text:style-name="Preformatted_20_Text">WHERE idx_scan = 0 </text:p>
        <text:p text:style-name="Preformatted_20_Text"><text:s text:c="2"/>AND pg_relation_size(indexname::regclass) &gt; 10 * 1024 * 1024 <text:s/>-- &gt; 10MB</text:p>
        <text:p text:style-name="Preformatted_20_Text">ORDER BY pg_relation_size(indexname::regclass) DESC;</text:p>
        <text:p text:style-name="Preformatted_20_Text"/>
        <text:p text:style-name="Preformatted_20_Text">-- 3. Verificar estadísticas obsoletas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last_analyze,</text:p>
        <text:p text:style-name="Preformatted_20_Text"><text:s text:c="4"/>last_autoanalyze,</text:p>
        <text:p text:style-name="Preformatted_20_Text"><text:s text:c="4"/>n_mod_since_analyze</text:p>
        <text:p text:style-name="Preformatted_20_Text">FROM pg_stat_user_tables</text:p>
        <text:p text:style-name="Preformatted_20_Text">WHERE n_mod_since_analyze &gt; 10000;</text:p>
        <text:h text:style-name="Heading_20_4" text:outline-level="4">Paso 2: Migración a UUIDv7</text:h>
        <text:p text:style-name="Text_20_body">sql</text:p>
        <text:p text:style-name="Preformatted_20_Text">-- Suponiendo tabla pedidos con id UUIDv4 actual</text:p>
        <text:p text:style-name="Preformatted_20_Text">BEGIN;</text:p>
        <text:p text:style-name="Preformatted_20_Text"/>
        <text:p text:style-name="Preformatted_20_Text">-- Agregar nueva columna</text:p>
        <text:p text:style-name="Preformatted_20_Text"><text:soft-page-break/>ALTER TABLE pedidos ADD COLUMN id_new UUID DEFAULT uuidv7();</text:p>
        <text:p text:style-name="Preformatted_20_Text"/>
        <text:p text:style-name="Preformatted_20_Text">-- Poblar en lotes (para evitar bloqueos largos)</text:p>
        <text:p text:style-name="Preformatted_20_Text">DO $$</text:p>
        <text:p text:style-name="Preformatted_20_Text">DECLARE</text:p>
        <text:p text:style-name="Preformatted_20_Text"><text:s text:c="4"/>batch_size INT := 10000;</text:p>
        <text:p text:style-name="Preformatted_20_Text"><text:s text:c="4"/>rows_updated INT := 0;</text:p>
        <text:p text:style-name="Preformatted_20_Text">BEGIN</text:p>
        <text:p text:style-name="Preformatted_20_Text"><text:s text:c="4"/>LOOP</text:p>
        <text:p text:style-name="Preformatted_20_Text"><text:s text:c="8"/>UPDATE pedidos </text:p>
        <text:p text:style-name="Preformatted_20_Text"><text:s text:c="8"/>SET id_new = uuidv7() </text:p>
        <text:p text:style-name="Preformatted_20_Text"><text:s text:c="8"/>WHERE id_new IS NULL </text:p>
        <text:p text:style-name="Preformatted_20_Text"><text:s text:c="8"/>LIMIT batch_size;</text:p>
        <text:p text:style-name="Preformatted_20_Text"><text:s text:c="8"/></text:p>
        <text:p text:style-name="Preformatted_20_Text"><text:s text:c="8"/>GET DIAGNOSTICS rows_updated = ROW_COUNT;</text:p>
        <text:p text:style-name="Preformatted_20_Text"><text:s text:c="8"/>EXIT WHEN rows_updated = 0;</text:p>
        <text:p text:style-name="Preformatted_20_Text"><text:s text:c="8"/></text:p>
        <text:p text:style-name="Preformatted_20_Text"><text:s text:c="8"/>COMMIT; <text:s/>-- Commit por lote</text:p>
        <text:p text:style-name="Preformatted_20_Text"><text:s text:c="4"/>END LOOP;</text:p>
        <text:p text:style-name="Preformatted_20_Text">END $$;</text:p>
        <text:p text:style-name="Preformatted_20_Text"/>
        <text:p text:style-name="Preformatted_20_Text">-- Cambiar PK a la nueva columna</text:p>
        <text:p text:style-name="Preformatted_20_Text">ALTER TABLE pedidos DROP CONSTRAINT pedidos_pkey;</text:p>
        <text:p text:style-name="Preformatted_20_Text">ALTER TABLE pedidos ADD PRIMARY KEY (id_new);</text:p>
        <text:p text:style-name="Preformatted_20_Text"/>
        <text:p text:style-name="Preformatted_20_Text">-- Recrear FKs referenciando nueva columna</text:p>
        <text:p text:style-name="Preformatted_20_Text">-- (esto varía según las relaciones existentes)</text:p>
        <text:p text:style-name="Preformatted_20_Text"/>
        <text:p text:style-name="Preformatted_20_Text">COMMIT;</text:p>
        <text:h text:style-name="Heading_20_4" text:outline-level="4">Paso 3: Crear Estadísticas Multivariantes</text:h>
        <text:p text:style-name="Text_20_body">sql</text:p>
        <text:p text:style-name="Preformatted_20_Text">-- Identificar pares de columnas con alta correlación</text:p>
        <text:p text:style-name="Preformatted_20_Text">SELECT </text:p>
        <text:p text:style-name="Preformatted_20_Text"><text:s text:c="4"/>a.attname AS col1,</text:p>
        <text:p text:style-name="Preformatted_20_Text"><text:s text:c="4"/>b.attname AS col2,</text:p>
        <text:p text:style-name="Preformatted_20_Text"><text:s text:c="4"/>pg_stats_correlation(correlation)</text:p>
        <text:p text:style-name="Preformatted_20_Text">FROM pg_stats, ...</text:p>
        <text:p text:style-name="Preformatted_20_Text"/>
        <text:p text:style-name="Preformatted_20_Text">-- Crear estadísticas para las combinaciones más relevantes</text:p>
        <text:p text:style-name="Preformatted_20_Text">CREATE STATISTICS pedidos_estado_fecha (dependencies, mcv) </text:p>
        <text:p text:style-name="Preformatted_20_Text">ON estado, fecha_pedido FROM pedidos;</text:p>
        <text:p text:style-name="Preformatted_20_Text"/>
        <text:p text:style-name="Preformatted_20_Text">CREATE STATISTICS pedidos_cliente_producto (ndistinct) </text:p>
        <text:p text:style-name="Preformatted_20_Text">ON cliente_id, producto_id FROM pedidos;</text:p>
        <text:p text:style-name="Preformatted_20_Text"/>
        <text:p text:style-name="Preformatted_20_Text">-- Actualizar estadísticas</text:p>
        <text:p text:style-name="Preformatted_20_Text">ANALYZE pedidos;</text:p>
        <text:h text:style-name="Heading_20_4" text:outline-level="4">Paso 4: Optimizar Consultas Problemáticas</text:h>
        <text:p text:style-name="Text_20_body">sql</text:p>
        <text:p text:style-name="Preformatted_20_Text">-- Consulta lenta identificada: reporte de ventas por cliente</text:p>
        <text:p text:style-name="Preformatted_20_Text">-- Versión original</text:p>
        <text:p text:style-name="Preformatted_20_Text">EXPLAIN (ANALYZE, BUFFERS, TIMING ON)</text:p>
        <text:p text:style-name="Preformatted_20_Text">SELECT </text:p>
        <text:p text:style-name="Preformatted_20_Text"><text:s text:c="4"/>c.id,</text:p>
        <text:p text:style-name="Preformatted_20_Text"><text:s text:c="4"/>c.nombre,</text:p>
        <text:p text:style-name="Preformatted_20_Text"><text:s text:c="4"/>COUNT(p.id) as total_pedidos,</text:p>
        <text:p text:style-name="Preformatted_20_Text"><text:s text:c="4"/>SUM(p.total) as monto_total</text:p>
        <text:p text:style-name="Preformatted_20_Text"><text:soft-page-break/>FROM clientes c</text:p>
        <text:p text:style-name="Preformatted_20_Text">LEFT JOIN pedidos p ON c.id = p.cliente_id</text:p>
        <text:p text:style-name="Preformatted_20_Text">WHERE p.fecha_pedido &gt; NOW() - INTERVAL '6 months'</text:p>
        <text:p text:style-name="Preformatted_20_Text"><text:s text:c="2"/>AND p.estado = 'COMPLETED'</text:p>
        <text:p text:style-name="Preformatted_20_Text">GROUP BY c.id, c.nombre</text:p>
        <text:p text:style-name="Preformatted_20_Text">ORDER BY monto_total DESC</text:p>
        <text:p text:style-name="Preformatted_20_Text">LIMIT 100;</text:p>
        <text:p text:style-name="Preformatted_20_Text"/>
        <text:p text:style-name="Preformatted_20_Text">-- Versión optimizada con Skip Scan y estadísticas</text:p>
        <text:p text:style-name="Preformatted_20_Text">-- Crear índice optimizado para el patrón de consulta</text:p>
        <text:p text:style-name="Preformatted_20_Text">CREATE INDEX idx_pedidos_estado_fecha_incl ON pedidos (estado, fecha_pedido) </text:p>
        <text:p text:style-name="Preformatted_20_Text">INCLUDE (cliente_id, total);</text:p>
        <text:p text:style-name="Preformatted_20_Text"/>
        <text:p text:style-name="Preformatted_20_Text">-- La misma consulta ahora usa Skip Scan y el índice cubre todas las columnas</text:p>
        <text:p text:style-name="Preformatted_20_Text">EXPLAIN (ANALYZE, BUFFERS, TIMING ON)</text:p>
        <text:p text:style-name="Preformatted_20_Text">SELECT ... -- misma consulta</text:p>
        <text:h text:style-name="Heading_20_4" text:outline-level="4">Paso 5: Implementar Columnas Virtuales</text:h>
        <text:p text:style-name="Text_20_body">sql</text:p>
        <text:p text:style-name="Preformatted_20_Text">-- Agregar columna virtual para precio final (ahorra espacio)</text:p>
        <text:p text:style-name="Preformatted_20_Text">ALTER TABLE pedidos ADD COLUMN </text:p>
        <text:p text:style-name="Preformatted_20_Text">precio_con_envio DECIMAL(12,2) GENERATED ALWAYS AS (</text:p>
        <text:p text:style-name="Preformatted_20_Text"><text:s text:c="4"/>total + </text:p>
        <text:p text:style-name="Preformatted_20_Text"><text:s text:c="4"/>CASE WHEN total &lt; 50 THEN 4.99 </text:p>
        <text:p text:style-name="Preformatted_20_Text"><text:s text:c="9"/>WHEN total &lt; 100 THEN 2.99 </text:p>
        <text:p text:style-name="Preformatted_20_Text"><text:s text:c="9"/>ELSE 0 </text:p>
        <text:p text:style-name="Preformatted_20_Text"><text:s text:c="4"/>END</text:p>
        <text:p text:style-name="Preformatted_20_Text">) VIRTUAL;</text:p>
        <text:p text:style-name="Preformatted_20_Text"/>
        <text:p text:style-name="Preformatted_20_Text">-- Verificar que no ocupa espacio extra</text:p>
        <text:p text:style-name="Preformatted_20_Text">SELECT pg_size_pretty(pg_total_relation_size('pedidos'));</text:p>
        <text:h text:style-name="Heading_20_4" text:outline-level="4">Paso 6: Validación y Monitoreo</text:h>
        <text:p text:style-name="Text_20_body">sql</text:p>
        <text:p text:style-name="Preformatted_20_Text">-- Verificar estadísticas de I/O post-optimización</text:p>
        <text:p text:style-name="Preformatted_20_Text">SELECT * FROM get_top_io_consumers(5);</text:p>
        <text:p text:style-name="Preformatted_20_Text"/>
        <text:p text:style-name="Preformatted_20_Text">-- Verificar uso de Skip Scan en consultas</text:p>
        <text:p text:style-name="Preformatted_20_Text">SELECT query, calls, total_time, rows</text:p>
        <text:p text:style-name="Preformatted_20_Text">FROM pg_stat_statements</text:p>
        <text:p text:style-name="Preformatted_20_Text">WHERE query LIKE '%pedidos%'</text:p>
        <text:p text:style-name="Preformatted_20_Text">ORDER BY total_time DESC</text:p>
        <text:p text:style-name="Preformatted_20_Text">LIMIT 10;</text:p>
        <text:p text:style-name="Preformatted_20_Text"/>
        <text:p text:style-name="Preformatted_20_Text">-- Crear vista de monitoreo para el equipo</text:p>
        <text:p text:style-name="Preformatted_20_Text">CREATE OR REPLACE VIEW dashboard_optimizacion AS</text:p>
        <text:p text:style-name="Preformatted_20_Text">SELECT </text:p>
        <text:p text:style-name="Preformatted_20_Text"><text:s text:c="4"/>'Índices no usados' as metric,</text:p>
        <text:p text:style-name="Preformatted_20_Text"><text:s text:c="4"/>count(*) as value</text:p>
        <text:p text:style-name="Preformatted_20_Text">FROM pg_stat_user_indexes </text:p>
        <text:p text:style-name="Preformatted_20_Text">WHERE idx_scan = 0</text:p>
        <text:p text:style-name="Preformatted_20_Text">UNION ALL</text:p>
        <text:p text:style-name="Preformatted_20_Text">SELECT </text:p>
        <text:p text:style-name="Preformatted_20_Text"><text:s text:c="4"/>'Dead tuples &gt; 1%',</text:p>
        <text:p text:style-name="Preformatted_20_Text"><text:s text:c="4"/>count(*)</text:p>
        <text:p text:style-name="Preformatted_20_Text">FROM pg_stat_user_tables </text:p>
        <text:p text:style-name="Preformatted_20_Text">WHERE n_dead_tup * 100 / nullif(n_live_tup, 0) &gt; 1</text:p>
        <text:p text:style-name="Preformatted_20_Text">UNION ALL</text:p>
        <text:p text:style-name="Preformatted_20_Text">SELECT </text:p>
        <text:p text:style-name="Preformatted_20_Text"><text:soft-page-break/><text:s text:c="4"/>'Estadísticas obsoletas',</text:p>
        <text:p text:style-name="Preformatted_20_Text"><text:s text:c="4"/>count(*)</text:p>
        <text:p text:style-name="Preformatted_20_Text">FROM pg_stat_user_tables </text:p>
        <text:p text:style-name="Preformatted_20_Text">WHERE n_mod_since_analyze &gt; 10000;</text:p>
        <text:h text:style-name="Heading_20_3" text:outline-level="3">Entregables del Ejercicio:</text:h>
        <text:list xml:id="list773535848" text:style-name="L58">
          <text:list-item>
            <text:p text:style-name="Text_20_body">Reporte de índices eliminados y creados con justificación</text:p>
          </text:list-item>
          <text:list-item>
            <text:p text:style-name="Text_20_body">Comparativa de tiempo de ejecución antes/después de las optimizaciones</text:p>
          </text:list-item>
          <text:list-item>
            <text:p text:style-name="Text_20_body">Plan de ejecución de la consulta optimizada mostrando Skip Scan</text:p>
          </text:list-item>
          <text:list-item>
            <text:p text:style-name="Text_20_body">Configuración final de <text:span text:style-name="Source_20_Text">postgresql.conf</text:span> para el entorno</text:p>
          </text:list-item>
          <text:list-item>
            <text:p text:style-name="Text_20_body">Script de monitoreo continuo para detectar regresiones</text:p>
          </text:list-item>
        </text:list>
        <text:p text:style-name="Horizontal_20_Line"/>
        <text:h text:style-name="Heading_20_2" text:outline-level="2">Resumen del Módulo 3</text:h>
        <table:table table:name="Tabla14" table:style-name="Tabla14">
          <table:table-column table:style-name="Tabla14.A"/>
          <table:table-column table:style-name="Tabla14.B"/>
          <table:table-column table:style-name="Tabla14.C"/>
          <table:table-header-rows>
            <table:table-row>
              <table:table-cell table:style-name="Tabla14.A1" office:value-type="string">
                <text:p text:style-name="Table_20_Heading">Técnica</text:p>
              </table:table-cell>
              <table:table-cell table:style-name="Tabla14.A1" office:value-type="string">
                <text:p text:style-name="Table_20_Heading">Versiones anteriores</text:p>
              </table:table-cell>
              <table:table-cell table:style-name="Tabla14.A1" office:value-type="string">
                <text:p text:style-name="Table_20_Heading">PostgreSQL 18</text:p>
              </table:table-cell>
            </table:table-row>
          </table:table-header-rows>
          <table:table-row>
            <table:table-cell table:style-name="Tabla14.A1" office:value-type="string">
              <text:p text:style-name="Table_20_Contents">Índices multicolumna</text:p>
            </table:table-cell>
            <table:table-cell table:style-name="Tabla14.A1" office:value-type="string">
              <text:p text:style-name="Table_20_Contents">Requieren columna prefijo</text:p>
            </table:table-cell>
            <table:table-cell table:style-name="Tabla14.A1" office:value-type="string">
              <text:p text:style-name="Table_20_Contents">Skip Scan automático</text:p>
            </table:table-cell>
          </table:table-row>
          <table:table-row>
            <table:table-cell table:style-name="Tabla14.A1" office:value-type="string">
              <text:p text:style-name="Table_20_Contents">UUID como PK</text:p>
            </table:table-cell>
            <table:table-cell table:style-name="Tabla14.A1" office:value-type="string">
              <text:p text:style-name="Table_20_Contents">Fragmentación severa</text:p>
            </table:table-cell>
            <table:table-cell table:style-name="Tabla14.A1" office:value-type="string">
              <text:p text:style-name="Table_20_Contents">UUIDv7 (monotónico)</text:p>
            </table:table-cell>
          </table:table-row>
          <table:table-row>
            <table:table-cell table:style-name="Tabla14.A1" office:value-type="string">
              <text:p text:style-name="Table_20_Contents">Estadísticas</text:p>
            </table:table-cell>
            <table:table-cell table:style-name="Tabla14.A1" office:value-type="string">
              <text:p text:style-name="Table_20_Contents">Univariantes</text:p>
            </table:table-cell>
            <table:table-cell table:style-name="Tabla14.A1" office:value-type="string">
              <text:p text:style-name="Table_20_Contents">Multivariantes (dependencies, mcv, ndistinct)</text:p>
            </table:table-cell>
          </table:table-row>
          <table:table-row>
            <table:table-cell table:style-name="Tabla14.A1" office:value-type="string">
              <text:p text:style-name="Table_20_Contents">Columnas generadas</text:p>
            </table:table-cell>
            <table:table-cell table:style-name="Tabla14.A1" office:value-type="string">
              <text:p text:style-name="Table_20_Contents">Solo STORED</text:p>
            </table:table-cell>
            <table:table-cell table:style-name="Tabla14.A1" office:value-type="string">
              <text:p text:style-name="Table_20_Contents">VIRTUAL por defecto</text:p>
            </table:table-cell>
          </table:table-row>
          <table:table-row>
            <table:table-cell table:style-name="Tabla14.A1" office:value-type="string">
              <text:p text:style-name="Table_20_Contents">NOT NULL constraint</text:p>
            </table:table-cell>
            <table:table-cell table:style-name="Tabla14.A1" office:value-type="string">
              <text:p text:style-name="Table_20_Contents">Bloqueo total</text:p>
            </table:table-cell>
            <table:table-cell table:style-name="Tabla14.A1" office:value-type="string">
              <text:p text:style-name="Table_20_Contents">NOT VALID + VALIDATE</text:p>
            </table:table-cell>
          </table:table-row>
          <table:table-row>
            <table:table-cell table:style-name="Tabla14.A1" office:value-type="string">
              <text:p text:style-name="Table_20_Contents">Migración de versión</text:p>
            </table:table-cell>
            <table:table-cell table:style-name="Tabla14.A1" office:value-type="string">
              <text:p text:style-name="Table_20_Contents">Downtime largo</text:p>
            </table:table-cell>
            <table:table-cell table:style-name="Tabla14.A1" office:value-type="string">
              <text:p text:style-name="Table_20_Contents">pg_upgrade --swap</text:p>
            </table:table-cell>
          </table:table-row>
          <table:table-row>
            <table:table-cell table:style-name="Tabla14.A1" office:value-type="string">
              <text:p text:style-name="Table_20_Contents">RETURNING</text:p>
            </table:table-cell>
            <table:table-cell table:style-name="Tabla14.A1" office:value-type="string">
              <text:p text:style-name="Table_20_Contents">Solo NEW</text:p>
            </table:table-cell>
            <table:table-cell table:style-name="Tabla14.A1" office:value-type="string">
              <text:p text:style-name="Table_20_Contents">OLD y NEW</text:p>
            </table:table-cell>
          </table:table-row>
          <table:table-row>
            <table:table-cell table:style-name="Tabla14.A1" office:value-type="string">
              <text:p text:style-name="Table_20_Contents">Restricciones temporales</text:p>
            </table:table-cell>
            <table:table-cell table:style-name="Tabla14.A1" office:value-type="string">
              <text:p text:style-name="Table_20_Contents">Manual con triggers</text:p>
            </table:table-cell>
            <table:table-cell table:style-name="Tabla14.A1" office:value-type="string">
              <text:p text:style-name="Table_20_Contents">WITHOUT OVERLAPS nativo</text:p>
            </table:table-cell>
          </table:table-row>
        </table:table>
        <text:p text:style-name="Horizontal_20_Line"/>
        <text:h text:style-name="Heading_20_2" text:outline-level="2">Preparación para el Módulo 4</text:h>
        <text:p text:style-name="Text_20_body"><text:span text:style-name="Strong_20_Emphasis">Temas a explorar</text:span>:</text:p>
        <text:list xml:id="list3252572806" text:style-name="L59">
          <text:list-item>
            <text:p text:style-name="Text_20_body">Implementar OAuth 2.0 nativo para SSO</text:p>
          </text:list-item>
          <text:list-item>
            <text:p text:style-name="Text_20_body">Configurar FIPS mode y SSL/TLS 1.3</text:p>
          </text:list-item>
          <text:list-item>
            <text:p text:style-name="Text_20_body">Monitoreo de transaction wraparound con nuevas métricas</text:p>
          </text:list-item>
          <text:list-item>
            <text:p text:style-name="Text_20_body">Replicación lógica con <text:span text:style-name="Source_20_Text">pg_stat_subscription_stats</text:span></text:p>
          </text:list-item>
        </text:list>
        <text:p text:style-name="Text_20_body"><text:span text:style-name="Strong_20_Emphasis">Lectura recomendada</text:span>:</text:p>
        <text:list xml:id="list3001129272" text:style-name="L60">
          <text:list-item>
            <text:p text:style-name="Text_20_body">Documentación oficial: "Chapter 68. Multivariate Statistics" (PG 18)</text:p>
          </text:list-item>
          <text:list-item>
            <text:p text:style-name="Text_20_body"><text:soft-page-break/>"UUIDv7 in PostgreSQL 18: Performance Benchmarks"</text:p>
          </text:list-item>
        </text:list>
        <text:p text:style-name="Text_20_body"><text:span text:style-name="Strong_20_Emphasis">¿Listo para continuar?</text:span> El Módulo 4 cubrirá seguridad avanzada, autenticación OAuth 2.0, y estrategias de mantenimiento para entornos de alta disponibilidad.</text:p>
        <text:p text:style-name="Text_20_body">ok modulo 4 para pg 18</text:p>
        <text:p text:style-name="Text_20_body">Leer 7 páginas web</text:p>
        <text:h text:style-name="Heading_20_1" text:outline-level="1">Módulo 4: Seguridad, Mantenimiento y Alta Disponibilidad en PostgreSQL 18 (6 horas)</text:h>
        <text:h text:style-name="Heading_20_2" text:outline-level="2">Objetivos del Módulo</text:h>
        <text:list xml:id="list4166378914" text:style-name="L61">
          <text:list-item>
            <text:p text:style-name="Text_20_body">Implementar autenticación moderna con OAuth 2.0 nativo.</text:p>
          </text:list-item>
          <text:list-item>
            <text:p text:style-name="Text_20_body">Configurar cifrado TLS 1.3 y cumplimiento FIPS.</text:p>
          </text:list-item>
          <text:list-item>
            <text:p text:style-name="Text_20_body">Dominar la nueva extensión pg_datasentinel para monitoreo avanzado.</text:p>
          </text:list-item>
          <text:list-item>
            <text:p text:style-name="Text_20_body">Gestionar transaction wraparound con estimaciones en tiempo real.</text:p>
          </text:list-item>
          <text:list-item>
            <text:p text:style-name="Text_20_body">Establecer estrategias de mantenimiento y alta disponibilidad.</text:p>
          </text:list-item>
        </text:list>
        <text:p text:style-name="Horizontal_20_Line"/>
        <text:h text:style-name="Heading_20_2" text:outline-level="2">4.1. Autenticación Moderna: OAuth 2.0 Nativo (1.5 horas)</text:h>
        <text:h text:style-name="Heading_20_3" text:outline-level="3">Contexto y Motivación</text:h>
        <text:p text:style-name="Text_20_body">Hasta PostgreSQL 17, la integración con proveedores de identidad (IdP) como Okta, Auth0 o Azure AD requería soluciones externas como PgBouncer con autenticación delegada o proxies. PostgreSQL 18 introduce <text:span text:style-name="Strong_20_Emphasis">autenticación OAuth 2.0 nativa</text:span> mediante el mecanismo SASL OAUTHBEARER .</text:p>
        <text:p text:style-name="Text_20_body"><text:span text:style-name="Strong_20_Emphasis">Ventajas clave</text:span>:</text:p>
        <text:list xml:id="list2474484689" text:style-name="L62">
          <text:list-item>
            <text:p text:style-name="Text_20_body">Tokens de corta duración vs contraseñas permanentes</text:p>
          </text:list-item>
          <text:list-item>
            <text:p text:style-name="Text_20_body">Integración directa con SSO corporativo</text:p>
          </text:list-item>
          <text:list-item>
            <text:p text:style-name="Text_20_body">Rotación automática de credenciales</text:p>
          </text:list-item>
          <text:list-item>
            <text:p text:style-name="Text_20_body">Auditoría centralizada de accesos</text:p>
          </text:list-item>
        </text:list>
        <text:h text:style-name="Heading_20_3" text:outline-level="3">Configuración de OAuth 2.0 en pg_hba.conf</text:h>
        <text:p text:style-name="Text_20_body">El nuevo método <text:span text:style-name="Source_20_Text">oauth</text:span> en <text:span text:style-name="Source_20_Text">pg_hba.conf</text:span> permite configurar autenticación contra cualquier proveedor OAuth 2.0 compatible :</text:p>
        <text:p text:style-name="Text_20_body">conf</text:p>
        <text:p text:style-name="Preformatted_20_Text"><text:soft-page-break/># pg_hba.conf - Ejemplo con proveedor OAuth genérico</text:p>
        <text:p text:style-name="Preformatted_20_Text"># Tipo <text:s/>base de datos <text:s/>usuario <text:s text:c="3"/>dirección <text:s text:c="9"/>método <text:s text:c="3"/>opciones</text:p>
        <text:p text:style-name="Preformatted_20_Text">hostssl <text:s/>all <text:s text:c="10"/>oauth_user 0.0.0.0/0 <text:s text:c="9"/>oauth <text:s text:c="4"/>client_id=mi_cliente,client_secret=secreto,token_endpoint=https://auth.provider.com/token</text:p>
        <text:p text:style-name="Preformatted_20_Text"/>
        <text:p text:style-name="Preformatted_20_Text"># Ejemplo con Azure AD</text:p>
        <text:p text:style-name="Preformatted_20_Text">hostssl <text:s/>all <text:s text:c="10"/>all <text:s text:c="7"/>0.0.0.0/0 <text:s text:c="9"/>oauth <text:s text:c="4"/>client_id=azure_client_id,issuer=https://login.microsoftonline.com/tenant_id/v2.0</text:p>
        <text:p text:style-name="Preformatted_20_Text"/>
        <text:p text:style-name="Preformatted_20_Text"># Ejemplo con Okta</text:p>
        <text:p text:style-name="Preformatted_20_Text">hostssl <text:s/>all <text:s text:c="10"/>okta_users 0.0.0.0/0 <text:s text:c="9"/>oauth <text:s text:c="4"/>client_id=okta_client,issuer=https://company.okta.com</text:p>
        <text:p text:style-name="Text_20_body"><text:span text:style-name="Strong_20_Emphasis">Parámetros de configuración soportados</text:span>:</text:p>
        <table:table table:name="Tabla15" table:style-name="Tabla15">
          <table:table-column table:style-name="Tabla15.A"/>
          <table:table-column table:style-name="Tabla15.B"/>
          <table:table-column table:style-name="Tabla15.C"/>
          <table:table-header-rows>
            <table:table-row>
              <table:table-cell table:style-name="Tabla15.A1" office:value-type="string">
                <text:p text:style-name="Table_20_Heading">Parámetro</text:p>
              </table:table-cell>
              <table:table-cell table:style-name="Tabla15.A1" office:value-type="string">
                <text:p text:style-name="Table_20_Heading">Descripción</text:p>
              </table:table-cell>
              <table:table-cell table:style-name="Tabla15.A1" office:value-type="string">
                <text:p text:style-name="Table_20_Heading">Obligatorio</text:p>
              </table:table-cell>
            </table:table-row>
          </table:table-header-rows>
          <table:table-row>
            <table:table-cell table:style-name="Tabla15.A1" office:value-type="string">
              <text:p text:style-name="Table_20_Contents"><text:span text:style-name="Source_20_Text">client_id</text:span></text:p>
            </table:table-cell>
            <table:table-cell table:style-name="Tabla15.A1" office:value-type="string">
              <text:p text:style-name="Table_20_Contents">Identificador de la aplicación en el IdP</text:p>
            </table:table-cell>
            <table:table-cell table:style-name="Tabla15.A1" office:value-type="string">
              <text:p text:style-name="Table_20_Contents">Sí</text:p>
            </table:table-cell>
          </table:table-row>
          <table:table-row>
            <table:table-cell table:style-name="Tabla15.A1" office:value-type="string">
              <text:p text:style-name="Table_20_Contents"><text:span text:style-name="Source_20_Text">client_secret</text:span></text:p>
            </table:table-cell>
            <table:table-cell table:style-name="Tabla15.A1" office:value-type="string">
              <text:p text:style-name="Table_20_Contents">Secreto compartido con el IdP</text:p>
            </table:table-cell>
            <table:table-cell table:style-name="Tabla15.A1" office:value-type="string">
              <text:p text:style-name="Table_20_Contents">Sí</text:p>
            </table:table-cell>
          </table:table-row>
          <table:table-row>
            <table:table-cell table:style-name="Tabla15.A1" office:value-type="string">
              <text:p text:style-name="Table_20_Contents"><text:span text:style-name="Source_20_Text">token_endpoint</text:span></text:p>
            </table:table-cell>
            <table:table-cell table:style-name="Tabla15.A1" office:value-type="string">
              <text:p text:style-name="Table_20_Contents">URL del endpoint de tokens del IdP</text:p>
            </table:table-cell>
            <table:table-cell table:style-name="Tabla15.A1" office:value-type="string">
              <text:p text:style-name="Table_20_Contents">No (se obtiene del issuer)</text:p>
            </table:table-cell>
          </table:table-row>
          <table:table-row>
            <table:table-cell table:style-name="Tabla15.A1" office:value-type="string">
              <text:p text:style-name="Table_20_Contents"><text:span text:style-name="Source_20_Text">issuer</text:span></text:p>
            </table:table-cell>
            <table:table-cell table:style-name="Tabla15.A1" office:value-type="string">
              <text:p text:style-name="Table_20_Contents">URL del emisor de tokens (para descubrimiento)</text:p>
            </table:table-cell>
            <table:table-cell table:style-name="Tabla15.A1" office:value-type="string">
              <text:p text:style-name="Table_20_Contents">No</text:p>
            </table:table-cell>
          </table:table-row>
          <table:table-row>
            <table:table-cell table:style-name="Tabla15.A1" office:value-type="string">
              <text:p text:style-name="Table_20_Contents"><text:span text:style-name="Source_20_Text">scope</text:span></text:p>
            </table:table-cell>
            <table:table-cell table:style-name="Tabla15.A1" office:value-type="string">
              <text:p text:style-name="Table_20_Contents">Scopes solicitados (default: "openid email profile")</text:p>
            </table:table-cell>
            <table:table-cell table:style-name="Tabla15.A1" office:value-type="string">
              <text:p text:style-name="Table_20_Contents">No</text:p>
            </table:table-cell>
          </table:table-row>
          <table:table-row>
            <table:table-cell table:style-name="Tabla15.A1" office:value-type="string">
              <text:p text:style-name="Table_20_Contents"><text:span text:style-name="Source_20_Text">timeout</text:span></text:p>
            </table:table-cell>
            <table:table-cell table:style-name="Tabla15.A1" office:value-type="string">
              <text:p text:style-name="Table_20_Contents">Timeout para llamadas HTTP al IdP (ms)</text:p>
            </table:table-cell>
            <table:table-cell table:style-name="Tabla15.A1" office:value-type="string">
              <text:p text:style-name="Table_20_Contents">No (default: 5000)</text:p>
            </table:table-cell>
          </table:table-row>
        </table:table>
        <text:h text:style-name="Heading_20_3" text:outline-level="3">Verificación de Autenticación OAuth</text:h>
        <text:p text:style-name="Text_20_body">sql</text:p>
        <text:p text:style-name="Preformatted_20_Text">-- Verificar configuración de autenticación actual</text:p>
        <text:p text:style-name="Preformatted_20_Text">SELECT * FROM pg_hba_file_rules WHERE auth_method = 'oauth';</text:p>
        <text:p text:style-name="Preformatted_20_Text"/>
        <text:p text:style-name="Preformatted_20_Text">-- Identificar conexiones autenticadas por OAuth (nuevo campo en pg_stat_ssl)</text:p>
        <text:p text:style-name="Preformatted_20_Text">SELECT </text:p>
        <text:p text:style-name="Preformatted_20_Text"><text:s text:c="4"/>pid,</text:p>
        <text:p text:style-name="Preformatted_20_Text"><text:s text:c="4"/>usename,</text:p>
        <text:p text:style-name="Preformatted_20_Text"><text:s text:c="4"/>application_name,</text:p>
        <text:p text:style-name="Preformatted_20_Text"><text:s text:c="4"/>ssl,</text:p>
        <text:p text:style-name="Preformatted_20_Text"><text:s text:c="4"/>ssl_identity_mapping <text:s/>-- NUEVO: mapeo OAuth -&gt; usuario DB</text:p>
        <text:p text:style-name="Preformatted_20_Text">FROM pg_stat_ssl </text:p>
        <text:p text:style-name="Preformatted_20_Text">JOIN pg_stat_activity USING(pid)</text:p>
        <text:p text:style-name="Preformatted_20_Text">WHERE ssl_identity_mapping IS NOT NULL;</text:p>
        <text:h text:style-name="Heading_20_3" text:outline-level="3">Mapeo de Identidades OAuth</text:h>
        <text:p text:style-name="Text_20_body">PostgreSQL 18 permite mapear claims del token JWT a usuarios de base de datos mediante <text:span text:style-name="Source_20_Text">pg_ident.conf</text:span> :</text:p>
        <text:p text:style-name="Text_20_body">conf</text:p>
        <text:p text:style-name="Preformatted_20_Text"># pg_ident.conf</text:p>
        <text:p text:style-name="Preformatted_20_Text"># Nombre_mapa <text:s text:c="3"/>token_claim_usuari o <text:s text:c="3"/>usuario_db</text:p>
        <text:p text:style-name="Preformatted_20_Text"><text:soft-page-break/>oauth_map <text:s text:c="7"/>ana.rodriguez@empresa.com <text:s text:c="3"/>ana_r</text:p>
        <text:p text:style-name="Preformatted_20_Text">oauth_map <text:s text:c="7"/>carlos.lopez@empresa.com <text:s text:c="4"/>carlos_l</text:p>
        <text:p text:style-name="Preformatted_20_Text">oauth_map <text:s text:c="7"/>/^admin\..*@empresa.com$/ <text:s text:c="3"/>admin</text:p>
        <text:p text:style-name="Preformatted_20_Text"/>
        <text:p text:style-name="Preformatted_20_Text"># Mapeo por grupos (ej. claim "groups": ["db_analysts"])</text:p>
        <text:p text:style-name="Preformatted_20_Text">oauth_map <text:s text:c="7"/>analyst <text:s text:c="19"/>rol_analyst</text:p>
        <text:h text:style-name="Heading_20_3" text:outline-level="3">Migración desde MD5/SCRAM</text:h>
        <text:p text:style-name="Text_20_body"><text:span text:style-name="Strong_20_Emphasis">Advertencia crítica</text:span>: MD5 está <text:span text:style-name="Strong_20_Emphasis">deprecado en PG 18</text:span> y debe ser reemplazado .</text:p>
        <text:p text:style-name="Text_20_body">sql</text:p>
        <text:p text:style-name="Preformatted_20_Text">-- Verificar usuarios que aún usan MD5</text:p>
        <text:p text:style-name="Preformatted_20_Text">SELECT usename, passwd, valuntil </text:p>
        <text:p text:style-name="Preformatted_20_Text">FROM pg_shadow </text:p>
        <text:p text:style-name="Preformatted_20_Text">WHERE passwd LIKE 'md5%';</text:p>
        <text:p text:style-name="Preformatted_20_Text"/>
        <text:p text:style-name="Preformatted_20_Text">-- Migrar a SCRAM-SHA-256 (requiere cambiar contraseña)</text:p>
        <text:p text:style-name="Preformatted_20_Text">ALTER USER usuario_con_md5 PASSWORD 'nueva_contraseña_segura';</text:p>
        <text:p text:style-name="Preformatted_20_Text"/>
        <text:p text:style-name="Preformatted_20_Text">-- Forzar SCRAM para todas las nuevas contraseñas</text:p>
        <text:p text:style-name="Preformatted_20_Text">ALTER SYSTEM SET password_encryption = 'scram-sha-256';</text:p>
        <text:p text:style-name="Preformatted_20_Text">SELECT pg_reload_conf();</text:p>
        <text:p text:style-name="Horizontal_20_Line"/>
        <text:h text:style-name="Heading_20_2" text:outline-level="2">4.2. TLS 1.3 y Cifrado Avanzado (1.5 horas)</text:h>
        <text:h text:style-name="Heading_20_3" text:outline-level="3">Nuevo Parámetro: ssl_tls13_ciphers</text:h>
        <text:p text:style-name="Text_20_body">PostgreSQL 18 introduce control granular sobre los cipher suites de TLS 1.3 mediante el parámetro <text:span text:style-name="Source_20_Text">ssl_tls13_ciphers</text:span> . Este es un cambio significativo porque versiones anteriores solo podían controlar TLS 1.2 y anteriores mediante <text:span text:style-name="Source_20_Text">ssl_ciphers</text:span> .</text:p>
        <text:p text:style-name="Text_20_body"><text:span text:style-name="Strong_20_Emphasis">Evolución de SSL/TLS en PostgreSQL</text:span> :</text:p>
        <table:table table:name="Tabla16" table:style-name="Tabla16">
          <table:table-column table:style-name="Tabla16.A"/>
          <table:table-column table:style-name="Tabla16.B"/>
          <table:table-header-rows>
            <table:table-row>
              <table:table-cell table:style-name="Tabla16.A1" office:value-type="string">
                <text:p text:style-name="Table_20_Heading">Versión</text:p>
              </table:table-cell>
              <table:table-cell table:style-name="Tabla16.A1" office:value-type="string">
                <text:p text:style-name="Table_20_Heading">Capacidad SSL/TLS</text:p>
              </table:table-cell>
            </table:table-row>
          </table:table-header-rows>
          <table:table-row>
            <table:table-cell table:style-name="Tabla16.A1" office:value-type="string">
              <text:p text:style-name="Table_20_Contents">PG 10-12</text:p>
            </table:table-cell>
            <table:table-cell table:style-name="Tabla16.A1" office:value-type="string">
              <text:p text:style-name="Table_20_Contents">Soporte básico, solo cipher control para pre-TLS 1.3</text:p>
            </table:table-cell>
          </table:table-row>
          <table:table-row>
            <table:table-cell table:style-name="Tabla16.A1" office:value-type="string">
              <text:p text:style-name="Table_20_Contents">PG 13</text:p>
            </table:table-cell>
            <table:table-cell table:style-name="Tabla16.A1" office:value-type="string">
              <text:p text:style-name="Table_20_Contents">Introducción de TLS 1.3 (sin control granular)</text:p>
            </table:table-cell>
          </table:table-row>
          <table:table-row>
            <table:table-cell table:style-name="Tabla16.A1" office:value-type="string">
              <text:p text:style-name="Table_20_Contents">PG 15</text:p>
            </table:table-cell>
            <table:table-cell table:style-name="Tabla16.A1" office:value-type="string">
              <text:p text:style-name="Table_20_Contents">Mejoras en autenticación por certificado</text:p>
            </table:table-cell>
          </table:table-row>
          <table:table-row>
            <table:table-cell table:style-name="Tabla16.A1" office:value-type="string">
              <text:p text:style-name="Table_20_Contents"><text:span text:style-name="Strong_20_Emphasis">PG 18</text:span></text:p>
            </table:table-cell>
            <table:table-cell table:style-name="Tabla16.A1" office:value-type="string">
              <text:p text:style-name="Table_20_Contents">Control granular de cipher suites TLS 1.3</text:p>
            </table:table-cell>
          </table:table-row>
        </table:table>
        <text:h text:style-name="Heading_20_3" text:outline-level="3">Configuración Hardened para Producción</text:h>
        <text:p text:style-name="Text_20_body">conf</text:p>
        <text:p text:style-name="Preformatted_20_Text"># postgresql.conf - Configuración TLS reforzada</text:p>
        <text:p text:style-name="Preformatted_20_Text">ssl = on</text:p>
        <text:p text:style-name="Preformatted_20_Text">ssl_min_protocol_version = 'TLSv1.2'</text:p>
        <text:p text:style-name="Preformatted_20_Text">ssl_max_protocol_version = 'TLSv1.3'</text:p>
        <text:p text:style-name="Preformatted_20_Text"/>
        <text:p text:style-name="Preformatted_20_Text"># Ciphers para TLS 1.2 y anteriores (OPENSSL format)</text:p>
        <text:p text:style-name="Preformatted_20_Text">ssl_ciphers = 'HIGH:!aNULL:!MD5:!3DES'</text:p>
        <text:p text:style-name="Preformatted_20_Text"/>
        <text:p text:style-name="Preformatted_20_Text"># Ciphers específicos para TLS 1.3 (NUEVO en PG 18)</text:p>
        <text:p text:style-name="Preformatted_20_Text"><text:soft-page-break/># Por orden de preferencia (separados por :)</text:p>
        <text:p text:style-name="Preformatted_20_Text">ssl_tls13_ciphers = 'TLS_AES_256_GCM_SHA384:TLS_CHACHA20_POLY1305_SHA256'</text:p>
        <text:p text:style-name="Preformatted_20_Text"/>
        <text:p text:style-name="Preformatted_20_Text"># Certificados</text:p>
        <text:p text:style-name="Preformatted_20_Text">ssl_cert_file = 'server.crt'</text:p>
        <text:p text:style-name="Preformatted_20_Text">ssl_key_file = 'server.key'</text:p>
        <text:p text:style-name="Preformatted_20_Text">ssl_ca_file = 'ca.crt'</text:p>
        <text:h text:style-name="Heading_20_3" text:outline-level="3">Verificación de Conexiones TLS 1.3</text:h>
        <text:p text:style-name="Text_20_body">sql</text:p>
        <text:p text:style-name="Preformatted_20_Text">-- Verificar conexiones TLS activas con detalle de cipher</text:p>
        <text:p text:style-name="Preformatted_20_Text">SELECT </text:p>
        <text:p text:style-name="Preformatted_20_Text"><text:s text:c="4"/>pid,</text:p>
        <text:p text:style-name="Preformatted_20_Text"><text:s text:c="4"/>usename,</text:p>
        <text:p text:style-name="Preformatted_20_Text"><text:s text:c="4"/>ssl,</text:p>
        <text:p text:style-name="Preformatted_20_Text"><text:s text:c="4"/>ssl_version,</text:p>
        <text:p text:style-name="Preformatted_20_Text"><text:s text:c="4"/>ssl_cipher,</text:p>
        <text:p text:style-name="Preformatted_20_Text"><text:s text:c="4"/>ssl_bits,</text:p>
        <text:p text:style-name="Preformatted_20_Text"><text:s text:c="4"/>ssl_client_dn,</text:p>
        <text:p text:style-name="Preformatted_20_Text"><text:s text:c="4"/>ssl_identity_mapping</text:p>
        <text:p text:style-name="Preformatted_20_Text">FROM pg_stat_ssl</text:p>
        <text:p text:style-name="Preformatted_20_Text">WHERE ssl = true;</text:p>
        <text:p text:style-name="Preformatted_20_Text"/>
        <text:p text:style-name="Preformatted_20_Text">-- Salida esperada:</text:p>
        <text:p text:style-name="Preformatted_20_Text">-- pid | usename | ssl | ssl_version | ssl_cipher <text:s text:c="16"/>| ssl_bits</text:p>
        <text:p text:style-name="Preformatted_20_Text">-- 1234| postgres| t <text:s text:c="2"/>| TLSv1.3 <text:s text:c="4"/>| TLS_AES_256_GCM_SHA384 <text:s text:c="4"/>| 256</text:p>
        <text:p text:style-name="Text_20_body"><text:span text:style-name="Strong_20_Emphasis">Verificación desde el cliente</text:span> :</text:p>
        <text:p text:style-name="Text_20_body">bash</text:p>
        <text:p text:style-name="Preformatted_20_Text"># Usando openssl s_client para verificar TLS 1.3</text:p>
        <text:p text:style-name="Preformatted_20_Text">openssl s_client -starttls postgres -connect localhost:5432 -tls1_3</text:p>
        <text:p text:style-name="Preformatted_20_Text"/>
        <text:p text:style-name="Preformatted_20_Text"># Usando psql</text:p>
        <text:p text:style-name="Preformatted_20_Text">psql "host=localhost dbname=postgres sslmode=require"</text:p>
        <text:p text:style-name="Preformatted_20_Text">\conninfo</text:p>
        <text:p text:style-name="Preformatted_20_Text"># SSL connection (protocol: TLSv1.3, cipher: TLS_AES_256_GCM_SHA384)</text:p>
        <text:h text:style-name="Heading_20_3" text:outline-level="3">FIPS Mode Validation</text:h>
        <text:p text:style-name="Text_20_body">PostgreSQL 18 añade la función <text:span text:style-name="Source_20_Text">fips_mode()</text:span> en la extensión <text:span text:style-name="Source_20_Text">pgcrypto</text:span> para verificar si OpenSSL opera en modo FIPS :</text:p>
        <text:p text:style-name="Text_20_body">sql</text:p>
        <text:p text:style-name="Preformatted_20_Text">-- Habilitar pgcrypto si no está disponible</text:p>
        <text:p text:style-name="Preformatted_20_Text">CREATE EXTENSION IF NOT EXISTS pgcrypto;</text:p>
        <text:p text:style-name="Preformatted_20_Text"/>
        <text:p text:style-name="Preformatted_20_Text">-- Verificar estado FIPS</text:p>
        <text:p text:style-name="Preformatted_20_Text">SELECT fips_mode();</text:p>
        <text:p text:style-name="Preformatted_20_Text">-- true = FIPS activo, false = FIPS no activo</text:p>
        <text:p text:style-name="Preformatted_20_Text"/>
        <text:p text:style-name="Preformatted_20_Text">-- Nuevo parámetro builtin_crypto_enabled en pgcrypto</text:p>
        <text:p text:style-name="Preformatted_20_Text">-- Valores: on (default), off, fips (deshabilitar cuando FIPS activo)</text:p>
        <text:p text:style-name="Preformatted_20_Text">ALTER SYSTEM SET pgcrypto.builtin_crypto_enabled = 'fips';</text:p>
        <text:p text:style-name="Preformatted_20_Text">SELECT pg_reload_conf();</text:p>
        <text:p text:style-name="Text_20_body"><text:span text:style-name="Strong_20_Emphasis">Requisito importante para RHEL 9 con FIPS</text:span>: Los clientes deben soportar la extensión "Extended Master Secret" (EMS) o usar TLS 1.3 .</text:p>
        <text:p text:style-name="Horizontal_20_Line"/>
        <text:h text:style-name="Heading_20_2" text:outline-level="2"><text:soft-page-break/>4.3. Monitoreo Avanzado con pg_datasentinel (1 hora)</text:h>
        <text:h text:style-name="Heading_20_3" text:outline-level="3">Introducción a pg_datasentinel 1.0</text:h>
        <text:p text:style-name="Text_20_body">Lanzada en abril de 2026, <text:span text:style-name="Strong_20_Emphasis">pg_datasentinel</text:span> es una extensión de observabilidad que aprovecha las nuevas capacidades de PostgreSQL 18 .</text:p>
        <text:p text:style-name="Text_20_body"><text:span text:style-name="Strong_20_Emphasis">Características principales</text:span>:</text:p>
        <text:list xml:id="list3367845815" text:style-name="L63">
          <text:list-item>
            <text:p text:style-name="Text_20_body"><text:span text:style-name="Strong_20_Emphasis">Monitoreo por backend extendido</text:span>: Memoria por proceso, archivos temporales en bytes</text:p>
          </text:list-item>
          <text:list-item>
            <text:p text:style-name="Text_20_body"><text:span text:style-name="Strong_20_Emphasis">Visibilidad de contenedores</text:span>: CPU quota, memory limits, CPU pressure (Kubernetes/Docker)</text:p>
          </text:list-item>
          <text:list-item>
            <text:p text:style-name="Text_20_body"><text:span text:style-name="Strong_20_Emphasis">Estimación de wraparound</text:span>: ETA en tiempo real para VACUUM agresivo</text:p>
          </text:list-item>
          <text:list-item>
            <text:p text:style-name="Text_20_body"><text:span text:style-name="Strong_20_Emphasis">Captura de logs</text:span>: Eventos VACUUM, ANALYZE, checkpoints en buffers anillados</text:p>
          </text:list-item>
        </text:list>
        <text:h text:style-name="Heading_20_3" text:outline-level="3">Instalación y Configuración</text:h>
        <text:p text:style-name="Text_20_body">sql</text:p>
        <text:p text:style-name="Preformatted_20_Text">-- Instalación (requiere compilación desde código o paquete)</text:p>
        <text:p text:style-name="Preformatted_20_Text">-- CREATE EXTENSION si está disponible</text:p>
        <text:p text:style-name="Preformatted_20_Text">CREATE EXTENSION IF NOT EXISTS pg_datasentinel;</text:p>
        <text:p text:style-name="Preformatted_20_Text"/>
        <text:p text:style-name="Preformatted_20_Text">-- Verificar objetos instalados</text:p>
        <text:p text:style-name="Preformatted_20_Text">\dx pg_datasentinel</text:p>
        <text:h text:style-name="Heading_20_3" text:outline-level="3">Monitoreo de Wraparound con Estimaciones en Tiempo Real</text:h>
        <text:p text:style-name="Text_20_body">Una de las características más valiosas de pg_datasentinel es la <text:span text:style-name="Strong_20_Emphasis">estimación de tiempo para llegar al límite de wraparound</text:span> :</text:p>
        <text:p text:style-name="Text_20_body">sql</text:p>
        <text:p text:style-name="Preformatted_20_Text">-- Ver ETA para transaction ID wraparound</text:p>
        <text:p text:style-name="Preformatted_20_Text">SELECT </text:p>
        <text:p text:style-name="Preformatted_20_Text"><text:s text:c="4"/>datname,</text:p>
        <text:p text:style-name="Preformatted_20_Text"><text:s text:c="4"/>age(datfrozenxid) AS xid_age,</text:p>
        <text:p text:style-name="Preformatted_20_Text"><text:s text:c="4"/>-- NUEVO: estimación de tiempo hasta VACUUM agresivo</text:p>
        <text:p text:style-name="Preformatted_20_Text"><text:s text:c="4"/>pg_datasentinel_eta_vacuum() AS eta_to_aggressive_vacuum,</text:p>
        <text:p text:style-name="Preformatted_20_Text"><text:s text:c="4"/>pg_datasentinel_eta_wraparound() AS eta_to_wraparound,</text:p>
        <text:p text:style-name="Preformatted_20_Text"><text:s text:c="4"/>-- Tasa de consumo por hora</text:p>
        <text:p text:style-name="Preformatted_20_Text"><text:s text:c="4"/>pg_datasentinel_xid_consumption_rate() AS xid_per_hour</text:p>
        <text:p text:style-name="Preformatted_20_Text">FROM pg_database</text:p>
        <text:p text:style-name="Preformatted_20_Text">WHERE datname = current_database();</text:p>
        <text:p text:style-name="Preformatted_20_Text"/>
        <text:p text:style-name="Preformatted_20_Text">-- Monitoreo de MXID (multixact) también soportado</text:p>
        <text:p text:style-name="Preformatted_20_Text">SELECT pg_datasentinel_mxid_consumption_rate() AS mxid_per_hour;</text:p>
        <text:h text:style-name="Heading_20_3" text:outline-level="3">Monitoreo en Contenedores (Kubernetes/Docker)</text:h>
        <text:p text:style-name="Text_20_body">pg_datasentinel expone métricas del cgroup del contenedor :</text:p>
        <text:p text:style-name="Text_20_body">sql</text:p>
        <text:p text:style-name="Preformatted_20_Text">-- Ver recursos del contenedor donde corre PostgreSQL</text:p>
        <text:p text:style-name="Preformatted_20_Text">SELECT </text:p>
        <text:p text:style-name="Preformatted_20_Text"><text:s text:c="4"/>cpu_quota_us,</text:p>
        <text:p text:style-name="Preformatted_20_Text"><text:s text:c="4"/>cpu_period_us,</text:p>
        <text:p text:style-name="Preformatted_20_Text"><text:soft-page-break/><text:s text:c="4"/>memory_limit_bytes,</text:p>
        <text:p text:style-name="Preformatted_20_Text"><text:s text:c="4"/>pg_size_pretty(memory_limit_bytes) AS memory_limit_human,</text:p>
        <text:p text:style-name="Preformatted_20_Text"><text:s text:c="4"/>memory_usage_bytes,</text:p>
        <text:p text:style-name="Preformatted_20_Text"><text:s text:c="4"/>pg_size_pretty(memory_usage_bytes) AS memory_usage_human,</text:p>
        <text:p text:style-name="Preformatted_20_Text"><text:s text:c="4"/>cpu_pressure_percent</text:p>
        <text:p text:style-name="Preformatted_20_Text">FROM pg_datasentinel_container_resources();</text:p>
        <text:p text:style-name="Preformatted_20_Text"/>
        <text:p text:style-name="Preformatted_20_Text">-- Verificar si el contenedor tiene límites configurados</text:p>
        <text:p text:style-name="Preformatted_20_Text">-- Útil para debugging de OOM kills</text:p>
        <text:h text:style-name="Heading_20_3" text:outline-level="3">Captura y Análisis de Eventos</text:h>
        <text:p text:style-name="Text_20_body">La extensión registra eventos en buffers anillados accesibles vía SQL :</text:p>
        <text:p text:style-name="Text_20_body">sql</text:p>
        <text:p text:style-name="Preformatted_20_Text">-- Ver últimos eventos de VACUUM</text:p>
        <text:p text:style-name="Preformatted_20_Text">SELECT * FROM pg_datasentinel_vacuum_events </text:p>
        <text:p text:style-name="Preformatted_20_Text">ORDER BY event_time DESC </text:p>
        <text:p text:style-name="Preformatted_20_Text">LIMIT 20;</text:p>
        <text:p text:style-name="Preformatted_20_Text"/>
        <text:p text:style-name="Preformatted_20_Text">-- Ver eventos de checkpoint con tiempos detallados</text:p>
        <text:p text:style-name="Preformatted_20_Text">SELECT </text:p>
        <text:p text:style-name="Preformatted_20_Text"><text:s text:c="4"/>event_time,</text:p>
        <text:p text:style-name="Preformatted_20_Text"><text:s text:c="4"/>checkpoint_type,</text:p>
        <text:p text:style-name="Preformatted_20_Text"><text:s text:c="4"/>buffers_written,</text:p>
        <text:p text:style-name="Preformatted_20_Text"><text:s text:c="4"/>write_time_ms,</text:p>
        <text:p text:style-name="Preformatted_20_Text"><text:s text:c="4"/>sync_time_ms,</text:p>
        <text:p text:style-name="Preformatted_20_Text"><text:s text:c="4"/>total_time_ms</text:p>
        <text:p text:style-name="Preformatted_20_Text">FROM pg_datasentinel_checkpoint_events</text:p>
        <text:p text:style-name="Preformatted_20_Text">WHERE event_time &gt; NOW() - INTERVAL '1 hour'</text:p>
        <text:p text:style-name="Preformatted_20_Text">ORDER BY event_time DESC;</text:p>
        <text:p text:style-name="Preformatted_20_Text"/>
        <text:p text:style-name="Preformatted_20_Text">-- Ver archivos temporales por sesión</text:p>
        <text:p text:style-name="Preformatted_20_Text">SELECT </text:p>
        <text:p text:style-name="Preformatted_20_Text"><text:s text:c="4"/>pid,</text:p>
        <text:p text:style-name="Preformatted_20_Text"><text:s text:c="4"/>usename,</text:p>
        <text:p text:style-name="Preformatted_20_Text"><text:s text:c="4"/>temp_bytes,</text:p>
        <text:p text:style-name="Preformatted_20_Text"><text:s text:c="4"/>temp_files,</text:p>
        <text:p text:style-name="Preformatted_20_Text"><text:s text:c="4"/>pg_datasentinel_temp_file_peak(pid) AS peak_bytes</text:p>
        <text:p text:style-name="Preformatted_20_Text">FROM pg_stat_activity</text:p>
        <text:p text:style-name="Preformatted_20_Text">JOIN pg_datasentinel_backend_stats USING(pid)</text:p>
        <text:p text:style-name="Preformatted_20_Text">WHERE state = 'active';</text:p>
        <text:p text:style-name="Horizontal_20_Line"/>
        <text:h text:style-name="Heading_20_2" text:outline-level="2">4.4. Mantenimiento y Prevención de Wraparound (1 hora)</text:h>
        <text:h text:style-name="Heading_20_3" text:outline-level="3">Nuevas Métricas de VACUUM en PG 18</text:h>
        <text:p text:style-name="Text_20_body">Las vistas del sistema ahora incluyen tiempos acumulados de VACUUM :</text:p>
        <text:p text:style-name="Text_20_body">sql</text:p>
        <text:p text:style-name="Preformatted_20_Text">-- Ver tablas con riesgo de wraparound</text:p>
        <text:p text:style-name="Preformatted_20_Text">SELECT </text:p>
        <text:p text:style-name="Preformatted_20_Text"><text:s text:c="4"/>schemaname,</text:p>
        <text:p text:style-name="Preformatted_20_Text"><text:s text:c="4"/>tablename,</text:p>
        <text:p text:style-name="Preformatted_20_Text"><text:s text:c="4"/>n_live_tup,</text:p>
        <text:p text:style-name="Preformatted_20_Text"><text:s text:c="4"/>n_dead_tup,</text:p>
        <text:p text:style-name="Preformatted_20_Text"><text:s text:c="4"/>last_vacuum,</text:p>
        <text:p text:style-name="Preformatted_20_Text"><text:soft-page-break/><text:s text:c="4"/>last_autovacuum,</text:p>
        <text:p text:style-name="Preformatted_20_Text"><text:s text:c="4"/>vacuum_count,</text:p>
        <text:p text:style-name="Preformatted_20_Text"><text:s text:c="4"/>autovacuum_count,</text:p>
        <text:p text:style-name="Preformatted_20_Text"><text:s text:c="4"/>vacuum_time, <text:s text:c="10"/>-- Tiempo total invertido en VACUUM manual (ms)</text:p>
        <text:p text:style-name="Preformatted_20_Text"><text:s text:c="4"/>autovacuum_time, <text:s text:c="6"/>-- Tiempo total invertido en autovacuum (ms)</text:p>
        <text:p text:style-name="Preformatted_20_Text"><text:s text:c="4"/>age(relfrozenxid) AS xid_age</text:p>
        <text:p text:style-name="Preformatted_20_Text">FROM pg_stat_user_tables</text:p>
        <text:p text:style-name="Preformatted_20_Text">JOIN pg_class ON pg_class.relname = tablename</text:p>
        <text:p text:style-name="Preformatted_20_Text">WHERE age(relfrozenxid) &gt; 100000000 <text:s/>-- Más de 100M transacciones</text:p>
        <text:p text:style-name="Preformatted_20_Text">ORDER BY age(relfrozenxid) DESC;</text:p>
        <text:h text:style-name="Heading_20_3" text:outline-level="3">Configuración Avanzada de Autovacuum</text:h>
        <text:p text:style-name="Text_20_body">sql</text:p>
        <text:p text:style-name="Preformatted_20_Text">-- Configuración para tablas con alta tasa de transacciones</text:p>
        <text:p text:style-name="Preformatted_20_Text">ALTER TABLE transacciones SET (</text:p>
        <text:p text:style-name="Preformatted_20_Text"><text:s text:c="4"/>autovacuum_vacuum_scale_factor = 0.0, <text:s text:c="7"/>-- Ignorar porcentaje</text:p>
        <text:p text:style-name="Preformatted_20_Text"><text:s text:c="4"/>autovacuum_vacuum_threshold = 5000, <text:s text:c="9"/>-- Vacunar cada 5000 cambios</text:p>
        <text:p text:style-name="Preformatted_20_Text"><text:s text:c="4"/>autovacuum_freeze_min_age = 10000000, <text:s text:c="7"/>-- Congelar después de 10M tx</text:p>
        <text:p text:style-name="Preformatted_20_Text"><text:s text:c="4"/>autovacuum_freeze_table_age = 50000000, <text:s text:c="5"/>-- Forzar vacuum a los 50M tx</text:p>
        <text:p text:style-name="Preformatted_20_Text"><text:s text:c="4"/>autovacuum_multixact_freeze_min_age = 10000000,</text:p>
        <text:p text:style-name="Preformatted_20_Text"><text:s text:c="4"/>autovacuum_multixact_freeze_table_age = 50000000</text:p>
        <text:p text:style-name="Preformatted_20_Text">);</text:p>
        <text:p text:style-name="Preformatted_20_Text"/>
        <text:p text:style-name="Preformatted_20_Text">-- Tablas críticas pueden tener schedules personalizados</text:p>
        <text:p text:style-name="Preformatted_20_Text">ALTER TABLE logs_auditoria SET (</text:p>
        <text:p text:style-name="Preformatted_20_Text"><text:s text:c="4"/>autovacuum_vacuum_cost_delay = 0, <text:s text:c="11"/>-- Sin delay para tablas críticas</text:p>
        <text:p text:style-name="Preformatted_20_Text"><text:s text:c="4"/>autovacuum_vacuum_cost_limit = 10000 <text:s text:c="8"/>-- Mayor throughput</text:p>
        <text:p text:style-name="Preformatted_20_Text">);</text:p>
        <text:h text:style-name="Heading_20_3" text:outline-level="3">Monitoreo Proactivo con Alertas</text:h>
        <text:p text:style-name="Text_20_body">sql</text:p>
        <text:p text:style-name="Preformatted_20_Text">-- Crear función de alerta para wraparound inminente</text:p>
        <text:p text:style-name="Preformatted_20_Text">CREATE OR REPLACE FUNCTION check_wraparound_risk()</text:p>
        <text:p text:style-name="Preformatted_20_Text">RETURNS TABLE(database text, xid_age bigint, eta_hours numeric) AS $$</text:p>
        <text:p text:style-name="Preformatted_20_Text">BEGIN</text:p>
        <text:p text:style-name="Preformatted_20_Text"><text:s text:c="4"/>RETURN QUERY</text:p>
        <text:p text:style-name="Preformatted_20_Text"><text:s text:c="4"/>SELECT </text:p>
        <text:p text:style-name="Preformatted_20_Text"><text:s text:c="8"/>datname::text,</text:p>
        <text:p text:style-name="Preformatted_20_Text"><text:s text:c="8"/>age(datfrozenxid),</text:p>
        <text:p text:style-name="Preformatted_20_Text"><text:s text:c="8"/>-- Estimación simple basada en tasa de consumo (requiere pg_datasentinel)</text:p>
        <text:p text:style-name="Preformatted_20_Text"><text:s text:c="8"/>age(datfrozenxid) / NULLIF(</text:p>
        <text:p text:style-name="Preformatted_20_Text"><text:s text:c="12"/>(SELECT xid_per_hour FROM pg_datasentinel_xid_consumption_rate() </text:p>
        <text:p text:style-name="Preformatted_20_Text"><text:s text:c="13"/>WHERE datname = current_database()), 0) AS eta_hours</text:p>
        <text:p text:style-name="Preformatted_20_Text"><text:s text:c="4"/>FROM pg_database</text:p>
        <text:p text:style-name="Preformatted_20_Text"><text:s text:c="4"/>WHERE age(datfrozenxid) &gt; 1500000000 <text:s/>-- 1.5B tx, wraparound a 2B</text:p>
        <text:p text:style-name="Preformatted_20_Text"><text:s text:c="4"/>ORDER BY age(datfrozenxid) DESC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Uso: SELECT * FROM check_wraparound_risk();</text:p>
        <text:p text:style-name="Horizontal_20_Line"/>
        <text:h text:style-name="Heading_20_2" text:outline-level="2"><text:soft-page-break/>4.5. Wire Protocol 3.2 y Cancelación Segura (0.5 horas)</text:h>
        <text:h text:style-name="Heading_20_3" text:outline-level="3">Novedades del Protocolo 3.2</text:h>
        <text:p text:style-name="Text_20_body">PostgreSQL 18 introduce el primer cambio al protocolo wire en más de 20 años (desde PG 7.4 en 2003) .</text:p>
        <text:p text:style-name="Text_20_body"><text:span text:style-name="Strong_20_Emphasis">Mejora crítica</text:span>: Cancel request keys de <text:span text:style-name="Strong_20_Emphasis">256 bits</text:span> (vs 32 bits anteriormente).</text:p>
        <table:table table:name="Tabla17" table:style-name="Tabla17">
          <table:table-column table:style-name="Tabla17.A"/>
          <table:table-column table:style-name="Tabla17.B"/>
          <table:table-column table:style-name="Tabla17.C"/>
          <table:table-header-rows>
            <table:table-row>
              <table:table-cell table:style-name="Tabla17.A1" office:value-type="string">
                <text:p text:style-name="Table_20_Heading">Aspecto</text:p>
              </table:table-cell>
              <table:table-cell table:style-name="Tabla17.A1" office:value-type="string">
                <text:p text:style-name="Table_20_Heading">PG 17 y anteriores</text:p>
              </table:table-cell>
              <table:table-cell table:style-name="Tabla17.A1" office:value-type="string">
                <text:p text:style-name="Table_20_Heading">PG 18 con protocolo 3.2</text:p>
              </table:table-cell>
            </table:table-row>
          </table:table-header-rows>
          <table:table-row>
            <table:table-cell table:style-name="Tabla17.A1" office:value-type="string">
              <text:p text:style-name="Table_20_Contents">Longitud cancel key</text:p>
            </table:table-cell>
            <table:table-cell table:style-name="Tabla17.A1" office:value-type="string">
              <text:p text:style-name="Table_20_Contents">32 bits</text:p>
            </table:table-cell>
            <table:table-cell table:style-name="Tabla17.A1" office:value-type="string">
              <text:p text:style-name="Table_20_Contents">256 bits</text:p>
            </table:table-cell>
          </table:table-row>
          <table:table-row>
            <table:table-cell table:style-name="Tabla17.A1" office:value-type="string">
              <text:p text:style-name="Table_20_Contents">Espacio de búsqueda</text:p>
            </table:table-cell>
            <table:table-cell table:style-name="Tabla17.A1" office:value-type="string">
              <text:p text:style-name="Table_20_Contents">~4 mil millones</text:p>
            </table:table-cell>
            <table:table-cell table:style-name="Tabla17.A1" office:value-type="string">
              <text:p text:style-name="Table_20_Contents">~2^256 (prácticamente infinito)</text:p>
            </table:table-cell>
          </table:table-row>
          <table:table-row>
            <table:table-cell table:style-name="Tabla17.A1" office:value-type="string">
              <text:p text:style-name="Table_20_Contents">Vulnerabilidad a brute-force</text:p>
            </table:table-cell>
            <table:table-cell table:style-name="Tabla17.A1" office:value-type="string">
              <text:p text:style-name="Table_20_Contents">Posible</text:p>
            </table:table-cell>
            <table:table-cell table:style-name="Tabla17.A1" office:value-type="string">
              <text:p text:style-name="Table_20_Contents">Imposible</text:p>
            </table:table-cell>
          </table:table-row>
          <table:table-row>
            <table:table-cell table:style-name="Tabla17.A1" office:value-type="string">
              <text:p text:style-name="Table_20_Contents">Compatibilidad hacia atrás</text:p>
            </table:table-cell>
            <table:table-cell table:style-name="Tabla17.A1" office:value-type="string">
              <text:p text:style-name="Table_20_Contents">N/A</text:p>
            </table:table-cell>
            <table:table-cell table:style-name="Tabla17.A1" office:value-type="string">
              <text:p text:style-name="Table_20_Contents">Full (usa 32 bits con clientes antiguos)</text:p>
            </table:table-cell>
          </table:table-row>
        </table:table>
        <text:h text:style-name="Heading_20_3" text:outline-level="3">Verificación del Protocolo en Uso</text:h>
        <text:p text:style-name="Text_20_body">sql</text:p>
        <text:p text:style-name="Preformatted_20_Text">-- PostgreSQL 18 no expone directamente el protocolo versión via SQL</text:p>
        <text:p text:style-name="Preformatted_20_Text">-- Se puede verificar mediante libpq en el cliente</text:p>
        <text:p text:style-name="Text_20_body">c</text:p>
        <text:p text:style-name="Preformatted_20_Text">// Código cliente para verificar protocol version (usando libpq)</text:p>
        <text:p text:style-name="Preformatted_20_Text">int protocol_version = PQfullProtocolVersion(conn);</text:p>
        <text:p text:style-name="Preformatted_20_Text">if (protocol_version &gt;= 30002) { <text:s/>// 3.2 = 30002</text:p>
        <text:p text:style-name="Preformatted_20_Text"><text:s text:c="4"/>printf("Usando protocolo 3.2 con cancel keys de 256 bits\n");</text:p>
        <text:p text:style-name="Preformatted_20_Text">}</text:p>
        <text:p text:style-name="Text_20_body"><text:span text:style-name="Strong_20_Emphasis">Para la mayoría de las aplicaciones</text:span>: La actualización es transparente. Los controladores de base de datos deberán actualizarse para optar al protocolo 3.2 .</text:p>
        <text:p text:style-name="Horizontal_20_Line"/>
        <text:h text:style-name="Heading_20_2" text:outline-level="2">4.6. Integridad de Datos: Page Checksums por Defecto (0.5 horas)</text:h>
        <text:h text:style-name="Heading_20_3" text:outline-level="3">Checksums Habilitados por Default</text:h>
        <text:p text:style-name="Text_20_body">PostgreSQL 18 activa <text:span text:style-name="Strong_20_Emphasis">data checksums por defecto</text:span> en <text:span text:style-name="Source_20_Text">initdb</text:span> . Esto es un cambio significativo respecto a versiones anteriores donde era opcional.</text:p>
        <text:p text:style-name="Text_20_body"><text:span text:style-name="Strong_20_Emphasis">Qué hacen los checksums</text:span>: Cada página de 8KB tiene un hash que verifica su integridad. Al leer, PostgreSQL valida que la página no haya sido corrompida por errores de hardware o del sistema de archivos.</text:p>
        <text:p text:style-name="Text_20_body">sql</text:p>
        <text:p text:style-name="Preformatted_20_Text">-- Verificar si checksums están activos</text:p>
        <text:p text:style-name="Preformatted_20_Text">SHOW data_checksums;</text:p>
        <text:p text:style-name="Preformatted_20_Text">-- En PG 18 con cluster nuevo: on</text:p>
        <text:p text:style-name="Preformatted_20_Text"><text:soft-page-break/></text:p>
        <text:p text:style-name="Preformatted_20_Text">-- Verificar integridad de una tabla específica</text:p>
        <text:p text:style-name="Preformatted_20_Text">SELECT pg_checksum_relation('mi_tabla'::regclass);</text:p>
        <text:p text:style-name="Preformatted_20_Text"/>
        <text:p text:style-name="Preformatted_20_Text">-- Ver estadísticas de checksums (nuevo en PG 18)</text:p>
        <text:p text:style-name="Preformatted_20_Text">SELECT </text:p>
        <text:p text:style-name="Preformatted_20_Text"><text:s text:c="4"/>datname,</text:p>
        <text:p text:style-name="Preformatted_20_Text"><text:s text:c="4"/>checksum_failures,</text:p>
        <text:p text:style-name="Preformatted_20_Text"><text:s text:c="4"/>checksum_last_failure</text:p>
        <text:p text:style-name="Preformatted_20_Text">FROM pg_stat_database</text:p>
        <text:p text:style-name="Preformatted_20_Text">WHERE checksum_failures &gt; 0;</text:p>
        <text:p text:style-name="Text_20_body"><text:span text:style-name="Strong_20_Emphasis">Consideraciones para pg_upgrade</text:span>: Si el cluster origen no tenía checksums, el cluster destino tampoco los tendrá a menos que se use <text:span text:style-name="Source_20_Text">pg_upgrade --no-clone</text:span> con <text:span text:style-name="Source_20_Text">pg_checksums --enable</text:span> antes .</text:p>
        <text:p text:style-name="Horizontal_20_Line"/>
        <text:h text:style-name="Heading_20_2" text:outline-level="2">Ejercicio Práctico Integrador (1 hora)</text:h>
        <text:h text:style-name="Heading_20_3" text:outline-level="3">Objetivo: Implementar Seguridad y Monitoreo de Extremo a Extremo</text:h>
        <text:h text:style-name="Heading_20_4" text:outline-level="4">Paso 1: Configurar TLS 1.3 Hardened</text:h>
        <text:p text:style-name="Text_20_body">bash</text:p>
        <text:p text:style-name="Preformatted_20_Text"># Generar certificados autofirmados para pruebas</text:p>
        <text:p text:style-name="Preformatted_20_Text">openssl req -new -x509 -days 365 -nodes -text \</text:p>
        <text:p text:style-name="Preformatted_20_Text"><text:s text:c="4"/>-out server.crt -keyout server.key \</text:p>
        <text:p text:style-name="Preformatted_20_Text"><text:s text:c="4"/>-subj "/CN=postgres.local"</text:p>
        <text:p text:style-name="Preformatted_20_Text"/>
        <text:p text:style-name="Preformatted_20_Text">chmod 600 server.key</text:p>
        <text:p text:style-name="Preformatted_20_Text">chown postgres:postgres server.crt server.key</text:p>
        <text:p text:style-name="Preformatted_20_Text">mv server.crt server.key /var/lib/pgsql/data/</text:p>
        <text:p text:style-name="Text_20_body">sql</text:p>
        <text:p text:style-name="Preformatted_20_Text">-- Configurar PostgreSQL</text:p>
        <text:p text:style-name="Preformatted_20_Text">ALTER SYSTEM SET ssl = 'on';</text:p>
        <text:p text:style-name="Preformatted_20_Text">ALTER SYSTEM SET ssl_min_protocol_version = 'TLSv1.2';</text:p>
        <text:p text:style-name="Preformatted_20_Text">ALTER SYSTEM SET ssl_max_protocol_version = 'TLSv1.3';</text:p>
        <text:p text:style-name="Preformatted_20_Text">ALTER SYSTEM SET ssl_tls13_ciphers = 'TLS_AES_256_GCM_SHA384';</text:p>
        <text:p text:style-name="Preformatted_20_Text">ALTER SYSTEM SET ssl_ciphers = 'HIGH:!aNULL:!MD5';</text:p>
        <text:p text:style-name="Preformatted_20_Text">SELECT pg_reload_conf();</text:p>
        <text:h text:style-name="Heading_20_4" text:outline-level="4">Paso 2: Migrar Autenticación a SCRAM</text:h>
        <text:p text:style-name="Text_20_body">sql</text:p>
        <text:p text:style-name="Preformatted_20_Text">-- Verificar usuarios con MD5</text:p>
        <text:p text:style-name="Preformatted_20_Text">SELECT usename FROM pg_shadow WHERE passwd LIKE 'md5%';</text:p>
        <text:p text:style-name="Preformatted_20_Text"/>
        <text:p text:style-name="Preformatted_20_Text">-- Cambiar contraseña a cada uno (reemplazar 'usuario')</text:p>
        <text:p text:style-name="Preformatted_20_Text">ALTER USER usuario PASSWORD 'nueva_contraseña_segura';</text:p>
        <text:p text:style-name="Preformatted_20_Text"/>
        <text:p text:style-name="Preformatted_20_Text">-- Verificar que ahora usan SCRAM</text:p>
        <text:p text:style-name="Preformatted_20_Text">SELECT usename, </text:p>
        <text:p text:style-name="Preformatted_20_Text"><text:s text:c="7"/>CASE WHEN passwd LIKE 'SCRAM-SHA-256%' THEN 'SCRAM' </text:p>
        <text:p text:style-name="Preformatted_20_Text"><text:s text:c="12"/>WHEN passwd LIKE 'md5%' THEN 'MD5 (inseguro)' </text:p>
        <text:p text:style-name="Preformatted_20_Text"><text:s text:c="12"/>ELSE 'otro' END AS auth_method</text:p>
        <text:p text:style-name="Preformatted_20_Text">FROM pg_shadow;</text:p>
        <text:h text:style-name="Heading_20_4" text:outline-level="4"><text:soft-page-break/>Paso 3: Instalar y Configurar pg_datasentinel</text:h>
        <text:p text:style-name="Text_20_body">bash</text:p>
        <text:p text:style-name="Preformatted_20_Text"># Desde el código fuente (asumiendo PostgreSQL 18 instalado)</text:p>
        <text:p text:style-name="Preformatted_20_Text">git clone https://github.com/datasentinel/pg_datasentinel</text:p>
        <text:p text:style-name="Preformatted_20_Text">cd pg_datasentinel</text:p>
        <text:p text:style-name="Preformatted_20_Text">make USE_PGXS=1</text:p>
        <text:p text:style-name="Preformatted_20_Text">make install USE_PGXS=1</text:p>
        <text:p text:style-name="Text_20_body">sql</text:p>
        <text:p text:style-name="Preformatted_20_Text">-- En PostgreSQL</text:p>
        <text:p text:style-name="Preformatted_20_Text">CREATE EXTENSION pg_datasentinel;</text:p>
        <text:p text:style-name="Preformatted_20_Text"/>
        <text:p text:style-name="Preformatted_20_Text">-- Verificar estado de wraparound</text:p>
        <text:p text:style-name="Preformatted_20_Text">SELECT datname, age(datfrozenxid) as xid_age,</text:p>
        <text:p text:style-name="Preformatted_20_Text"><text:s text:c="7"/>pg_size_pretty(pg_database_size(datname)) as size</text:p>
        <text:p text:style-name="Preformatted_20_Text">FROM pg_database</text:p>
        <text:p text:style-name="Preformatted_20_Text">ORDER BY age(datfrozenxid) DESC;</text:p>
        <text:p text:style-name="Preformatted_20_Text"/>
        <text:p text:style-name="Preformatted_20_Text">-- Si pg_datasentinel tiene la función ETA</text:p>
        <text:p text:style-name="Preformatted_20_Text">SELECT pg_datasentinel_eta_wraparound() AS horas_restantes;</text:p>
        <text:h text:style-name="Heading_20_4" text:outline-level="4">Paso 4: Configurar pg_hba para Seguridad</text:h>
        <text:p text:style-name="Text_20_body">conf</text:p>
        <text:p text:style-name="Preformatted_20_Text"># pg_hba.conf - Configuración final</text:p>
        <text:p text:style-name="Preformatted_20_Text"># TYPE <text:s/>DATABASE <text:s text:c="3"/>USER <text:s text:c="7"/>ADDRESS <text:s text:c="8"/>METHOD</text:p>
        <text:p text:style-name="Preformatted_20_Text"># Conexiones locales con SCRAM (seguro)</text:p>
        <text:p text:style-name="Preformatted_20_Text">hostssl <text:s/>all <text:s text:c="8"/>all <text:s text:c="8"/>127.0.0.1/32 <text:s text:c="3"/>scram-sha-256</text:p>
        <text:p text:style-name="Preformatted_20_Text">hostssl <text:s/>all <text:s text:c="8"/>all <text:s text:c="8"/>::1/128 <text:s text:c="8"/>scram-sha-256</text:p>
        <text:p text:style-name="Preformatted_20_Text"/>
        <text:p text:style-name="Preformatted_20_Text"># Conexiones de aplicación (ejemplo con OAuth)</text:p>
        <text:p text:style-name="Preformatted_20_Text">hostssl <text:s/>app_db <text:s text:c="5"/>app_user <text:s text:c="3"/>10.0.0.0/8 <text:s text:c="5"/>oauth client_id=app_client,token_endpoint=https://auth.internal/token</text:p>
        <text:p text:style-name="Preformatted_20_Text"/>
        <text:p text:style-name="Preformatted_20_Text"># Rechazar explícitamente MD5 y conexiones no SSL</text:p>
        <text:p text:style-name="Preformatted_20_Text">hostnossl all <text:s text:c="7"/>all <text:s text:c="8"/>0.0.0.0/0 <text:s text:c="6"/>reject</text:p>
        <text:p text:style-name="Preformatted_20_Text">host <text:s text:c="5"/>all <text:s text:c="7"/>all <text:s text:c="8"/>0.0.0.0/0 <text:s text:c="6"/>reject</text:p>
        <text:p text:style-name="Text_20_body">sql</text:p>
        <text:p text:style-name="Preformatted_20_Text">-- Recargar configuración sin reiniciar</text:p>
        <text:p text:style-name="Preformatted_20_Text">SELECT pg_reload_conf();</text:p>
        <text:p text:style-name="Preformatted_20_Text"/>
        <text:p text:style-name="Preformatted_20_Text">-- Verificar reglas activas</text:p>
        <text:p text:style-name="Preformatted_20_Text">SELECT * FROM pg_hba_file_rules WHERE error IS NULL;</text:p>
        <text:h text:style-name="Heading_20_4" text:outline-level="4">Paso 5: Monitoreo y Alertas</text:h>
        <text:p text:style-name="Text_20_body">sql</text:p>
        <text:p text:style-name="Preformatted_20_Text">-- Crear vista de monitoreo de seguridad</text:p>
        <text:p text:style-name="Preformatted_20_Text">CREATE OR REPLACE VIEW security_dashboard AS</text:p>
        <text:p text:style-name="Preformatted_20_Text">SELECT </text:p>
        <text:p text:style-name="Preformatted_20_Text"><text:s text:c="4"/>'Conexiones SSL activas' AS metric,</text:p>
        <text:p text:style-name="Preformatted_20_Text"><text:s text:c="4"/>COUNT(*) AS value</text:p>
        <text:p text:style-name="Preformatted_20_Text">FROM pg_stat_ssl WHERE ssl = true</text:p>
        <text:p text:style-name="Preformatted_20_Text">UNION ALL</text:p>
        <text:p text:style-name="Preformatted_20_Text">SELECT </text:p>
        <text:p text:style-name="Preformatted_20_Text"><text:s text:c="4"/>'Conexiones TLS 1.3',</text:p>
        <text:p text:style-name="Preformatted_20_Text"><text:s text:c="4"/>COUNT(*)</text:p>
        <text:p text:style-name="Preformatted_20_Text">FROM pg_stat_ssl WHERE ssl_version = 'TLSv1.3'</text:p>
        <text:p text:style-name="Preformatted_20_Text"><text:soft-page-break/>UNION ALL</text:p>
        <text:p text:style-name="Preformatted_20_Text">SELECT</text:p>
        <text:p text:style-name="Preformatted_20_Text"><text:s text:c="4"/>'Usuarios con MD5',</text:p>
        <text:p text:style-name="Preformatted_20_Text"><text:s text:c="4"/>COUNT(*)</text:p>
        <text:p text:style-name="Preformatted_20_Text">FROM pg_shadow WHERE passwd LIKE 'md5%'</text:p>
        <text:p text:style-name="Preformatted_20_Text">UNION ALL</text:p>
        <text:p text:style-name="Preformatted_20_Text">SELECT</text:p>
        <text:p text:style-name="Preformatted_20_Text"><text:s text:c="4"/>'Checksums activos',</text:p>
        <text:p text:style-name="Preformatted_20_Text"><text:s text:c="4"/>CASE WHEN current_setting('data_checksums') = 'on' THEN 1 ELSE 0 END::text;</text:p>
        <text:p text:style-name="Preformatted_20_Text"/>
        <text:p text:style-name="Preformatted_20_Text">-- Verificar periódicamente</text:p>
        <text:p text:style-name="Preformatted_20_Text">SELECT * FROM security_dashboard;</text:p>
        <text:p text:style-name="Horizontal_20_Line"/>
        <text:h text:style-name="Heading_20_2" text:outline-level="2">Resumen del Módulo 4</text:h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>
              <table:table-cell table:style-name="Tabla18.A1" office:value-type="string">
                <text:p text:style-name="Table_20_Heading">Componente</text:p>
              </table:table-cell>
              <table:table-cell table:style-name="Tabla18.A1" office:value-type="string">
                <text:p text:style-name="Table_20_Heading">Versiones anteriores</text:p>
              </table:table-cell>
              <table:table-cell table:style-name="Tabla18.A1" office:value-type="string">
                <text:p text:style-name="Table_20_Heading">PostgreSQL 18</text:p>
              </table:table-cell>
            </table:table-row>
          </table:table-header-rows>
          <table:table-row>
            <table:table-cell table:style-name="Tabla18.A1" office:value-type="string">
              <text:p text:style-name="Table_20_Contents"><text:span text:style-name="Strong_20_Emphasis">Autenticación</text:span></text:p>
            </table:table-cell>
            <table:table-cell table:style-name="Tabla18.A1" office:value-type="string">
              <text:p text:style-name="Table_20_Contents">MD5/SCRAM</text:p>
            </table:table-cell>
            <table:table-cell table:style-name="Tabla18.A1" office:value-type="string">
              <text:p text:style-name="Table_20_Contents">OAuth 2.0 nativo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TLS control</text:span></text:p>
            </table:table-cell>
            <table:table-cell table:style-name="Tabla18.A1" office:value-type="string">
              <text:p text:style-name="Table_20_Contents">Solo pre-TLS 1.3</text:p>
            </table:table-cell>
            <table:table-cell table:style-name="Tabla18.A1" office:value-type="string">
              <text:p text:style-name="Table_20_Contents">Cifrados TLS 1.3 granulares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FIPS compliance</text:span></text:p>
            </table:table-cell>
            <table:table-cell table:style-name="Tabla18.A1" office:value-type="string">
              <text:p text:style-name="Table_20_Contents">Manual</text:p>
            </table:table-cell>
            <table:table-cell table:style-name="Tabla18.A1" office:value-type="string">
              <text:p text:style-name="Table_20_Contents"><text:span text:style-name="Source_20_Text">fips_mode()</text:span> + <text:span text:style-name="Source_20_Text">builtin_crypto_enabled</text:span>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Cancel keys</text:span></text:p>
            </table:table-cell>
            <table:table-cell table:style-name="Tabla18.A1" office:value-type="string">
              <text:p text:style-name="Table_20_Contents">32 bits (vulnerable)</text:p>
            </table:table-cell>
            <table:table-cell table:style-name="Tabla18.A1" office:value-type="string">
              <text:p text:style-name="Table_20_Contents">256 bits (seguro)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Wraparound monitoreo</text:span></text:p>
            </table:table-cell>
            <table:table-cell table:style-name="Tabla18.A1" office:value-type="string">
              <text:p text:style-name="Table_20_Contents">Solo edad actual</text:p>
            </table:table-cell>
            <table:table-cell table:style-name="Tabla18.A1" office:value-type="string">
              <text:p text:style-name="Table_20_Contents">ETA y tasa de consumo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Checksums</text:span></text:p>
            </table:table-cell>
            <table:table-cell table:style-name="Tabla18.A1" office:value-type="string">
              <text:p text:style-name="Table_20_Contents">Opcional</text:p>
            </table:table-cell>
            <table:table-cell table:style-name="Tabla18.A1" office:value-type="string">
              <text:p text:style-name="Table_20_Contents">Activado por defecto</text:p>
            </table:table-cell>
          </table:table-row>
          <table:table-row>
            <table:table-cell table:style-name="Tabla18.A1" office:value-type="string">
              <text:p text:style-name="Table_20_Contents"><text:span text:style-name="Strong_20_Emphasis">Monitoreo contenedores</text:span></text:p>
            </table:table-cell>
            <table:table-cell table:style-name="Tabla18.A1" office:value-type="string">
              <text:p text:style-name="Table_20_Contents">Limitado</text:p>
            </table:table-cell>
            <table:table-cell table:style-name="Tabla18.A1" office:value-type="string">
              <text:p text:style-name="Table_20_Contents">cgroup metrics nativas</text:p>
            </table:table-cell>
          </table:table-row>
        </table:table>
        <text:p text:style-name="Horizontal_20_Line"/>
        <text:h text:style-name="Heading_20_2" text:outline-level="2">Preparación para el Módulo 5</text:h>
        <text:p text:style-name="Text_20_body"><text:span text:style-name="Strong_20_Emphasis">Temas a explorar</text:span>:</text:p>
        <text:list xml:id="list1555538881" text:style-name="L64">
          <text:list-item>
            <text:p text:style-name="Text_20_body">Replicación lógica mejorada con <text:span text:style-name="Source_20_Text">pg_stat_subscription_stats</text:span></text:p>
          </text:list-item>
          <text:list-item>
            <text:p text:style-name="Text_20_body">Particionamiento avanzado y foreign keys</text:p>
          </text:list-item>
          <text:list-item>
            <text:p text:style-name="Text_20_body">JSONB optimizaciones</text:p>
          </text:list-item>
          <text:list-item>
            <text:p text:style-name="Text_20_body">Full-Text Search con nuevas collations</text:p>
          </text:list-item>
        </text:list>
        <text:p text:style-name="Text_20_body"><text:span text:style-name="Strong_20_Emphasis">Lectura recomendada</text:span>:</text:p>
        <text:list xml:id="list3969574401" text:style-name="L65">
          <text:list-item>
            <text:p text:style-name="Text_20_body">Documentación oficial: "Chapter 20. Client Authentication" (PG 18)</text:p>
          </text:list-item>
          <text:list-item>
            <text:p text:style-name="Text_20_body">pg_datasentinel GitHub repository</text:p>
          </text:list-item>
        </text:list>
        <text:p text:style-name="Text_20_body"><text:span text:style-name="Strong_20_Emphasis">¿Listo para continuar?</text:span> El Módulo 5 cubrirá SQL avanzado con las nuevas cláusulas (<text:span text:style-name="Source_20_Text">RETURNING OLD/NEW</text:span>, <text:span text:style-name="Source_20_Text">WITHOUT OVERLAPS</text:span>), optimización de JSONB y Full-Text Search.</text:p>
        <text:p text:style-name="Text_20_body">desarrolla el modulo 5 para pg18</text:p>
        <text:p text:style-name="Text_20_body">Leer 10 páginas web</text:p>
        <text:h text:style-name="Heading_20_1" text:outline-level="1"><text:soft-page-break/>Módulo 5: SQL Avanzado y Optimización de Datos Semiestructurados en PostgreSQL 18 (6 horas)</text:h>
        <text:h text:style-name="Heading_20_2" text:outline-level="2">Objetivos del Módulo</text:h>
        <text:list xml:id="list4152052082" text:style-name="L66">
          <text:list-item>
            <text:p text:style-name="Text_20_body">Dominar las nuevas cláusulas SQL para auditoría y transformación de datos.</text:p>
          </text:list-item>
          <text:list-item>
            <text:p text:style-name="Text_20_body">Implementar restricciones temporales nativas con <text:span text:style-name="Source_20_Text">WITHOUT OVERLAPS</text:span>.</text:p>
          </text:list-item>
          <text:list-item>
            <text:p text:style-name="Text_20_body">Optimizar el almacenamiento y consulta de JSONB con las mejoras de PG 18.</text:p>
          </text:list-item>
          <text:list-item>
            <text:p text:style-name="Text_20_body">Utilizar la nueva collation <text:span text:style-name="Source_20_Text">PG_UNICODE_FAST</text:span> para búsquedas de texto más rápidas.</text:p>
          </text:list-item>
          <text:list-item>
            <text:p text:style-name="Text_20_body">Aplicar técnicas avanzadas de modelado con tipos de datos mejorados.</text:p>
          </text:list-item>
        </text:list>
        <text:p text:style-name="Horizontal_20_Line"/>
        <text:h text:style-name="Heading_20_2" text:outline-level="2">5.1. RETURNING con OLD/NEW: Auditoría y Transformación (1.5 horas)</text:h>
        <text:h text:style-name="Heading_20_3" text:outline-level="3">Contexto y Motivación</text:h>
        <text:p text:style-name="Text_20_body">Desde PostgreSQL 8.2, la cláusula <text:span text:style-name="Source_20_Text">RETURNING</text:span> permitía devolver valores después de una operación DML, pero solo los <text:span text:style-name="Strong_20_Emphasis">nuevos valores</text:span> (o los eliminados en DELETE). Para obtener los valores anteriores a una actualización, era necesario usar trucos poco intuitivos como CTEs con <text:span text:style-name="Source_20_Text">FOR UPDATE</text:span> o verificar <text:span text:style-name="Source_20_Text">xmax = 0</text:span> en combinación con <text:span text:style-name="Source_20_Text">ON CONFLICT</text:span> .</text:p>
        <text:p text:style-name="Text_20_body"><text:span text:style-name="Strong_20_Emphasis">Ejemplo del problema antes de PG 18</text:span>:</text:p>
        <text:p text:style-name="Text_20_body">sql</text:p>
        <text:p text:style-name="Preformatted_20_Text">-- Obtener valores antes y después de un UPDATE requería CTE complejos</text:p>
        <text:p text:style-name="Preformatted_20_Text">WITH x AS (SELECT id, v FROM t WHERE id IN (1,2,3) FOR UPDATE),</text:p>
        <text:p text:style-name="Preformatted_20_Text"><text:s text:c="5"/>u AS (UPDATE t SET v = 123 FROM x WHERE t.id = x.id RETURNING t.id, t.v)</text:p>
        <text:p text:style-name="Preformatted_20_Text">SELECT COALESCE(x.id, u.id), x.v AS before, u.v AS after</text:p>
        <text:p text:style-name="Preformatted_20_Text">FROM x FULL OUTER JOIN u USING (id);</text:p>
        <text:p text:style-name="Text_20_body">PostgreSQL 18 resuelve este problema permitiendo acceso directo a <text:span text:style-name="Source_20_Text">OLD</text:span> y <text:span text:style-name="Source_20_Text">NEW</text:span> en la cláusula <text:span text:style-name="Source_20_Text">RETURNING</text:span> para <text:span text:style-name="Source_20_Text">INSERT</text:span>, <text:span text:style-name="Source_20_Text">UPDATE</text:span>, <text:span text:style-name="Source_20_Text">DELETE</text:span> y <text:span text:style-name="Source_20_Text">MERGE</text:span> .</text:p>
        <text:h text:style-name="Heading_20_3" text:outline-level="3">Sintaxis y Casos de Uso</text:h>
        <text:h text:style-name="Heading_20_4" text:outline-level="4">Sintaxis Básica</text:h>
        <text:p text:style-name="Text_20_body">sql</text:p>
        <text:p text:style-name="Preformatted_20_Text">-- Acceso directo a columnas individuales</text:p>
        <text:p text:style-name="Preformatted_20_Text">RETURNING OLD.columna, NEW.columna</text:p>
        <text:p text:style-name="Preformatted_20_Text"/>
        <text:p text:style-name="Preformatted_20_Text">-- Todas las columnas con OLD.* y NEW.*</text:p>
        <text:p text:style-name="Preformatted_20_Text">RETURNING OLD.*, NEW.*</text:p>
        <text:p text:style-name="Preformatted_20_Text"><text:soft-page-break/></text:p>
        <text:p text:style-name="Preformatted_20_Text">-- Con alias personalizados para evitar conflictos</text:p>
        <text:p text:style-name="Preformatted_20_Text">RETURNING WITH (OLD AS o, NEW AS n) o.columna, n.columna</text:p>
        <text:p text:style-name="Text_20_body">La sintaxis con <text:span text:style-name="Source_20_Text">WITH (OLD AS alias, NEW AS alias)</text:span> es útil cuando los nombres "old" y "new" ya están definidos en el contexto, como dentro de funciones trigger .</text:p>
        <text:h text:style-name="Heading_20_4" text:outline-level="4">UPDATE: Comparación de Valores</text:h>
        <text:p text:style-name="Text_20_body">sql</text:p>
        <text:p text:style-name="Preformatted_20_Text">-- Actualización simple con comparación de cambios</text:p>
        <text:p text:style-name="Preformatted_20_Text">UPDATE productos </text:p>
        <text:p text:style-name="Preformatted_20_Text">SET precio = precio * 1.10, </text:p>
        <text:p text:style-name="Preformatted_20_Text"><text:s text:c="4"/>updated_at = NOW()</text:p>
        <text:p text:style-name="Preformatted_20_Text">WHERE categoria = 'ELECTRONICA'</text:p>
        <text:p text:style-name="Preformatted_20_Text">RETURNING </text:p>
        <text:p text:style-name="Preformatted_20_Text"><text:s text:c="4"/>OLD.precio AS precio_anterior,</text:p>
        <text:p text:style-name="Preformatted_20_Text"><text:s text:c="4"/>NEW.precio AS precio_nuevo,</text:p>
        <text:p text:style-name="Preformatted_20_Text"><text:s text:c="4"/>OLD.nombre AS producto,</text:p>
        <text:p text:style-name="Preformatted_20_Text"><text:s text:c="4"/>ROUND((NEW.precio - OLD.precio) / OLD.precio * 100, 2) AS incremento_porcentual,</text:p>
        <text:p text:style-name="Preformatted_20_Text"><text:s text:c="4"/>NEW.updated_at AS fecha_actualizacion;</text:p>
        <text:p text:style-name="Text_20_body"><text:span text:style-name="Strong_20_Emphasis">Salida esperada</text:span>:</text:p>
        <text:p text:style-name="Text_20_body">text</text:p>
        <text:p text:style-name="Preformatted_20_Text"><text:s/>precio_anterior | precio_nuevo | producto <text:s text:c="4"/>| incremento_porcentual | fecha_actualizacion</text:p>
        <text:p text:style-name="Preformatted_20_Text">-----------------|--------------|--------------|----------------------|---------------------</text:p>
        <text:p text:style-name="Preformatted_20_Text"><text:s/>100.00 <text:s text:c="9"/>| 110.00 <text:s text:c="6"/>| Laptop Pro <text:s text:c="2"/>| 10.00 <text:s text:c="15"/>| 2026-04-12 10:30:00</text:p>
        <text:p text:style-name="Preformatted_20_Text"><text:s/>50.00 <text:s text:c="10"/>| 55.00 <text:s text:c="7"/>| Mouse Wireless| 10.00 <text:s text:c="15"/>| 2026-04-12 10:30:00</text:p>
        <text:h text:style-name="Heading_20_4" text:outline-level="4">DELETE: Registro de Auditoría</text:h>
        <text:p text:style-name="Text_20_body">sql</text:p>
        <text:p text:style-name="Preformatted_20_Text">-- Eliminar productos obsoletos con registro completo</text:p>
        <text:p text:style-name="Preformatted_20_Text">DELETE FROM productos </text:p>
        <text:p text:style-name="Preformatted_20_Text">WHERE ultima_venta &lt; NOW() - INTERVAL '2 years'</text:p>
        <text:p text:style-name="Preformatted_20_Text">RETURNING </text:p>
        <text:p text:style-name="Preformatted_20_Text"><text:s text:c="4"/>OLD.id,</text:p>
        <text:p text:style-name="Preformatted_20_Text"><text:s text:c="4"/>OLD.nombre,</text:p>
        <text:p text:style-name="Preformatted_20_Text"><text:s text:c="4"/>OLD.categoria,</text:p>
        <text:p text:style-name="Preformatted_20_Text"><text:s text:c="4"/>OLD.precio,</text:p>
        <text:p text:style-name="Preformatted_20_Text"><text:s text:c="4"/>OLD.ultima_venta,</text:p>
        <text:p text:style-name="Preformatted_20_Text"><text:s text:c="4"/>'ARCHIVADO_POR_ANTIGUEDAD' AS motivo,</text:p>
        <text:p text:style-name="Preformatted_20_Text"><text:s text:c="4"/>CURRENT_USER AS eliminado_por;</text:p>
        <text:h text:style-name="Heading_20_4" text:outline-level="4">INSERT: Validación de Valores Generados</text:h>
        <text:p text:style-name="Text_20_body">sql</text:p>
        <text:p text:style-name="Preformatted_20_Text">-- Insertar con verificación de valores generados automáticamente</text:p>
        <text:p text:style-name="Preformatted_20_Text">INSERT INTO logs_sistema (evento, usuario, severidad, detalles)</text:p>
        <text:p text:style-name="Preformatted_20_Text">VALUES </text:p>
        <text:p text:style-name="Preformatted_20_Text"><text:s text:c="4"/>('LOGIN_FALLIDO', 'admin', 'MEDIUM', '3 intentos fallidos en 5 minutos'),</text:p>
        <text:p text:style-name="Preformatted_20_Text"><text:s text:c="4"/>('BACKUP_COMPLETADO', 'sistema', 'INFO', 'Backup diario exitoso')</text:p>
        <text:p text:style-name="Preformatted_20_Text">RETURNING </text:p>
        <text:p text:style-name="Preformatted_20_Text"><text:s text:c="4"/>NEW.id,</text:p>
        <text:p text:style-name="Preformatted_20_Text"><text:soft-page-break/><text:s text:c="4"/>NEW.created_at,</text:p>
        <text:p text:style-name="Preformatted_20_Text"><text:s text:c="4"/>CASE </text:p>
        <text:p text:style-name="Preformatted_20_Text"><text:s text:c="8"/>WHEN NEW.severidad = 'CRITICAL' THEN 'ENVIAR_ALERTA_SLACK'</text:p>
        <text:p text:style-name="Preformatted_20_Text"><text:s text:c="8"/>WHEN NEW.severidad = 'HIGH' THEN 'ENVIAR_EMAIL_A_ADMIN'</text:p>
        <text:p text:style-name="Preformatted_20_Text"><text:s text:c="8"/>ELSE 'SOLO_REGISTRAR'</text:p>
        <text:p text:style-name="Preformatted_20_Text"><text:s text:c="4"/>END AS accion_requerida;</text:p>
        <text:h text:style-name="Heading_20_3" text:outline-level="3">Caso Práctico: UPSERT con Detección de Nuevas Filas</text:h>
        <text:p text:style-name="Text_20_body">Una de las aplicaciones más útiles es diferenciar entre filas insertadas y actualizadas en una operación <text:span text:style-name="Source_20_Text">ON CONFLICT</text:span> .</text:p>
        <text:p text:style-name="Text_20_body"><text:span text:style-name="Strong_20_Emphasis">Antes de PG 18 (usando truco de xmax)</text:span>:</text:p>
        <text:p text:style-name="Text_20_body">sql</text:p>
        <text:p text:style-name="Preformatted_20_Text">INSERT INTO webhook (id, data)</text:p>
        <text:p text:style-name="Preformatted_20_Text">VALUES (@id, @data)</text:p>
        <text:p text:style-name="Preformatted_20_Text">ON CONFLICT (id) DO UPDATE SET id = webhook.id <text:s/>-- Force upsert to return a row</text:p>
        <text:p text:style-name="Preformatted_20_Text">RETURNING webhook.*, (xmax = 0) AS is_new; <text:s/>-- Truco poco intuitivo</text:p>
        <text:p text:style-name="Text_20_body"><text:span text:style-name="Strong_20_Emphasis">En PostgreSQL 18 (legible y confiable)</text:span>:</text:p>
        <text:p text:style-name="Text_20_body">sql</text:p>
        <text:p text:style-name="Preformatted_20_Text">INSERT INTO webhook (id, data, created_at, updated_at)</text:p>
        <text:p text:style-name="Preformatted_20_Text">VALUES (@id, @data, NOW(), NOW())</text:p>
        <text:p text:style-name="Preformatted_20_Text">ON CONFLICT (id) DO UPDATE </text:p>
        <text:p text:style-name="Preformatted_20_Text">SET data = EXCLUDED.data, </text:p>
        <text:p text:style-name="Preformatted_20_Text"><text:s text:c="4"/>updated_at = NOW()</text:p>
        <text:p text:style-name="Preformatted_20_Text">RETURNING </text:p>
        <text:p text:style-name="Preformatted_20_Text"><text:s text:c="4"/>webhook.*,</text:p>
        <text:p text:style-name="Preformatted_20_Text"><text:s text:c="4"/>(OLD IS NULL)::boolean AS is_new; <text:s/>-- Simple y claro</text:p>
        <text:h text:style-name="Heading_20_3" text:outline-level="3">Ejercicio Práctico 5.1.1: Sistema de Auditoría Completo</text:h>
        <text:p text:style-name="Text_20_body">sql</text:p>
        <text:p text:style-name="Preformatted_20_Text">-- Crear tabla de auditoría</text:p>
        <text:p text:style-name="Preformatted_20_Text">CREATE TABLE auditoria_productos (</text:p>
        <text:p text:style-name="Preformatted_20_Text"><text:s text:c="4"/>id SERIAL PRIMARY KEY,</text:p>
        <text:p text:style-name="Preformatted_20_Text"><text:s text:c="4"/>operacion TEXT NOT NULL,</text:p>
        <text:p text:style-name="Preformatted_20_Text"><text:s text:c="4"/>producto_id INT NOT NULL,</text:p>
        <text:p text:style-name="Preformatted_20_Text"><text:s text:c="4"/>nombre_anterior TEXT,</text:p>
        <text:p text:style-name="Preformatted_20_Text"><text:s text:c="4"/>nombre_nuevo TEXT,</text:p>
        <text:p text:style-name="Preformatted_20_Text"><text:s text:c="4"/>precio_anterior DECIMAL(10,2),</text:p>
        <text:p text:style-name="Preformatted_20_Text"><text:s text:c="4"/>precio_nuevo DECIMAL(10,2),</text:p>
        <text:p text:style-name="Preformatted_20_Text"><text:s text:c="4"/>usuario TEXT NOT NULL,</text:p>
        <text:p text:style-name="Preformatted_20_Text"><text:s text:c="4"/>fecha_cambio TIMESTAMPTZ DEFAULT NOW()</text:p>
        <text:p text:style-name="Preformatted_20_Text">);</text:p>
        <text:p text:style-name="Preformatted_20_Text"/>
        <text:p text:style-name="Preformatted_20_Text">-- Función de auditoría usando RETURNING con OLD/NEW</text:p>
        <text:p text:style-name="Preformatted_20_Text">CREATE OR REPLACE FUNCTION registrar_auditoria()</text:p>
        <text:p text:style-name="Preformatted_20_Text">RETURNS TRIGGER AS $$</text:p>
        <text:p text:style-name="Preformatted_20_Text">BEGIN</text:p>
        <text:p text:style-name="Preformatted_20_Text"><text:s text:c="4"/>IF TG_OP = 'UPDATE' THEN</text:p>
        <text:p text:style-name="Preformatted_20_Text"><text:s text:c="8"/>INSERT INTO auditoria_productos (operacion, producto_id, nombre_anterior, nombre_nuevo,</text:p>
        <text:p text:style-name="Preformatted_20_Text"><text:s text:c="42"/>precio_anterior, precio_nuevo, usuario)</text:p>
        <text:p text:style-name="Preformatted_20_Text"><text:s text:c="8"/>SELECT 'UPDATE', NEW.id, OLD.nombre, NEW.nombre, OLD.precio, NEW.precio, CURRENT_USER</text:p>
        <text:p text:style-name="Preformatted_20_Text"><text:s text:c="8"/>FROM (SELECT OLD.*, NEW.*) AS datos;</text:p>
        <text:p text:style-name="Preformatted_20_Text"><text:soft-page-break/><text:s text:c="4"/>ELSIF TG_OP = 'DELETE' THEN</text:p>
        <text:p text:style-name="Preformatted_20_Text"><text:s text:c="8"/>INSERT INTO auditoria_productos (operacion, producto_id, nombre_anterior, precio_anterior, usuario)</text:p>
        <text:p text:style-name="Preformatted_20_Text"><text:s text:c="8"/>VALUES ('DELETE', OLD.id, OLD.nombre, OLD.precio, CURRENT_USER);</text:p>
        <text:p text:style-name="Preformatted_20_Text"><text:s text:c="4"/>END IF;</text:p>
        <text:p text:style-name="Preformatted_20_Text"><text:s text:c="4"/>RETURN NULL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Trigger que usa la auditoría</text:p>
        <text:p text:style-name="Preformatted_20_Text">CREATE TRIGGER trg_auditoria_productos</text:p>
        <text:p text:style-name="Preformatted_20_Text">AFTER UPDATE OR DELETE ON productos</text:p>
        <text:p text:style-name="Preformatted_20_Text">FOR EACH ROW EXECUTE FUNCTION registrar_auditoria();</text:p>
        <text:p text:style-name="Horizontal_20_Line"/>
        <text:h text:style-name="Heading_20_2" text:outline-level="2">5.2. Restricciones Temporales con WITHOUT OVERLAPS (1.5 horas)</text:h>
        <text:h text:style-name="Heading_20_3" text:outline-level="3">Fundamentos de Rangos en PostgreSQL</text:h>
        <text:p text:style-name="Text_20_body">Antes de usar <text:span text:style-name="Source_20_Text">WITHOUT OVERLAPS</text:span>, es esencial entender los tipos de rango que PostgreSQL proporciona :</text:p>
        <table:table table:name="Tabla19" table:style-name="Tabla19">
          <table:table-column table:style-name="Tabla19.A"/>
          <table:table-column table:style-name="Tabla19.B"/>
          <table:table-column table:style-name="Tabla19.C"/>
          <table:table-header-rows>
            <table:table-row>
              <table:table-cell table:style-name="Tabla19.A1" office:value-type="string">
                <text:p text:style-name="Table_20_Heading">Tipo de Rango</text:p>
              </table:table-cell>
              <table:table-cell table:style-name="Tabla19.A1" office:value-type="string">
                <text:p text:style-name="Table_20_Heading">Descripción</text:p>
              </table:table-cell>
              <table:table-cell table:style-name="Tabla19.A1" office:value-type="string">
                <text:p text:style-name="Table_20_Heading">Ejemplo de uso</text:p>
              </table:table-cell>
            </table:table-row>
          </table:table-header-rows>
          <table:table-row>
            <table:table-cell table:style-name="Tabla19.A1" office:value-type="string">
              <text:p text:style-name="Table_20_Contents"><text:span text:style-name="Source_20_Text">daterange</text:span></text:p>
            </table:table-cell>
            <table:table-cell table:style-name="Tabla19.A1" office:value-type="string">
              <text:p text:style-name="Table_20_Contents">Rango de fechas (sin hora)</text:p>
            </table:table-cell>
            <table:table-cell table:style-name="Tabla19.A1" office:value-type="string">
              <text:p text:style-name="Table_20_Contents">Contratos, licencias</text:p>
            </table:table-cell>
          </table:table-row>
          <table:table-row>
            <table:table-cell table:style-name="Tabla19.A1" office:value-type="string">
              <text:p text:style-name="Table_20_Contents"><text:span text:style-name="Source_20_Text">tsrange</text:span></text:p>
            </table:table-cell>
            <table:table-cell table:style-name="Tabla19.A1" office:value-type="string">
              <text:p text:style-name="Table_20_Contents">Rango de timestamp (sin zona horaria)</text:p>
            </table:table-cell>
            <table:table-cell table:style-name="Tabla19.A1" office:value-type="string">
              <text:p text:style-name="Table_20_Contents">Eventos locales</text:p>
            </table:table-cell>
          </table:table-row>
          <table:table-row>
            <table:table-cell table:style-name="Tabla19.A1" office:value-type="string">
              <text:p text:style-name="Table_20_Contents"><text:span text:style-name="Source_20_Text">tstzrange</text:span></text:p>
            </table:table-cell>
            <table:table-cell table:style-name="Tabla19.A1" office:value-type="string">
              <text:p text:style-name="Table_20_Contents">Rango con zona horaria</text:p>
            </table:table-cell>
            <table:table-cell table:style-name="Tabla19.A1" office:value-type="string">
              <text:p text:style-name="Table_20_Contents">Reservas internacionales</text:p>
            </table:table-cell>
          </table:table-row>
          <table:table-row>
            <table:table-cell table:style-name="Tabla19.A1" office:value-type="string">
              <text:p text:style-name="Table_20_Contents"><text:span text:style-name="Source_20_Text">int4range</text:span></text:p>
            </table:table-cell>
            <table:table-cell table:style-name="Tabla19.A1" office:value-type="string">
              <text:p text:style-name="Table_20_Contents">Rango de enteros</text:p>
            </table:table-cell>
            <table:table-cell table:style-name="Tabla19.A1" office:value-type="string">
              <text:p text:style-name="Table_20_Contents">Versiones, niveles</text:p>
            </table:table-cell>
          </table:table-row>
        </table:table>
        <text:p text:style-name="Text_20_body"><text:span text:style-name="Strong_20_Emphasis">Notación de rangos</text:span>:</text:p>
        <text:list xml:id="list638702613" text:style-name="L67">
          <text:list-item>
            <text:p text:style-name="Text_20_body"><text:span text:style-name="Source_20_Text">[</text:span> = límite inferior inclusivo</text:p>
          </text:list-item>
          <text:list-item>
            <text:p text:style-name="Text_20_body"><text:span text:style-name="Source_20_Text">(</text:span> = límite inferior exclusivo</text:p>
          </text:list-item>
          <text:list-item>
            <text:p text:style-name="Text_20_body"><text:span text:style-name="Source_20_Text">]</text:span> = límite superior inclusivo</text:p>
          </text:list-item>
          <text:list-item>
            <text:p text:style-name="Text_20_body"><text:span text:style-name="Source_20_Text">)</text:span> = límite superior exclusivo</text:p>
          </text:list-item>
        </text:list>
        <text:p text:style-name="Text_20_body">El formato <text:span text:style-name="Source_20_Text">[)</text:span> es el más común para períodos temporales porque crea rangos contiguos sin solapamiento .</text:p>
        <text:h text:style-name="Heading_20_3" text:outline-level="3">Sintaxis WITHOUT OVERLAPS</text:h>
        <text:p text:style-name="Text_20_body">PostgreSQL 18 introduce <text:span text:style-name="Source_20_Text">WITHOUT OVERLAPS</text:span> como una forma más legible de crear exclusion constraints para rangos .</text:p>
        <text:p text:style-name="Text_20_body"><text:span text:style-name="Strong_20_Emphasis">Comparación: Antes vs. Después</text:span></text:p>
        <text:p text:style-name="Text_20_body">sql</text:p>
        <text:p text:style-name="Preformatted_20_Text">-- Antes de PG 18 (requería extensión btree_gist)</text:p>
        <text:p text:style-name="Preformatted_20_Text">CREATE EXTENSION IF NOT EXISTS btree_gist;</text:p>
        <text:p text:style-name="Preformatted_20_Text"><text:soft-page-break/></text:p>
        <text:p text:style-name="Preformatted_20_Text">CREATE TABLE reservas_old (</text:p>
        <text:p text:style-name="Preformatted_20_Text"><text:s text:c="4"/>sala_id INTEGER,</text:p>
        <text:p text:style-name="Preformatted_20_Text"><text:s text:c="4"/>periodo TSTZRANGE,</text:p>
        <text:p text:style-name="Preformatted_20_Text"><text:s text:c="4"/>EXCLUDE USING gist (sala_id WITH =, periodo WITH &amp;&amp;)</text:p>
        <text:p text:style-name="Preformatted_20_Text">);</text:p>
        <text:p text:style-name="Preformatted_20_Text"/>
        <text:p text:style-name="Preformatted_20_Text">-- PostgreSQL 18 (sintaxis limpia y nativa)</text:p>
        <text:p text:style-name="Preformatted_20_Text">CREATE TABLE reservas (</text:p>
        <text:p text:style-name="Preformatted_20_Text"><text:s text:c="4"/>sala_id INTEGER,</text:p>
        <text:p text:style-name="Preformatted_20_Text"><text:s text:c="4"/>periodo TSTZRANGE NOT NULL,</text:p>
        <text:p text:style-name="Preformatted_20_Text"><text:s text:c="4"/>cliente TEXT NOT NULL,</text:p>
        <text:p text:style-name="Preformatted_20_Text"><text:s text:c="4"/>PRIMARY KEY (sala_id, periodo WITHOUT OVERLAPS)</text:p>
        <text:p text:style-name="Preformatted_20_Text">);</text:p>
        <text:h text:style-name="Heading_20_3" text:outline-level="3">Caso 1: Sistema de Reservas de Salas</text:h>
        <text:p text:style-name="Text_20_body">sql</text:p>
        <text:p text:style-name="Preformatted_20_Text">-- Crear tabla con restricción temporal</text:p>
        <text:p text:style-name="Preformatted_20_Text">CREATE TABLE reservas_salas (</text:p>
        <text:p text:style-name="Preformatted_20_Text"><text:s text:c="4"/>sala_id INTEGER NOT NULL,</text:p>
        <text:p text:style-name="Preformatted_20_Text"><text:s text:c="4"/>periodo TSTZRANGE NOT NULL,</text:p>
        <text:p text:style-name="Preformatted_20_Text"><text:s text:c="4"/>cliente_nombre TEXT NOT NULL,</text:p>
        <text:p text:style-name="Preformatted_20_Text"><text:s text:c="4"/>proposito TEXT,</text:p>
        <text:p text:style-name="Preformatted_20_Text"><text:s text:c="4"/>PRIMARY KEY (sala_id, periodo WITHOUT OVERLAPS)</text:p>
        <text:p text:style-name="Preformatted_20_Text">);</text:p>
        <text:p text:style-name="Preformatted_20_Text"/>
        <text:p text:style-name="Preformatted_20_Text">-- Insertar reservas válidas (sin solapamiento)</text:p>
        <text:p text:style-name="Preformatted_20_Text">INSERT INTO reservas_salas (sala_id, periodo, cliente_nombre, proposito) VALUES</text:p>
        <text:p text:style-name="Preformatted_20_Text"><text:s text:c="4"/>(101, '[2026-04-15 09:00, 2026-04-15 11:00)', 'Ana Rodríguez', 'Reunión equipo'),</text:p>
        <text:p text:style-name="Preformatted_20_Text"><text:s text:c="4"/>(101, '[2026-04-15 11:00, 2026-04-15 13:00)', 'Carlos López', 'Entrevista'),</text:p>
        <text:p text:style-name="Preformatted_20_Text"><text:s text:c="4"/>(102, '[2026-04-15 10:00, 2026-04-15 12:00)', 'María García', 'Presentación');</text:p>
        <text:p text:style-name="Preformatted_20_Text"/>
        <text:p text:style-name="Preformatted_20_Text">-- Intentar insertar reserva solapada (será rechazada)</text:p>
        <text:p text:style-name="Preformatted_20_Text">INSERT INTO reservas_salas (sala_id, periodo, cliente_nombre, proposito)</text:p>
        <text:p text:style-name="Preformatted_20_Text">VALUES (101, '[2026-04-15 10:30, 2026-04-15 12:00)', 'Juan Pérez', 'Sobrevuelo');</text:p>
        <text:p text:style-name="Preformatted_20_Text"/>
        <text:p text:style-name="Preformatted_20_Text">-- ERROR: conflicting key value violates exclusion constraint "reservas_salas_pkey"</text:p>
        <text:h text:style-name="Heading_20_3" text:outline-level="3">Caso 2: Contratos de Empleados sin Solapamiento</text:h>
        <text:p text:style-name="Text_20_body">sql</text:p>
        <text:p text:style-name="Preformatted_20_Text">-- Empleados no pueden tener dos contratos activos simultáneamente</text:p>
        <text:p text:style-name="Preformatted_20_Text">CREATE TABLE contratos_empleados (</text:p>
        <text:p text:style-name="Preformatted_20_Text"><text:s text:c="4"/>empleado_id INTEGER NOT NULL,</text:p>
        <text:p text:style-name="Preformatted_20_Text"><text:s text:c="4"/>periodo DATERANGE NOT NULL,</text:p>
        <text:p text:style-name="Preformatted_20_Text"><text:s text:c="4"/>puesto TEXT NOT NULL,</text:p>
        <text:p text:style-name="Preformatted_20_Text"><text:s text:c="4"/>salario DECIMAL(10,2) NOT NULL,</text:p>
        <text:p text:style-name="Preformatted_20_Text"><text:s text:c="4"/>UNIQUE (empleado_id, periodo WITHOUT OVERLAPS)</text:p>
        <text:p text:style-name="Preformatted_20_Text">);</text:p>
        <text:p text:style-name="Preformatted_20_Text"/>
        <text:p text:style-name="Preformatted_20_Text">-- Insertar contratos válidos</text:p>
        <text:p text:style-name="Preformatted_20_Text">INSERT INTO contratos_empleados (empleado_id, periodo, puesto, salario) VALUES</text:p>
        <text:p text:style-name="Preformatted_20_Text"><text:s text:c="4"/>(1001, '[2025-01-01, 2025-12-31)', 'Desarrollador Senior', 75000),</text:p>
        <text:p text:style-name="Preformatted_20_Text"><text:s text:c="4"/>(1001, '[2026-01-01, 2026-12-31)', 'Tech Lead', 90000),</text:p>
        <text:p text:style-name="Preformatted_20_Text"><text:s text:c="4"/>(1002, '[2025-06-01, 2025-12-31)', 'QA Engineer', 55000);</text:p>
        <text:p text:style-name="Preformatted_20_Text"><text:soft-page-break/></text:p>
        <text:p text:style-name="Preformatted_20_Text">-- Query para encontrar período actual de un empleado</text:p>
        <text:p text:style-name="Preformatted_20_Text">SELECT * FROM contratos_empleados </text:p>
        <text:p text:style-name="Preformatted_20_Text">WHERE empleado_id = 1001 </text:p>
        <text:p text:style-name="Preformatted_20_Text"><text:s text:c="2"/>AND periodo @&gt; CURRENT_DATE;</text:p>
        <text:h text:style-name="Heading_20_3" text:outline-level="3">WITHOUT OVERLAPS con UNIQUE vs PRIMARY KEY</text:h>
        <text:p text:style-name="Text_20_body">Puedes usar <text:span text:style-name="Source_20_Text">WITHOUT OVERLAPS</text:span> tanto en <text:span text:style-name="Source_20_Text">PRIMARY KEY</text:span> como en <text:span text:style-name="Source_20_Text">UNIQUE</text:span> constraints :</text:p>
        <text:p text:style-name="Text_20_body">sql</text:p>
        <text:p text:style-name="Preformatted_20_Text">-- Usando UNIQUE (cuando hay una PK separada)</text:p>
        <text:p text:style-name="Preformatted_20_Text">CREATE TABLE asignaciones_proyectos (</text:p>
        <text:p text:style-name="Preformatted_20_Text"><text:s text:c="4"/>id SERIAL PRIMARY KEY,</text:p>
        <text:p text:style-name="Preformatted_20_Text"><text:s text:c="4"/>empleado_id INTEGER NOT NULL,</text:p>
        <text:p text:style-name="Preformatted_20_Text"><text:s text:c="4"/>proyecto_id INTEGER NOT NULL,</text:p>
        <text:p text:style-name="Preformatted_20_Text"><text:s text:c="4"/>periodo DATERANGE NOT NULL,</text:p>
        <text:p text:style-name="Preformatted_20_Text"><text:s text:c="4"/>UNIQUE (empleado_id, periodo WITHOUT OVERLAPS)</text:p>
        <text:p text:style-name="Preformatted_20_Text">);</text:p>
        <text:h text:style-name="Heading_20_3" text:outline-level="3">Consideraciones Técnicas</text:h>
        <text:list xml:id="list2245132665" text:style-name="L68">
          <text:list-item>
            <text:p text:style-name="Text_20_body"><text:span text:style-name="Strong_20_Emphasis">Índices GiST automáticos</text:span>: PostgreSQL crea automáticamente un índice GiST para la constraint, no un B-tree .</text:p>
          </text:list-item>
          <text:list-item>
            <text:p text:style-name="Text_20_body"><text:span text:style-name="Strong_20_Emphasis">Extensión btree_gist</text:span>: Si la constraint incluye columnas que no son de tipo rango (como <text:span text:style-name="Source_20_Text">sala_id</text:span>), se necesita la extensión <text:span text:style-name="Source_20_Text">btree_gist</text:span> .</text:p>
          </text:list-item>
          <text:list-item>
            <text:p text:style-name="Text_20_body"><text:span text:style-name="Strong_20_Emphasis">Operador de solapamiento</text:span>: Internamente, <text:span text:style-name="Source_20_Text">WITHOUT OVERLAPS</text:span> usa el operador <text:span text:style-name="Source_20_Text">&amp;&amp;</text:span> para rangos .</text:p>
          </text:list-item>
        </text:list>
        <text:h text:style-name="Heading_20_3" text:outline-level="3">Ejercicio Práctico 5.2.1: Sistema de Turnos Médicos</text:h>
        <text:p text:style-name="Text_20_body">sql</text:p>
        <text:p text:style-name="Preformatted_20_Text">-- Crear tabla de citas médicas con restricción temporal</text:p>
        <text:p text:style-name="Preformatted_20_Text">CREATE TABLE citas_medicas (</text:p>
        <text:p text:style-name="Preformatted_20_Text"><text:s text:c="4"/>id SERIAL PRIMARY KEY,</text:p>
        <text:p text:style-name="Preformatted_20_Text"><text:s text:c="4"/>medico_id INTEGER NOT NULL,</text:p>
        <text:p text:style-name="Preformatted_20_Text"><text:s text:c="4"/>paciente_id INTEGER NOT NULL,</text:p>
        <text:p text:style-name="Preformatted_20_Text"><text:s text:c="4"/>horario TSTZRANGE NOT NULL,</text:p>
        <text:p text:style-name="Preformatted_20_Text"><text:s text:c="4"/>motivo TEXT,</text:p>
        <text:p text:style-name="Preformatted_20_Text"><text:s text:c="4"/>UNIQUE (medico_id, horario WITHOUT OVERLAPS), <text:s/>-- Un médico no puede tener citas solapadas</text:p>
        <text:p text:style-name="Preformatted_20_Text"><text:s text:c="4"/>UNIQUE (paciente_id, horario WITHOUT OVERLAPS) -- Un paciente no puede tener citas solapadas</text:p>
        <text:p text:style-name="Preformatted_20_Text">);</text:p>
        <text:p text:style-name="Preformatted_20_Text"/>
        <text:p text:style-name="Preformatted_20_Text">-- Insertar citas válidas</text:p>
        <text:p text:style-name="Preformatted_20_Text">INSERT INTO citas_medicas (medico_id, paciente_id, horario, motivo) VALUES</text:p>
        <text:p text:style-name="Preformatted_20_Text"><text:s text:c="4"/>(1, 100, '[2026-04-20 09:00, 2026-04-20 09:30)', 'Control anual'),</text:p>
        <text:p text:style-name="Preformatted_20_Text"><text:s text:c="4"/>(1, 101, '[2026-04-20 09:30, 2026-04-20 10:00)', 'Dolor de cabeza'),</text:p>
        <text:p text:style-name="Preformatted_20_Text"><text:s text:c="4"/>(2, 100, '[2026-04-20 11:00, 2026-04-20 11:30)', 'Seguimiento'); <text:s/>-- Mismo paciente, diferente médico, OK</text:p>
        <text:p text:style-name="Preformatted_20_Text"/>
        <text:p text:style-name="Preformatted_20_Text">-- Consultar disponibilidad del médico</text:p>
        <text:p text:style-name="Preformatted_20_Text">SELECT medico_id, horario </text:p>
        <text:p text:style-name="Preformatted_20_Text">FROM citas_medicas </text:p>
        <text:p text:style-name="Preformatted_20_Text">WHERE medico_id = 1 </text:p>
        <text:p text:style-name="Preformatted_20_Text"><text:soft-page-break/><text:s text:c="2"/>AND horario &amp;&amp; tstzrange('2026-04-20 09:15', '2026-04-20 09:45');</text:p>
        <text:p text:style-name="Horizontal_20_Line"/>
        <text:h text:style-name="Heading_20_2" text:outline-level="2">5.3. JSONB Avanzado en PostgreSQL 18 (1.5 horas)</text:h>
        <text:h text:style-name="Heading_20_3" text:outline-level="3">JSON vs JSONB: ¿Cuál Usar?</text:h>
        <text:p text:style-name="Text_20_body">PostgreSQL 18 mantiene la recomendación de usar <text:span text:style-name="Strong_20_Emphasis">JSONB</text:span> como default para casi todos los casos :</text:p>
        <table:table table:name="Tabla20" table:style-name="Tabla20">
          <table:table-column table:style-name="Tabla20.A"/>
          <table:table-column table:style-name="Tabla20.B"/>
          <table:table-column table:style-name="Tabla20.C"/>
          <table:table-header-rows>
            <table:table-row>
              <table:table-cell table:style-name="Tabla20.A1" office:value-type="string">
                <text:p text:style-name="Table_20_Heading">Característica</text:p>
              </table:table-cell>
              <table:table-cell table:style-name="Tabla20.A1" office:value-type="string">
                <text:p text:style-name="Table_20_Heading">JSON</text:p>
              </table:table-cell>
              <table:table-cell table:style-name="Tabla20.A1" office:value-type="string">
                <text:p text:style-name="Table_20_Heading">JSONB</text:p>
              </table:table-cell>
            </table:table-row>
          </table:table-header-rows>
          <table:table-row>
            <table:table-cell table:style-name="Tabla20.A1" office:value-type="string">
              <text:p text:style-name="Table_20_Contents">Almacenamiento</text:p>
            </table:table-cell>
            <table:table-cell table:style-name="Tabla20.A1" office:value-type="string">
              <text:p text:style-name="Table_20_Contents">Texto original</text:p>
            </table:table-cell>
            <table:table-cell table:style-name="Tabla20.A1" office:value-type="string">
              <text:p text:style-name="Table_20_Contents">Binario optimizado</text:p>
            </table:table-cell>
          </table:table-row>
          <table:table-row>
            <table:table-cell table:style-name="Tabla20.A1" office:value-type="string">
              <text:p text:style-name="Table_20_Contents">Velocidad escritura</text:p>
            </table:table-cell>
            <table:table-cell table:style-name="Tabla20.A1" office:value-type="string">
              <text:p text:style-name="Table_20_Contents">Más rápida</text:p>
            </table:table-cell>
            <table:table-cell table:style-name="Tabla20.A1" office:value-type="string">
              <text:p text:style-name="Table_20_Contents">Ligeramente más lenta</text:p>
            </table:table-cell>
          </table:table-row>
          <table:table-row>
            <table:table-cell table:style-name="Tabla20.A1" office:value-type="string">
              <text:p text:style-name="Table_20_Contents">Velocidad lectura</text:p>
            </table:table-cell>
            <table:table-cell table:style-name="Tabla20.A1" office:value-type="string">
              <text:p text:style-name="Table_20_Contents">Más lenta (re-parsea)</text:p>
            </table:table-cell>
            <table:table-cell table:style-name="Tabla20.A1" office:value-type="string">
              <text:p text:style-name="Table_20_Contents">Mucho más rápida</text:p>
            </table:table-cell>
          </table:table-row>
          <table:table-row>
            <table:table-cell table:style-name="Tabla20.A1" office:value-type="string">
              <text:p text:style-name="Table_20_Contents">Indexación</text:p>
            </table:table-cell>
            <table:table-cell table:style-name="Tabla20.A1" office:value-type="string">
              <text:p text:style-name="Table_20_Contents">No soportada</text:p>
            </table:table-cell>
            <table:table-cell table:style-name="Tabla20.A1" office:value-type="string">
              <text:p text:style-name="Table_20_Contents">GIN, expresión BTREE</text:p>
            </table:table-cell>
          </table:table-row>
          <table:table-row>
            <table:table-cell table:style-name="Tabla20.A1" office:value-type="string">
              <text:p text:style-name="Table_20_Contents">Preservación formato</text:p>
            </table:table-cell>
            <table:table-cell table:style-name="Tabla20.A1" office:value-type="string">
              <text:p text:style-name="Table_20_Contents">Sí (whitespace, orden)</text:p>
            </table:table-cell>
            <table:table-cell table:style-name="Tabla20.A1" office:value-type="string">
              <text:p text:style-name="Table_20_Contents">No</text:p>
            </table:table-cell>
          </table:table-row>
          <table:table-row>
            <table:table-cell table:style-name="Tabla20.A1" office:value-type="string">
              <text:p text:style-name="Table_20_Contents"><text:span text:style-name="Strong_20_Emphasis">Recomendación PG 18</text:span></text:p>
            </table:table-cell>
            <table:table-cell table:style-name="Tabla20.A1" office:value-type="string">
              <text:p text:style-name="Table_20_Contents">Solo para compatibilidad</text:p>
            </table:table-cell>
            <table:table-cell table:style-name="Tabla20.A1" office:value-type="string">
              <text:p text:style-name="Table_20_Contents"><text:span text:style-name="Strong_20_Emphasis">Default</text:span></text:p>
            </table:table-cell>
          </table:table-row>
        </table:table>
        <text:h text:style-name="Heading_20_3" text:outline-level="3">Mejoras de Rendimiento en PG 18</text:h>
        <text:p text:style-name="Text_20_body">PostgreSQL 18 introduce :</text:p>
        <text:list xml:id="list4131473072" text:style-name="L69">
          <text:list-item>
            <text:p text:style-name="Text_20_body"><text:span text:style-name="Strong_20_Emphasis">Operadores JSON optimizados</text:span> para consultas frecuentes</text:p>
          </text:list-item>
          <text:list-item>
            <text:p text:style-name="Text_20_body">Mejor integración con el nuevo subsistema <text:span text:style-name="Strong_20_Emphasis">Async I/O</text:span></text:p>
          </text:list-item>
          <text:list-item>
            <text:p text:style-name="Text_20_body"><text:span text:style-name="Strong_20_Emphasis">GIN indexes paralelos</text:span> para construcción más rápida</text:p>
          </text:list-item>
        </text:list>
        <text:h text:style-name="Heading_20_3" text:outline-level="3">Operadores JSONB Esenciales</text:h>
        <text:p text:style-name="Text_20_body">sql</text:p>
        <text:p text:style-name="Preformatted_20_Text">-- Operador de contención (@&gt;): ¿El documento contiene este subdocumento?</text:p>
        <text:p text:style-name="Preformatted_20_Text">SELECT * FROM productos </text:p>
        <text:p text:style-name="Preformatted_20_Text">WHERE datos @&gt; '{"categoria": "electrónica", "en_stock": true}';</text:p>
        <text:p text:style-name="Preformatted_20_Text"/>
        <text:p text:style-name="Preformatted_20_Text">-- Operador de existencia (?) : ¿Existe esta clave?</text:p>
        <text:p text:style-name="Preformatted_20_Text">SELECT * FROM productos </text:p>
        <text:p text:style-name="Preformatted_20_Text">WHERE datos ? 'descuento';</text:p>
        <text:p text:style-name="Preformatted_20_Text"/>
        <text:p text:style-name="Preformatted_20_Text">-- Operador de acceso a elementos (-&gt;, -&gt;&gt;)</text:p>
        <text:p text:style-name="Preformatted_20_Text">SELECT </text:p>
        <text:p text:style-name="Preformatted_20_Text"><text:s text:c="4"/>datos-&gt;&gt;'nombre' AS nombre,</text:p>
        <text:p text:style-name="Preformatted_20_Text"><text:s text:c="4"/>datos-&gt;'especificaciones'-&gt;&gt;'procesador' AS procesador</text:p>
        <text:p text:style-name="Preformatted_20_Text">FROM productos;</text:p>
        <text:p text:style-name="Preformatted_20_Text"/>
        <text:p text:style-name="Preformatted_20_Text">-- Operador de concatenación (||) para combinar JSONB</text:p>
        <text:p text:style-name="Preformatted_20_Text">UPDATE productos </text:p>
        <text:p text:style-name="Preformatted_20_Text">SET datos = datos || '{"actualizado": true, "version": 2}'</text:p>
        <text:p text:style-name="Preformatted_20_Text">WHERE id = 1;</text:p>
        <text:h text:style-name="Heading_20_3" text:outline-level="3">Indexación JSONB en PG 18</text:h>
        <text:p text:style-name="Text_20_body">sql</text:p>
        <text:p text:style-name="Preformatted_20_Text"><text:soft-page-break/>-- Índice GIN completo (para consultas de contención)</text:p>
        <text:p text:style-name="Preformatted_20_Text">CREATE INDEX idx_productos_datos_gin ON productos USING gin (datos);</text:p>
        <text:p text:style-name="Preformatted_20_Text"/>
        <text:p text:style-name="Preformatted_20_Text">-- Índice GIN con jsonb_path_ops (más rápido y compacto para @&gt;)</text:p>
        <text:p text:style-name="Preformatted_20_Text">CREATE INDEX idx_productos_path_ops ON productos USING gin (datos jsonb_path_ops);</text:p>
        <text:p text:style-name="Preformatted_20_Text"/>
        <text:p text:style-name="Preformatted_20_Text">-- Índice de expresión BTREE (para un campo específico)</text:p>
        <text:p text:style-name="Preformatted_20_Text">CREATE INDEX idx_productos_precio ON productos ((datos-&gt;&gt;'precio'));</text:p>
        <text:p text:style-name="Preformatted_20_Text"/>
        <text:p text:style-name="Preformatted_20_Text">-- Índice parcial para documentos con cierta clave</text:p>
        <text:p text:style-name="Preformatted_20_Text">CREATE INDEX idx_productos_oferta ON productos ((datos-&gt;&gt;'descuento'))</text:p>
        <text:p text:style-name="Preformatted_20_Text">WHERE datos ? 'descuento';</text:p>
        <text:h text:style-name="Heading_20_3" text:outline-level="3">JSONPath: Consultas Avanzadas</text:h>
        <text:p text:style-name="Text_20_body">PostgreSQL soporta el lenguaje <text:span text:style-name="Strong_20_Emphasis">JSONPath</text:span> para consultas complejas dentro de documentos :</text:p>
        <text:p text:style-name="Text_20_body">sql</text:p>
        <text:p text:style-name="Preformatted_20_Text">-- Encontrar productos con precio entre 100 y 500</text:p>
        <text:p text:style-name="Preformatted_20_Text">SELECT * FROM productos </text:p>
        <text:p text:style-name="Preformatted_20_Text">WHERE datos @? '$.precio ? (@ &gt;= 100 &amp;&amp; @ &lt;= 500)';</text:p>
        <text:p text:style-name="Preformatted_20_Text"/>
        <text:p text:style-name="Preformatted_20_Text">-- Productos con reviews de al menos 4 estrellas</text:p>
        <text:p text:style-name="Preformatted_20_Text">SELECT * FROM productos </text:p>
        <text:p text:style-name="Preformatted_20_Text">WHERE datos @? '$.reviews[*].rating ? (@ &gt;= 4)';</text:p>
        <text:p text:style-name="Preformatted_20_Text"/>
        <text:p text:style-name="Preformatted_20_Text">-- Extraer todos los tags de productos electrónicos</text:p>
        <text:p text:style-name="Preformatted_20_Text">SELECT jsonb_path_query(datos, '$.tags[*]') AS tag</text:p>
        <text:p text:style-name="Preformatted_20_Text">FROM productos</text:p>
        <text:p text:style-name="Preformatted_20_Text">WHERE datos-&gt;&gt;'categoria' = 'electrónica';</text:p>
        <text:h text:style-name="Heading_20_3" text:outline-level="3">Funciones JSONB Útiles</text:h>
        <text:p text:style-name="Text_20_body">sql</text:p>
        <text:p text:style-name="Preformatted_20_Text">-- jsonb_set: Actualizar un valor anidado</text:p>
        <text:p text:style-name="Preformatted_20_Text">UPDATE productos</text:p>
        <text:p text:style-name="Preformatted_20_Text">SET datos = jsonb_set(</text:p>
        <text:p text:style-name="Preformatted_20_Text"><text:s text:c="4"/>datos, </text:p>
        <text:p text:style-name="Preformatted_20_Text"><text:s text:c="4"/>'{especificaciones,memoria}', </text:p>
        <text:p text:style-name="Preformatted_20_Text"><text:s text:c="4"/>'"16GB"'</text:p>
        <text:p text:style-name="Preformatted_20_Text"><text:s text:c="4"/>-- , true <text:s/>→ crear si no existe</text:p>
        <text:p text:style-name="Preformatted_20_Text">)</text:p>
        <text:p text:style-name="Preformatted_20_Text">WHERE datos-&gt;&gt;'nombre' = 'Laptop Pro';</text:p>
        <text:p text:style-name="Preformatted_20_Text"/>
        <text:p text:style-name="Preformatted_20_Text">-- jsonb_insert: Insertar en un array</text:p>
        <text:p text:style-name="Preformatted_20_Text">UPDATE productos</text:p>
        <text:p text:style-name="Preformatted_20_Text">SET datos = jsonb_insert(</text:p>
        <text:p text:style-name="Preformatted_20_Text"><text:s text:c="4"/>datos,</text:p>
        <text:p text:style-name="Preformatted_20_Text"><text:s text:c="4"/>'{tags, 0}', <text:s/>-- Posición 0 del array tags</text:p>
        <text:p text:style-name="Preformatted_20_Text"><text:s text:c="4"/>'"nuevo"'</text:p>
        <text:p text:style-name="Preformatted_20_Text">)</text:p>
        <text:p text:style-name="Preformatted_20_Text">WHERE id = 1;</text:p>
        <text:p text:style-name="Preformatted_20_Text"/>
        <text:p text:style-name="Preformatted_20_Text">-- jsonb_strip_nulls: Eliminar claves con valor null</text:p>
        <text:p text:style-name="Preformatted_20_Text">UPDATE productos</text:p>
        <text:p text:style-name="Preformatted_20_Text">SET datos = jsonb_strip_nulls(datos)</text:p>
        <text:p text:style-name="Preformatted_20_Text">WHERE datos ? 'campo_temporal';</text:p>
        <text:p text:style-name="Preformatted_20_Text"/>
        <text:p text:style-name="Preformatted_20_Text">-- jsonb_typeof: Obtener tipo de un valor</text:p>
        <text:p text:style-name="Preformatted_20_Text"><text:soft-page-break/>SELECT </text:p>
        <text:p text:style-name="Preformatted_20_Text"><text:s text:c="4"/>datos-&gt;&gt;'nombre',</text:p>
        <text:p text:style-name="Preformatted_20_Text"><text:s text:c="4"/>jsonb_typeof(datos-&gt;'precio') AS tipo_precio</text:p>
        <text:p text:style-name="Preformatted_20_Text">FROM productos;</text:p>
        <text:h text:style-name="Heading_20_3" text:outline-level="3">Caso Práctico: Tienda E-commerce con JSONB</text:h>
        <text:p text:style-name="Text_20_body">sql</text:p>
        <text:p text:style-name="Preformatted_20_Text">-- Esquema híbrido: columnas relacionales + JSONB para atributos variables</text:p>
        <text:p text:style-name="Preformatted_20_Text">CREATE TABLE productos (</text:p>
        <text:p text:style-name="Preformatted_20_Text"><text:s text:c="4"/>id SERIAL PRIMARY KEY,</text:p>
        <text:p text:style-name="Preformatted_20_Text"><text:s text:c="4"/>sku TEXT UNIQUE NOT NULL,</text:p>
        <text:p text:style-name="Preformatted_20_Text"><text:s text:c="4"/>nombre TEXT NOT NULL,</text:p>
        <text:p text:style-name="Preformatted_20_Text"><text:s text:c="4"/>precio DECIMAL(10,2) NOT NULL,</text:p>
        <text:p text:style-name="Preformatted_20_Text"><text:s text:c="4"/>categoria TEXT NOT NULL,</text:p>
        <text:p text:style-name="Preformatted_20_Text"><text:s text:c="4"/>-- Atributos variables del producto</text:p>
        <text:p text:style-name="Preformatted_20_Text"><text:s text:c="4"/>atributos JSONB DEFAULT '{}'::jsonb,</text:p>
        <text:p text:style-name="Preformatted_20_Text"><text:s text:c="4"/>-- Metadatos del producto</text:p>
        <text:p text:style-name="Preformatted_20_Text"><text:s text:c="4"/>metadata JSONB DEFAULT '{"creado_en": null, "modificado_en": null, "tags": []}'::jsonb,</text:p>
        <text:p text:style-name="Preformatted_20_Text"><text:s text:c="4"/>-- Índice GIN para búsqueda en atributos</text:p>
        <text:p text:style-name="Preformatted_20_Text"><text:s text:c="4"/>CHECK (jsonb_typeof(atributos) = 'object')</text:p>
        <text:p text:style-name="Preformatted_20_Text">);</text:p>
        <text:p text:style-name="Preformatted_20_Text"/>
        <text:p text:style-name="Preformatted_20_Text">-- Índices optimizados</text:p>
        <text:p text:style-name="Preformatted_20_Text">CREATE INDEX idx_productos_atributos_gin ON productos USING gin (atributos);</text:p>
        <text:p text:style-name="Preformatted_20_Text">CREATE INDEX idx_productos_precio ON productos (precio);</text:p>
        <text:p text:style-name="Preformatted_20_Text">CREATE INDEX idx_productos_categoria ON productos (categoria);</text:p>
        <text:p text:style-name="Preformatted_20_Text"/>
        <text:p text:style-name="Preformatted_20_Text">-- Insertar productos con diferentes atributos</text:p>
        <text:p text:style-name="Preformatted_20_Text">INSERT INTO productos (sku, nombre, precio, categoria, atributos) VALUES</text:p>
        <text:p text:style-name="Preformatted_20_Text"><text:s text:c="4"/>('LP-001', 'Laptop Gamer X1', 1299.99, 'electrónica', </text:p>
        <text:p text:style-name="Preformatted_20_Text"><text:s text:c="5"/>'{"procesador": "Intel i7", "ram": "16GB", "almacenamiento": "512GB SSD", "gpu": "RTX 4060"}'::jsonb),</text:p>
        <text:p text:style-name="Preformatted_20_Text"><text:s text:c="4"/>('MS-002', 'Mouse Inalámbrico', 49.99, 'accesorios',</text:p>
        <text:p text:style-name="Preformatted_20_Text"><text:s text:c="5"/>'{"conexion": "USB-C", "dpi": 3200, "bateria": "40h"}'::jsonb),</text:p>
        <text:p text:style-name="Preformatted_20_Text"><text:s text:c="4"/>('MN-003', 'Monitor 4K', 399.99, 'electrónica',</text:p>
        <text:p text:style-name="Preformatted_20_Text"><text:s text:c="5"/>'{"resolucion": "3840x2160", "tamaño": "27 pulgadas", "hz": 144}'::jsonb);</text:p>
        <text:p text:style-name="Preformatted_20_Text"/>
        <text:p text:style-name="Preformatted_20_Text">-- Consulta: Productos con ciertas especificaciones</text:p>
        <text:p text:style-name="Preformatted_20_Text">SELECT nombre, precio, atributos-&gt;&gt;'ram' AS ram</text:p>
        <text:p text:style-name="Preformatted_20_Text">FROM productos</text:p>
        <text:p text:style-name="Preformatted_20_Text">WHERE atributos @&gt; '{"procesador": "Intel i7"}'</text:p>
        <text:p text:style-name="Preformatted_20_Text"><text:s text:c="2"/>AND atributos ? 'gpu'</text:p>
        <text:p text:style-name="Preformatted_20_Text">ORDER BY precio DESC;</text:p>
        <text:p text:style-name="Preformatted_20_Text"/>
        <text:p text:style-name="Preformatted_20_Text">-- Actualizar atributos específicos</text:p>
        <text:p text:style-name="Preformatted_20_Text">UPDATE productos</text:p>
        <text:p text:style-name="Preformatted_20_Text">SET atributos = jsonb_set(atributos, '{garantia}', '"2 años"')</text:p>
        <text:p text:style-name="Preformatted_20_Text">WHERE categoria = 'electrónica';</text:p>
        <text:p text:style-name="Horizontal_20_Line"/>
        <text:h text:style-name="Heading_20_2" text:outline-level="2">5.4. PG_UNICODE_FAST: Colación Rápida para Texto (1 hora)</text:h>
        <text:h text:style-name="Heading_20_3" text:outline-level="3">¿Qué es PG_UNICODE_FAST?</text:h>
        <text:p text:style-name="Text_20_body">PostgreSQL 18 introduce una nueva colación llamada <text:span text:style-name="Source_20_Text">PG_UNICODE_FAST</text:span> que proporciona :</text:p>
        <text:list xml:id="list554021749" text:style-name="L70">
          <text:list-item>
            <text:p text:style-name="Text_20_body"><text:soft-page-break/><text:span text:style-name="Strong_20_Emphasis">Semántica Unicode completa</text:span> para transformaciones de mayúsculas/minúsculas (ej. 'ß' → 'SS')</text:p>
          </text:list-item>
          <text:list-item>
            <text:p text:style-name="Text_20_body"><text:span text:style-name="Strong_20_Emphasis">Alta velocidad</text:span> usando <text:span text:style-name="Source_20_Text">memcmp</text:span> para comparaciones</text:p>
          </text:list-item>
          <text:list-item>
            <text:p text:style-name="Text_20_body">Soporte para la nueva función <text:span text:style-name="Source_20_Text">casefold()</text:span> para comparaciones case-insensitive</text:p>
          </text:list-item>
        </text:list>
        <text:p text:style-name="Text_20_body"><text:span text:style-name="Strong_20_Emphasis">Contexto técnico</text:span> :</text:p>
        <text:list xml:id="list2645195285" text:style-name="L71">
          <text:list-item>
            <text:p text:style-name="Text_20_body"><text:span text:style-name="Source_20_Text">PG_C_UTF8</text:span>: Semántica Unicode "simple" (más rápida pero menos precisa)</text:p>
          </text:list-item>
          <text:list-item>
            <text:p text:style-name="Text_20_body"><text:span text:style-name="Source_20_Text">PG_UNICODE_FAST</text:span>: Semántica Unicode "completa" + velocidad optimizada</text:p>
          </text:list-item>
        </text:list>
        <text:h text:style-name="Heading_20_3" text:outline-level="3">Configuración y Uso</text:h>
        <text:p text:style-name="Text_20_body">sql</text:p>
        <text:p text:style-name="Preformatted_20_Text">-- Ver collations disponibles</text:p>
        <text:p text:style-name="Preformatted_20_Text">SELECT collname, collprovider, collversion </text:p>
        <text:p text:style-name="Preformatted_20_Text">FROM pg_collation </text:p>
        <text:p text:style-name="Preformatted_20_Text">WHERE collname LIKE 'PG%';</text:p>
        <text:p text:style-name="Preformatted_20_Text"/>
        <text:p text:style-name="Preformatted_20_Text">-- Crear tabla usando PG_UNICODE_FAST</text:p>
        <text:p text:style-name="Preformatted_20_Text">CREATE TABLE clientes (</text:p>
        <text:p text:style-name="Preformatted_20_Text"><text:s text:c="4"/>id SERIAL PRIMARY KEY,</text:p>
        <text:p text:style-name="Preformatted_20_Text"><text:s text:c="4"/>nombre TEXT COLLATE "PG_UNICODE_FAST",</text:p>
        <text:p text:style-name="Preformatted_20_Text"><text:s text:c="4"/>email TEXT</text:p>
        <text:p text:style-name="Preformatted_20_Text">);</text:p>
        <text:p text:style-name="Preformatted_20_Text"/>
        <text:p text:style-name="Preformatted_20_Text">-- Ordenamiento correcto con caracteres Unicode</text:p>
        <text:p text:style-name="Preformatted_20_Text">INSERT INTO clientes (nombre) VALUES </text:p>
        <text:p text:style-name="Preformatted_20_Text"><text:s text:c="4"/>('straße'), <text:s/>-- alemán: calle</text:p>
        <text:p text:style-name="Preformatted_20_Text"><text:s text:c="4"/>('Strasse'), -- variante alternativa</text:p>
        <text:p text:style-name="Preformatted_20_Text"><text:s text:c="4"/>('Zürich'),</text:p>
        <text:p text:style-name="Preformatted_20_Text"><text:s text:c="4"/>('Zurich');</text:p>
        <text:p text:style-name="Preformatted_20_Text"/>
        <text:p text:style-name="Preformatted_20_Text">SELECT nombre FROM clientes ORDER BY nombre;</text:p>
        <text:p text:style-name="Preformatted_20_Text">-- 'straße' y 'Strasse' se ordenan juntos correctamente</text:p>
        <text:h text:style-name="Heading_20_3" text:outline-level="3">Función casefold() para Comparaciones Case-Insensitive</text:h>
        <text:p text:style-name="Text_20_body">La nueva función <text:span text:style-name="Source_20_Text">casefold()</text:span> permite comparaciones sin distinción de mayúsculas/minúsculas con semántica Unicode completa :</text:p>
        <text:p text:style-name="Text_20_body">sql</text:p>
        <text:p text:style-name="Preformatted_20_Text">-- Búsqueda case-insensitive con casefold()</text:p>
        <text:p text:style-name="Preformatted_20_Text">SELECT * FROM clientes </text:p>
        <text:p text:style-name="Preformatted_20_Text">WHERE casefold(nombre) = casefold('STRASSE');</text:p>
        <text:p text:style-name="Preformatted_20_Text">-- Encuentra tanto 'straße' como 'Strasse'</text:p>
        <text:p text:style-name="Preformatted_20_Text"/>
        <text:p text:style-name="Preformatted_20_Text">-- Índice para búsquedas case-insensitive rápidas</text:p>
        <text:p text:style-name="Preformatted_20_Text">CREATE INDEX idx_clientes_nombre_casefold ON clientes (casefold(nombre));</text:p>
        <text:p text:style-name="Preformatted_20_Text"/>
        <text:p text:style-name="Preformatted_20_Text">-- Ahora la búsqueda usará el índice</text:p>
        <text:p text:style-name="Preformatted_20_Text">SELECT * FROM clientes </text:p>
        <text:p text:style-name="Preformatted_20_Text">WHERE casefold(nombre) = casefold('ZURICH');</text:p>
        <text:h text:style-name="Heading_20_3" text:outline-level="3">Comparación de Rendimiento</text:h>
        <text:p text:style-name="Text_20_body">sql</text:p>
        <text:p text:style-name="Preformatted_20_Text"><text:soft-page-break/>-- Prueba de rendimiento: búsqueda con LIKE vs casefold</text:p>
        <text:p text:style-name="Preformatted_20_Text">\timing on</text:p>
        <text:p text:style-name="Preformatted_20_Text"/>
        <text:p text:style-name="Preformatted_20_Text">-- Sin índice (búsqueda secuencial)</text:p>
        <text:p text:style-name="Preformatted_20_Text">SELECT COUNT(*) FROM clientes WHERE casefold(nombre) = casefold('zurich');</text:p>
        <text:p text:style-name="Preformatted_20_Text">-- Tiempo: ~50ms para 1M registros</text:p>
        <text:p text:style-name="Preformatted_20_Text"/>
        <text:p text:style-name="Preformatted_20_Text">-- Con índice (búsqueda por índice)</text:p>
        <text:p text:style-name="Preformatted_20_Text">SELECT COUNT(*) FROM clientes WHERE casefold(nombre) = casefold('zurich');</text:p>
        <text:p text:style-name="Preformatted_20_Text">-- Tiempo: ~1ms</text:p>
        <text:h text:style-name="Heading_20_3" text:outline-level="3">LIKE con Collations No Determinísticas</text:h>
        <text:p text:style-name="Text_20_body">PG 18 permite usar <text:span text:style-name="Source_20_Text">LIKE</text:span> con collations no determinísticas :</text:p>
        <text:p text:style-name="Text_20_body">sql</text:p>
        <text:p text:style-name="Preformatted_20_Text">-- Búsqueda case-insensitive con LIKE</text:p>
        <text:p text:style-name="Preformatted_20_Text">SELECT * FROM clientes </text:p>
        <text:p text:style-name="Preformatted_20_Text">WHERE nombre COLLATE "PG_UNICODE_FAST" LIKE '%str%';</text:p>
        <text:p text:style-name="Preformatted_20_Text">-- Encuentra 'straße', 'Strasse', 'Straße'</text:p>
        <text:h text:style-name="Heading_20_3" text:outline-level="3">Advertencia para pg_upgrade</text:h>
        <text:p text:style-name="Text_20_body">Si actualizas desde una versión anterior, ten en cuenta que los índices de <text:span text:style-name="Strong_20_Emphasis">full text search</text:span> y <text:span text:style-name="Strong_20_Emphasis">pg_trgm</text:span> deben ser reindexados después de <text:span text:style-name="Source_20_Text">pg_upgrade</text:span> porque ahora usan el collation provider por defecto del cluster .</text:p>
        <text:p text:style-name="Horizontal_20_Line"/>
        <text:h text:style-name="Heading_20_2" text:outline-level="2">5.5. Nuevos Tipos y Funciones de Fecha/Hora (0.5 horas)</text:h>
        <text:h text:style-name="Heading_20_3" text:outline-level="3">UUIDv7: Generación Monotónica</text:h>
        <text:p text:style-name="Text_20_body">UUIDv7 es una de las adiciones más importantes en PG 18 para rendimiento de índices :</text:p>
        <text:p text:style-name="Text_20_body">sql</text:p>
        <text:p text:style-name="Preformatted_20_Text">-- Generar UUIDv7 (timestamp-ordered)</text:p>
        <text:p text:style-name="Preformatted_20_Text">SELECT uuidv7();</text:p>
        <text:p text:style-name="Preformatted_20_Text">-- Resultado: 01980de8-ad3d-715c-b739-faf2bb1a7aad</text:p>
        <text:p text:style-name="Preformatted_20_Text"/>
        <text:p text:style-name="Preformatted_20_Text">-- Extraer timestamp del UUID</text:p>
        <text:p text:style-name="Preformatted_20_Text">SELECT uuid_extract_timestamp(uuidv7());</text:p>
        <text:p text:style-name="Preformatted_20_Text">-- Resultado: 2026-04-12 10:30:45.123+00</text:p>
        <text:p text:style-name="Preformatted_20_Text"/>
        <text:p text:style-name="Preformatted_20_Text">-- Verificar versión del UUID</text:p>
        <text:p text:style-name="Preformatted_20_Text">SELECT uuid_extract_version(uuidv7()); <text:s/>-- Retorna 7</text:p>
        <text:p text:style-name="Preformatted_20_Text"/>
        <text:p text:style-name="Preformatted_20_Text">-- UUIDv4 como alias de gen_random_uuid()</text:p>
        <text:p text:style-name="Preformatted_20_Text">SELECT uuidv4(); <text:s/>-- Equivalente a gen_random_uuid()</text:p>
        <text:p text:style-name="Text_20_body"><text:span text:style-name="Strong_20_Emphasis">Benchmark: UUIDv4 vs UUIDv7</text:span></text:p>
        <text:p text:style-name="Text_20_body">sql</text:p>
        <text:p text:style-name="Preformatted_20_Text">-- Crear tablas de prueba</text:p>
        <text:p text:style-name="Preformatted_20_Text">CREATE TABLE test_uuid_v4 (id UUID PRIMARY KEY DEFAULT gen_random_uuid(), data TEXT);</text:p>
        <text:p text:style-name="Preformatted_20_Text">CREATE TABLE test_uuid_v7 (id UUID PRIMARY KEY DEFAULT uuidv7(), data TEXT);</text:p>
        <text:p text:style-name="Preformatted_20_Text"><text:soft-page-break/></text:p>
        <text:p text:style-name="Preformatted_20_Text">-- Insertar 1M registros en cada una</text:p>
        <text:p text:style-name="Preformatted_20_Text">INSERT INTO test_uuid_v4 (data) SELECT md5(i::text) FROM generate_series(1, 1000000) i;</text:p>
        <text:p text:style-name="Preformatted_20_Text">INSERT INTO test_uuid_v7 (data) SELECT md5(i::text) FROM generate_series(1, 1000000) i;</text:p>
        <text:p text:style-name="Preformatted_20_Text"/>
        <text:p text:style-name="Preformatted_20_Text">-- Comparar tamaño del índice</text:p>
        <text:p text:style-name="Preformatted_20_Text">SELECT </text:p>
        <text:p text:style-name="Preformatted_20_Text"><text:s text:c="4"/>tablename,</text:p>
        <text:p text:style-name="Preformatted_20_Text"><text:s text:c="4"/>pg_size_pretty(pg_indexes_size(tablename::regclass)) AS index_size</text:p>
        <text:p text:style-name="Preformatted_20_Text">FROM (VALUES ('test_uuid_v4'), ('test_uuid_v7')) AS t(tablename);</text:p>
        <text:p text:style-name="Preformatted_20_Text"/>
        <text:p text:style-name="Preformatted_20_Text">-- Resultado esperado: UUIDv7 tiene índice ~30% más pequeño</text:p>
        <text:h text:style-name="Heading_20_3" text:outline-level="3">Columnas Generadas Virtuales (Default)</text:h>
        <text:p text:style-name="Text_20_body">PG 18 hace que <text:span text:style-name="Strong_20_Emphasis">VIRTUAL</text:span> sea el valor predeterminado para columnas generadas :</text:p>
        <text:p text:style-name="Text_20_body">sql</text:p>
        <text:p text:style-name="Preformatted_20_Text">-- Virtual (default) - no ocupa espacio en disco</text:p>
        <text:p text:style-name="Preformatted_20_Text">CREATE TABLE productos (</text:p>
        <text:p text:style-name="Preformatted_20_Text"><text:s text:c="4"/>id SERIAL PRIMARY KEY,</text:p>
        <text:p text:style-name="Preformatted_20_Text"><text:s text:c="4"/>precio_base DECIMAL(10,2),</text:p>
        <text:p text:style-name="Preformatted_20_Text"><text:s text:c="4"/>iva DECIMAL(4,2) DEFAULT 21.00,</text:p>
        <text:p text:style-name="Preformatted_20_Text"><text:s text:c="4"/>precio_final DECIMAL(10,2) GENERATED ALWAYS AS (</text:p>
        <text:p text:style-name="Preformatted_20_Text"><text:s text:c="8"/>precio_base * (1 + iva/100)</text:p>
        <text:p text:style-name="Preformatted_20_Text"><text:s text:c="4"/>) VIRTUAL <text:s/>-- VIRTUAL es opcional, es el default</text:p>
        <text:p text:style-name="Preformatted_20_Text">);</text:p>
        <text:p text:style-name="Preformatted_20_Text"/>
        <text:p text:style-name="Preformatted_20_Text">-- Stored - ocupa espacio pero se puede indexar</text:p>
        <text:p text:style-name="Preformatted_20_Text">CREATE TABLE productos_con_almacenamiento (</text:p>
        <text:p text:style-name="Preformatted_20_Text"><text:s text:c="4"/>id SERIAL PRIMARY KEY,</text:p>
        <text:p text:style-name="Preformatted_20_Text"><text:s text:c="4"/>precio_base DECIMAL(10,2),</text:p>
        <text:p text:style-name="Preformatted_20_Text"><text:s text:c="4"/>iva DECIMAL(4,2) DEFAULT 21.00,</text:p>
        <text:p text:style-name="Preformatted_20_Text"><text:s text:c="4"/>precio_con_iva DECIMAL(10,2) GENERATED ALWAYS AS (</text:p>
        <text:p text:style-name="Preformatted_20_Text"><text:s text:c="8"/>precio_base * (1 + iva/100)</text:p>
        <text:p text:style-name="Preformatted_20_Text"><text:s text:c="4"/>) STORED <text:s/>-- Se almacena físicamente</text:p>
        <text:p text:style-name="Preformatted_20_Text">);</text:p>
        <text:p text:style-name="Preformatted_20_Text"/>
        <text:p text:style-name="Preformatted_20_Text">-- Indexar columna STORED</text:p>
        <text:p text:style-name="Preformatted_20_Text">CREATE INDEX idx_precio_iva ON productos_con_almacenamiento (precio_con_iva);</text:p>
        <text:h text:style-name="Heading_20_3" text:outline-level="3">Nuevas Funciones de Texto</text:h>
        <text:p text:style-name="Text_20_body">sql</text:p>
        <text:p text:style-name="Preformatted_20_Text">-- casefold() para normalización case-insensitive</text:p>
        <text:p text:style-name="Preformatted_20_Text">SELECT casefold('Straße'); <text:s text:c="2"/>-- 'strasse'</text:p>
        <text:p text:style-name="Preformatted_20_Text">SELECT casefold('ß'); <text:s text:c="7"/>-- 'ss'</text:p>
        <text:p text:style-name="Preformatted_20_Text"/>
        <text:p text:style-name="Preformatted_20_Text">-- upper()/lower() mejorados con PG_UNICODE_FAST</text:p>
        <text:p text:style-name="Preformatted_20_Text">SELECT upper('straße' COLLATE "PG_UNICODE_FAST"); <text:s/>-- 'STRASSE'</text:p>
        <text:p text:style-name="Preformatted_20_Text">SELECT lower('STRASSE' COLLATE "PG_UNICODE_FAST"); -- 'strasse'</text:p>
        <text:p text:style-name="Horizontal_20_Line"/>
        <text:h text:style-name="Heading_20_2" text:outline-level="2"><text:soft-page-break/>Ejercicio Práctico Integrador (1 hora)</text:h>
        <text:h text:style-name="Heading_20_3" text:outline-level="3">Objetivo: Construir un Sistema de Gestión de Eventos con todas las características de PG 18</text:h>
        <text:h text:style-name="Heading_20_4" text:outline-level="4">Escenario</text:h>
        <text:p text:style-name="Text_20_body">Una plataforma de gestión de eventos necesita:</text:p>
        <text:list xml:id="list3430198221" text:style-name="L72">
          <text:list-item>
            <text:p text:style-name="Text_20_body">Reservas de salas sin solapamiento</text:p>
          </text:list-item>
          <text:list-item>
            <text:p text:style-name="Text_20_body">Auditoría completa de cambios</text:p>
          </text:list-item>
          <text:list-item>
            <text:p text:style-name="Text_20_body">Almacenamiento flexible de metadatos de eventos</text:p>
          </text:list-item>
          <text:list-item>
            <text:p text:style-name="Text_20_body">Búsqueda case-insensitive en títulos</text:p>
          </text:list-item>
        </text:list>
        <text:h text:style-name="Heading_20_4" text:outline-level="4">Paso 1: Crear el Esquema Principal</text:h>
        <text:p text:style-name="Text_20_body">sql</text:p>
        <text:p text:style-name="Preformatted_20_Text">-- Tabla de eventos con JSONB para atributos flexibles</text:p>
        <text:p text:style-name="Preformatted_20_Text">CREATE TABLE eventos (</text:p>
        <text:p text:style-name="Preformatted_20_Text"><text:s text:c="4"/>id UUID PRIMARY KEY DEFAULT uuidv7(), <text:s/>-- UUIDv7 para mejor rendimiento de índices</text:p>
        <text:p text:style-name="Preformatted_20_Text"><text:s text:c="4"/>titulo TEXT NOT NULL COLLATE "PG_UNICODE_FAST",</text:p>
        <text:p text:style-name="Preformatted_20_Text"><text:s text:c="4"/>descripcion TEXT,</text:p>
        <text:p text:style-name="Preformatted_20_Text"><text:s text:c="4"/>categoria TEXT NOT NULL,</text:p>
        <text:p text:style-name="Preformatted_20_Text"><text:s text:c="4"/>precio_base DECIMAL(10,2) NOT NULL,</text:p>
        <text:p text:style-name="Preformatted_20_Text"><text:s text:c="4"/>-- Atributos variables por tipo de evento</text:p>
        <text:p text:style-name="Preformatted_20_Text"><text:s text:c="4"/>atributos JSONB DEFAULT '{}'::jsonb,</text:p>
        <text:p text:style-name="Preformatted_20_Text"><text:s text:c="4"/>-- Metadatos del evento</text:p>
        <text:p text:style-name="Preformatted_20_Text"><text:s text:c="4"/>metadata JSONB DEFAULT jsonb_build_object(</text:p>
        <text:p text:style-name="Preformatted_20_Text"><text:s text:c="8"/>'creado_en', NOW(),</text:p>
        <text:p text:style-name="Preformatted_20_Text"><text:s text:c="8"/>'creado_por', CURRENT_USER,</text:p>
        <text:p text:style-name="Preformatted_20_Text"><text:s text:c="8"/>'modificado_en', null,</text:p>
        <text:p text:style-name="Preformatted_20_Text"><text:s text:c="8"/>'tags', '[]'::jsonb</text:p>
        <text:p text:style-name="Preformatted_20_Text"><text:s text:c="4"/>),</text:p>
        <text:p text:style-name="Preformatted_20_Text"><text:s text:c="4"/>created_at TIMESTAMPTZ DEFAULT NOW(),</text:p>
        <text:p text:style-name="Preformatted_20_Text"><text:s text:c="4"/>updated_at TIMESTAMPTZ DEFAULT NOW()</text:p>
        <text:p text:style-name="Preformatted_20_Text">);</text:p>
        <text:p text:style-name="Preformatted_20_Text"/>
        <text:p text:style-name="Preformatted_20_Text">-- Índices optimizados</text:p>
        <text:p text:style-name="Preformatted_20_Text">CREATE INDEX idx_eventos_titulo_casefold ON eventos (casefold(titulo));</text:p>
        <text:p text:style-name="Preformatted_20_Text">CREATE INDEX idx_eventos_atributos_gin ON eventos USING gin (atributos);</text:p>
        <text:p text:style-name="Preformatted_20_Text">CREATE INDEX idx_eventos_created_at ON eventos (created_at);</text:p>
        <text:h text:style-name="Heading_20_4" text:outline-level="4">Paso 2: Tabla de Reservas con WITHOUT OVERLAPS</text:h>
        <text:p text:style-name="Text_20_body">sql</text:p>
        <text:p text:style-name="Preformatted_20_Text">-- Tabla de reservas con restricción temporal</text:p>
        <text:p text:style-name="Preformatted_20_Text">CREATE TABLE reservas_eventos (</text:p>
        <text:p text:style-name="Preformatted_20_Text"><text:s text:c="4"/>id SERIAL PRIMARY KEY,</text:p>
        <text:p text:style-name="Preformatted_20_Text"><text:s text:c="4"/>evento_id UUID NOT NULL REFERENCES eventos(id) ON DELETE CASCADE,</text:p>
        <text:p text:style-name="Preformatted_20_Text"><text:s text:c="4"/>sala_id INTEGER NOT NULL,</text:p>
        <text:p text:style-name="Preformatted_20_Text"><text:s text:c="4"/>horario TSTZRANGE NOT NULL,</text:p>
        <text:p text:style-name="Preformatted_20_Text"><text:s text:c="4"/>capacidad_maxima INTEGER NOT NULL,</text:p>
        <text:p text:style-name="Preformatted_20_Text"><text:s text:c="4"/>-- Restricción: misma sala no puede tener eventos solapados</text:p>
        <text:p text:style-name="Preformatted_20_Text"><text:s text:c="4"/>UNIQUE (sala_id, horario WITHOUT OVERLAPS)</text:p>
        <text:p text:style-name="Preformatted_20_Text"><text:soft-page-break/>);</text:p>
        <text:h text:style-name="Heading_20_4" text:outline-level="4">Paso 3: Sistema de Auditoría con OLD/NEW</text:h>
        <text:p text:style-name="Text_20_body">sql</text:p>
        <text:p text:style-name="Preformatted_20_Text">-- Tabla de auditoría</text:p>
        <text:p text:style-name="Preformatted_20_Text">CREATE TABLE auditoria_eventos (</text:p>
        <text:p text:style-name="Preformatted_20_Text"><text:s text:c="4"/>id SERIAL PRIMARY KEY,</text:p>
        <text:p text:style-name="Preformatted_20_Text"><text:s text:c="4"/>evento_id UUID NOT NULL,</text:p>
        <text:p text:style-name="Preformatted_20_Text"><text:s text:c="4"/>operacion TEXT NOT NULL,</text:p>
        <text:p text:style-name="Preformatted_20_Text"><text:s text:c="4"/>cambios JSONB NOT NULL,</text:p>
        <text:p text:style-name="Preformatted_20_Text"><text:s text:c="4"/>usuario TEXT NOT NULL,</text:p>
        <text:p text:style-name="Preformatted_20_Text"><text:s text:c="4"/>fecha TIMESTAMPTZ DEFAULT NOW()</text:p>
        <text:p text:style-name="Preformatted_20_Text">);</text:p>
        <text:p text:style-name="Preformatted_20_Text"/>
        <text:p text:style-name="Preformatted_20_Text">-- Función de trigger usando OLD/NEW</text:p>
        <text:p text:style-name="Preformatted_20_Text">CREATE OR REPLACE FUNCTION audit_eventos()</text:p>
        <text:p text:style-name="Preformatted_20_Text">RETURNS TRIGGER AS $$</text:p>
        <text:p text:style-name="Preformatted_20_Text">BEGIN</text:p>
        <text:p text:style-name="Preformatted_20_Text"><text:s text:c="4"/>IF TG_OP = 'UPDATE' THEN</text:p>
        <text:p text:style-name="Preformatted_20_Text"><text:s text:c="8"/>INSERT INTO auditoria_eventos (evento_id, operacion, cambios, usuario)</text:p>
        <text:p text:style-name="Preformatted_20_Text"><text:s text:c="8"/>SELECT </text:p>
        <text:p text:style-name="Preformatted_20_Text"><text:s text:c="12"/>NEW.id, </text:p>
        <text:p text:style-name="Preformatted_20_Text"><text:s text:c="12"/>'UPDATE',</text:p>
        <text:p text:style-name="Preformatted_20_Text"><text:s text:c="12"/>jsonb_build_object(</text:p>
        <text:p text:style-name="Preformatted_20_Text"><text:s text:c="16"/>'titulo', jsonb_build_object('old', OLD.titulo, 'new', NEW.titulo),</text:p>
        <text:p text:style-name="Preformatted_20_Text"><text:s text:c="16"/>'precio', jsonb_build_object('old', OLD.precio_base, 'new', NEW.precio_base),</text:p>
        <text:p text:style-name="Preformatted_20_Text"><text:s text:c="16"/>'categoria', jsonb_build_object('old', OLD.categoria, 'new', NEW.categoria),</text:p>
        <text:p text:style-name="Preformatted_20_Text"><text:s text:c="16"/>'atributos', jsonb_build_object('old', OLD.atributos, 'new', NEW.atributos)</text:p>
        <text:p text:style-name="Preformatted_20_Text"><text:s text:c="12"/>),</text:p>
        <text:p text:style-name="Preformatted_20_Text"><text:s text:c="12"/>CURRENT_USER;</text:p>
        <text:p text:style-name="Preformatted_20_Text"><text:s text:c="4"/>ELSIF TG_OP = 'DELETE' THEN</text:p>
        <text:p text:style-name="Preformatted_20_Text"><text:s text:c="8"/>INSERT INTO auditoria_eventos (evento_id, operacion, cambios, usuario)</text:p>
        <text:p text:style-name="Preformatted_20_Text"><text:s text:c="8"/>VALUES (OLD.id, 'DELETE', to_jsonb(OLD), CURRENT_USER);</text:p>
        <text:p text:style-name="Preformatted_20_Text"><text:s text:c="4"/>END IF;</text:p>
        <text:p text:style-name="Preformatted_20_Text"><text:s text:c="4"/>RETURN NULL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Trigger de auditoría</text:p>
        <text:p text:style-name="Preformatted_20_Text">CREATE TRIGGER trg_audit_eventos</text:p>
        <text:p text:style-name="Preformatted_20_Text">AFTER UPDATE OR DELETE ON eventos</text:p>
        <text:p text:style-name="Preformatted_20_Text">FOR EACH ROW EXECUTE FUNCTION audit_eventos();</text:p>
        <text:h text:style-name="Heading_20_4" text:outline-level="4">Paso 4: Insertar Datos de Prueba</text:h>
        <text:p text:style-name="Text_20_body">sql</text:p>
        <text:p text:style-name="Preformatted_20_Text">-- Insertar eventos con diferentes atributos</text:p>
        <text:p text:style-name="Preformatted_20_Text">INSERT INTO eventos (id, titulo, descripcion, categoria, precio_base, atributos) VALUES</text:p>
        <text:p text:style-name="Preformatted_20_Text"><text:s text:c="4"/>(uuidv7(), 'Concierto de Rock', 'Banda internacional en vivo', 'musica', 45.00,</text:p>
        <text:p text:style-name="Preformatted_20_Text"><text:s text:c="5"/>'{"artista": "The Rocks", "genero": "rock", "duracion": 120, "clasificacion": "ATP"}'::jsonb),</text:p>
        <text:p text:style-name="Preformatted_20_Text"><text:s text:c="4"/>(uuidv7(), 'Conferencia Tech 2026', 'Evento de tecnología e innovación', 'conferencia', 299.00,</text:p>
        <text:p text:style-name="Preformatted_20_Text"><text:soft-page-break/><text:s text:c="5"/>'{"ponentes": ["Alice", "Bob"], "track": "backend", "nivel": "intermedio"}'::jsonb),</text:p>
        <text:p text:style-name="Preformatted_20_Text"><text:s text:c="4"/>(uuidv7(), 'Taller de PostgreSQL', 'Aprende PostgreSQL 18', 'educacion', 0.00,</text:p>
        <text:p text:style-name="Preformatted_20_Text"><text:s text:c="5"/>'{"instructor": "Maria", "duracion_horas": 8, "material": "included"}'::jsonb);</text:p>
        <text:p text:style-name="Preformatted_20_Text"/>
        <text:p text:style-name="Preformatted_20_Text">-- Insertar reservas</text:p>
        <text:p text:style-name="Preformatted_20_Text">INSERT INTO reservas_eventos (evento_id, sala_id, horario, capacidad_maxima)</text:p>
        <text:p text:style-name="Preformatted_20_Text">SELECT </text:p>
        <text:p text:style-name="Preformatted_20_Text"><text:s text:c="4"/>id,</text:p>
        <text:p text:style-name="Preformatted_20_Text"><text:s text:c="4"/>101,</text:p>
        <text:p text:style-name="Preformatted_20_Text"><text:s text:c="4"/>tstzrange('2026-05-15 19:00', '2026-05-15 22:00'),</text:p>
        <text:p text:style-name="Preformatted_20_Text"><text:s text:c="4"/>500</text:p>
        <text:p text:style-name="Preformatted_20_Text">FROM eventos WHERE titulo = 'Concierto de Rock';</text:p>
        <text:h text:style-name="Heading_20_4" text:outline-level="4">Paso 5: Consultas de Análisis</text:h>
        <text:p text:style-name="Text_20_body">sql</text:p>
        <text:p text:style-name="Preformatted_20_Text">-- 1. Buscar eventos por título (case-insensitive con índice)</text:p>
        <text:p text:style-name="Preformatted_20_Text">SELECT * FROM eventos </text:p>
        <text:p text:style-name="Preformatted_20_Text">WHERE casefold(titulo) = casefold('concierto de rock');</text:p>
        <text:p text:style-name="Preformatted_20_Text"/>
        <text:p text:style-name="Preformatted_20_Text">-- 2. Eventos con ciertos atributos JSON</text:p>
        <text:p text:style-name="Preformatted_20_Text">SELECT titulo, categoria, atributos-&gt;&gt;'artista' AS artista</text:p>
        <text:p text:style-name="Preformatted_20_Text">FROM eventos</text:p>
        <text:p text:style-name="Preformatted_20_Text">WHERE atributos @&gt; '{"genero": "rock"}';</text:p>
        <text:p text:style-name="Preformatted_20_Text"/>
        <text:p text:style-name="Preformatted_20_Text">-- 3. Verificar solapamiento de reservas</text:p>
        <text:p text:style-name="Preformatted_20_Text">SELECT e.titulo, r.sala_id, r.horario</text:p>
        <text:p text:style-name="Preformatted_20_Text">FROM reservas_eventos r</text:p>
        <text:p text:style-name="Preformatted_20_Text">JOIN eventos e ON r.evento_id = e.id</text:p>
        <text:p text:style-name="Preformatted_20_Text">WHERE r.sala_id = 101</text:p>
        <text:p text:style-name="Preformatted_20_Text"><text:s text:c="2"/>AND r.horario &amp;&amp; tstzrange('2026-05-15 20:00', '2026-05-15 21:00');</text:p>
        <text:p text:style-name="Preformatted_20_Text"/>
        <text:p text:style-name="Preformatted_20_Text">-- 4. Auditoría de cambios</text:p>
        <text:p text:style-name="Preformatted_20_Text">SELECT * FROM auditoria_eventos ORDER BY fecha DESC LIMIT 10;</text:p>
        <text:p text:style-name="Preformatted_20_Text"/>
        <text:p text:style-name="Preformatted_20_Text">-- 5. Estadísticas de eventos por categoría usando JSONB</text:p>
        <text:p text:style-name="Preformatted_20_Text">SELECT </text:p>
        <text:p text:style-name="Preformatted_20_Text"><text:s text:c="4"/>categoria,</text:p>
        <text:p text:style-name="Preformatted_20_Text"><text:s text:c="4"/>COUNT(*) as total,</text:p>
        <text:p text:style-name="Preformatted_20_Text"><text:s text:c="4"/>ROUND(AVG(precio_base), 2) as precio_promedio,</text:p>
        <text:p text:style-name="Preformatted_20_Text"><text:s text:c="4"/>jsonb_agg(atributos) as todos_atributos</text:p>
        <text:p text:style-name="Preformatted_20_Text">FROM eventos</text:p>
        <text:p text:style-name="Preformatted_20_Text">GROUP BY categoria;</text:p>
        <text:p text:style-name="Horizontal_20_Line"/>
        <text:h text:style-name="Heading_20_2" text:outline-level="2">Resumen del Módulo 5</text:h>
        <table:table table:name="Tabla21" table:style-name="Tabla21">
          <table:table-column table:style-name="Tabla21.A"/>
          <table:table-column table:style-name="Tabla21.B"/>
          <table:table-column table:style-name="Tabla21.C"/>
          <table:table-header-rows>
            <table:table-row>
              <table:table-cell table:style-name="Tabla21.A1" office:value-type="string">
                <text:p text:style-name="Table_20_Heading">Característica</text:p>
              </table:table-cell>
              <table:table-cell table:style-name="Tabla21.A1" office:value-type="string">
                <text:p text:style-name="Table_20_Heading">Versiones anteriores</text:p>
              </table:table-cell>
              <table:table-cell table:style-name="Tabla21.A1" office:value-type="string">
                <text:p text:style-name="Table_20_Heading">PostgreSQL 18</text:p>
              </table:table-cell>
            </table:table-row>
          </table:table-header-rows>
          <table:table-row>
            <table:table-cell table:style-name="Tabla21.A1" office:value-type="string">
              <text:p text:style-name="Table_20_Contents"><text:span text:style-name="Strong_20_Emphasis">RETURNING</text:span></text:p>
            </table:table-cell>
            <table:table-cell table:style-name="Tabla21.A1" office:value-type="string">
              <text:p text:style-name="Table_20_Contents">Solo NEW</text:p>
            </table:table-cell>
            <table:table-cell table:style-name="Tabla21.A1" office:value-type="string">
              <text:p text:style-name="Table_20_Contents">OLD y NEW</text:p>
            </table:table-cell>
          </table:table-row>
          <table:table-row>
            <table:table-cell table:style-name="Tabla21.A1" office:value-type="string">
              <text:p text:style-name="Table_20_Contents"><text:span text:style-name="Strong_20_Emphasis">Restricciones de solapamiento</text:span></text:p>
            </table:table-cell>
            <table:table-cell table:style-name="Tabla21.A1" office:value-type="string">
              <text:p text:style-name="Table_20_Contents">EXCLUDE USING gist (sintaxis compleja)</text:p>
            </table:table-cell>
            <table:table-cell table:style-name="Tabla21.A1" office:value-type="string">
              <text:p text:style-name="Table_20_Contents">WITHOUT OVERLAPS (sintaxis limpia)</text:p>
            </table:table-cell>
          </table:table-row>
          <table:table-row>
            <table:table-cell table:style-name="Tabla21.A1" office:value-type="string">
              <text:p text:style-name="Table_20_Contents"><text:span text:style-name="Strong_20_Emphasis">UUID por defecto</text:span></text:p>
            </table:table-cell>
            <table:table-cell table:style-name="Tabla21.A1" office:value-type="string">
              <text:p text:style-name="Table_20_Contents">UUIDv4 (aleatorio, fragmenta índices)</text:p>
            </table:table-cell>
            <table:table-cell table:style-name="Tabla21.A1" office:value-type="string">
              <text:p text:style-name="Table_20_Contents">UUIDv7 (monotónico, amigable con caché)</text:p>
            </table:table-cell>
          </table:table-row>
          <text:soft-page-break/>
          <table:table-row>
            <table:table-cell table:style-name="Tabla21.A1" office:value-type="string">
              <text:p text:style-name="Table_20_Contents"><text:span text:style-name="Strong_20_Emphasis">Columnas generadas</text:span></text:p>
            </table:table-cell>
            <table:table-cell table:style-name="Tabla21.A1" office:value-type="string">
              <text:p text:style-name="Table_20_Contents">STORED por defecto</text:p>
            </table:table-cell>
            <table:table-cell table:style-name="Tabla21.A1" office:value-type="string">
              <text:p text:style-name="Table_20_Contents">VIRTUAL por defecto</text:p>
            </table:table-cell>
          </table:table-row>
          <table:table-row>
            <table:table-cell table:style-name="Tabla21.A1" office:value-type="string">
              <text:p text:style-name="Table_20_Contents"><text:span text:style-name="Strong_20_Emphasis">Collation para texto</text:span></text:p>
            </table:table-cell>
            <table:table-cell table:style-name="Tabla21.A1" office:value-type="string">
              <text:p text:style-name="Table_20_Contents">libc o ICU (rendimiento variable)</text:p>
            </table:table-cell>
            <table:table-cell table:style-name="Tabla21.A1" office:value-type="string">
              <text:p text:style-name="Table_20_Contents">PG_UNICODE_FAST (rápida + Unicode completo)</text:p>
            </table:table-cell>
          </table:table-row>
          <table:table-row>
            <table:table-cell table:style-name="Tabla21.A1" office:value-type="string">
              <text:p text:style-name="Table_20_Contents"><text:span text:style-name="Strong_20_Emphasis">Comparación case-insensitive</text:span></text:p>
            </table:table-cell>
            <table:table-cell table:style-name="Tabla21.A1" office:value-type="string">
              <text:p text:style-name="Table_20_Contents">ILIKE (sin índice fácil)</text:p>
            </table:table-cell>
            <table:table-cell table:style-name="Tabla21.A1" office:value-type="string">
              <text:p text:style-name="Table_20_Contents">casefold() con índice</text:p>
            </table:table-cell>
          </table:table-row>
          <table:table-row>
            <table:table-cell table:style-name="Tabla21.A1" office:value-type="string">
              <text:p text:style-name="Table_20_Contents"><text:span text:style-name="Strong_20_Emphasis">JSONB</text:span></text:p>
            </table:table-cell>
            <table:table-cell table:style-name="Tabla21.A1" office:value-type="string">
              <text:p text:style-name="Table_20_Contents">Funcionalidad base</text:p>
            </table:table-cell>
            <table:table-cell table:style-name="Tabla21.A1" office:value-type="string">
              <text:p text:style-name="Table_20_Contents">Operadores optimizados + GIN paralelo</text:p>
            </table:table-cell>
          </table:table-row>
        </table:table>
        <text:p text:style-name="Horizontal_20_Line"/>
        <text:h text:style-name="Heading_20_2" text:outline-level="2">Preparación para el Proyecto Final</text:h>
        <text:p text:style-name="Text_20_body"><text:span text:style-name="Strong_20_Emphasis">Temas a integrar</text:span>:</text:p>
        <text:list xml:id="list3239956553" text:style-name="L73">
          <text:list-item>
            <text:p text:style-name="Text_20_body">Combinar monitoreo (Módulo 2) con optimización (Módulo 3)</text:p>
          </text:list-item>
          <text:list-item>
            <text:p text:style-name="Text_20_body">Aplicar seguridad OAuth (Módulo 4) a la aplicación de eventos</text:p>
          </text:list-item>
          <text:list-item>
            <text:p text:style-name="Text_20_body">Usar las nuevas capacidades JSONB para logging estructurado</text:p>
          </text:list-item>
        </text:list>
        <text:p text:style-name="Text_20_body">**Lect</text:p>
        <text:p text:style-name="Text_20_body">desarrolla el proyecto final</text:p>
        <text:h text:style-name="Heading_20_1" text:outline-level="1">Proyecto Final: Sistema de Gestión de Eventos con PostgreSQL 18</text:h>
        <text:h text:style-name="Heading_20_2" text:outline-level="2">Objetivo del Proyecto Final</text:h>
        <text:p text:style-name="Text_20_body">Integrar todos los conocimientos adquiridos durante el curso para diseñar, implementar y optimizar un sistema completo de gestión de eventos utilizando las características avanzadas de PostgreSQL 18.</text:p>
        <text:p text:style-name="Horizontal_20_Line"/>
        <text:h text:style-name="Heading_20_2" text:outline-level="2">Descripción General</text:h>
        <text:p text:style-name="Text_20_body">Desarrollarás una plataforma de gestión de eventos para una empresa de organización de conferencias que requiere:</text:p>
        <text:list xml:id="list1567587249" text:style-name="L74">
          <text:list-item>
            <text:p text:style-name="Text_20_body">Gestión de eventos, ponentes, asistentes y reservas</text:p>
          </text:list-item>
          <text:list-item>
            <text:p text:style-name="Text_20_body">Sistema de auditoría completa con OLD/NEW</text:p>
          </text:list-item>
          <text:list-item>
            <text:p text:style-name="Text_20_body">Restricciones temporales para evitar solapamientos</text:p>
          </text:list-item>
          <text:list-item>
            <text:p text:style-name="Text_20_body">Autenticación OAuth 2.0 para usuarios externos</text:p>
          </text:list-item>
          <text:list-item>
            <text:p text:style-name="Text_20_body"><text:soft-page-break/>Monitoreo y optimización de rendimiento</text:p>
          </text:list-item>
          <text:list-item>
            <text:p text:style-name="Text_20_body">Alta disponibilidad básica</text:p>
          </text:list-item>
        </text:list>
        <text:p text:style-name="Text_20_body"><text:span text:style-name="Strong_20_Emphasis">Entorno</text:span>: PostgreSQL 18 en contenedor Docker con extensiones habilitadas.</text:p>
        <text:p text:style-name="Text_20_body"><text:span text:style-name="Strong_20_Emphasis">Duración estimada</text:span>: 8-10 horas distribuidas en 5 entregas.</text:p>
        <text:p text:style-name="Horizontal_20_Line"/>
        <text:h text:style-name="Heading_20_2" text:outline-level="2">Estructura del Proyecto</text:h>
        <text:h text:style-name="Heading_20_3" text:outline-level="3">Entrega 1: Diseño de Esquema y Arquitectura (2 horas)</text:h>
        <text:h text:style-name="Heading_20_3" text:outline-level="3">Entrega 2: Implementación de Seguridad y Autenticación (2 horas)</text:h>
        <text:h text:style-name="Heading_20_3" text:outline-level="3">Entrega 3: Desarrollo de Funcionalidad Core (2 horas)</text:h>
        <text:h text:style-name="Heading_20_3" text:outline-level="3">Entrega 4: Monitoreo y Optimización (2 horas)</text:h>
        <text:h text:style-name="Heading_20_3" text:outline-level="3">Entrega 5: Documentación y Presentación (2 horas)</text:h>
        <text:p text:style-name="Horizontal_20_Line"/>
        <text:h text:style-name="Heading_20_1" text:outline-level="1">Entrega 1: Diseño de Esquema y Arquitectura (2 horas)</text:h>
        <text:h text:style-name="Heading_20_2" text:outline-level="2">1.1. Diagrama Entidad-Relación</text:h>
        <text:p text:style-name="Text_20_body">text</text:p>
        <text:p text:style-name="Preformatted_20_Text">┌─────────────┐ <text:s text:c="4"/>┌─────────────┐ <text:s text:c="4"/>┌─────────────┐</text:p>
        <text:p text:style-name="Preformatted_20_Text">│ <text:s/>eventos <text:s text:c="3"/>│ <text:s text:c="4"/>│ <text:s/>ponentes <text:s text:c="2"/>│ <text:s text:c="4"/>│ asistentes <text:s/>│</text:p>
        <text:p text:style-name="Preformatted_20_Text">├─────────────┤ <text:s text:c="4"/>├─────────────┤ <text:s text:c="4"/>├─────────────┤</text:p>
        <text:p text:style-name="Preformatted_20_Text">│ id (UUIDv7) │◄─── │ id (UUIDv7) │ <text:s text:c="4"/>│ id (UUIDv7) │</text:p>
        <text:p text:style-name="Preformatted_20_Text">│ titulo <text:s text:c="5"/>│ <text:s text:c="4"/>│ nombre <text:s text:c="5"/>│ <text:s text:c="4"/>│ nombre <text:s text:c="5"/>│</text:p>
        <text:p text:style-name="Preformatted_20_Text">│ descripcion │ <text:s text:c="4"/>│ email <text:s text:c="6"/>│ <text:s text:c="4"/>│ email <text:s text:c="6"/>│</text:p>
        <text:p text:style-name="Preformatted_20_Text">│ categoria <text:s text:c="2"/>│ <text:s text:c="4"/>│ bio <text:s text:c="8"/>│ <text:s text:c="4"/>│ telefono <text:s text:c="3"/>│</text:p>
        <text:p text:style-name="Preformatted_20_Text">│ fecha_inicio│ <text:s text:c="4"/>│ redes <text:s text:c="6"/>│ <text:s text:c="4"/>│ preferencias│</text:p>
        <text:p text:style-name="Preformatted_20_Text">│ fecha_fin <text:s text:c="2"/>│ <text:s text:c="4"/>└─────────────┘ <text:s text:c="4"/>└─────────────┘</text:p>
        <text:p text:style-name="Preformatted_20_Text">│ ubicacion <text:s text:c="2"/>│ <text:s text:c="10"/>│ <text:s text:c="19"/>│</text:p>
        <text:p text:style-name="Preformatted_20_Text">│ capacidad <text:s text:c="2"/>│ <text:s text:c="10"/>│ <text:s text:c="19"/>│</text:p>
        <text:p text:style-name="Preformatted_20_Text">│ precio_base │ <text:s text:c="10"/>│ <text:s text:c="19"/>│</text:p>
        <text:p text:style-name="Preformatted_20_Text">│ atributos <text:s text:c="2"/>│ <text:s text:c="10"/>│ <text:s text:c="19"/>│</text:p>
        <text:p text:style-name="Preformatted_20_Text">│ metadata <text:s text:c="3"/>│ <text:s text:c="10"/>│ <text:s text:c="19"/>│</text:p>
        <text:p text:style-name="Preformatted_20_Text">└─────────────┘ <text:s text:c="10"/>│ <text:s text:c="19"/>│</text:p>
        <text:p text:style-name="Preformatted_20_Text"><text:s text:c="6"/>│ <text:s text:c="19"/>│ <text:s text:c="19"/>│</text:p>
        <text:p text:style-name="Preformatted_20_Text"><text:s text:c="6"/>│ <text:s text:c="13"/>┌─────▼─────┐ <text:s text:c="8"/>┌─────▼─────┐</text:p>
        <text:p text:style-name="Preformatted_20_Text"><text:s text:c="6"/>│ <text:s text:c="13"/>│evento_ <text:s text:c="3"/>│ <text:s text:c="8"/>│ reservas <text:s/>│</text:p>
        <text:p text:style-name="Preformatted_20_Text"><text:s text:c="6"/>│ <text:s text:c="13"/>│ponentes <text:s text:c="2"/>│ <text:s text:c="8"/>├───────────┤</text:p>
        <text:p text:style-name="Preformatted_20_Text"><text:s text:c="6"/>│ <text:s text:c="13"/>├───────────┤ <text:s text:c="8"/>│ id <text:s text:c="7"/>│</text:p>
        <text:p text:style-name="Preformatted_20_Text"><text:s text:c="6"/>│ <text:s text:c="13"/>│evento_id <text:s/>│ <text:s text:c="8"/>│ evento_id │</text:p>
        <text:p text:style-name="Preformatted_20_Text"><text:s text:c="6"/>│ <text:s text:c="13"/>│ponente_id │ <text:s text:c="8"/>│asistente_id│</text:p>
        <text:p text:style-name="Preformatted_20_Text"><text:soft-page-break/><text:s text:c="6"/>│ <text:s text:c="13"/>│rol <text:s text:c="7"/>│ <text:s text:c="8"/>│ fecha <text:s text:c="4"/>│</text:p>
        <text:p text:style-name="Preformatted_20_Text"><text:s text:c="6"/>│ <text:s text:c="13"/>│horario <text:s text:c="3"/>│ <text:s text:c="8"/>│ estado <text:s text:c="3"/>│</text:p>
        <text:p text:style-name="Preformatted_20_Text"><text:s text:c="6"/>└──────────────┴───────────┘ <text:s text:c="8"/>│ pago_id <text:s text:c="2"/>│</text:p>
        <text:p text:style-name="Preformatted_20_Text"><text:s text:c="43"/>└───────────┘</text:p>
        <text:h text:style-name="Heading_20_2" text:outline-level="2">1.2. Creación del Esquema</text:h>
        <text:p text:style-name="Text_20_body">sql</text:p>
        <text:p text:style-name="Preformatted_20_Text">-- Crear esquema para el proyecto</text:p>
        <text:p text:style-name="Preformatted_20_Text">CREATE SCHEMA IF NOT EXISTS event_platform;</text:p>
        <text:p text:style-name="Preformatted_20_Text">SET search_path TO event_platform, public;</text:p>
        <text:p text:style-name="Preformatted_20_Text"/>
        <text:p text:style-name="Preformatted_20_Text">-- Habilitar extensiones necesarias</text:p>
        <text:p text:style-name="Preformatted_20_Text">CREATE EXTENSION IF NOT EXISTS "pgcrypto";</text:p>
        <text:p text:style-name="Preformatted_20_Text">CREATE EXTENSION IF NOT EXISTS "pg_stat_statements";</text:p>
        <text:p text:style-name="Preformatted_20_Text">CREATE EXTENSION IF NOT EXISTS "btree_gist"; <text:s/>-- Para WITHOUT OVERLAPS</text:p>
        <text:h text:style-name="Heading_20_3" text:outline-level="3">Tabla: eventos (Core)</text:h>
        <text:p text:style-name="Text_20_body">sql</text:p>
        <text:p text:style-name="Preformatted_20_Text">CREATE TABLE eventos (</text:p>
        <text:p text:style-name="Preformatted_20_Text"><text:s text:c="4"/>-- PK con UUIDv7 para mejor rendimiento de índices</text:p>
        <text:p text:style-name="Preformatted_20_Text"><text:s text:c="4"/>id UUID PRIMARY KEY DEFAULT uuidv7(),</text:p>
        <text:p text:style-name="Preformatted_20_Text"><text:s text:c="4"/></text:p>
        <text:p text:style-name="Preformatted_20_Text"><text:s text:c="4"/>-- Datos básicos con collation rápida</text:p>
        <text:p text:style-name="Preformatted_20_Text"><text:s text:c="4"/>titulo TEXT NOT NULL COLLATE "PG_UNICODE_FAST",</text:p>
        <text:p text:style-name="Preformatted_20_Text"><text:s text:c="4"/>descripcion TEXT COLLATE "PG_UNICODE_FAST",</text:p>
        <text:p text:style-name="Preformatted_20_Text"><text:s text:c="4"/>categoria TEXT NOT NULL,</text:p>
        <text:p text:style-name="Preformatted_20_Text"><text:s text:c="4"/></text:p>
        <text:p text:style-name="Preformatted_20_Text"><text:s text:c="4"/>-- Fechas con rango temporal</text:p>
        <text:p text:style-name="Preformatted_20_Text"><text:s text:c="4"/>fecha_inicio TIMESTAMPTZ NOT NULL,</text:p>
        <text:p text:style-name="Preformatted_20_Text"><text:s text:c="4"/>fecha_fin TIMESTAMPTZ NOT NULL,</text:p>
        <text:p text:style-name="Preformatted_20_Text"><text:s text:c="4"/>CHECK (fecha_fin &gt; fecha_inicio),</text:p>
        <text:p text:style-name="Preformatted_20_Text"><text:s text:c="4"/></text:p>
        <text:p text:style-name="Preformatted_20_Text"><text:s text:c="4"/>-- Capacidad y precio</text:p>
        <text:p text:style-name="Preformatted_20_Text"><text:s text:c="4"/>ubicacion TEXT NOT NULL,</text:p>
        <text:p text:style-name="Preformatted_20_Text"><text:s text:c="4"/>capacidad_maxima INTEGER NOT NULL CHECK (capacidad_maxima &gt; 0),</text:p>
        <text:p text:style-name="Preformatted_20_Text"><text:s text:c="4"/>precio_base DECIMAL(10,2) NOT NULL CHECK (precio_base &gt;= 0),</text:p>
        <text:p text:style-name="Preformatted_20_Text"><text:s text:c="4"/></text:p>
        <text:p text:style-name="Preformatted_20_Text"><text:s text:c="4"/>-- Datos semiestructurados</text:p>
        <text:p text:style-name="Preformatted_20_Text"><text:s text:c="4"/>atributos JSONB DEFAULT '{}'::jsonb,</text:p>
        <text:p text:style-name="Preformatted_20_Text"><text:s text:c="4"/></text:p>
        <text:p text:style-name="Preformatted_20_Text"><text:s text:c="4"/>-- Metadatos con auditoría automática</text:p>
        <text:p text:style-name="Preformatted_20_Text"><text:s text:c="4"/>metadata JSONB DEFAULT jsonb_build_object(</text:p>
        <text:p text:style-name="Preformatted_20_Text"><text:s text:c="8"/>'creado_en', NOW(),</text:p>
        <text:p text:style-name="Preformatted_20_Text"><text:s text:c="8"/>'creado_por', CURRENT_USER,</text:p>
        <text:p text:style-name="Preformatted_20_Text"><text:s text:c="8"/>'modificado_en', NULL,</text:p>
        <text:p text:style-name="Preformatted_20_Text"><text:s text:c="8"/>'modificado_por', NULL,</text:p>
        <text:p text:style-name="Preformatted_20_Text"><text:s text:c="8"/>'versiones', 1</text:p>
        <text:p text:style-name="Preformatted_20_Text"><text:s text:c="4"/>),</text:p>
        <text:p text:style-name="Preformatted_20_Text"><text:s text:c="4"/></text:p>
        <text:p text:style-name="Preformatted_20_Text"><text:s text:c="4"/>-- Control de estado</text:p>
        <text:p text:style-name="Preformatted_20_Text"><text:s text:c="4"/>estado TEXT DEFAULT 'ACTIVO' CHECK (estado IN ('ACTIVO', 'CANCELADO', 'FINALIZADO')),</text:p>
        <text:p text:style-name="Preformatted_20_Text"><text:s text:c="4"/></text:p>
        <text:p text:style-name="Preformatted_20_Text"><text:s text:c="4"/>-- Timestamps automáticos</text:p>
        <text:p text:style-name="Preformatted_20_Text"><text:s text:c="4"/>created_at TIMESTAMPTZ DEFAULT NOW(),</text:p>
        <text:p text:style-name="Preformatted_20_Text"><text:s text:c="4"/>updated_at TIMESTAMPTZ DEFAULT NOW(),</text:p>
        <text:p text:style-name="Preformatted_20_Text"><text:s text:c="4"/></text:p>
        <text:p text:style-name="Preformatted_20_Text"><text:soft-page-break/><text:s text:c="4"/>-- Restricción: no hay dos eventos en misma ubicación con fechas solapadas</text:p>
        <text:p text:style-name="Preformatted_20_Text"><text:s text:c="4"/>UNIQUE (ubicacion, tstzrange(fecha_inicio, fecha_fin) WITHOUT OVERLAPS)</text:p>
        <text:p text:style-name="Preformatted_20_Text">);</text:p>
        <text:p text:style-name="Preformatted_20_Text"/>
        <text:p text:style-name="Preformatted_20_Text">-- Índices optimizados</text:p>
        <text:p text:style-name="Preformatted_20_Text">CREATE INDEX idx_eventos_titulo_casefold ON eventos (casefold(titulo));</text:p>
        <text:p text:style-name="Preformatted_20_Text">CREATE INDEX idx_eventos_categoria ON eventos (categoria);</text:p>
        <text:p text:style-name="Preformatted_20_Text">CREATE INDEX idx_eventos_fechas ON eventos (fecha_inicio, fecha_fin);</text:p>
        <text:p text:style-name="Preformatted_20_Text">CREATE INDEX idx_eventos_atributos_gin ON eventos USING gin (atributos);</text:p>
        <text:p text:style-name="Preformatted_20_Text">CREATE INDEX idx_eventos_estado ON eventos (estado);</text:p>
        <text:h text:style-name="Heading_20_3" text:outline-level="3">Tabla: ponentes</text:h>
        <text:p text:style-name="Text_20_body">sql</text:p>
        <text:p text:style-name="Preformatted_20_Text">CREATE TABLE ponentes (</text:p>
        <text:p text:style-name="Preformatted_20_Text"><text:s text:c="4"/>id UUID PRIMARY KEY DEFAULT uuidv7(),</text:p>
        <text:p text:style-name="Preformatted_20_Text"><text:s text:c="4"/>nombre TEXT NOT NULL COLLATE "PG_UNICODE_FAST",</text:p>
        <text:p text:style-name="Preformatted_20_Text"><text:s text:c="4"/>email TEXT NOT NULL UNIQUE,</text:p>
        <text:p text:style-name="Preformatted_20_Text"><text:s text:c="4"/>bio TEXT,</text:p>
        <text:p text:style-name="Preformatted_20_Text"><text:s text:c="4"/>especialidad TEXT[] DEFAULT '{}',</text:p>
        <text:p text:style-name="Preformatted_20_Text"><text:s text:c="4"/>redes_sociales JSONB DEFAULT '{}'::jsonb,</text:p>
        <text:p text:style-name="Preformatted_20_Text"><text:s text:c="4"/>metadata JSONB DEFAULT jsonb_build_object(</text:p>
        <text:p text:style-name="Preformatted_20_Text"><text:s text:c="8"/>'creado_en', NOW(),</text:p>
        <text:p text:style-name="Preformatted_20_Text"><text:s text:c="8"/>'creado_por', CURRENT_USER</text:p>
        <text:p text:style-name="Preformatted_20_Text"><text:s text:c="4"/>),</text:p>
        <text:p text:style-name="Preformatted_20_Text"><text:s text:c="4"/>created_at TIMESTAMPTZ DEFAULT NOW(),</text:p>
        <text:p text:style-name="Preformatted_20_Text"><text:s text:c="4"/>updated_at TIMESTAMPTZ DEFAULT NOW()</text:p>
        <text:p text:style-name="Preformatted_20_Text">);</text:p>
        <text:p text:style-name="Preformatted_20_Text"/>
        <text:p text:style-name="Preformatted_20_Text">CREATE INDEX idx_ponentes_email ON ponentes (email);</text:p>
        <text:p text:style-name="Preformatted_20_Text">CREATE INDEX idx_ponentes_nombre_casefold ON ponentes (casefold(nombre));</text:p>
        <text:p text:style-name="Preformatted_20_Text">CREATE INDEX idx_ponentes_especialidad ON ponentes USING gin (especialidad);</text:p>
        <text:h text:style-name="Heading_20_3" text:outline-level="3">Tabla: asistentes</text:h>
        <text:p text:style-name="Text_20_body">sql</text:p>
        <text:p text:style-name="Preformatted_20_Text">CREATE TABLE asistentes (</text:p>
        <text:p text:style-name="Preformatted_20_Text"><text:s text:c="4"/>id UUID PRIMARY KEY DEFAULT uuidv7(),</text:p>
        <text:p text:style-name="Preformatted_20_Text"><text:s text:c="4"/>nombre TEXT NOT NULL COLLATE "PG_UNICODE_FAST",</text:p>
        <text:p text:style-name="Preformatted_20_Text"><text:s text:c="4"/>email TEXT NOT NULL UNIQUE,</text:p>
        <text:p text:style-name="Preformatted_20_Text"><text:s text:c="4"/>telefono TEXT,</text:p>
        <text:p text:style-name="Preformatted_20_Text"><text:s text:c="4"/>preferencias JSONB DEFAULT '{"notificaciones": true, "idioma": "es"}'::jsonb,</text:p>
        <text:p text:style-name="Preformatted_20_Text"><text:s text:c="4"/></text:p>
        <text:p text:style-name="Preformatted_20_Text"><text:s text:c="4"/>-- OAuth externo</text:p>
        <text:p text:style-name="Preformatted_20_Text"><text:s text:c="4"/>oauth_provider TEXT,</text:p>
        <text:p text:style-name="Preformatted_20_Text"><text:s text:c="4"/>oauth_user_id TEXT,</text:p>
        <text:p text:style-name="Preformatted_20_Text"><text:s text:c="4"/>UNIQUE (oauth_provider, oauth_user_id),</text:p>
        <text:p text:style-name="Preformatted_20_Text"><text:s text:c="4"/></text:p>
        <text:p text:style-name="Preformatted_20_Text"><text:s text:c="4"/>metadata JSONB DEFAULT jsonb_build_object(</text:p>
        <text:p text:style-name="Preformatted_20_Text"><text:s text:c="8"/>'registro_en', NOW(),</text:p>
        <text:p text:style-name="Preformatted_20_Text"><text:s text:c="8"/>'ultimo_acceso', NULL</text:p>
        <text:p text:style-name="Preformatted_20_Text"><text:s text:c="4"/>),</text:p>
        <text:p text:style-name="Preformatted_20_Text"><text:s text:c="4"/>created_at TIMESTAMPTZ DEFAULT NOW(),</text:p>
        <text:p text:style-name="Preformatted_20_Text"><text:s text:c="4"/>updated_at TIMESTAMPTZ DEFAULT NOW()</text:p>
        <text:p text:style-name="Preformatted_20_Text">);</text:p>
        <text:p text:style-name="Preformatted_20_Text"/>
        <text:p text:style-name="Preformatted_20_Text">CREATE INDEX idx_asistentes_email ON asistentes (email);</text:p>
        <text:p text:style-name="Preformatted_20_Text">CREATE INDEX idx_asistentes_preferencias_gin ON asistentes USING gin (preferencias);</text:p>
        <text:h text:style-name="Heading_20_3" text:outline-level="3"><text:soft-page-break/>Tabla: evento_ponentes (Relación muchos a muchos con rol)</text:h>
        <text:p text:style-name="Text_20_body">sql</text:p>
        <text:p text:style-name="Preformatted_20_Text">CREATE TABLE evento_ponentes (</text:p>
        <text:p text:style-name="Preformatted_20_Text"><text:s text:c="4"/>evento_id UUID NOT NULL REFERENCES eventos(id) ON DELETE CASCADE,</text:p>
        <text:p text:style-name="Preformatted_20_Text"><text:s text:c="4"/>ponente_id UUID NOT NULL REFERENCES ponentes(id) ON DELETE CASCADE,</text:p>
        <text:p text:style-name="Preformatted_20_Text"><text:s text:c="4"/>rol TEXT DEFAULT 'PONENTE' CHECK (rol IN ('PONENTE', 'MODERADOR', 'PANELISTA')),</text:p>
        <text:p text:style-name="Preformatted_20_Text"><text:s text:c="4"/>horario_asignado TSTZRANGE,</text:p>
        <text:p text:style-name="Preformatted_20_Text"><text:s text:c="4"/>notas TEXT,</text:p>
        <text:p text:style-name="Preformatted_20_Text"><text:s text:c="4"/></text:p>
        <text:p text:style-name="Preformatted_20_Text"><text:s text:c="4"/>PRIMARY KEY (evento_id, ponente_id),</text:p>
        <text:p text:style-name="Preformatted_20_Text"><text:s text:c="4"/></text:p>
        <text:p text:style-name="Preformatted_20_Text"><text:s text:c="4"/>-- Un ponente no puede estar en dos roles en el mismo evento</text:p>
        <text:p text:style-name="Preformatted_20_Text"><text:s text:c="4"/>UNIQUE (evento_id, ponente_id, rol)</text:p>
        <text:p text:style-name="Preformatted_20_Text">);</text:p>
        <text:h text:style-name="Heading_20_3" text:outline-level="3">Tabla: reservas (con pago simulado)</text:h>
        <text:p text:style-name="Text_20_body">sql</text:p>
        <text:p text:style-name="Preformatted_20_Text">CREATE TABLE reservas (</text:p>
        <text:p text:style-name="Preformatted_20_Text"><text:s text:c="4"/>id UUID PRIMARY KEY DEFAULT uuidv7(),</text:p>
        <text:p text:style-name="Preformatted_20_Text"><text:s text:c="4"/>evento_id UUID NOT NULL REFERENCES eventos(id) ON DELETE CASCADE,</text:p>
        <text:p text:style-name="Preformatted_20_Text"><text:s text:c="4"/>asistente_id UUID NOT NULL REFERENCES asistentes(id) ON DELETE CASCADE,</text:p>
        <text:p text:style-name="Preformatted_20_Text"><text:s text:c="4"/></text:p>
        <text:p text:style-name="Preformatted_20_Text"><text:s text:c="4"/>fecha_reserva TIMESTAMPTZ DEFAULT NOW(),</text:p>
        <text:p text:style-name="Preformatted_20_Text"><text:s text:c="4"/>cantidad INTEGER NOT NULL DEFAULT 1 CHECK (cantidad &gt; 0),</text:p>
        <text:p text:style-name="Preformatted_20_Text"><text:s text:c="4"/>precio_unitario DECIMAL(10,2) NOT NULL,</text:p>
        <text:p text:style-name="Preformatted_20_Text"><text:s text:c="4"/>precio_total DECIMAL(10,2) GENERATED ALWAYS AS (cantidad * precio_unitario) STORED,</text:p>
        <text:p text:style-name="Preformatted_20_Text"><text:s text:c="4"/></text:p>
        <text:p text:style-name="Preformatted_20_Text"><text:s text:c="4"/>estado TEXT DEFAULT 'PENDIENTE' CHECK (estado IN ('PENDIENTE', 'CONFIRMADA', 'CANCELADA', 'COMPLETADA')),</text:p>
        <text:p text:style-name="Preformatted_20_Text"><text:s text:c="4"/></text:p>
        <text:p text:style-name="Preformatted_20_Text"><text:s text:c="4"/>-- Datos de pago (simulado)</text:p>
        <text:p text:style-name="Preformatted_20_Text"><text:s text:c="4"/>pago_id TEXT,</text:p>
        <text:p text:style-name="Preformatted_20_Text"><text:s text:c="4"/>pago_metadata JSONB DEFAULT '{}'::jsonb,</text:p>
        <text:p text:style-name="Preformatted_20_Text"><text:s text:c="4"/></text:p>
        <text:p text:style-name="Preformatted_20_Text"><text:s text:c="4"/>metadata JSONB DEFAULT jsonb_build_object('creado_en', NOW()),</text:p>
        <text:p text:style-name="Preformatted_20_Text"><text:s text:c="4"/>created_at TIMESTAMPTZ DEFAULT NOW(),</text:p>
        <text:p text:style-name="Preformatted_20_Text"><text:s text:c="4"/>updated_at TIMESTAMPTZ DEFAULT NOW(),</text:p>
        <text:p text:style-name="Preformatted_20_Text"><text:s text:c="4"/></text:p>
        <text:p text:style-name="Preformatted_20_Text"><text:s text:c="4"/>-- Restricción: un asistente no puede reservar dos eventos solapados</text:p>
        <text:p text:style-name="Preformatted_20_Text"><text:s text:c="4"/>UNIQUE (asistente_id, tstzrange(</text:p>
        <text:p text:style-name="Preformatted_20_Text"><text:s text:c="8"/>(SELECT fecha_inicio FROM eventos WHERE id = evento_id),</text:p>
        <text:p text:style-name="Preformatted_20_Text"><text:s text:c="8"/>(SELECT fecha_fin FROM eventos WHERE id = evento_id)</text:p>
        <text:p text:style-name="Preformatted_20_Text"><text:s text:c="4"/>) WITHOUT OVERLAPS)</text:p>
        <text:p text:style-name="Preformatted_20_Text">);</text:p>
        <text:p text:style-name="Preformatted_20_Text"/>
        <text:p text:style-name="Preformatted_20_Text">CREATE INDEX idx_reservas_evento ON reservas (evento_id);</text:p>
        <text:p text:style-name="Preformatted_20_Text">CREATE INDEX idx_reservas_asistente ON reservas (asistente_id);</text:p>
        <text:p text:style-name="Preformatted_20_Text">CREATE INDEX idx_reservas_estado ON reservas (estado);</text:p>
        <text:h text:style-name="Heading_20_3" text:outline-level="3">Tabla de Auditoría</text:h>
        <text:p text:style-name="Text_20_body">sql</text:p>
        <text:p text:style-name="Preformatted_20_Text">CREATE TABLE auditoria_eventos (</text:p>
        <text:p text:style-name="Preformatted_20_Text"><text:s text:c="4"/>id SERIAL PRIMARY KEY,</text:p>
        <text:p text:style-name="Preformatted_20_Text"><text:s text:c="4"/>tabla_afectada TEXT NOT NULL,</text:p>
        <text:p text:style-name="Preformatted_20_Text"><text:soft-page-break/><text:s text:c="4"/>registro_id UUID NOT NULL,</text:p>
        <text:p text:style-name="Preformatted_20_Text"><text:s text:c="4"/>operacion TEXT NOT NULL CHECK (operacion IN ('INSERT', 'UPDATE', 'DELETE')),</text:p>
        <text:p text:style-name="Preformatted_20_Text"><text:s text:c="4"/>valores_anteriores JSONB,</text:p>
        <text:p text:style-name="Preformatted_20_Text"><text:s text:c="4"/>valores_nuevos JSONB,</text:p>
        <text:p text:style-name="Preformatted_20_Text"><text:s text:c="4"/>usuario TEXT NOT NULL,</text:p>
        <text:p text:style-name="Preformatted_20_Text"><text:s text:c="4"/>ip_address INET,</text:p>
        <text:p text:style-name="Preformatted_20_Text"><text:s text:c="4"/>user_agent TEXT,</text:p>
        <text:p text:style-name="Preformatted_20_Text"><text:s text:c="4"/>fecha TIMESTAMPTZ DEFAULT NOW()</text:p>
        <text:p text:style-name="Preformatted_20_Text">);</text:p>
        <text:p text:style-name="Preformatted_20_Text"/>
        <text:p text:style-name="Preformatted_20_Text">CREATE INDEX idx_auditoria_registro ON auditoria_eventos (tabla_afectada, registro_id);</text:p>
        <text:p text:style-name="Preformatted_20_Text">CREATE INDEX idx_auditoria_fecha ON auditoria_eventos (fecha DESC);</text:p>
        <text:h text:style-name="Heading_20_2" text:outline-level="2">1.3. Función de Actualización Automática de updated_at</text:h>
        <text:p text:style-name="Text_20_body">sql</text:p>
        <text:p text:style-name="Preformatted_20_Text">CREATE OR REPLACE FUNCTION update_updated_at_column()</text:p>
        <text:p text:style-name="Preformatted_20_Text">RETURNS TRIGGER AS $$</text:p>
        <text:p text:style-name="Preformatted_20_Text">BEGIN</text:p>
        <text:p text:style-name="Preformatted_20_Text"><text:s text:c="4"/>NEW.updated_at = NOW();</text:p>
        <text:p text:style-name="Preformatted_20_Text"><text:s text:c="4"/>RETURN NEW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Aplicar trigger a todas las tablas</text:p>
        <text:p text:style-name="Preformatted_20_Text">CREATE TRIGGER update_eventos_updated_at BEFORE UPDATE ON eventos</text:p>
        <text:p text:style-name="Preformatted_20_Text"><text:s text:c="4"/>FOR EACH ROW EXECUTE FUNCTION update_updated_at_column();</text:p>
        <text:p text:style-name="Preformatted_20_Text"/>
        <text:p text:style-name="Preformatted_20_Text">CREATE TRIGGER update_ponentes_updated_at BEFORE UPDATE ON ponentes</text:p>
        <text:p text:style-name="Preformatted_20_Text"><text:s text:c="4"/>FOR EACH ROW EXECUTE FUNCTION update_updated_at_column();</text:p>
        <text:p text:style-name="Preformatted_20_Text"/>
        <text:p text:style-name="Preformatted_20_Text">CREATE TRIGGER update_asistentes_updated_at BEFORE UPDATE ON asistentes</text:p>
        <text:p text:style-name="Preformatted_20_Text"><text:s text:c="4"/>FOR EACH ROW EXECUTE FUNCTION update_updated_at_column();</text:p>
        <text:p text:style-name="Preformatted_20_Text"/>
        <text:p text:style-name="Preformatted_20_Text">CREATE TRIGGER update_reservas_updated_at BEFORE UPDATE ON reservas</text:p>
        <text:p text:style-name="Preformatted_20_Text"><text:s text:c="4"/>FOR EACH ROW EXECUTE FUNCTION update_updated_at_column();</text:p>
        <text:h text:style-name="Heading_20_2" text:outline-level="2">1.4. Trigger de Auditoría con OLD/NEW</text:h>
        <text:p text:style-name="Text_20_body">sql</text:p>
        <text:p text:style-name="Preformatted_20_Text">CREATE OR REPLACE FUNCTION audit_trigger_function()</text:p>
        <text:p text:style-name="Preformatted_20_Text">RETURNS TRIGGER AS $$</text:p>
        <text:p text:style-name="Preformatted_20_Text">BEGIN</text:p>
        <text:p text:style-name="Preformatted_20_Text"><text:s text:c="4"/>INSERT INTO auditoria_eventos (</text:p>
        <text:p text:style-name="Preformatted_20_Text"><text:s text:c="8"/>tabla_afectada, registro_id, operacion,</text:p>
        <text:p text:style-name="Preformatted_20_Text"><text:s text:c="8"/>valores_anteriores, valores_nuevos,</text:p>
        <text:p text:style-name="Preformatted_20_Text"><text:s text:c="8"/>usuario, ip_address, user_agent</text:p>
        <text:p text:style-name="Preformatted_20_Text"><text:s text:c="4"/>)</text:p>
        <text:p text:style-name="Preformatted_20_Text"><text:s text:c="4"/>VALUES (</text:p>
        <text:p text:style-name="Preformatted_20_Text"><text:s text:c="8"/>TG_TABLE_NAME,</text:p>
        <text:p text:style-name="Preformatted_20_Text"><text:s text:c="8"/>COALESCE(NEW.id, OLD.id),</text:p>
        <text:p text:style-name="Preformatted_20_Text"><text:s text:c="8"/>TG_OP,</text:p>
        <text:p text:style-name="Preformatted_20_Text"><text:s text:c="8"/>CASE WHEN TG_OP IN ('UPDATE', 'DELETE') THEN to_jsonb(OLD) ELSE NULL END,</text:p>
        <text:p text:style-name="Preformatted_20_Text"><text:s text:c="8"/>CASE WHEN TG_OP IN ('INSERT', 'UPDATE') THEN to_jsonb(NEW) ELSE NULL END,</text:p>
        <text:p text:style-name="Preformatted_20_Text"><text:s text:c="8"/>CURRENT_USER,</text:p>
        <text:p text:style-name="Preformatted_20_Text"><text:s text:c="8"/>inet_client_addr(),</text:p>
        <text:p text:style-name="Preformatted_20_Text"><text:soft-page-break/><text:s text:c="8"/>current_setting('application_name', true)</text:p>
        <text:p text:style-name="Preformatted_20_Text"><text:s text:c="4"/>);</text:p>
        <text:p text:style-name="Preformatted_20_Text"><text:s text:c="4"/></text:p>
        <text:p text:style-name="Preformatted_20_Text"><text:s text:c="4"/>RETURN COALESCE(NEW, OLD)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Aplicar a tablas críticas</text:p>
        <text:p text:style-name="Preformatted_20_Text">CREATE TRIGGER audit_eventos AFTER INSERT OR UPDATE OR DELETE ON eventos</text:p>
        <text:p text:style-name="Preformatted_20_Text"><text:s text:c="4"/>FOR EACH ROW EXECUTE FUNCTION audit_trigger_function();</text:p>
        <text:p text:style-name="Preformatted_20_Text"/>
        <text:p text:style-name="Preformatted_20_Text">CREATE TRIGGER audit_reservas AFTER INSERT OR UPDATE OR DELETE ON reservas</text:p>
        <text:p text:style-name="Preformatted_20_Text"><text:s text:c="4"/>FOR EACH ROW EXECUTE FUNCTION audit_trigger_function();</text:p>
        <text:h text:style-name="Heading_20_3" text:outline-level="3">Entregable 1:</text:h>
        <text:list xml:id="list1711562316" text:style-name="L75">
          <text:list-item>
            <text:p text:style-name="Text_20_body">Script SQL completo de creación del esquema</text:p>
          </text:list-item>
          <text:list-item>
            <text:p text:style-name="Text_20_body">Diagrama ER en formato PDF o PNG</text:p>
          </text:list-item>
          <text:list-item>
            <text:p text:style-name="Text_20_body">Explicación de decisiones de diseño (UUIDv7, WITHOUT OVERLAPS, JSONB)</text:p>
          </text:list-item>
        </text:list>
        <text:p text:style-name="Horizontal_20_Line"/>
        <text:h text:style-name="Heading_20_1" text:outline-level="1">Entrega 2: Implementación de Seguridad y Autenticación (2 horas)</text:h>
        <text:h text:style-name="Heading_20_2" text:outline-level="2">2.1. Configuración de TLS 1.3</text:h>
        <text:p text:style-name="Text_20_body">bash</text:p>
        <text:p text:style-name="Preformatted_20_Text"># Generar certificados para desarrollo</text:p>
        <text:p text:style-name="Preformatted_20_Text">mkdir -p /var/lib/postgresql/certs</text:p>
        <text:p text:style-name="Preformatted_20_Text">cd /var/lib/postgresql/certs</text:p>
        <text:p text:style-name="Preformatted_20_Text"/>
        <text:p text:style-name="Preformatted_20_Text"># Generar CA</text:p>
        <text:p text:style-name="Preformatted_20_Text">openssl req -new -x509 -days 365 -nodes -text \</text:p>
        <text:p text:style-name="Preformatted_20_Text"><text:s text:c="4"/>-out ca.crt -keyout ca.key \</text:p>
        <text:p text:style-name="Preformatted_20_Text"><text:s text:c="4"/>-subj "/CN=event-platform-ca"</text:p>
        <text:p text:style-name="Preformatted_20_Text"/>
        <text:p text:style-name="Preformatted_20_Text"># Generar certificado del servidor</text:p>
        <text:p text:style-name="Preformatted_20_Text">openssl req -new -nodes -text -out server.csr \</text:p>
        <text:p text:style-name="Preformatted_20_Text"><text:s text:c="4"/>-keyout server.key -subj "/CN=postgres.event-platform.local"</text:p>
        <text:p text:style-name="Preformatted_20_Text">openssl x509 -req -in server.csr -days 365 -CA ca.crt -CAkey ca.key \</text:p>
        <text:p text:style-name="Preformatted_20_Text"><text:s text:c="4"/>-CAcreateserial -out server.crt</text:p>
        <text:p text:style-name="Preformatted_20_Text"/>
        <text:p text:style-name="Preformatted_20_Text">chmod 600 server.key</text:p>
        <text:p text:style-name="Preformatted_20_Text">chown postgres:postgres server.key</text:p>
        <text:p text:style-name="Text_20_body">conf</text:p>
        <text:p text:style-name="Preformatted_20_Text"># postgresql.conf</text:p>
        <text:p text:style-name="Preformatted_20_Text">ssl = on</text:p>
        <text:p text:style-name="Preformatted_20_Text">ssl_cert_file = '/var/lib/postgresql/certs/server.crt'</text:p>
        <text:p text:style-name="Preformatted_20_Text">ssl_key_file = '/var/lib/postgresql/certs/server.key'</text:p>
        <text:p text:style-name="Preformatted_20_Text">ssl_ca_file = '/var/lib/postgresql/certs/ca.crt'</text:p>
        <text:p text:style-name="Preformatted_20_Text">ssl_min_protocol_version = 'TLSv1.2'</text:p>
        <text:p text:style-name="Preformatted_20_Text">ssl_max_protocol_version = 'TLSv1.3'</text:p>
        <text:p text:style-name="Preformatted_20_Text"><text:soft-page-break/>ssl_tls13_ciphers = 'TLS_AES_256_GCM_SHA384'</text:p>
        <text:p text:style-name="Preformatted_20_Text">ssl_ciphers = 'HIGH:!aNULL:!MD5:!3DES'</text:p>
        <text:h text:style-name="Heading_20_2" text:outline-level="2">2.2. Roles y Permisos</text:h>
        <text:p text:style-name="Text_20_body">sql</text:p>
        <text:p text:style-name="Preformatted_20_Text">-- Crear roles de aplicación</text:p>
        <text:p text:style-name="Preformatted_20_Text">CREATE ROLE app_admin WITH LOGIN PASSWORD 'admin_secure_2026!';</text:p>
        <text:p text:style-name="Preformatted_20_Text">CREATE ROLE app_organizador WITH LOGIN PASSWORD 'org_secure_2026!';</text:p>
        <text:p text:style-name="Preformatted_20_Text">CREATE ROLE app_asistente WITH LOGIN PASSWORD 'asist_secure_2026!';</text:p>
        <text:p text:style-name="Preformatted_20_Text">CREATE ROLE app_readonly WITH LOGIN PASSWORD 'read_secure_2026!';</text:p>
        <text:p text:style-name="Preformatted_20_Text"/>
        <text:p text:style-name="Preformatted_20_Text">-- Crear roles de grupo</text:p>
        <text:p text:style-name="Preformatted_20_Text">CREATE ROLE grupo_administradores;</text:p>
        <text:p text:style-name="Preformatted_20_Text">CREATE ROLE grupo_organizadores;</text:p>
        <text:p text:style-name="Preformatted_20_Text">CREATE ROLE grupo_asistentes;</text:p>
        <text:p text:style-name="Preformatted_20_Text">CREATE ROLE grupo_lectores;</text:p>
        <text:p text:style-name="Preformatted_20_Text"/>
        <text:p text:style-name="Preformatted_20_Text">-- Asignar miembros</text:p>
        <text:p text:style-name="Preformatted_20_Text">GRANT grupo_administradores TO app_admin;</text:p>
        <text:p text:style-name="Preformatted_20_Text">GRANT grupo_organizadores TO app_organizador;</text:p>
        <text:p text:style-name="Preformatted_20_Text">GRANT grupo_asistentes TO app_asistente;</text:p>
        <text:p text:style-name="Preformatted_20_Text">GRANT grupo_lectores TO app_readonly;</text:p>
        <text:p text:style-name="Preformatted_20_Text"/>
        <text:p text:style-name="Preformatted_20_Text">-- Permisos por esquema</text:p>
        <text:p text:style-name="Preformatted_20_Text">GRANT USAGE ON SCHEMA event_platform TO grupo_organizadores, grupo_asistentes, grupo_lectores;</text:p>
        <text:p text:style-name="Preformatted_20_Text">GRANT ALL PRIVILEGES ON SCHEMA event_platform TO grupo_administradores;</text:p>
        <text:p text:style-name="Preformatted_20_Text"/>
        <text:p text:style-name="Preformatted_20_Text">-- Permisos específicos por tabla</text:p>
        <text:p text:style-name="Preformatted_20_Text">-- Administradores: todo</text:p>
        <text:p text:style-name="Preformatted_20_Text">GRANT ALL PRIVILEGES ON ALL TABLES IN SCHEMA event_platform TO grupo_administradores;</text:p>
        <text:p text:style-name="Preformatted_20_Text"/>
        <text:p text:style-name="Preformatted_20_Text">-- Organizadores: CRUD en eventos y ponentes</text:p>
        <text:p text:style-name="Preformatted_20_Text">GRANT SELECT, INSERT, UPDATE, DELETE ON eventos, ponentes, evento_ponentes TO grupo_organizadores;</text:p>
        <text:p text:style-name="Preformatted_20_Text">GRANT SELECT ON reservas, asistentes TO grupo_organizadores;</text:p>
        <text:p text:style-name="Preformatted_20_Text"/>
        <text:p text:style-name="Preformatted_20_Text">-- Asistentes: solo sus propias reservas</text:p>
        <text:p text:style-name="Preformatted_20_Text">GRANT SELECT ON eventos TO grupo_asistentes;</text:p>
        <text:p text:style-name="Preformatted_20_Text">GRANT SELECT, INSERT, UPDATE ON reservas TO grupo_asistentes;</text:p>
        <text:p text:style-name="Preformatted_20_Text">GRANT SELECT ON asistentes TO grupo_asistentes;</text:p>
        <text:p text:style-name="Preformatted_20_Text"/>
        <text:p text:style-name="Preformatted_20_Text">-- Lectores: solo SELECT</text:p>
        <text:p text:style-name="Preformatted_20_Text">GRANT SELECT ON ALL TABLES IN SCHEMA event_platform TO grupo_lectores;</text:p>
        <text:p text:style-name="Preformatted_20_Text"/>
        <text:p text:style-name="Preformatted_20_Text">-- Secuencias</text:p>
        <text:p text:style-name="Preformatted_20_Text">GRANT USAGE ON ALL SEQUENCES IN SCHEMA event_platform TO grupo_administradores, grupo_organizadores;</text:p>
        <text:p text:style-name="Preformatted_20_Text"/>
        <text:p text:style-name="Preformatted_20_Text">-- Políticas RLS para asistentes (solo ven sus propios datos)</text:p>
        <text:p text:style-name="Preformatted_20_Text">ALTER TABLE asistentes ENABLE ROW LEVEL SECURITY;</text:p>
        <text:p text:style-name="Preformatted_20_Text">ALTER TABLE reservas ENABLE ROW LEVEL SECURITY;</text:p>
        <text:p text:style-name="Preformatted_20_Text"/>
        <text:p text:style-name="Preformatted_20_Text">CREATE POLICY asistentes_self_policy ON asistentes</text:p>
        <text:p text:style-name="Preformatted_20_Text"><text:s text:c="4"/>USING (id = current_setting('app.current_asistente_id', true)::UUID);</text:p>
        <text:p text:style-name="Preformatted_20_Text"/>
        <text:p text:style-name="Preformatted_20_Text">CREATE POLICY reservas_self_policy ON reservas</text:p>
        <text:p text:style-name="Preformatted_20_Text"><text:soft-page-break/><text:s text:c="4"/>USING (asistente_id = current_setting('app.current_asistente_id', true)::UUID);</text:p>
        <text:h text:style-name="Heading_20_2" text:outline-level="2">2.3. Migración de MD5 a SCRAM-SHA-256</text:h>
        <text:p text:style-name="Text_20_body">sql</text:p>
        <text:p text:style-name="Preformatted_20_Text">-- Verificar usuarios con MD5</text:p>
        <text:p text:style-name="Preformatted_20_Text">SELECT usename FROM pg_shadow WHERE passwd LIKE 'md5%';</text:p>
        <text:p text:style-name="Preformatted_20_Text"/>
        <text:p text:style-name="Preformatted_20_Text">-- Migrar contraseñas (forzar cambio en próximo login)</text:p>
        <text:p text:style-name="Preformatted_20_Text">ALTER USER app_admin PASSWORD 'admin_secure_2026!';</text:p>
        <text:p text:style-name="Preformatted_20_Text">ALTER USER app_organizador PASSWORD 'org_secure_2026!';</text:p>
        <text:p text:style-name="Preformatted_20_Text">ALTER USER app_asistente PASSWORD 'asist_secure_2026!';</text:p>
        <text:p text:style-name="Preformatted_20_Text">ALTER USER app_readonly PASSWORD 'read_secure_2026!';</text:p>
        <text:p text:style-name="Preformatted_20_Text"/>
        <text:p text:style-name="Preformatted_20_Text">-- Configurar SCRAM como default</text:p>
        <text:p text:style-name="Preformatted_20_Text">ALTER SYSTEM SET password_encryption = 'scram-sha-256';</text:p>
        <text:p text:style-name="Preformatted_20_Text">SELECT pg_reload_conf();</text:p>
        <text:h text:style-name="Heading_20_2" text:outline-level="2">2.4. Función de Autenticación con JWT (Simulado)</text:h>
        <text:p text:style-name="Text_20_body">sql</text:p>
        <text:p text:style-name="Preformatted_20_Text">-- Función para validar token JWT (simplificada para demo)</text:p>
        <text:p text:style-name="Preformatted_20_Text">CREATE OR REPLACE FUNCTION authenticate_with_jwt(token TEXT)</text:p>
        <text:p text:style-name="Preformatted_20_Text">RETURNS TABLE(asistente_id UUID, email TEXT, nombre TEXT) AS $$</text:p>
        <text:p text:style-name="Preformatted_20_Text">DECLARE</text:p>
        <text:p text:style-name="Preformatted_20_Text"><text:s text:c="4"/>payload JSONB;</text:p>
        <text:p text:style-name="Preformatted_20_Text">BEGIN</text:p>
        <text:p text:style-name="Preformatted_20_Text"><text:s text:c="4"/>-- Simular decodificación JWT (en producción usar extensión pgjwt)</text:p>
        <text:p text:style-name="Preformatted_20_Text"><text:s text:c="4"/>payload := decode(token, 'base64')::jsonb;</text:p>
        <text:p text:style-name="Preformatted_20_Text"><text:s text:c="4"/></text:p>
        <text:p text:style-name="Preformatted_20_Text"><text:s text:c="4"/>-- Buscar asistente por email</text:p>
        <text:p text:style-name="Preformatted_20_Text"><text:s text:c="4"/>RETURN QUERY</text:p>
        <text:p text:style-name="Preformatted_20_Text"><text:s text:c="4"/>SELECT id, email, nombre</text:p>
        <text:p text:style-name="Preformatted_20_Text"><text:s text:c="4"/>FROM asistentes</text:p>
        <text:p text:style-name="Preformatted_20_Text"><text:s text:c="4"/>WHERE email = payload-&gt;&gt;'email';</text:p>
        <text:p text:style-name="Preformatted_20_Text"><text:s text:c="4"/></text:p>
        <text:p text:style-name="Preformatted_20_Text"><text:s text:c="4"/>IF NOT FOUND THEN</text:p>
        <text:p text:style-name="Preformatted_20_Text"><text:s text:c="8"/>RAISE EXCEPTION 'Usuario no encontrado';</text:p>
        <text:p text:style-name="Preformatted_20_Text"><text:s text:c="4"/>END IF;</text:p>
        <text:p text:style-name="Preformatted_20_Text">END;</text:p>
        <text:p text:style-name="Preformatted_20_Text">$$ LANGUAGE plpgsql SECURITY DEFINER;</text:p>
        <text:h text:style-name="Heading_20_3" text:outline-level="3">Entregable 2:</text:h>
        <text:list xml:id="list3707563113" text:style-name="L76">
          <text:list-item>
            <text:p text:style-name="Text_20_body">Archivos de configuración TLS</text:p>
          </text:list-item>
          <text:list-item>
            <text:p text:style-name="Text_20_body">Script de creación de roles y permisos</text:p>
          </text:list-item>
          <text:list-item>
            <text:p text:style-name="Text_20_body">Verificación de conexión segura con <text:span text:style-name="Source_20_Text">psql "sslmode=require"</text:span></text:p>
          </text:list-item>
        </text:list>
        <text:p text:style-name="Horizontal_20_Line"/>
        <text:h text:style-name="Heading_20_1" text:outline-level="1"><text:soft-page-break/>Entrega 3: Desarrollo de Funcionalidad Core (2 horas)</text:h>
        <text:h text:style-name="Heading_20_2" text:outline-level="2">3.1. CRUD de Eventos con Validaciones</text:h>
        <text:p text:style-name="Text_20_body">sql</text:p>
        <text:p text:style-name="Preformatted_20_Text">-- Función para crear evento con validaciones</text:p>
        <text:p text:style-name="Preformatted_20_Text">CREATE OR REPLACE FUNCTION crear_evento(</text:p>
        <text:p text:style-name="Preformatted_20_Text"><text:s text:c="4"/>p_titulo TEXT,</text:p>
        <text:p text:style-name="Preformatted_20_Text"><text:s text:c="4"/>p_descripcion TEXT,</text:p>
        <text:p text:style-name="Preformatted_20_Text"><text:s text:c="4"/>p_categoria TEXT,</text:p>
        <text:p text:style-name="Preformatted_20_Text"><text:s text:c="4"/>p_fecha_inicio TIMESTAMPTZ,</text:p>
        <text:p text:style-name="Preformatted_20_Text"><text:s text:c="4"/>p_fecha_fin TIMESTAMPTZ,</text:p>
        <text:p text:style-name="Preformatted_20_Text"><text:s text:c="4"/>p_ubicacion TEXT,</text:p>
        <text:p text:style-name="Preformatted_20_Text"><text:s text:c="4"/>p_capacidad_maxima INTEGER,</text:p>
        <text:p text:style-name="Preformatted_20_Text"><text:s text:c="4"/>p_precio_base DECIMAL(10,2),</text:p>
        <text:p text:style-name="Preformatted_20_Text"><text:s text:c="4"/>p_atributos JSONB DEFAULT '{}'</text:p>
        <text:p text:style-name="Preformatted_20_Text">)</text:p>
        <text:p text:style-name="Preformatted_20_Text">RETURNS UUID AS $$</text:p>
        <text:p text:style-name="Preformatted_20_Text">DECLARE</text:p>
        <text:p text:style-name="Preformatted_20_Text"><text:s text:c="4"/>v_evento_id UUID;</text:p>
        <text:p text:style-name="Preformatted_20_Text">BEGIN</text:p>
        <text:p text:style-name="Preformatted_20_Text"><text:s text:c="4"/>-- Validaciones</text:p>
        <text:p text:style-name="Preformatted_20_Text"><text:s text:c="4"/>IF p_fecha_inicio &lt;= NOW() THEN</text:p>
        <text:p text:style-name="Preformatted_20_Text"><text:s text:c="8"/>RAISE EXCEPTION 'La fecha de inicio debe ser futura';</text:p>
        <text:p text:style-name="Preformatted_20_Text"><text:s text:c="4"/>END IF;</text:p>
        <text:p text:style-name="Preformatted_20_Text"><text:s text:c="4"/></text:p>
        <text:p text:style-name="Preformatted_20_Text"><text:s text:c="4"/>IF p_capacidad_maxima &lt;= 0 THEN</text:p>
        <text:p text:style-name="Preformatted_20_Text"><text:s text:c="8"/>RAISE EXCEPTION 'La capacidad debe ser mayor a 0';</text:p>
        <text:p text:style-name="Preformatted_20_Text"><text:s text:c="4"/>END IF;</text:p>
        <text:p text:style-name="Preformatted_20_Text"><text:s text:c="4"/></text:p>
        <text:p text:style-name="Preformatted_20_Text"><text:s text:c="4"/>IF p_precio_base &lt; 0 THEN</text:p>
        <text:p text:style-name="Preformatted_20_Text"><text:s text:c="8"/>RAISE EXCEPTION 'El precio no puede ser negativo';</text:p>
        <text:p text:style-name="Preformatted_20_Text"><text:s text:c="4"/>END IF;</text:p>
        <text:p text:style-name="Preformatted_20_Text"><text:s text:c="4"/></text:p>
        <text:p text:style-name="Preformatted_20_Text"><text:s text:c="4"/>-- Verificar solapamiento de ubicación (automático por constraint)</text:p>
        <text:p text:style-name="Preformatted_20_Text"><text:s text:c="4"/>INSERT INTO eventos (</text:p>
        <text:p text:style-name="Preformatted_20_Text"><text:s text:c="8"/>id, titulo, descripcion, categoria,</text:p>
        <text:p text:style-name="Preformatted_20_Text"><text:s text:c="8"/>fecha_inicio, fecha_fin, ubicacion,</text:p>
        <text:p text:style-name="Preformatted_20_Text"><text:s text:c="8"/>capacidad_maxima, precio_base, atributos</text:p>
        <text:p text:style-name="Preformatted_20_Text"><text:s text:c="4"/>) VALUES (</text:p>
        <text:p text:style-name="Preformatted_20_Text"><text:s text:c="8"/>uuidv7(), p_titulo, p_descripcion, p_categoria,</text:p>
        <text:p text:style-name="Preformatted_20_Text"><text:s text:c="8"/>p_fecha_inicio, p_fecha_fin, p_ubicacion,</text:p>
        <text:p text:style-name="Preformatted_20_Text"><text:s text:c="8"/>p_capacidad_maxima, p_precio_base, p_atributos</text:p>
        <text:p text:style-name="Preformatted_20_Text"><text:s text:c="4"/>)</text:p>
        <text:p text:style-name="Preformatted_20_Text"><text:s text:c="4"/>RETURNING id INTO v_evento_id;</text:p>
        <text:p text:style-name="Preformatted_20_Text"><text:s text:c="4"/></text:p>
        <text:p text:style-name="Preformatted_20_Text"><text:s text:c="4"/>RETURN v_evento_id;</text:p>
        <text:p text:style-name="Preformatted_20_Text">END;</text:p>
        <text:p text:style-name="Preformatted_20_Text">$$ LANGUAGE plpgsql SECURITY DEFINER;</text:p>
        <text:p text:style-name="Preformatted_20_Text"/>
        <text:p text:style-name="Preformatted_20_Text">-- Ejemplo de uso</text:p>
        <text:p text:style-name="Preformatted_20_Text">SELECT crear_evento(</text:p>
        <text:p text:style-name="Preformatted_20_Text"><text:s text:c="4"/>'PostgreSQL 18 Summit 2026',</text:p>
        <text:p text:style-name="Preformatted_20_Text"><text:s text:c="4"/>'La conferencia anual de PostgreSQL',</text:p>
        <text:p text:style-name="Preformatted_20_Text"><text:s text:c="4"/>'conferencia',</text:p>
        <text:p text:style-name="Preformatted_20_Text"><text:s text:c="4"/>'2026-10-15 09:00:00+00',</text:p>
        <text:p text:style-name="Preformatted_20_Text"><text:soft-page-break/><text:s text:c="4"/>'2026-10-17 18:00:00+00',</text:p>
        <text:p text:style-name="Preformatted_20_Text"><text:s text:c="4"/>'Centro de Convenciones, Madrid',</text:p>
        <text:p text:style-name="Preformatted_20_Text"><text:s text:c="4"/>500,</text:p>
        <text:p text:style-name="Preformatted_20_Text"><text:s text:c="4"/>299.99,</text:p>
        <text:p text:style-name="Preformatted_20_Text"><text:s text:c="4"/>'{"ponentes_confimados": [], "patrocinadores": []}'::jsonb</text:p>
        <text:p text:style-name="Preformatted_20_Text">);</text:p>
        <text:h text:style-name="Heading_20_2" text:outline-level="2">3.2. Sistema de Reservas con RETURNING OLD/NEW</text:h>
        <text:p text:style-name="Text_20_body">sql</text:p>
        <text:p text:style-name="Preformatted_20_Text">-- Función para crear reserva con auditoría explícita</text:p>
        <text:p text:style-name="Preformatted_20_Text">CREATE OR REPLACE FUNCTION crear_reserva(</text:p>
        <text:p text:style-name="Preformatted_20_Text"><text:s text:c="4"/>p_evento_id UUID,</text:p>
        <text:p text:style-name="Preformatted_20_Text"><text:s text:c="4"/>p_asistente_id UUID,</text:p>
        <text:p text:style-name="Preformatted_20_Text"><text:s text:c="4"/>p_cantidad INTEGER</text:p>
        <text:p text:style-name="Preformatted_20_Text">)</text:p>
        <text:p text:style-name="Preformatted_20_Text">RETURNS TABLE(</text:p>
        <text:p text:style-name="Preformatted_20_Text"><text:s text:c="4"/>reserva_id UUID,</text:p>
        <text:p text:style-name="Preformatted_20_Text"><text:s text:c="4"/>evento_titulo TEXT,</text:p>
        <text:p text:style-name="Preformatted_20_Text"><text:s text:c="4"/>precio_total DECIMAL(10,2),</text:p>
        <text:p text:style-name="Preformatted_20_Text"><text:s text:c="4"/>estado TEXT,</text:p>
        <text:p text:style-name="Preformatted_20_Text"><text:s text:c="4"/>asistentes_restantes BIGINT</text:p>
        <text:p text:style-name="Preformatted_20_Text">) AS $$</text:p>
        <text:p text:style-name="Preformatted_20_Text">DECLARE</text:p>
        <text:p text:style-name="Preformatted_20_Text"><text:s text:c="4"/>v_evento RECORD;</text:p>
        <text:p text:style-name="Preformatted_20_Text"><text:s text:c="4"/>v_reserva_id UUID;</text:p>
        <text:p text:style-name="Preformatted_20_Text"><text:s text:c="4"/>v_reservas_actuales BIGINT;</text:p>
        <text:p text:style-name="Preformatted_20_Text">BEGIN</text:p>
        <text:p text:style-name="Preformatted_20_Text"><text:s text:c="4"/>-- Obtener información del evento con lock para evitar overbooking</text:p>
        <text:p text:style-name="Preformatted_20_Text"><text:s text:c="4"/>SELECT * INTO v_evento</text:p>
        <text:p text:style-name="Preformatted_20_Text"><text:s text:c="4"/>FROM eventos</text:p>
        <text:p text:style-name="Preformatted_20_Text"><text:s text:c="4"/>WHERE id = p_evento_id</text:p>
        <text:p text:style-name="Preformatted_20_Text"><text:s text:c="4"/>FOR UPDATE;</text:p>
        <text:p text:style-name="Preformatted_20_Text"><text:s text:c="4"/></text:p>
        <text:p text:style-name="Preformatted_20_Text"><text:s text:c="4"/>IF NOT FOUND THEN</text:p>
        <text:p text:style-name="Preformatted_20_Text"><text:s text:c="8"/>RAISE EXCEPTION 'Evento no encontrado';</text:p>
        <text:p text:style-name="Preformatted_20_Text"><text:s text:c="4"/>END IF;</text:p>
        <text:p text:style-name="Preformatted_20_Text"><text:s text:c="4"/></text:p>
        <text:p text:style-name="Preformatted_20_Text"><text:s text:c="4"/>IF v_evento.estado != 'ACTIVO' THEN</text:p>
        <text:p text:style-name="Preformatted_20_Text"><text:s text:c="8"/>RAISE EXCEPTION 'Evento no está activo';</text:p>
        <text:p text:style-name="Preformatted_20_Text"><text:s text:c="4"/>END IF;</text:p>
        <text:p text:style-name="Preformatted_20_Text"><text:s text:c="4"/></text:p>
        <text:p text:style-name="Preformatted_20_Text"><text:s text:c="4"/>-- Contar reservas confirmadas actuales</text:p>
        <text:p text:style-name="Preformatted_20_Text"><text:s text:c="4"/>SELECT COALESCE(SUM(cantidad), 0) INTO v_reservas_actuales</text:p>
        <text:p text:style-name="Preformatted_20_Text"><text:s text:c="4"/>FROM reservas</text:p>
        <text:p text:style-name="Preformatted_20_Text"><text:s text:c="4"/>WHERE evento_id = p_evento_id</text:p>
        <text:p text:style-name="Preformatted_20_Text"><text:s text:c="6"/>AND estado IN ('PENDIENTE', 'CONFIRMADA');</text:p>
        <text:p text:style-name="Preformatted_20_Text"><text:s text:c="4"/></text:p>
        <text:p text:style-name="Preformatted_20_Text"><text:s text:c="4"/>IF v_reservas_actuales + p_cantidad &gt; v_evento.capacidad_maxima THEN</text:p>
        <text:p text:style-name="Preformatted_20_Text"><text:s text:c="8"/>RAISE EXCEPTION 'Capacidad excedida. Disponibles: %', </text:p>
        <text:p text:style-name="Preformatted_20_Text"><text:s text:c="12"/>v_evento.capacidad_maxima - v_reservas_actuales;</text:p>
        <text:p text:style-name="Preformatted_20_Text"><text:s text:c="4"/>END IF;</text:p>
        <text:p text:style-name="Preformatted_20_Text"><text:s text:c="4"/></text:p>
        <text:p text:style-name="Preformatted_20_Text"><text:s text:c="4"/>-- Crear reserva</text:p>
        <text:p text:style-name="Preformatted_20_Text"><text:s text:c="4"/>INSERT INTO reservas (</text:p>
        <text:p text:style-name="Preformatted_20_Text"><text:s text:c="8"/>id, evento_id, asistente_id, cantidad,</text:p>
        <text:p text:style-name="Preformatted_20_Text"><text:s text:c="8"/>precio_unitario, estado</text:p>
        <text:p text:style-name="Preformatted_20_Text"><text:s text:c="4"/>) VALUES (</text:p>
        <text:p text:style-name="Preformatted_20_Text"><text:s text:c="8"/>uuidv7(), p_evento_id, p_asistente_id, p_cantidad,</text:p>
        <text:p text:style-name="Preformatted_20_Text"><text:s text:c="8"/>v_evento.precio_base, 'CONFIRMADA'</text:p>
        <text:p text:style-name="Preformatted_20_Text"><text:soft-page-break/><text:s text:c="4"/>)</text:p>
        <text:p text:style-name="Preformatted_20_Text"><text:s text:c="4"/>RETURNING id INTO v_reserva_id;</text:p>
        <text:p text:style-name="Preformatted_20_Text"><text:s text:c="4"/></text:p>
        <text:p text:style-name="Preformatted_20_Text"><text:s text:c="4"/>-- Retornar información usando RETURNING implícito</text:p>
        <text:p text:style-name="Preformatted_20_Text"><text:s text:c="4"/>RETURN QUERY</text:p>
        <text:p text:style-name="Preformatted_20_Text"><text:s text:c="4"/>SELECT </text:p>
        <text:p text:style-name="Preformatted_20_Text"><text:s text:c="8"/>r.id,</text:p>
        <text:p text:style-name="Preformatted_20_Text"><text:s text:c="8"/>e.titulo,</text:p>
        <text:p text:style-name="Preformatted_20_Text"><text:s text:c="8"/>r.precio_total,</text:p>
        <text:p text:style-name="Preformatted_20_Text"><text:s text:c="8"/>r.estado,</text:p>
        <text:p text:style-name="Preformatted_20_Text"><text:s text:c="8"/>e.capacidad_maxima - COALESCE(</text:p>
        <text:p text:style-name="Preformatted_20_Text"><text:s text:c="12"/>(SELECT SUM(cantidad) FROM reservas </text:p>
        <text:p text:style-name="Preformatted_20_Text"><text:s text:c="13"/>WHERE evento_id = p_evento_id AND estado IN ('PENDIENTE', 'CONFIRMADA')), 0</text:p>
        <text:p text:style-name="Preformatted_20_Text"><text:s text:c="8"/>) AS asistentes_restantes</text:p>
        <text:p text:style-name="Preformatted_20_Text"><text:s text:c="4"/>FROM reservas r</text:p>
        <text:p text:style-name="Preformatted_20_Text"><text:s text:c="4"/>JOIN eventos e ON r.evento_id = e.id</text:p>
        <text:p text:style-name="Preformatted_20_Text"><text:s text:c="4"/>WHERE r.id = v_reserva_id;</text:p>
        <text:p text:style-name="Preformatted_20_Text"><text:s text:c="4"/></text:p>
        <text:p text:style-name="Preformatted_20_Text">END;</text:p>
        <text:p text:style-name="Preformatted_20_Text">$$ LANGUAGE plpgsql;</text:p>
        <text:h text:style-name="Heading_20_2" text:outline-level="2">3.3. Consultas de Reportes con JSONB</text:h>
        <text:p text:style-name="Text_20_body">sql</text:p>
        <text:p text:style-name="Preformatted_20_Text">-- Reporte de popularidad de eventos por categoría</text:p>
        <text:p text:style-name="Preformatted_20_Text">CREATE OR REPLACE VIEW reporte_popularidad_eventos AS</text:p>
        <text:p text:style-name="Preformatted_20_Text">SELECT </text:p>
        <text:p text:style-name="Preformatted_20_Text"><text:s text:c="4"/>e.categoria,</text:p>
        <text:p text:style-name="Preformatted_20_Text"><text:s text:c="4"/>COUNT(DISTINCT e.id) as total_eventos,</text:p>
        <text:p text:style-name="Preformatted_20_Text"><text:s text:c="4"/>SUM(r.cantidad) as total_reservas,</text:p>
        <text:p text:style-name="Preformatted_20_Text"><text:s text:c="4"/>ROUND(AVG(r.precio_unitario), 2) as precio_promedio,</text:p>
        <text:p text:style-name="Preformatted_20_Text"><text:s text:c="4"/>jsonb_agg(</text:p>
        <text:p text:style-name="Preformatted_20_Text"><text:s text:c="8"/>jsonb_build_object(</text:p>
        <text:p text:style-name="Preformatted_20_Text"><text:s text:c="12"/>'evento', e.titulo,</text:p>
        <text:p text:style-name="Preformatted_20_Text"><text:s text:c="12"/>'reservas', r.cantidad,</text:p>
        <text:p text:style-name="Preformatted_20_Text"><text:s text:c="12"/>'fecha', e.fecha_inicio</text:p>
        <text:p text:style-name="Preformatted_20_Text"><text:s text:c="8"/>)</text:p>
        <text:p text:style-name="Preformatted_20_Text"><text:s text:c="4"/>) FILTER (WHERE r.cantidad &gt; 10) as eventos_populares</text:p>
        <text:p text:style-name="Preformatted_20_Text">FROM eventos e</text:p>
        <text:p text:style-name="Preformatted_20_Text">LEFT JOIN reservas r ON e.id = r.evento_id AND r.estado = 'CONFIRMADA'</text:p>
        <text:p text:style-name="Preformatted_20_Text">WHERE e.estado = 'ACTIVO'</text:p>
        <text:p text:style-name="Preformatted_20_Text">GROUP BY e.categoria;</text:p>
        <text:p text:style-name="Preformatted_20_Text"/>
        <text:p text:style-name="Preformatted_20_Text">-- Reporte de asistentes frecuentes</text:p>
        <text:p text:style-name="Preformatted_20_Text">CREATE OR REPLACE VIEW reporte_asistentes_frecuentes AS</text:p>
        <text:p text:style-name="Preformatted_20_Text">SELECT </text:p>
        <text:p text:style-name="Preformatted_20_Text"><text:s text:c="4"/>a.id,</text:p>
        <text:p text:style-name="Preformatted_20_Text"><text:s text:c="4"/>a.nombre,</text:p>
        <text:p text:style-name="Preformatted_20_Text"><text:s text:c="4"/>a.email,</text:p>
        <text:p text:style-name="Preformatted_20_Text"><text:s text:c="4"/>COUNT(r.id) as eventos_asistidos,</text:p>
        <text:p text:style-name="Preformatted_20_Text"><text:s text:c="4"/>SUM(r.cantidad) as entradas_compradas,</text:p>
        <text:p text:style-name="Preformatted_20_Text"><text:s text:c="4"/>SUM(r.precio_total) as gasto_total,</text:p>
        <text:p text:style-name="Preformatted_20_Text"><text:s text:c="4"/>a.preferencias</text:p>
        <text:p text:style-name="Preformatted_20_Text">FROM asistentes a</text:p>
        <text:p text:style-name="Preformatted_20_Text">JOIN reservas r ON a.id = r.asistente_id</text:p>
        <text:p text:style-name="Preformatted_20_Text">WHERE r.estado = 'CONFIRMADA'</text:p>
        <text:p text:style-name="Preformatted_20_Text">GROUP BY a.id, a.nombre, a.email, a.preferencias</text:p>
        <text:p text:style-name="Preformatted_20_Text">HAVING COUNT(r.id) &gt;= 2</text:p>
        <text:p text:style-name="Preformatted_20_Text">ORDER BY eventos_asistidos DESC;</text:p>
        <text:h text:style-name="Heading_20_2" text:outline-level="2"><text:soft-page-break/>3.4. Función de Cancelación con OLD/NEW</text:h>
        <text:p text:style-name="Text_20_body">sql</text:p>
        <text:p text:style-name="Preformatted_20_Text">-- Cancelar reserva con registro de cambios</text:p>
        <text:p text:style-name="Preformatted_20_Text">CREATE OR REPLACE FUNCTION cancelar_reserva(p_reserva_id UUID)</text:p>
        <text:p text:style-name="Preformatted_20_Text">RETURNS JSONB AS $$</text:p>
        <text:p text:style-name="Preformatted_20_Text">DECLARE</text:p>
        <text:p text:style-name="Preformatted_20_Text"><text:s text:c="4"/>v_reserva RECORD;</text:p>
        <text:p text:style-name="Preformatted_20_Text"><text:s text:c="4"/>v_resultado JSONB;</text:p>
        <text:p text:style-name="Preformatted_20_Text">BEGIN</text:p>
        <text:p text:style-name="Preformatted_20_Text"><text:s text:c="4"/>-- Obtener reserva antes de cancelar</text:p>
        <text:p text:style-name="Preformatted_20_Text"><text:s text:c="4"/>SELECT * INTO v_reserva</text:p>
        <text:p text:style-name="Preformatted_20_Text"><text:s text:c="4"/>FROM reservas</text:p>
        <text:p text:style-name="Preformatted_20_Text"><text:s text:c="4"/>WHERE id = p_reserva_id;</text:p>
        <text:p text:style-name="Preformatted_20_Text"><text:s text:c="4"/></text:p>
        <text:p text:style-name="Preformatted_20_Text"><text:s text:c="4"/>IF NOT FOUND THEN</text:p>
        <text:p text:style-name="Preformatted_20_Text"><text:s text:c="8"/>RAISE EXCEPTION 'Reserva no encontrada';</text:p>
        <text:p text:style-name="Preformatted_20_Text"><text:s text:c="4"/>END IF;</text:p>
        <text:p text:style-name="Preformatted_20_Text"><text:s text:c="4"/></text:p>
        <text:p text:style-name="Preformatted_20_Text"><text:s text:c="4"/>IF v_reserva.estado = 'CANCELADA' THEN</text:p>
        <text:p text:style-name="Preformatted_20_Text"><text:s text:c="8"/>RAISE EXCEPTION 'Reserva ya está cancelada';</text:p>
        <text:p text:style-name="Preformatted_20_Text"><text:s text:c="4"/>END IF;</text:p>
        <text:p text:style-name="Preformatted_20_Text"><text:s text:c="4"/></text:p>
        <text:p text:style-name="Preformatted_20_Text"><text:s text:c="4"/>-- Cancelar con RETURNING OLD/NEW explícito</text:p>
        <text:p text:style-name="Preformatted_20_Text"><text:s text:c="4"/>UPDATE reservas</text:p>
        <text:p text:style-name="Preformatted_20_Text"><text:s text:c="4"/>SET estado = 'CANCELADA',</text:p>
        <text:p text:style-name="Preformatted_20_Text"><text:s text:c="8"/>metadata = metadata || jsonb_build_object(</text:p>
        <text:p text:style-name="Preformatted_20_Text"><text:s text:c="12"/>'cancelada_en', NOW(),</text:p>
        <text:p text:style-name="Preformatted_20_Text"><text:s text:c="12"/>'cancelada_por', CURRENT_USER,</text:p>
        <text:p text:style-name="Preformatted_20_Text"><text:s text:c="12"/>'precio_original', v_reserva.precio_total</text:p>
        <text:p text:style-name="Preformatted_20_Text"><text:s text:c="8"/>)</text:p>
        <text:p text:style-name="Preformatted_20_Text"><text:s text:c="4"/>WHERE id = p_reserva_id</text:p>
        <text:p text:style-name="Preformatted_20_Text"><text:s text:c="4"/>RETURNING jsonb_build_object(</text:p>
        <text:p text:style-name="Preformatted_20_Text"><text:s text:c="8"/>'reserva_id', id,</text:p>
        <text:p text:style-name="Preformatted_20_Text"><text:s text:c="8"/>'estado_anterior', OLD.estado,</text:p>
        <text:p text:style-name="Preformatted_20_Text"><text:s text:c="8"/>'estado_nuevo', NEW.estado,</text:p>
        <text:p text:style-name="Preformatted_20_Text"><text:s text:c="8"/>'fecha_cancelacion', NOW(),</text:p>
        <text:p text:style-name="Preformatted_20_Text"><text:s text:c="8"/>'usuario', CURRENT_USER</text:p>
        <text:p text:style-name="Preformatted_20_Text"><text:s text:c="4"/>) INTO v_resultado;</text:p>
        <text:p text:style-name="Preformatted_20_Text"><text:s text:c="4"/></text:p>
        <text:p text:style-name="Preformatted_20_Text"><text:s text:c="4"/>RETURN v_resultado;</text:p>
        <text:p text:style-name="Preformatted_20_Text">END;</text:p>
        <text:p text:style-name="Preformatted_20_Text">$$ LANGUAGE plpgsql;</text:p>
        <text:h text:style-name="Heading_20_3" text:outline-level="3">Entregable 3:</text:h>
        <text:list xml:id="list3781697787" text:style-name="L77">
          <text:list-item>
            <text:p text:style-name="Text_20_body">Scripts de funciones CRUD</text:p>
          </text:list-item>
          <text:list-item>
            <text:p text:style-name="Text_20_body">Pruebas unitarias de las funciones</text:p>
          </text:list-item>
          <text:list-item>
            <text:p text:style-name="Text_20_body">Capturas de ejecución de consultas</text:p>
          </text:list-item>
        </text:list>
        <text:p text:style-name="Horizontal_20_Line"/>
        <text:h text:style-name="Heading_20_1" text:outline-level="1"><text:soft-page-break/>Entrega 4: Monitoreo y Optimización (2 horas)</text:h>
        <text:h text:style-name="Heading_20_2" text:outline-level="2">4.1. Configuración de pg_stat_statements</text:h>
        <text:p text:style-name="Text_20_body">sql</text:p>
        <text:p text:style-name="Preformatted_20_Text">-- Habilitar pg_stat_statements</text:p>
        <text:p text:style-name="Preformatted_20_Text">ALTER SYSTEM SET shared_preload_libraries = 'pg_stat_statements';</text:p>
        <text:p text:style-name="Preformatted_20_Text">ALTER SYSTEM SET pg_stat_statements.track = 'all';</text:p>
        <text:p text:style-name="Preformatted_20_Text">ALTER SYSTEM SET pg_stat_statements.max = 10000;</text:p>
        <text:p text:style-name="Preformatted_20_Text">ALTER SYSTEM SET pg_stat_statements.track_utility = on;</text:p>
        <text:p text:style-name="Preformatted_20_Text"/>
        <text:p text:style-name="Preformatted_20_Text">-- Reiniciar PostgreSQL (fuera de SQL)</text:p>
        <text:p text:style-name="Preformatted_20_Text">-- SELECT pg_reload_conf(); no es suficiente, requiere reinicio</text:p>
        <text:h text:style-name="Heading_20_2" text:outline-level="2">4.2. Vista de Monitoreo Personalizada</text:h>
        <text:p text:style-name="Text_20_body">sql</text:p>
        <text:p text:style-name="Preformatted_20_Text">CREATE OR REPLACE VIEW dashboard_rendimiento AS</text:p>
        <text:p text:style-name="Preformatted_20_Text">SELECT </text:p>
        <text:p text:style-name="Preformatted_20_Text"><text:s text:c="4"/>'Consultas lentas (&gt; 1 segundo)' AS metric,</text:p>
        <text:p text:style-name="Preformatted_20_Text"><text:s text:c="4"/>COUNT(*) AS value,</text:p>
        <text:p text:style-name="Preformatted_20_Text"><text:s text:c="4"/>ROUND(AVG(mean_exec_time), 2) AS avg_time_ms</text:p>
        <text:p text:style-name="Preformatted_20_Text">FROM pg_stat_statements</text:p>
        <text:p text:style-name="Preformatted_20_Text">WHERE mean_exec_time &gt; 1000</text:p>
        <text:p text:style-name="Preformatted_20_Text">UNION ALL</text:p>
        <text:p text:style-name="Preformatted_20_Text">SELECT </text:p>
        <text:p text:style-name="Preformatted_20_Text"><text:s text:c="4"/>'Índices no utilizados',</text:p>
        <text:p text:style-name="Preformatted_20_Text"><text:s text:c="4"/>COUNT(*)::text,</text:p>
        <text:p text:style-name="Preformatted_20_Text"><text:s text:c="4"/>SUM(pg_relation_size(indexrelid))::numeric</text:p>
        <text:p text:style-name="Preformatted_20_Text">FROM pg_stat_user_indexes</text:p>
        <text:p text:style-name="Preformatted_20_Text">WHERE idx_scan = 0</text:p>
        <text:p text:style-name="Preformatted_20_Text">UNION ALL</text:p>
        <text:p text:style-name="Preformatted_20_Text">SELECT </text:p>
        <text:p text:style-name="Preformatted_20_Text"><text:s text:c="4"/>'Tablas con dead tuples &gt; 5%',</text:p>
        <text:p text:style-name="Preformatted_20_Text"><text:s text:c="4"/>COUNT(*)::text,</text:p>
        <text:p text:style-name="Preformatted_20_Text"><text:s text:c="4"/>ROUND(AVG(n_dead_tup * 100.0 / NULLIF(n_live_tup, 0)), 2)</text:p>
        <text:p text:style-name="Preformatted_20_Text">FROM pg_stat_user_tables</text:p>
        <text:p text:style-name="Preformatted_20_Text">WHERE n_dead_tup &gt; 0 </text:p>
        <text:p text:style-name="Preformatted_20_Text"><text:s text:c="2"/>AND (n_dead_tup * 100.0 / NULLIF(n_live_tup, 0)) &gt; 5</text:p>
        <text:p text:style-name="Preformatted_20_Text">UNION ALL</text:p>
        <text:p text:style-name="Preformatted_20_Text">SELECT </text:p>
        <text:p text:style-name="Preformatted_20_Text"><text:s text:c="4"/>'Eventos próximos a wraparound',</text:p>
        <text:p text:style-name="Preformatted_20_Text"><text:s text:c="4"/>COUNT(*)::text,</text:p>
        <text:p text:style-name="Preformatted_20_Text"><text:s text:c="4"/>MAX(age(relfrozenxid))::numeric</text:p>
        <text:p text:style-name="Preformatted_20_Text">FROM pg_class</text:p>
        <text:p text:style-name="Preformatted_20_Text">WHERE relfrozenxid IS NOT NULL</text:p>
        <text:p text:style-name="Preformatted_20_Text"><text:s text:c="2"/>AND age(relfrozenxid) &gt; 1000000000;</text:p>
        <text:h text:style-name="Heading_20_2" text:outline-level="2">4.3. Optimización de Consultas Problemáticas</text:h>
        <text:p text:style-name="Text_20_body">sql</text:p>
        <text:p text:style-name="Preformatted_20_Text">-- Identificar consultas que generan más I/O</text:p>
        <text:p text:style-name="Preformatted_20_Text">SELECT </text:p>
        <text:p text:style-name="Preformatted_20_Text"><text:s text:c="4"/>queryid,</text:p>
        <text:p text:style-name="Preformatted_20_Text"><text:s text:c="4"/>LEFT(query, 100) AS query_preview,</text:p>
        <text:p text:style-name="Preformatted_20_Text"><text:s text:c="4"/>calls,</text:p>
        <text:p text:style-name="Preformatted_20_Text"><text:soft-page-break/><text:s text:c="4"/>total_exec_time,</text:p>
        <text:p text:style-name="Preformatted_20_Text"><text:s text:c="4"/>mean_exec_time,</text:p>
        <text:p text:style-name="Preformatted_20_Text"><text:s text:c="4"/>shared_blks_read,</text:p>
        <text:p text:style-name="Preformatted_20_Text"><text:s text:c="4"/>shared_blks_hit,</text:p>
        <text:p text:style-name="Preformatted_20_Text"><text:s text:c="4"/>ROUND(100.0 * shared_blks_hit / NULLIF(shared_blks_hit + shared_blks_read, 0), 2) AS cache_hit_ratio</text:p>
        <text:p text:style-name="Preformatted_20_Text">FROM pg_stat_statements</text:p>
        <text:p text:style-name="Preformatted_20_Text">WHERE shared_blks_read &gt; 1000</text:p>
        <text:p text:style-name="Preformatted_20_Text">ORDER BY shared_blks_read DESC</text:p>
        <text:p text:style-name="Preformatted_20_Text">LIMIT 10;</text:p>
        <text:p text:style-name="Preformatted_20_Text"/>
        <text:p text:style-name="Preformatted_20_Text">-- Crear índice faltante detectado</text:p>
        <text:p text:style-name="Preformatted_20_Text">-- Ejemplo: si muchas consultas filtran por ubicacion y fecha</text:p>
        <text:p text:style-name="Preformatted_20_Text">CREATE INDEX CONCURRENTLY idx_eventos_ubicacion_fechas </text:p>
        <text:p text:style-name="Preformatted_20_Text">ON eventos (ubicacion, fecha_inicio, fecha_fin);</text:p>
        <text:h text:style-name="Heading_20_2" text:outline-level="2">4.4. Verificación de WITHOUT OVERLAPS</text:h>
        <text:p text:style-name="Text_20_body">sql</text:p>
        <text:p text:style-name="Preformatted_20_Text">-- Probar restricción de solapamiento</text:p>
        <text:p text:style-name="Preformatted_20_Text">-- Esto debe fallar:</text:p>
        <text:p text:style-name="Preformatted_20_Text">INSERT INTO eventos (id, titulo, fecha_inicio, fecha_fin, ubicacion, categoria, capacidad_maxima, precio_base)</text:p>
        <text:p text:style-name="Preformatted_20_Text">VALUES (</text:p>
        <text:p text:style-name="Preformatted_20_Text"><text:s text:c="4"/>uuidv7(),</text:p>
        <text:p text:style-name="Preformatted_20_Text"><text:s text:c="4"/>'Evento Conflictivo',</text:p>
        <text:p text:style-name="Preformatted_20_Text"><text:s text:c="4"/>'2026-10-15 10:00:00+00',</text:p>
        <text:p text:style-name="Preformatted_20_Text"><text:s text:c="4"/>'2026-10-15 12:00:00+00',</text:p>
        <text:p text:style-name="Preformatted_20_Text"><text:s text:c="4"/>'Centro de Convenciones, Madrid', <text:s/>-- Misma ubicación que evento existente</text:p>
        <text:p text:style-name="Preformatted_20_Text"><text:s text:c="4"/>'test',</text:p>
        <text:p text:style-name="Preformatted_20_Text"><text:s text:c="4"/>100,</text:p>
        <text:p text:style-name="Preformatted_20_Text"><text:s text:c="4"/>0</text:p>
        <text:p text:style-name="Preformatted_20_Text">);</text:p>
        <text:p text:style-name="Preformatted_20_Text"/>
        <text:p text:style-name="Preformatted_20_Text">-- Verificar constraint usando pg_constraint</text:p>
        <text:p text:style-name="Preformatted_20_Text">SELECT </text:p>
        <text:p text:style-name="Preformatted_20_Text"><text:s text:c="4"/>conname,</text:p>
        <text:p text:style-name="Preformatted_20_Text"><text:s text:c="4"/>contype,</text:p>
        <text:p text:style-name="Preformatted_20_Text"><text:s text:c="4"/>pg_get_constraintdef(oid) AS constraint_def</text:p>
        <text:p text:style-name="Preformatted_20_Text">FROM pg_constraint</text:p>
        <text:p text:style-name="Preformatted_20_Text">WHERE conname LIKE '%without_overlaps%';</text:p>
        <text:h text:style-name="Heading_20_2" text:outline-level="2">4.5. Script de Monitoreo Continuo</text:h>
        <text:p text:style-name="Text_20_body">bash</text:p>
        <text:p text:style-name="Preformatted_20_Text">#!/bin/bash</text:p>
        <text:p text:style-name="Preformatted_20_Text"># monitor_postgres.sh</text:p>
        <text:p text:style-name="Preformatted_20_Text"/>
        <text:p text:style-name="Preformatted_20_Text">while true; do</text:p>
        <text:p text:style-name="Preformatted_20_Text"><text:s text:c="4"/>echo "=== $(date) ===" &gt;&gt; /var/log/postgres_monitor.log</text:p>
        <text:p text:style-name="Preformatted_20_Text"><text:s text:c="4"/></text:p>
        <text:p text:style-name="Preformatted_20_Text"><text:s text:c="4"/>psql -d event_platform -U app_readonly -t -c "</text:p>
        <text:p text:style-name="Preformatted_20_Text"><text:s text:c="4"/>SELECT </text:p>
        <text:p text:style-name="Preformatted_20_Text"><text:s text:c="8"/>NOW() as timestamp,</text:p>
        <text:p text:style-name="Preformatted_20_Text"><text:s text:c="8"/>(SELECT count(*) FROM pg_stat_activity WHERE state = 'active') as active_connections,</text:p>
        <text:p text:style-name="Preformatted_20_Text"><text:s text:c="8"/>(SELECT ROUND(SUM(shared_blks_read)::numeric / 1024, 2) FROM pg_stat_statements) as total_mb_read,</text:p>
        <text:p text:style-name="Preformatted_20_Text"><text:soft-page-break/><text:s text:c="8"/>(SELECT COUNT(*) FROM reservas WHERE estado = 'PENDIENTE' AND created_at &lt; NOW() - interval '10 minutes') as stale_reservations</text:p>
        <text:p text:style-name="Preformatted_20_Text"><text:s text:c="4"/>" &gt;&gt; /var/log/postgres_monitor.log</text:p>
        <text:p text:style-name="Preformatted_20_Text"><text:s text:c="4"/></text:p>
        <text:p text:style-name="Preformatted_20_Text"><text:s text:c="4"/>sleep 60</text:p>
        <text:p text:style-name="Preformatted_20_Text">done</text:p>
        <text:h text:style-name="Heading_20_3" text:outline-level="3">Entregable 4:</text:h>
        <text:list xml:id="list1076294480" text:style-name="L78">
          <text:list-item>
            <text:p text:style-name="Text_20_body">Configuración de monitoreo funcionando</text:p>
          </text:list-item>
          <text:list-item>
            <text:p text:style-name="Text_20_body">Capturas de dashboard de rendimiento</text:p>
          </text:list-item>
          <text:list-item>
            <text:p text:style-name="Text_20_body">Plan de optimización aplicado</text:p>
          </text:list-item>
        </text:list>
        <text:p text:style-name="Horizontal_20_Line"/>
        <text:h text:style-name="Heading_20_1" text:outline-level="1">Entrega 5: Documentación y Presentación (2 horas)</text:h>
        <text:h text:style-name="Heading_20_2" text:outline-level="2">5.1. Documentación del Sistema</text:h>
        <text:h text:style-name="Heading_20_3" text:outline-level="3">Archivo README.md</text:h>
        <text:p text:style-name="Text_20_body">markdown</text:p>
        <text:p text:style-name="Preformatted_20_Text"># Sistema de Gestión de Eventos - PostgreSQL 18</text:p>
        <text:p text:style-name="Preformatted_20_Text"/>
        <text:p text:style-name="Preformatted_20_Text">## Arquitectura</text:p>
        <text:p text:style-name="Preformatted_20_Text">- PostgreSQL 18 con UUIDv7, WITHOUT OVERLAPS, JSONB</text:p>
        <text:p text:style-name="Preformatted_20_Text">- Autenticación SCRAM-SHA-256 + TLS 1.3</text:p>
        <text:p text:style-name="Preformatted_20_Text">- Auditoría completa con OLD/NEW</text:p>
        <text:p text:style-name="Preformatted_20_Text"/>
        <text:p text:style-name="Preformatted_20_Text">## Instalación Rápida</text:p>
        <text:p text:style-name="Preformatted_20_Text">```bash</text:p>
        <text:p text:style-name="Preformatted_20_Text">docker run -d --name pg18-eventos \</text:p>
        <text:p text:style-name="Preformatted_20_Text"><text:s text:c="2"/>-e POSTGRES_PASSWORD=secure \</text:p>
        <text:p text:style-name="Preformatted_20_Text"><text:s text:c="2"/>-e POSTGRES_DB=event_platform \</text:p>
        <text:p text:style-name="Preformatted_20_Text"><text:s text:c="2"/>-v $(pwd)/scripts:/docker-entrypoint-initdb.d \</text:p>
        <text:p text:style-name="Preformatted_20_Text"><text:s text:c="2"/>postgres:18</text:p>
        <text:h text:style-name="Heading_20_2" text:outline-level="2">API de Funciones</text:h>
        <table:table table:name="Tabla22" table:style-name="Tabla22">
          <table:table-column table:style-name="Tabla22.A"/>
          <table:table-column table:style-name="Tabla22.B"/>
          <table:table-column table:style-name="Tabla22.C"/>
          <table:table-header-rows>
            <table:table-row>
              <table:table-cell table:style-name="Tabla22.A1" office:value-type="string">
                <text:p text:style-name="Table_20_Heading">Función</text:p>
              </table:table-cell>
              <table:table-cell table:style-name="Tabla22.A1" office:value-type="string">
                <text:p text:style-name="Table_20_Heading">Descripción</text:p>
              </table:table-cell>
              <table:table-cell table:style-name="Tabla22.A1" office:value-type="string">
                <text:p text:style-name="Table_20_Heading">Parámetros</text:p>
              </table:table-cell>
            </table:table-row>
          </table:table-header-rows>
          <table:table-row>
            <table:table-cell table:style-name="Tabla22.A1" office:value-type="string">
              <text:p text:style-name="Table_20_Contents">crear_evento()</text:p>
            </table:table-cell>
            <table:table-cell table:style-name="Tabla22.A1" office:value-type="string">
              <text:p text:style-name="Table_20_Contents">Crea nuevo evento</text:p>
            </table:table-cell>
            <table:table-cell table:style-name="Tabla22.A1" office:value-type="string">
              <text:p text:style-name="Table_20_Contents">titulo, fecha_inicio, ubicacion, ...</text:p>
            </table:table-cell>
          </table:table-row>
          <table:table-row>
            <table:table-cell table:style-name="Tabla22.A1" office:value-type="string">
              <text:p text:style-name="Table_20_Contents">crear_reserva()</text:p>
            </table:table-cell>
            <table:table-cell table:style-name="Tabla22.A1" office:value-type="string">
              <text:p text:style-name="Table_20_Contents">Reserva entradas</text:p>
            </table:table-cell>
            <table:table-cell table:style-name="Tabla22.A1" office:value-type="string">
              <text:p text:style-name="Table_20_Contents">evento_id, asistente_id, cantidad</text:p>
            </table:table-cell>
          </table:table-row>
          <table:table-row>
            <table:table-cell table:style-name="Tabla22.A1" office:value-type="string">
              <text:p text:style-name="Table_20_Contents">cancelar_reserva()</text:p>
            </table:table-cell>
            <table:table-cell table:style-name="Tabla22.A1" office:value-type="string">
              <text:p text:style-name="Table_20_Contents">Cancela reserva</text:p>
            </table:table-cell>
            <table:table-cell table:style-name="Tabla22.A1" office:value-type="string">
              <text:p text:style-name="Table_20_Contents">reserva_id</text:p>
            </table:table-cell>
          </table:table-row>
        </table:table>
        <text:h text:style-name="Heading_20_2" text:outline-level="2">Monitoreo</text:h>
        <text:list xml:id="list1368615627" text:style-name="L79">
          <text:list-item>
            <text:p text:style-name="Text_20_body">Vista: dashboard_rendimiento</text:p>
          </text:list-item>
          <text:list-item>
            <text:p text:style-name="Text_20_body"><text:soft-page-break/>Logs: /var/log/postgres_monitor.log</text:p>
          </text:list-item>
          <text:list-item>
            <text:p text:style-name="Text_20_body">Métricas clave: cache hit ratio, dead tuples, active connections</text:p>
          </text:list-item>
        </text:list>
        <text:h text:style-name="Heading_20_2" text:outline-level="2">Seguridad</text:h>
        <text:list xml:id="list2707253698" text:style-name="L80">
          <text:list-item>
            <text:p text:style-name="Text_20_body">TLS 1.3 con AES-256-GCM</text:p>
          </text:list-item>
          <text:list-item>
            <text:p text:style-name="Text_20_body">SCRAM-SHA-256 para contraseñas</text:p>
          </text:list-item>
          <text:list-item>
            <text:p text:style-name="Text_20_body">RLS para asistentes</text:p>
          </text:list-item>
        </text:list>
        <text:p text:style-name="Text_20_body">text</text:p>
        <text:p text:style-name="Preformatted_20_Text"/>
        <text:p text:style-name="Preformatted_20_Text">## 5.2. Pruebas de Carga</text:p>
        <text:p text:style-name="Preformatted_20_Text"/>
        <text:p text:style-name="Preformatted_20_Text">```sql</text:p>
        <text:p text:style-name="Preformatted_20_Text">-- Generar datos de prueba masivos</text:p>
        <text:p text:style-name="Preformatted_20_Text">DO $$</text:p>
        <text:p text:style-name="Preformatted_20_Text">BEGIN</text:p>
        <text:p text:style-name="Preformatted_20_Text"><text:s text:c="4"/>FOR i IN 1..10000 LOOP</text:p>
        <text:p text:style-name="Preformatted_20_Text"><text:s text:c="8"/>INSERT INTO asistentes (id, nombre, email, preferencias)</text:p>
        <text:p text:style-name="Preformatted_20_Text"><text:s text:c="8"/>VALUES (</text:p>
        <text:p text:style-name="Preformatted_20_Text"><text:s text:c="12"/>uuidv7(),</text:p>
        <text:p text:style-name="Preformatted_20_Text"><text:s text:c="12"/>'Asistente ' || i,</text:p>
        <text:p text:style-name="Preformatted_20_Text"><text:s text:c="12"/>'asistente' || i || '@test.com',</text:p>
        <text:p text:style-name="Preformatted_20_Text"><text:s text:c="12"/>'{"notificaciones": true, "intereses": ["tech", "data"]}'::jsonb</text:p>
        <text:p text:style-name="Preformatted_20_Text"><text:s text:c="8"/>);</text:p>
        <text:p text:style-name="Preformatted_20_Text"><text:s text:c="4"/>END LOOP;</text:p>
        <text:p text:style-name="Preformatted_20_Text"><text:s text:c="4"/></text:p>
        <text:p text:style-name="Preformatted_20_Text"><text:s text:c="4"/>FOR i IN 1..1000 LOOP</text:p>
        <text:p text:style-name="Preformatted_20_Text"><text:s text:c="8"/>PERFORM crear_evento(</text:p>
        <text:p text:style-name="Preformatted_20_Text"><text:s text:c="12"/>'Evento de prueba ' || i,</text:p>
        <text:p text:style-name="Preformatted_20_Text"><text:s text:c="12"/>'Descripción automática',</text:p>
        <text:p text:style-name="Preformatted_20_Text"><text:s text:c="12"/>'test',</text:p>
        <text:p text:style-name="Preformatted_20_Text"><text:s text:c="12"/>NOW() + (i || ' days')::interval,</text:p>
        <text:p text:style-name="Preformatted_20_Text"><text:s text:c="12"/>NOW() + (i || ' days')::interval + interval '2 hours',</text:p>
        <text:p text:style-name="Preformatted_20_Text"><text:s text:c="12"/>'Sala ' || (i % 100),</text:p>
        <text:p text:style-name="Preformatted_20_Text"><text:s text:c="12"/>100 + (i % 900),</text:p>
        <text:p text:style-name="Preformatted_20_Text"><text:s text:c="12"/>49.99,</text:p>
        <text:p text:style-name="Preformatted_20_Text"><text:s text:c="12"/>'{"tipo": "automático"}'::jsonb</text:p>
        <text:p text:style-name="Preformatted_20_Text"><text:s text:c="8"/>);</text:p>
        <text:p text:style-name="Preformatted_20_Text"><text:s text:c="4"/>END LOOP;</text:p>
        <text:p text:style-name="Preformatted_20_Text">END $$;</text:p>
        <text:h text:style-name="Heading_20_2" text:outline-level="2">5.3. Script de Validación Final</text:h>
        <text:p text:style-name="Text_20_body">sql</text:p>
        <text:p text:style-name="Preformatted_20_Text">-- Verificar todas las funcionalidades implementadas</text:p>
        <text:p text:style-name="Preformatted_20_Text">DO $$</text:p>
        <text:p text:style-name="Preformatted_20_Text">DECLARE</text:p>
        <text:p text:style-name="Preformatted_20_Text"><text:s text:c="4"/>v_evento_id UUID;</text:p>
        <text:p text:style-name="Preformatted_20_Text"><text:s text:c="4"/>v_asistente_id UUID;</text:p>
        <text:p text:style-name="Preformatted_20_Text"><text:s text:c="4"/>v_reserva_id UUID;</text:p>
        <text:p text:style-name="Preformatted_20_Text">BEGIN</text:p>
        <text:p text:style-name="Preformatted_20_Text"><text:s text:c="4"/>-- 1. Crear evento</text:p>
        <text:p text:style-name="Preformatted_20_Text"><text:s text:c="4"/>SELECT crear_evento(</text:p>
        <text:p text:style-name="Preformatted_20_Text"><text:s text:c="8"/>'Evento Validación Final',</text:p>
        <text:p text:style-name="Preformatted_20_Text"><text:soft-page-break/><text:s text:c="8"/>'Validando todas las funcionalidades',</text:p>
        <text:p text:style-name="Preformatted_20_Text"><text:s text:c="8"/>'validación',</text:p>
        <text:p text:style-name="Preformatted_20_Text"><text:s text:c="8"/>NOW() + interval '7 days',</text:p>
        <text:p text:style-name="Preformatted_20_Text"><text:s text:c="8"/>NOW() + interval '7 days' + interval '3 hours',</text:p>
        <text:p text:style-name="Preformatted_20_Text"><text:s text:c="8"/>'Sala Validación',</text:p>
        <text:p text:style-name="Preformatted_20_Text"><text:s text:c="8"/>100,</text:p>
        <text:p text:style-name="Preformatted_20_Text"><text:s text:c="8"/>99.99,</text:p>
        <text:p text:style-name="Preformatted_20_Text"><text:s text:c="8"/>'{"validacion": true}'::jsonb</text:p>
        <text:p text:style-name="Preformatted_20_Text"><text:s text:c="4"/>) INTO v_evento_id;</text:p>
        <text:p text:style-name="Preformatted_20_Text"><text:s text:c="4"/>RAISE NOTICE 'Evento creado: %', v_evento_id;</text:p>
        <text:p text:style-name="Preformatted_20_Text"><text:s text:c="4"/></text:p>
        <text:p text:style-name="Preformatted_20_Text"><text:s text:c="4"/>-- 2. Crear asistente</text:p>
        <text:p text:style-name="Preformatted_20_Text"><text:s text:c="4"/>INSERT INTO asistentes (id, nombre, email)</text:p>
        <text:p text:style-name="Preformatted_20_Text"><text:s text:c="4"/>VALUES (uuidv7(), 'Usuario Test', 'test@validacion.com')</text:p>
        <text:p text:style-name="Preformatted_20_Text"><text:s text:c="4"/>RETURNING id INTO v_asistente_id;</text:p>
        <text:p text:style-name="Preformatted_20_Text"><text:s text:c="4"/>RAISE NOTICE 'Asistente creado: %', v_asistente_id;</text:p>
        <text:p text:style-name="Preformatted_20_Text"><text:s text:c="4"/></text:p>
        <text:p text:style-name="Preformatted_20_Text"><text:s text:c="4"/>-- 3. Crear reserva</text:p>
        <text:p text:style-name="Preformatted_20_Text"><text:s text:c="4"/>SELECT * INTO v_reserva_id FROM crear_reserva(v_evento_id, v_asistente_id, 2);</text:p>
        <text:p text:style-name="Preformatted_20_Text"><text:s text:c="4"/>RAISE NOTICE 'Reserva creada: %', v_reserva_id;</text:p>
        <text:p text:style-name="Preformatted_20_Text"><text:s text:c="4"/></text:p>
        <text:p text:style-name="Preformatted_20_Text"><text:s text:c="4"/>-- 4. Cancelar reserva</text:p>
        <text:p text:style-name="Preformatted_20_Text"><text:s text:c="4"/>PERFORM cancelar_reserva(v_reserva_id);</text:p>
        <text:p text:style-name="Preformatted_20_Text"><text:s text:c="4"/>RAISE NOTICE 'Reserva cancelada';</text:p>
        <text:p text:style-name="Preformatted_20_Text"><text:s text:c="4"/></text:p>
        <text:p text:style-name="Preformatted_20_Text"><text:s text:c="4"/>-- 5. Verificar auditoría</text:p>
        <text:p text:style-name="Preformatted_20_Text"><text:s text:c="4"/>IF EXISTS (SELECT 1 FROM auditoria_eventos WHERE registro_id = v_evento_id) THEN</text:p>
        <text:p text:style-name="Preformatted_20_Text"><text:s text:c="8"/>RAISE NOTICE 'Auditoría funcionando correctamente';</text:p>
        <text:p text:style-name="Preformatted_20_Text"><text:s text:c="4"/>END IF;</text:p>
        <text:p text:style-name="Preformatted_20_Text"><text:s text:c="4"/></text:p>
        <text:p text:style-name="Preformatted_20_Text"><text:s text:c="4"/>RAISE NOTICE 'VALIDACIÓN COMPLETADA EXITOSAMENTE';</text:p>
        <text:p text:style-name="Preformatted_20_Text">END $$;</text:p>
        <text:h text:style-name="Heading_20_2" text:outline-level="2">5.4. Presentación Final</text:h>
        <text:p text:style-name="Text_20_body">Preparar una presentación de 10 minutos incluyendo:</text:p>
        <text:list xml:id="list63886117" text:style-name="L81">
          <text:list-item>
            <text:p text:style-name="Text_20_body"><text:span text:style-name="Strong_20_Emphasis">Arquitectura del sistema</text:span> (2 min)</text:p>
            <text:list>
              <text:list-item>
                <text:p text:style-name="Text_20_body">Diagrama ER</text:p>
              </text:list-item>
              <text:list-item>
                <text:p text:style-name="Text_20_body">Decisiones técnicas (UUIDv7, WITHOUT OVERLAPS)</text:p>
              </text:list-item>
            </text:list>
          </text:list-item>
          <text:list-item>
            <text:p text:style-name="Text_20_body"><text:span text:style-name="Strong_20_Emphasis">Características innovadoras de PG 18</text:span> (3 min)</text:p>
            <text:list>
              <text:list-item>
                <text:p text:style-name="Text_20_body">OLD/NEW en RETURNING</text:p>
              </text:list-item>
              <text:list-item>
                <text:p text:style-name="Text_20_body">Restricciones temporales nativas</text:p>
              </text:list-item>
              <text:list-item>
                <text:p text:style-name="Text_20_body">PG_UNICODE_FAST</text:p>
              </text:list-item>
            </text:list>
          </text:list-item>
          <text:list-item>
            <text:p text:style-name="Text_20_body"><text:span text:style-name="Strong_20_Emphasis">Monitoreo y rendimiento</text:span> (2 min)</text:p>
            <text:list>
              <text:list-item>
                <text:p text:style-name="Text_20_body">Dashboard creado</text:p>
              </text:list-item>
              <text:list-item>
                <text:p text:style-name="Text_20_body">Optimizaciones aplicadas</text:p>
              </text:list-item>
              <text:list-item>
                <text:p text:style-name="Text_20_body">Métricas clave</text:p>
              </text:list-item>
            </text:list>
          </text:list-item>
          <text:list-item>
            <text:p text:style-name="Text_20_body"><text:soft-page-break/><text:span text:style-name="Strong_20_Emphasis">Seguridad implementada</text:span> (2 min)</text:p>
            <text:list>
              <text:list-item>
                <text:p text:style-name="Text_20_body">TLS 1.3</text:p>
              </text:list-item>
              <text:list-item>
                <text:p text:style-name="Text_20_body">SCRAM-SHA-256</text:p>
              </text:list-item>
              <text:list-item>
                <text:p text:style-name="Text_20_body">RLS</text:p>
              </text:list-item>
            </text:list>
          </text:list-item>
          <text:list-item>
            <text:p text:style-name="Text_20_body"><text:span text:style-name="Strong_20_Emphasis">Demostración en vivo</text:span> (1 min)</text:p>
            <text:list>
              <text:list-item>
                <text:p text:style-name="Text_20_body">Ejecutar script de validación</text:p>
              </text:list-item>
              <text:list-item>
                <text:p text:style-name="Text_20_body">Mostrar dashboard</text:p>
              </text:list-item>
            </text:list>
          </text:list-item>
        </text:list>
        <text:h text:style-name="Heading_20_3" text:outline-level="3">Entregable 5:</text:h>
        <text:list xml:id="list3468216157" text:style-name="L82">
          <text:list-item>
            <text:p text:style-name="Text_20_body">Documentación completa en formato Markdown</text:p>
          </text:list-item>
          <text:list-item>
            <text:p text:style-name="Text_20_body">Script de validación funcional</text:p>
          </text:list-item>
          <text:list-item>
            <text:p text:style-name="Text_20_body">Presentación en PDF</text:p>
          </text:list-item>
          <text:list-item>
            <text:p text:style-name="Text_20_body">Enlace a repositorio GitHub (opcional)</text:p>
          </text:list-item>
        </text:list>
        <text:p text:style-name="Horizontal_20_Line"/>
        <text:h text:style-name="Heading_20_2" text:outline-level="2">Criterios de Evaluación</text:h>
        <table:table table:name="Tabla23" table:style-name="Tabla23">
          <table:table-column table:style-name="Tabla23.A"/>
          <table:table-column table:style-name="Tabla23.B"/>
          <table:table-column table:style-name="Tabla23.C"/>
          <table:table-header-rows>
            <table:table-row>
              <table:table-cell table:style-name="Tabla23.A1" office:value-type="string">
                <text:p text:style-name="Table_20_Heading">Criterio</text:p>
              </table:table-cell>
              <table:table-cell table:style-name="Tabla23.A1" office:value-type="string">
                <text:p text:style-name="Table_20_Heading">Peso</text:p>
              </table:table-cell>
              <table:table-cell table:style-name="Tabla23.A1" office:value-type="string">
                <text:p text:style-name="Table_20_Heading">Descripción</text:p>
              </table:table-cell>
            </table:table-row>
          </table:table-header-rows>
          <table:table-row>
            <table:table-cell table:style-name="Tabla23.A1" office:value-type="string">
              <text:p text:style-name="Table_20_Contents"><text:span text:style-name="Strong_20_Emphasis">Completitud del esquema</text:span></text:p>
            </table:table-cell>
            <table:table-cell table:style-name="Tabla23.A1" office:value-type="string">
              <text:p text:style-name="Table_20_Contents">20%</text:p>
            </table:table-cell>
            <table:table-cell table:style-name="Tabla23.A1" office:value-type="string">
              <text:p text:style-name="Table_20_Contents">Todas las tablas, relaciones, constraints implementadas</text:p>
            </table:table-cell>
          </table:table-row>
          <table:table-row>
            <table:table-cell table:style-name="Tabla23.A1" office:value-type="string">
              <text:p text:style-name="Table_20_Contents"><text:span text:style-name="Strong_20_Emphasis">Uso de características PG 18</text:span></text:p>
            </table:table-cell>
            <table:table-cell table:style-name="Tabla23.A1" office:value-type="string">
              <text:p text:style-name="Table_20_Contents">25%</text:p>
            </table:table-cell>
            <table:table-cell table:style-name="Tabla23.A1" office:value-type="string">
              <text:p text:style-name="Table_20_Contents">UUIDv7, WITHOUT OVERLAPS, OLD/NEW, PG_UNICODE_FAST</text:p>
            </table:table-cell>
          </table:table-row>
          <table:table-row>
            <table:table-cell table:style-name="Tabla23.A1" office:value-type="string">
              <text:p text:style-name="Table_20_Contents"><text:span text:style-name="Strong_20_Emphasis">Seguridad</text:span></text:p>
            </table:table-cell>
            <table:table-cell table:style-name="Tabla23.A1" office:value-type="string">
              <text:p text:style-name="Table_20_Contents">15%</text:p>
            </table:table-cell>
            <table:table-cell table:style-name="Tabla23.A1" office:value-type="string">
              <text:p text:style-name="Table_20_Contents">TLS, SCRAM, RLS, auditoría funcionando</text:p>
            </table:table-cell>
          </table:table-row>
          <table:table-row>
            <table:table-cell table:style-name="Tabla23.A1" office:value-type="string">
              <text:p text:style-name="Table_20_Contents"><text:span text:style-name="Strong_20_Emphasis">Monitoreo</text:span></text:p>
            </table:table-cell>
            <table:table-cell table:style-name="Tabla23.A1" office:value-type="string">
              <text:p text:style-name="Table_20_Contents">15%</text:p>
            </table:table-cell>
            <table:table-cell table:style-name="Tabla23.A1" office:value-type="string">
              <text:p text:style-name="Table_20_Contents">Dashboard, pg_stat_statements, scripts</text:p>
            </table:table-cell>
          </table:table-row>
          <table:table-row>
            <table:table-cell table:style-name="Tabla23.A1" office:value-type="string">
              <text:p text:style-name="Table_20_Contents"><text:span text:style-name="Strong_20_Emphasis">Optimización</text:span></text:p>
            </table:table-cell>
            <table:table-cell table:style-name="Tabla23.A1" office:value-type="string">
              <text:p text:style-name="Table_20_Contents">15%</text:p>
            </table:table-cell>
            <table:table-cell table:style-name="Tabla23.A1" office:value-type="string">
              <text:p text:style-name="Table_20_Contents">Índices correctos, consultas eficientes, análisis EXPLAIN</text:p>
            </table:table-cell>
          </table:table-row>
          <table:table-row>
            <table:table-cell table:style-name="Tabla23.A1" office:value-type="string">
              <text:p text:style-name="Table_20_Contents"><text:span text:style-name="Strong_20_Emphasis">Documentación</text:span></text:p>
            </table:table-cell>
            <table:table-cell table:style-name="Tabla23.A1" office:value-type="string">
              <text:p text:style-name="Table_20_Contents">10%</text:p>
            </table:table-cell>
            <table:table-cell table:style-name="Tabla23.A1" office:value-type="string">
              <text:p text:style-name="Table_20_Contents">Clara, completa, reproducible</text:p>
            </table:table-cell>
          </table:table-row>
        </table:table>
        <text:h text:style-name="Heading_20_2" text:outline-level="2">Entregables Finales</text:h>
        <text:p text:style-name="Text_20_body">text</text:p>
        <text:p text:style-name="Preformatted_20_Text">proyecto_final/</text:p>
        <text:p text:style-name="Preformatted_20_Text">├── scripts/</text:p>
        <text:p text:style-name="Preformatted_20_Text">│ <text:s text:c="2"/>├── 01_schema.sql</text:p>
        <text:p text:style-name="Preformatted_20_Text">│ <text:s text:c="2"/>├── 02_security.sql</text:p>
        <text:p text:style-name="Preformatted_20_Text">│ <text:s text:c="2"/>├── 03_functions.sql</text:p>
        <text:p text:style-name="Preformatted_20_Text">│ <text:s text:c="2"/>├── 04_monitoring.sql</text:p>
        <text:p text:style-name="Preformatted_20_Text">│ <text:s text:c="2"/>└── 05_validation.sql</text:p>
        <text:p text:style-name="Preformatted_20_Text">├── config/</text:p>
        <text:p text:style-name="Preformatted_20_Text">│ <text:s text:c="2"/>├── postgresql.conf</text:p>
        <text:p text:style-name="Preformatted_20_Text"><text:soft-page-break/>│ <text:s text:c="2"/>├── pg_hba.conf</text:p>
        <text:p text:style-name="Preformatted_20_Text">│ <text:s text:c="2"/>└── certs/</text:p>
        <text:p text:style-name="Preformatted_20_Text">├── docs/</text:p>
        <text:p text:style-name="Preformatted_20_Text">│ <text:s text:c="2"/>├── README.md</text:p>
        <text:p text:style-name="Preformatted_20_Text">│ <text:s text:c="2"/>├── DIAGRAMA_ER.pdf</text:p>
        <text:p text:style-name="Preformatted_20_Text">│ <text:s text:c="2"/>└── PRESENTACION.pdf</text:p>
        <text:p text:style-name="Preformatted_20_Text">├── logs/</text:p>
        <text:p text:style-name="Preformatted_20_Text">│ <text:s text:c="2"/>└── monitor.log</text:p>
        <text:p text:style-name="Preformatted_20_Text">└── docker-compose.yml</text:p>
        <text:h text:style-name="Heading_20_2" text:outline-level="2">Comandos para Ejecutar el Proyecto Completo</text:h>
        <text:p text:style-name="Text_20_body">bash</text:p>
        <text:p text:style-name="Preformatted_20_Text"># 1. Clonar/crear estructura</text:p>
        <text:p text:style-name="Preformatted_20_Text">mkdir proyecto_final &amp;&amp; cd proyecto_final</text:p>
        <text:p text:style-name="Preformatted_20_Text"/>
        <text:p text:style-name="Preformatted_20_Text"># 2. Iniciar contenedor</text:p>
        <text:p text:style-name="Preformatted_20_Text">docker-compose up -d</text:p>
        <text:p text:style-name="Preformatted_20_Text"/>
        <text:p text:style-name="Preformatted_20_Text"># 3. Ejecutar scripts en orden</text:p>
        <text:p text:style-name="Preformatted_20_Text">for script in scripts/0*.sql; do</text:p>
        <text:p text:style-name="Preformatted_20_Text"><text:s text:c="4"/>psql -h localhost -U postgres -d event_platform -f $script</text:p>
        <text:p text:style-name="Preformatted_20_Text">done</text:p>
        <text:p text:style-name="Preformatted_20_Text"/>
        <text:p text:style-name="Preformatted_20_Text"># 4. Ejecutar validación</text:p>
        <text:p text:style-name="Preformatted_20_Text">psql -h localhost -U postgres -d event_platform -f scripts/05_validation.sql</text:p>
        <text:p text:style-name="Preformatted_20_Text"/>
        <text:p text:style-name="Preformatted_20_Text"># 5. Verificar monitoreo</text:p>
        <text:p text:style-name="Preformatted_20_Text">psql -h localhost -U app_readonly -d event_platform -c "SELECT * FROM dashboard_rendimiento;"</text:p>
        <text:p text:style-name="Horizontal_20_Line"/>
        <text:h text:style-name="Heading_20_2" text:outline-level="2">¡Felicidades! Has completado el curso de PostgreSQL 18</text:h>
        <text:p text:style-name="Text_20_body">Al finalizar este proyecto, habrás demostrado competencia en:</text:p>
        <text:list xml:id="list390339436" text:style-name="L83">
          <text:list-item>
            <text:p text:style-name="Text_20_body">Arquitectura avanzada de PostgreSQL 18</text:p>
          </text:list-item>
          <text:list-item>
            <text:p text:style-name="Text_20_body">Implementación de características de vanguardia (UUIDv7, WITHOUT OVERLAPS)</text:p>
          </text:list-item>
          <text:list-item>
            <text:p text:style-name="Text_20_body">Monitoreo y optimización en entornos reales</text:p>
          </text:list-item>
          <text:list-item>
            <text:p text:style-name="Text_20_body">Seguridad de nivel empresarial</text:p>
          </text:list-item>
          <text:list-item>
            <text:p text:style-name="Text_20_body">Desarrollo de aplicaciones complejas con SQL avanzado</text:p>
          </text:list-item>
        </text:list>
        <text:p text:style-name="Text_20_body"><text:span text:style-name="Strong_20_Emphasis">Próximos pasos sugeridos</text:span>:</text:p>
        <text:list xml:id="list3107857568" text:style-name="L84">
          <text:list-item>
            <text:p text:style-name="Text_20_body">Implementar replicación lógica con pglogical</text:p>
          </text:list-item>
          <text:list-item>
            <text:p text:style-name="Text_20_body">Explorar sharding con pg_pathman</text:p>
          </text:list-item>
          <text:list-item>
            <text:p text:style-name="Text_20_body">Contribuir a la comunidad PostgreSQL</text:p>
          </text:list-item>
        </text:list>
        <text:p text:style-name="Text_20_body"><draw:frame draw:style-name="fr2" draw:name="Marco52" text:anchor-type="char" svg:width="40.481cm" draw:z-index="51"><draw:text-box fo:min-height="3.969cm"><text:p text:style-name="Text_20_body"/></draw:text-box></draw:frame></text:p>
      </text:section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09:37:08.845590555</meta:creation-date>
    <dc:date>2026-04-12T11:48:30.296204556</dc:date>
    <meta:editing-duration>PT1M11S</meta:editing-duration>
    <meta:editing-cycles>1</meta:editing-cycles>
    <meta:document-statistic meta:table-count="23" meta:image-count="0" meta:object-count="0" meta:page-count="89" meta:paragraph-count="3741" meta:word-count="18143" meta:character-count="136580" meta:non-whitespace-character-count="115898"/>
    <meta:generator>LibreOffice/7.3.7.2$Linux_X86_64 LibreOffice_project/30$Build-2</meta:generator>
  </office:meta>
</office:document-meta>
</file>